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settings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meta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 45 Light1" svg:font-family="'Univers 45 Light'"/>
    <style:font-face style:name="Arial" svg:font-family="Arial" style:font-family-generic="swiss"/>
    <style:font-face style:name="Univers" svg:font-family="Univer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1" svg:font-family="Univers" style:font-family-generic="swiss" style:font-pitch="variable"/>
    <style:font-face style:name="Univers 45 Light" svg:font-family="'Univers 45 Light'" style:font-family-generic="swiss" style:font-pitch="variable"/>
    <style:font-face style:name="Univers 55" svg:font-family="'Univers 55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6.78mm"/>
    </style:style>
    <style:style style:name="co9" style:family="table-column">
      <style:table-column-properties fo:break-before="auto" style:column-width="24.73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26.07mm"/>
    </style:style>
    <style:style style:name="co12" style:family="table-column">
      <style:table-column-properties fo:break-before="auto" style:column-width="37.54mm"/>
    </style:style>
    <style:style style:name="co13" style:family="table-column">
      <style:table-column-properties fo:break-before="auto" style:column-width="106.3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22.47mm"/>
    </style:style>
    <style:style style:name="co17" style:family="table-column">
      <style:table-column-properties fo:break-before="auto" style:column-width="27.45mm"/>
    </style:style>
    <style:style style:name="co18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7.69mm" fo:break-before="auto" style:use-optimal-row-height="true"/>
    </style:style>
    <style:style style:name="ro6" style:family="table-row">
      <style:table-row-properties style:row-height="9.84mm" fo:break-before="auto" style:use-optimal-row-height="true"/>
    </style:style>
    <style:style style:name="ro7" style:family="table-row">
      <style:table-row-properties style:row-height="13.44mm" fo:break-before="auto" style:use-optimal-row-height="true"/>
    </style:style>
    <style:style style:name="ro8" style:family="table-row">
      <style:table-row-properties style:row-height="11.57mm" fo:break-before="auto" style:use-optimal-row-height="true"/>
    </style:style>
    <style:style style:name="ro9" style:family="table-row">
      <style:table-row-properties style:row-height="6.16mm" fo:break-before="auto" style:use-optimal-row-height="true"/>
    </style:style>
    <style:style style:name="ro10" style:family="table-row">
      <style:table-row-properties style:row-height="11.01mm" fo:break-before="auto" style:use-optimal-row-height="true"/>
    </style:style>
    <style:style style:name="ro11" style:family="table-row">
      <style:table-row-properties style:row-height="9.47mm" fo:break-before="auto" style:use-optimal-row-height="true"/>
    </style:style>
    <style:style style:name="ro1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 style:data-style-name="N3"/>
    <style:style style:name="ce6" style:family="table-cell" style:parent-style-name="Default" style:data-style-name="N10"/>
    <style:style style:name="ce7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2"/>
    <style:style style:name="ce4" style:family="table-cell" style:parent-style-name="Excel_5f_BuiltIn_5f_Comma" style:data-style-name="N17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nivers 45 Light" fo:font-size="6pt" fo:font-style="normal" fo:text-shadow="none" style:text-underline-style="none" fo:font-weight="bold" style:font-size-asian="6pt" style:font-style-asian="normal" style:font-weight-asian="bold" style:font-name-complex="Univers 45 Light" style:font-size-complex="6pt" style:font-style-complex="normal" style:font-weight-complex="bold"/>
    </style:style>
    <style:style style:name="ce15" style:family="table-cell" style:parent-style-name="Default" style:data-style-name="N2"/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Excel_20_Built-in_20_Comma" style:data-style-name="N167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name-complex="Univers" style:font-size-complex="6pt" style:font-style-complex="normal" style:font-weight-complex="normal"/>
    </style:style>
    <style:style style:name="ce2" style:family="table-cell" style:parent-style-name="Default" style:data-style-name="N196">
      <style:table-cell-properties fo:padding="0.71mm"/>
      <style:text-properties style:use-window-font-color="true" style:text-outline="false" style:text-line-through-style="none" style:text-line-through-type="none" style:font-name="Univers 45 Light1" fo:font-size="6pt" fo:font-style="normal" fo:text-shadow="none" style:text-underline-style="none" fo:font-weight="bold" style:font-size-asian="6pt" style:font-style-asian="normal" style:font-weight-asian="bold" style:font-name-complex="Univers 45 Light1" style:font-size-complex="6pt" style:font-style-complex="normal" style:font-weight-complex="bold"/>
    </style:style>
    <style:style style:name="ce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14" style:family="table-cell" style:parent-style-name="Default" style:data-style-name="N1"/>
    <style:style style:name="ce35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wrap-option="wrap" fo:border-left="0.06pt solid #4c4c4c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wrap-option="wrap" fo:border-left="0.06pt solid #4c4c4c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background-color="transparent" fo:wrap-option="wrap" fo:border-left="0.06pt solid #4c4c4c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4c4c4c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wrap-option="wrap" fo:border-left="none" style:direction="ltr" fo:padding="0.71mm" fo:border-right="0.06pt solid #4c4c4c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4c4c4c" style:direction="ltr" fo:padding="0.71mm" fo:border-right="0.06pt solid #4c4c4c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4c4c4c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24" style:family="table-cell" style:parent-style-name="Default" style:data-style-name="N1">
      <style:table-cell-properties fo:border="0.06pt solid #000000"/>
    </style:style>
    <style:style style:name="ce49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wrap-option="wrap" fo:border-left="0.06pt solid #4c4c4c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wrap-option="no-wrap" fo:border-left="0.06pt solid #4c4c4c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1" fo:font-size="6pt" fo:font-style="normal" fo:text-shadow="none" style:text-underline-style="none" fo:font-weight="normal" style:font-size-asian="6pt" style:font-style-asian="normal" style:font-weight-asian="normal" style:font-name-complex="Univers1" style:font-size-complex="6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wrap-option="wrap" fo:border-left="none" style:direction="ltr" fo:padding="0.71mm" fo:border-right="0.06pt solid #4c4c4c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background-color="transparent" fo:wrap-option="wrap" fo:border-left="0.06pt solid #4c4c4c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4c4c4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4c4c4c" style:direction="ltr" fo:padding="0.71mm" fo:border-right="0.06pt solid #4c4c4c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4c4c4c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4c4c4c" style:direction="ltr" fo:padding="0.71mm" fo:border-right="none" style:rotation-angle="0" style:rotation-align="none" style:shrink-to-fit="false" fo:border-top="0.0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4c4c4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nivers 55" fo:font-size="6pt" fo:font-style="normal" fo:text-shadow="none" style:text-underline-style="none" fo:font-weight="normal" style:font-size-asian="6pt" style:font-style-asian="normal" style:font-weight-asian="normal" style:font-name-complex="Univers 55" style:font-size-complex="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nivers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Univers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fo:font-size="6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Univers" style:font-size-asian="6pt" style:font-size-complex="6pt" style:font-weight-asian="normal" style:font-weight-complex="normal" style:font-style-asian="normal" style:font-name="Univers"/>
    </style:style>
    <style:style style:name="T3" style:family="text">
      <style:text-properties fo:font-size="6pt" fo:font-weight="normal" style:text-underline-style="none" style:text-underline-color="font-color" style:text-line-through-type="none" style:text-outline="false" fo:text-shadow="none" style:text-position="0% 100%" style:font-name-complex="Univers" style:font-size-asian="6pt" style:font-size-complex="6pt" style:font-weight-asian="normal" style:font-weight-complex="normal" style:font-name="Univers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ceitaliquida" table:style-name="ta1">
        <table:shapes>
          <draw:frame draw:z-index="0" draw:style-name="gr1" draw:text-style-name="P1" svg:width="159.99mm" svg:height="89.99mm" svg:x="155mm" svg:y="0.9mm">
            <loext:p draw:notify-on-update-of-ranges="receitaliquida.B16:receitaliquida.F16 receitaliquida.A17:receitaliquida.A17 receitaliquida.B17:receitaliquida.F17 receitaliquida.A18:receitaliquida.A18 receitaliquida.B18:receitaliquida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8.89mm" svg:y="98.54mm">
            <loext:p draw:notify-on-update-of-ranges="receitaliquida.B10:receitaliquida.F10 receitaliquida.A11:receitaliquida.A11 receitaliquida.B11:receitaliquida.F11 receitaliquida.A12:receitaliquida.A12 receitaliquida.B12:receitaliquida.F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5" office:value-type="float" office:value="29293162" calcext:value-type="float">
            <text:p>29.293.162</text:p>
          </table:table-cell>
          <table:table-cell table:style-name="ce5" office:value-type="float" office:value="57609461" calcext:value-type="float">
            <text:p>57.609.461</text:p>
          </table:table-cell>
          <table:table-cell table:style-name="ce5" office:value-type="float" office:value="96015431" calcext:value-type="float">
            <text:p>96.015.431</text:p>
          </table:table-cell>
          <table:table-cell table:style-name="ce5" office:value-type="float" office:value="100325747" calcext:value-type="float">
            <text:p>100.325.747</text:p>
          </table:table-cell>
          <table:table-cell table:style-name="ce5" office:value-type="float" office:value="173729139.008" calcext:value-type="float">
            <text:p>173.729.139</text:p>
          </table:table-cell>
        </table:table-row>
        <table:table-row table:style-name="ro1">
          <table:table-cell office:value-type="string" calcext:value-type="string">
            <text:p>Setor TICs</text:p>
          </table:table-cell>
          <table:table-cell table:style-name="ce5" office:value-type="float" office:value="56703043" calcext:value-type="float">
            <text:p>56.703.043</text:p>
          </table:table-cell>
          <table:table-cell table:style-name="ce5" office:value-type="float" office:value="191643890" calcext:value-type="float">
            <text:p>191.643.890</text:p>
          </table:table-cell>
          <table:table-cell table:style-name="ce5" office:value-type="float" office:value="212419506" calcext:value-type="float">
            <text:p>212.419.506</text:p>
          </table:table-cell>
          <table:table-cell table:style-name="ce5" office:value-type="float" office:value="453843521" calcext:value-type="float">
            <text:p>453.843.521</text:p>
          </table:table-cell>
          <table:table-cell table:style-name="ce5" office:value-type="float" office:value="310053634" calcext:value-type="float">
            <text:p>310.053.634</text:p>
          </table:table-cell>
        </table:table-row>
        <table:table-row table:style-name="ro1">
          <table:table-cell office:value-type="string" calcext:value-type="string">
            <text:p>Indústria TICs</text:p>
          </table:table-cell>
          <table:table-cell table:style-name="ce5" office:value-type="float" office:value="56703043" calcext:value-type="float">
            <text:p>56.703.043</text:p>
          </table:table-cell>
          <table:table-cell table:style-name="ce5" office:value-type="float" office:value="175942831" calcext:value-type="float">
            <text:p>175.942.831</text:p>
          </table:table-cell>
          <table:table-cell table:style-name="ce5" office:value-type="float" office:value="90890819" calcext:value-type="float">
            <text:p>90.890.819</text:p>
          </table:table-cell>
          <table:table-cell table:style-name="ce5" office:value-type="float" office:value="312515514" calcext:value-type="float">
            <text:p>312.515.514</text:p>
          </table:table-cell>
          <table:table-cell table:style-name="ce5" office:value-type="float" office:value="161870034" calcext:value-type="float">
            <text:p>161.870.034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table:style-name="ce5" office:value-type="float" office:value="582406146" calcext:value-type="float">
            <text:p>582.406.146</text:p>
          </table:table-cell>
          <table:table-cell table:style-name="ce5" office:value-type="float" office:value="1357329945" calcext:value-type="float">
            <text:p>1.357.329.945</text:p>
          </table:table-cell>
          <table:table-cell table:style-name="ce5" office:value-type="float" office:value="1896136040" calcext:value-type="float">
            <text:p>1.896.136.040</text:p>
          </table:table-cell>
          <table:table-cell table:style-name="ce5" office:value-type="float" office:value="2535017133" calcext:value-type="float">
            <text:p>2.535.017.133</text:p>
          </table:table-cell>
          <table:table-cell table:style-name="ce5" office:value-type="float" office:value="3210686456" calcext:value-type="float">
            <text:p>3.210.686.45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ercentual da Receita Líquida 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6" table:formula="of:=[.B2]/[.B3]" office:value-type="percentage" office:value="0.516606524979621" calcext:value-type="percentage">
            <text:p>52%</text:p>
          </table:table-cell>
          <table:table-cell table:style-name="ce6" table:formula="of:=[.C2]/[.C3]" office:value-type="percentage" office:value="0.300606823416077" calcext:value-type="percentage">
            <text:p>30%</text:p>
          </table:table-cell>
          <table:table-cell table:style-name="ce6" table:formula="of:=[.D2]/[.D3]" office:value-type="percentage" office:value="0.452008541061196" calcext:value-type="percentage">
            <text:p>45%</text:p>
          </table:table-cell>
          <table:table-cell table:style-name="ce6" table:formula="of:=[.E2]/[.E3]" office:value-type="percentage" office:value="0.221058013076714" calcext:value-type="percentage">
            <text:p>22%</text:p>
          </table:table-cell>
          <table:table-cell table:style-name="ce6" table:formula="of:=[.F2]/[.F3]" office:value-type="percentage" office:value="0.56031963491839" calcext:value-type="percentage">
            <text:p>56%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table:style-name="ce6" table:formula="of:=[.B2]/[.B5]" office:value-type="percentage" office:value="0.0502967940863729" calcext:value-type="percentage">
            <text:p>5%</text:p>
          </table:table-cell>
          <table:table-cell table:style-name="ce6" table:formula="of:=[.C2]/[.C5]" office:value-type="percentage" office:value="0.0424432255489656" calcext:value-type="percentage">
            <text:p>4%</text:p>
          </table:table-cell>
          <table:table-cell table:style-name="ce6" table:formula="of:=[.D2]/[.D5]" office:value-type="percentage" office:value="0.0506374168174136" calcext:value-type="percentage">
            <text:p>5%</text:p>
          </table:table-cell>
          <table:table-cell table:style-name="ce6" table:formula="of:=[.E2]/[.E5]" office:value-type="percentage" office:value="0.0395759640808708" calcext:value-type="percentage">
            <text:p>4%</text:p>
          </table:table-cell>
          <table:table-cell table:style-name="ce6" table:formula="of:=[.F2]/[.F5]" office:value-type="percentage" office:value="0.0541096557975451" calcext:value-type="percentage">
            <text:p>5%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5" table:formula="of:=[.B2]/1000000" office:value-type="float" office:value="29.293162" calcext:value-type="float">
            <text:p>29</text:p>
          </table:table-cell>
          <table:table-cell table:style-name="ce5" table:formula="of:=[.C2]/1000000" office:value-type="float" office:value="57.609461" calcext:value-type="float">
            <text:p>58</text:p>
          </table:table-cell>
          <table:table-cell table:style-name="ce5" table:formula="of:=[.D2]/1000000" office:value-type="float" office:value="96.015431" calcext:value-type="float">
            <text:p>96</text:p>
          </table:table-cell>
          <table:table-cell table:style-name="ce5" table:formula="of:=[.E2]/1000000" office:value-type="float" office:value="100.325747" calcext:value-type="float">
            <text:p>100</text:p>
          </table:table-cell>
          <table:table-cell table:style-name="ce5" table:formula="of:=[.F2]/1000000" office:value-type="float" office:value="173.729139008" calcext:value-type="float">
            <text:p>174</text:p>
          </table:table-cell>
        </table:table-row>
        <table:table-row table:style-name="ro1">
          <table:table-cell office:value-type="string" calcext:value-type="string">
            <text:p>Setor TICs</text:p>
          </table:table-cell>
          <table:table-cell table:style-name="ce5" table:formula="of:=[.B3]/1000000" office:value-type="float" office:value="56.703043" calcext:value-type="float">
            <text:p>57</text:p>
          </table:table-cell>
          <table:table-cell table:style-name="ce5" table:formula="of:=[.C3]/1000000" office:value-type="float" office:value="191.64389" calcext:value-type="float">
            <text:p>192</text:p>
          </table:table-cell>
          <table:table-cell table:style-name="ce5" table:formula="of:=[.D3]/1000000" office:value-type="float" office:value="212.419506" calcext:value-type="float">
            <text:p>212</text:p>
          </table:table-cell>
          <table:table-cell table:style-name="ce5" table:formula="of:=[.E3]/1000000" office:value-type="float" office:value="453.843521" calcext:value-type="float">
            <text:p>454</text:p>
          </table:table-cell>
          <table:table-cell table:style-name="ce5" table:formula="of:=[.F3]/1000000" office:value-type="float" office:value="310.053634" calcext:value-type="float">
            <text:p>3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lhões</text:p>
          </table:table-cell>
          <table:table-cell table:number-columns-repeated="5"/>
        </table:table-row>
      </table:table>
      <table:table table:name="pessoasocupadas" table:style-name="ta1">
        <table:shapes>
          <draw:frame draw:z-index="0" draw:style-name="gr1" draw:text-style-name="P1" svg:width="159.99mm" svg:height="89.99mm" svg:x="150.85mm" svg:y="0.55mm">
            <loext:p draw:notify-on-update-of-ranges="pessoasocupadas.B9:pessoasocupadas.F9 pessoasocupadas.A10:pessoasocupadas.A10 pessoasocupadas.B10:pessoasocupadas.F10 pessoasocupadas.A11:pessoasocupadas.A11 pessoasocupadas.B11:pessoasocupadas.F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51.69mm" svg:y="92.8mm">
            <loext:p draw:notify-on-update-of-ranges="pessoasocupadas.B14:pessoasocupadas.F14 pessoasocupadas.A15:pessoasocupadas.A15 pessoasocupadas.B15:pessoasocupadas.F15 pessoasocupadas.A16:pessoasocupadas.A16 pessoasocupadas.B16:pessoasocupadas.F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5" office:value-type="float" office:value="96723" calcext:value-type="float">
            <text:p>96.723</text:p>
          </table:table-cell>
          <table:table-cell table:style-name="ce5" office:value-type="float" office:value="152918" calcext:value-type="float">
            <text:p>152.918</text:p>
          </table:table-cell>
          <table:table-cell table:style-name="ce5" office:value-type="float" office:value="260478" calcext:value-type="float">
            <text:p>260.478</text:p>
          </table:table-cell>
          <table:table-cell table:style-name="ce5" office:value-type="float" office:value="237212" calcext:value-type="float">
            <text:p>237.212</text:p>
          </table:table-cell>
          <table:table-cell table:style-name="ce5" office:value-type="float" office:value="269679" calcext:value-type="float">
            <text:p>269.679</text:p>
          </table:table-cell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5" office:value-type="float" office:value="184614" calcext:value-type="float">
            <text:p>184.614</text:p>
          </table:table-cell>
          <table:table-cell table:style-name="ce5" office:value-type="float" office:value="413279" calcext:value-type="float">
            <text:p>413.279</text:p>
          </table:table-cell>
          <table:table-cell table:style-name="ce5" office:value-type="float" office:value="930515" calcext:value-type="float">
            <text:p>930.515</text:p>
          </table:table-cell>
          <table:table-cell table:style-name="ce5" office:value-type="float" office:value="647813" calcext:value-type="float">
            <text:p>647.813</text:p>
          </table:table-cell>
          <table:table-cell table:style-name="ce5" office:value-type="float" office:value="752431" calcext:value-type="float">
            <text:p>752.431</text:p>
          </table:table-cell>
        </table:table-row>
        <table:table-row table:style-name="ro1">
          <table:table-cell office:value-type="string" calcext:value-type="string">
            <text:p>Indústria de TICs</text:p>
          </table:table-cell>
          <table:table-cell table:style-name="ce5" office:value-type="float" office:value="184614" calcext:value-type="float">
            <text:p>184.614</text:p>
          </table:table-cell>
          <table:table-cell table:style-name="ce5" office:value-type="float" office:value="332649" calcext:value-type="float">
            <text:p>332.649</text:p>
          </table:table-cell>
          <table:table-cell table:style-name="ce5" office:value-type="float" office:value="802743" calcext:value-type="float">
            <text:p>802.743</text:p>
          </table:table-cell>
          <table:table-cell table:style-name="ce5" office:value-type="float" office:value="470442" calcext:value-type="float">
            <text:p>470.442</text:p>
          </table:table-cell>
          <table:table-cell table:style-name="ce5" office:value-type="float" office:value="582255" calcext:value-type="float">
            <text:p>582.255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table:style-name="ce5" office:value-type="float" office:value="4959623" calcext:value-type="float">
            <text:p>4.959.623</text:p>
          </table:table-cell>
          <table:table-cell table:style-name="ce5" office:value-type="float" office:value="6409875" calcext:value-type="float">
            <text:p>6.409.875</text:p>
          </table:table-cell>
          <table:table-cell table:style-name="ce5" office:value-type="float" office:value="7530636" calcext:value-type="float">
            <text:p>7.530.636</text:p>
          </table:table-cell>
          <table:table-cell table:style-name="ce5" office:value-type="float" office:value="8763624" calcext:value-type="float">
            <text:p>8.763.624</text:p>
          </table:table-cell>
          <table:table-cell table:style-name="ce5" office:value-type="float" office:value="9094054" calcext:value-type="float">
            <text:p>9.094.05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5" office:value-type="float" office:value="96723" calcext:value-type="float">
            <text:p>96.723</text:p>
          </table:table-cell>
          <table:table-cell table:style-name="ce5" office:value-type="float" office:value="152918" calcext:value-type="float">
            <text:p>152.918</text:p>
          </table:table-cell>
          <table:table-cell table:style-name="ce5" office:value-type="float" office:value="260478" calcext:value-type="float">
            <text:p>260.478</text:p>
          </table:table-cell>
          <table:table-cell table:style-name="ce5" office:value-type="float" office:value="237212" calcext:value-type="float">
            <text:p>237.212</text:p>
          </table:table-cell>
          <table:table-cell table:style-name="ce5" office:value-type="float" office:value="269679" calcext:value-type="float">
            <text:p>269.679</text:p>
          </table:table-cell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5" office:value-type="float" office:value="184614" calcext:value-type="float">
            <text:p>184.614</text:p>
          </table:table-cell>
          <table:table-cell table:style-name="ce5" office:value-type="float" office:value="413279" calcext:value-type="float">
            <text:p>413.279</text:p>
          </table:table-cell>
          <table:table-cell table:style-name="ce5" office:value-type="float" office:value="930515" calcext:value-type="float">
            <text:p>930.515</text:p>
          </table:table-cell>
          <table:table-cell table:style-name="ce5" office:value-type="float" office:value="647813" calcext:value-type="float">
            <text:p>647.813</text:p>
          </table:table-cell>
          <table:table-cell table:style-name="ce5" office:value-type="float" office:value="752431" calcext:value-type="float">
            <text:p>752.43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6" table:formula="of:=[.B2]/[.B3]" office:value-type="percentage" office:value="0.523920179401345" calcext:value-type="percentage">
            <text:p>52%</text:p>
          </table:table-cell>
          <table:table-cell table:style-name="ce6" table:formula="of:=[.C2]/[.C3]" office:value-type="percentage" office:value="0.370011541839774" calcext:value-type="percentage">
            <text:p>37%</text:p>
          </table:table-cell>
          <table:table-cell table:style-name="ce6" table:formula="of:=[.D2]/[.D3]" office:value-type="percentage" office:value="0.279928856600914" calcext:value-type="percentage">
            <text:p>28%</text:p>
          </table:table-cell>
          <table:table-cell table:style-name="ce6" table:formula="of:=[.E2]/[.E3]" office:value-type="percentage" office:value="0.366173571694301" calcext:value-type="percentage">
            <text:p>37%</text:p>
          </table:table-cell>
          <table:table-cell table:style-name="ce6" table:formula="of:=[.F2]/[.F3]" office:value-type="percentage" office:value="0.358410272835649" calcext:value-type="percentage">
            <text:p>36%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table:style-name="ce7" table:formula="of:=[.B2]/[.B5]" office:value-type="percentage" office:value="0.0195020871546083" calcext:value-type="percentage">
            <text:p>1,95%</text:p>
          </table:table-cell>
          <table:table-cell table:style-name="ce7" table:formula="of:=[.C2]/[.C5]" office:value-type="percentage" office:value="0.0238566274693344" calcext:value-type="percentage">
            <text:p>2,39%</text:p>
          </table:table-cell>
          <table:table-cell table:style-name="ce7" table:formula="of:=[.D2]/[.D5]" office:value-type="percentage" office:value="0.0345891104018306" calcext:value-type="percentage">
            <text:p>3,46%</text:p>
          </table:table-cell>
          <table:table-cell table:style-name="ce7" table:formula="of:=[.E2]/[.E5]" office:value-type="percentage" office:value="0.0270677975230338" calcext:value-type="percentage">
            <text:p>2,71%</text:p>
          </table:table-cell>
          <table:table-cell table:style-name="ce7" table:formula="of:=[.F2]/[.F5]" office:value-type="percentage" office:value="0.0296544313460202" calcext:value-type="percentage">
            <text:p>2,97%</text:p>
          </table:table-cell>
        </table:table-row>
      </table:table>
      <table:table table:name="dispendios_atividades_inovativas_p&amp;dinterno" table:style-name="ta1">
        <table:shapes>
          <draw:frame draw:z-index="0" draw:style-name="gr1" draw:text-style-name="P1" svg:width="159.99mm" svg:height="89.99mm" svg:x="327.08mm" svg:y="2.26mm">
            <loext:p draw:notify-on-update-of-ranges="'dispendios_atividades_inovativas_p&amp;dinterno'.I2:'dispendios_atividades_inovativas_p&amp;dinterno'.M2 'dispendios_atividades_inovativas_p&amp;dinterno'.H3:'dispendios_atividades_inovativas_p&amp;dinterno'.H3 'dispendios_atividades_inovativas_p&amp;dinterno'.I3:'dispendios_atividades_inovativas_p&amp;dinterno'.M3 'dispendios_atividades_inovativas_p&amp;dinterno'.H4:'dispendios_atividades_inovativas_p&amp;dinterno'.H4 'dispendios_atividades_inovativas_p&amp;dinterno'.I4:'dispendios_atividades_inovativas_p&amp;dinterno'.M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332.55mm" svg:y="95.81mm">
            <loext:p draw:notify-on-update-of-ranges="'dispendios_atividades_inovativas_p&amp;dinterno'.I8:'dispendios_atividades_inovativas_p&amp;dinterno'.M8 'dispendios_atividades_inovativas_p&amp;dinterno'.H9:'dispendios_atividades_inovativas_p&amp;dinterno'.H9 'dispendios_atividades_inovativas_p&amp;dinterno'.I9:'dispendios_atividades_inovativas_p&amp;dinterno'.M9 'dispendios_atividades_inovativas_p&amp;dinterno'.H10:'dispendios_atividades_inovativas_p&amp;dinterno'.H10 'dispendios_atividades_inovativas_p&amp;dinterno'.I10:'dispendios_atividades_inovativas_p&amp;dinterno'.M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333.7mm" svg:y="191.1mm">
            <loext:p draw:notify-on-update-of-ranges="'dispendios_atividades_inovativas_p&amp;dinterno'.I12:'dispendios_atividades_inovativas_p&amp;dinterno'.M12 'dispendios_atividades_inovativas_p&amp;dinterno'.H13:'dispendios_atividades_inovativas_p&amp;dinterno'.H13 'dispendios_atividades_inovativas_p&amp;dinterno'.I13:'dispendios_atividades_inovativas_p&amp;dinterno'.M13 'dispendios_atividades_inovativas_p&amp;dinterno'.H14:'dispendios_atividades_inovativas_p&amp;dinterno'.H14 'dispendios_atividades_inovativas_p&amp;dinterno'.I14:'dispendios_atividades_inovativas_p&amp;dinterno'.M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333.74mm" svg:y="298.97mm">
            <loext:p draw:notify-on-update-of-ranges="'dispendios_atividades_inovativas_p&amp;dinterno'.I17:'dispendios_atividades_inovativas_p&amp;dinterno'.L17 'dispendios_atividades_inovativas_p&amp;dinterno'.H18:'dispendios_atividades_inovativas_p&amp;dinterno'.H18 'dispendios_atividades_inovativas_p&amp;dinterno'.I18:'dispendios_atividades_inovativas_p&amp;dinterno'.L18 'dispendios_atividades_inovativas_p&amp;dinterno'.H19:'dispendios_atividades_inovativas_p&amp;dinterno'.H19 'dispendios_atividades_inovativas_p&amp;dinterno'.I19:'dispendios_atividades_inovativas_p&amp;dinterno'.L1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table:style-name="ce3" office:value-type="string" calcext:value-type="string" table:number-columns-spanned="6" table:number-rows-spanned="1">
            <text:p>ATIVIDADES INOVATIVAS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Atividades Inovati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resas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161" calcext:value-type="float">
            <text:p>161</text:p>
          </table:table-cell>
          <table:table-cell office:value-type="float" office:value="243" calcext:value-type="float">
            <text:p>243</text:p>
          </table:table-cell>
          <table:table-cell office:value-type="float" office:value="307" calcext:value-type="float">
            <text:p>307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Beneficiárias</text:p>
          </table:table-cell>
          <table:table-cell office:value-type="float" office:value="161" calcext:value-type="float">
            <text:p>161</text:p>
          </table:table-cell>
          <table:table-cell office:value-type="float" office:value="243" calcext:value-type="float">
            <text:p>243</text:p>
          </table:table-cell>
          <table:table-cell office:value-type="float" office:value="307" calcext:value-type="float">
            <text:p>307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410" calcext:value-type="float">
            <text:p>410</text:p>
          </table:table-cell>
          <table:table-cell office:value-type="float" office:value="3005" calcext:value-type="float">
            <text:p>3005</text:p>
          </table:table-cell>
          <table:table-cell office:value-type="float" office:value="2395" calcext:value-type="float">
            <text:p>2395</text:p>
          </table:table-cell>
          <table:table-cell office:value-type="float" office:value="2592" calcext:value-type="float">
            <text:p>2592</text:p>
          </table:table-cell>
          <table:table-cell office:value-type="float" office:value="3262" calcext:value-type="float">
            <text:p>3262</text:p>
          </table:table-cell>
          <table:table-cell/>
          <table:table-cell office:value-type="string" calcext:value-type="string">
            <text:p>Setor de TICs</text:p>
          </table:table-cell>
          <table:table-cell office:value-type="float" office:value="410" calcext:value-type="float">
            <text:p>410</text:p>
          </table:table-cell>
          <table:table-cell office:value-type="float" office:value="3005" calcext:value-type="float">
            <text:p>3005</text:p>
          </table:table-cell>
          <table:table-cell office:value-type="float" office:value="2395" calcext:value-type="float">
            <text:p>2395</text:p>
          </table:table-cell>
          <table:table-cell office:value-type="float" office:value="2592" calcext:value-type="float">
            <text:p>2592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410" calcext:value-type="float">
            <text:p>410</text:p>
          </table:table-cell>
          <table:table-cell office:value-type="float" office:value="2859" calcext:value-type="float">
            <text:p>2859</text:p>
          </table:table-cell>
          <table:table-cell office:value-type="float" office:value="2100" calcext:value-type="float">
            <text:p>2100</text:p>
          </table:table-cell>
          <table:table-cell office:value-type="float" office:value="2324" calcext:value-type="float">
            <text:p>2324</text:p>
          </table:table-cell>
          <table:table-cell office:value-type="float" office:value="2966" calcext:value-type="float">
            <text:p>2966</text:p>
          </table:table-cell>
          <table:table-cell/>
          <table:table-cell office:value-type="string" calcext:value-type="string">
            <text:p>Brasil</text:p>
          </table:table-cell>
          <table:table-cell office:value-type="float" office:value="19165" calcext:value-type="float">
            <text:p>19165</text:p>
          </table:table-cell>
          <table:table-cell office:value-type="float" office:value="21966" calcext:value-type="float">
            <text:p>21966</text:p>
          </table:table-cell>
          <table:table-cell office:value-type="float" office:value="33034" calcext:value-type="float">
            <text:p>33034</text:p>
          </table:table-cell>
          <table:table-cell office:value-type="float" office:value="36506" calcext:value-type="float">
            <text:p>36506</text:p>
          </table:table-cell>
          <table:table-cell office:value-type="float" office:value="38835" calcext:value-type="float">
            <text:p>3883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165" calcext:value-type="float">
            <text:p>19165</text:p>
          </table:table-cell>
          <table:table-cell office:value-type="float" office:value="21966" calcext:value-type="float">
            <text:p>21966</text:p>
          </table:table-cell>
          <table:table-cell office:value-type="float" office:value="33034" calcext:value-type="float">
            <text:p>33034</text:p>
          </table:table-cell>
          <table:table-cell office:value-type="float" office:value="36506" calcext:value-type="float">
            <text:p>36506</text:p>
          </table:table-cell>
          <table:table-cell office:value-type="float" office:value="38835" calcext:value-type="float">
            <text:p>3883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table:style-name="ce12" office:value-type="float" office:value="1670153" calcext:value-type="float">
            <text:p>R$1.670.153</text:p>
          </table:table-cell>
          <table:table-cell table:style-name="ce12" office:value-type="float" office:value="2703629" calcext:value-type="float">
            <text:p>R$2.703.629</text:p>
          </table:table-cell>
          <table:table-cell table:style-name="ce12" office:value-type="float" office:value="3299276" calcext:value-type="float">
            <text:p>R$3.299.276</text:p>
          </table:table-cell>
          <table:table-cell table:style-name="ce12" office:value-type="float" office:value="2621788" calcext:value-type="float">
            <text:p>R$2.621.788</text:p>
          </table:table-cell>
          <table:table-cell table:style-name="ce12" office:value-type="float" office:value="3897304" calcext:value-type="float">
            <text:p>R$3.897.304</text:p>
          </table:table-cell>
          <table:table-cell/>
          <table:table-cell office:value-type="string" calcext:value-type="string">
            <text:p>Setor de TICs</text:p>
          </table:table-cell>
          <table:table-cell table:style-name="ce7" table:formula="of:=[.I3]/[.I4]" office:value-type="percentage" office:value="0.392682926829268" calcext:value-type="percentage">
            <text:p>39,27%</text:p>
          </table:table-cell>
          <table:table-cell table:style-name="ce7" table:formula="of:=[.J3]/[.J4]" office:value-type="percentage" office:value="0.080865224625624" calcext:value-type="percentage">
            <text:p>8,09%</text:p>
          </table:table-cell>
          <table:table-cell table:style-name="ce7" table:formula="of:=[.K3]/[.K4]" office:value-type="percentage" office:value="0.128183716075157" calcext:value-type="percentage">
            <text:p>12,82%</text:p>
          </table:table-cell>
          <table:table-cell table:style-name="ce7" table:formula="of:=[.L3]/[.L4]" office:value-type="percentage" office:value="0.0972222222222222" calcext:value-type="percentage">
            <text:p>9,72%</text:p>
          </table:table-cell>
          <table:table-cell table:style-name="ce7" table:formula="of:=[.M3]/[.M4]" office:value-type="percentage" office:value="0.0705088902513795" calcext:value-type="percentage">
            <text:p>7,05%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table:style-name="ce12" office:value-type="float" office:value="1430071.09744611" calcext:value-type="float">
            <text:p>R$1.430.071</text:p>
          </table:table-cell>
          <table:table-cell table:style-name="ce12" office:value-type="float" office:value="7876450" calcext:value-type="float">
            <text:p>R$7.876.450</text:p>
          </table:table-cell>
          <table:table-cell table:style-name="ce12" office:value-type="float" office:value="8795616" calcext:value-type="float">
            <text:p>R$8.795.616</text:p>
          </table:table-cell>
          <table:table-cell table:style-name="ce12" office:value-type="float" office:value="9390242" calcext:value-type="float">
            <text:p>R$9.390.242</text:p>
          </table:table-cell>
          <table:table-cell table:style-name="ce12" office:value-type="float" office:value="20435977.6940333" calcext:value-type="float">
            <text:p>R$20.435.978</text:p>
          </table:table-cell>
          <table:table-cell/>
          <table:table-cell office:value-type="string" calcext:value-type="string">
            <text:p>Brasil</text:p>
          </table:table-cell>
          <table:table-cell table:style-name="ce7" table:formula="of:=[.I3]/[.I5]" office:value-type="percentage" office:value="0.0084007304983042" calcext:value-type="percentage">
            <text:p>0,84%</text:p>
          </table:table-cell>
          <table:table-cell table:style-name="ce7" table:formula="of:=[.J3]/[.J5]" office:value-type="percentage" office:value="0.0110625512155149" calcext:value-type="percentage">
            <text:p>1,11%</text:p>
          </table:table-cell>
          <table:table-cell table:style-name="ce7" table:formula="of:=[.K3]/[.K5]" office:value-type="percentage" office:value="0.00929345522794696" calcext:value-type="percentage">
            <text:p>0,93%</text:p>
          </table:table-cell>
          <table:table-cell table:style-name="ce7" table:formula="of:=[.L3]/[.L5]" office:value-type="percentage" office:value="0.00690297485344875" calcext:value-type="percentage">
            <text:p>0,69%</text:p>
          </table:table-cell>
          <table:table-cell table:style-name="ce7" table:formula="of:=[.M3]/[.M5]" office:value-type="percentage" office:value="0.00592249259688425" calcext:value-type="percentage">
            <text:p>0,59%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table:style-name="ce12" office:value-type="float" office:value="2598874" calcext:value-type="float">
            <text:p>R$2.598.874</text:p>
          </table:table-cell>
          <table:table-cell table:style-name="ce12" office:value-type="float" office:value="4980324" calcext:value-type="float">
            <text:p>R$4.980.324</text:p>
          </table:table-cell>
          <table:table-cell table:style-name="ce12" office:value-type="float" office:value="3227869" calcext:value-type="float">
            <text:p>R$3.227.869</text:p>
          </table:table-cell>
          <table:table-cell table:style-name="ce12" office:value-type="float" office:value="4211077" calcext:value-type="float">
            <text:p>R$4.211.077</text:p>
          </table:table-cell>
          <table:table-cell table:style-name="ce12" office:value-type="float" office:value="5626845" calcext:value-type="float">
            <text:p>R$5.626.8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12" office:value-type="float" office:value="22343759" calcext:value-type="float">
            <text:p>R$22.343.759</text:p>
          </table:table-cell>
          <table:table-cell table:style-name="ce12" office:value-type="float" office:value="41289212" calcext:value-type="float">
            <text:p>R$41.289.212</text:p>
          </table:table-cell>
          <table:table-cell table:style-name="ce12" office:value-type="float" office:value="54103620" calcext:value-type="float">
            <text:p>R$54.103.620</text:p>
          </table:table-cell>
          <table:table-cell table:style-name="ce12" office:value-type="float" office:value="64863726" calcext:value-type="float">
            <text:p>R$64.863.726</text:p>
          </table:table-cell>
          <table:table-cell table:style-name="ce12" office:value-type="float" office:value="81491645" calcext:value-type="float">
            <text:p>R$81.491.64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Beneficiárias</text:p>
          </table:table-cell>
          <table:table-cell table:style-name="ce15" table:formula="of:=[.B9]/1000000" office:value-type="float" office:value="1.670153" calcext:value-type="float">
            <text:p>1,67</text:p>
          </table:table-cell>
          <table:table-cell table:style-name="ce15" table:formula="of:=[.C9]/1000000" office:value-type="float" office:value="2.703629" calcext:value-type="float">
            <text:p>2,70</text:p>
          </table:table-cell>
          <table:table-cell table:style-name="ce15" table:formula="of:=[.D9]/1000000" office:value-type="float" office:value="3.299276" calcext:value-type="float">
            <text:p>3,30</text:p>
          </table:table-cell>
          <table:table-cell table:style-name="ce15" table:formula="of:=[.E9]/1000000" office:value-type="float" office:value="2.621788" calcext:value-type="float">
            <text:p>2,62</text:p>
          </table:table-cell>
          <table:table-cell table:style-name="ce15" table:formula="of:=[.F9]/1000000" office:value-type="float" office:value="3.897304" calcext:value-type="float">
            <text:p>3,9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tor de TICs</text:p>
          </table:table-cell>
          <table:table-cell table:style-name="ce15" table:formula="of:=[.B10]/1000000" office:value-type="float" office:value="1.43007109744611" calcext:value-type="float">
            <text:p>1,43</text:p>
          </table:table-cell>
          <table:table-cell table:style-name="ce15" table:formula="of:=[.C10]/1000000" office:value-type="float" office:value="7.87645" calcext:value-type="float">
            <text:p>7,88</text:p>
          </table:table-cell>
          <table:table-cell table:style-name="ce15" table:formula="of:=[.D10]/1000000" office:value-type="float" office:value="8.795616" calcext:value-type="float">
            <text:p>8,80</text:p>
          </table:table-cell>
          <table:table-cell table:style-name="ce15" table:formula="of:=[.E10]/1000000" office:value-type="float" office:value="9.390242" calcext:value-type="float">
            <text:p>9,39</text:p>
          </table:table-cell>
          <table:table-cell table:style-name="ce15" table:formula="of:=[.F10]/1000000" office:value-type="float" office:value="20.4359776940333" calcext:value-type="float">
            <text:p>20,44</text:p>
          </table:table-cell>
        </table:table-row>
        <table:table-row table:style-name="ro1">
          <table:table-cell table:style-name="ce3" office:value-type="string" calcext:value-type="string" table:number-columns-spanned="6" table:number-rows-spanned="1">
            <text:p>P&amp;D INTERNO</text:p>
          </table:table-cell>
          <table:covered-table-cell table:number-columns-repeated="5"/>
          <table:table-cell/>
          <table:table-cell office:value-type="string" calcext:value-type="string">
            <text:p>Brasil</text:p>
          </table:table-cell>
          <table:table-cell table:style-name="ce15" table:formula="of:=[.B12]/1000000" office:value-type="float" office:value="22.343759" calcext:value-type="float">
            <text:p>22,34</text:p>
          </table:table-cell>
          <table:table-cell table:style-name="ce15" table:formula="of:=[.C12]/1000000" office:value-type="float" office:value="41.289212" calcext:value-type="float">
            <text:p>41,29</text:p>
          </table:table-cell>
          <table:table-cell table:style-name="ce15" table:formula="of:=[.D12]/1000000" office:value-type="float" office:value="54.10362" calcext:value-type="float">
            <text:p>54,10</text:p>
          </table:table-cell>
          <table:table-cell table:style-name="ce15" table:formula="of:=[.E12]/1000000" office:value-type="float" office:value="64.863726" calcext:value-type="float">
            <text:p>64,86</text:p>
          </table:table-cell>
          <table:table-cell table:style-name="ce15" table:formula="of:=[.F12]/1000000" office:value-type="float" office:value="81.491645" calcext:value-type="float">
            <text:p>81,49</text:p>
          </table:table-cell>
        </table:table-row>
        <table:table-row table:style-name="ro1">
          <table:table-cell office:value-type="string" calcext:value-type="string">
            <text:p>Empresas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140" calcext:value-type="float">
            <text:p>140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517" calcext:value-type="float">
            <text:p>517</text:p>
          </table:table-cell>
          <table:table-cell office:value-type="float" office:value="1683" calcext:value-type="float">
            <text:p>1683</text:p>
          </table:table-cell>
          <table:table-cell office:value-type="float" office:value="630" calcext:value-type="float">
            <text:p>630</text:p>
          </table:table-cell>
          <table:table-cell office:value-type="float" office:value="1313" calcext:value-type="float">
            <text:p>1313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Setor de TICs</text:p>
          </table:table-cell>
          <table:table-cell table:style-name="ce7" table:formula="of:=[.J13]/[.J14]" office:value-type="percentage" office:value="0.343254765789156" calcext:value-type="percentage">
            <text:p>34,33%</text:p>
          </table:table-cell>
          <table:table-cell table:style-name="ce7" table:formula="of:=[.K13]/[.K14]" office:value-type="percentage" office:value="0.37510459756315" calcext:value-type="percentage">
            <text:p>37,51%</text:p>
          </table:table-cell>
          <table:table-cell table:style-name="ce7" table:formula="of:=[.L13]/[.L14]" office:value-type="percentage" office:value="0.279203453968492" calcext:value-type="percentage">
            <text:p>27,92%</text:p>
          </table:table-cell>
          <table:table-cell table:style-name="ce7" table:formula="of:=[.M13]/[.M14]" office:value-type="percentage" office:value="0.190707978759338" calcext:value-type="percentage">
            <text:p>19,07%</text:p>
          </table:table-cell>
          <table:table-cell/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517" calcext:value-type="float">
            <text:p>517</text:p>
          </table:table-cell>
          <table:table-cell office:value-type="float" office:value="1617" calcext:value-type="float">
            <text:p>1617</text:p>
          </table:table-cell>
          <table:table-cell office:value-type="float" office:value="586" calcext:value-type="float">
            <text:p>586</text:p>
          </table:table-cell>
          <table:table-cell office:value-type="float" office:value="1197" calcext:value-type="float">
            <text:p>1197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Brasil</text:p>
          </table:table-cell>
          <table:table-cell table:style-name="ce7" table:formula="of:=[.C9]/[.C12]" office:value-type="percentage" office:value="0.0654802760585501" calcext:value-type="percentage">
            <text:p>6,55%</text:p>
          </table:table-cell>
          <table:table-cell table:style-name="ce7" table:formula="of:=[.D9]/[.D12]" office:value-type="percentage" office:value="0.0609806885380313" calcext:value-type="percentage">
            <text:p>6,10%</text:p>
          </table:table-cell>
          <table:table-cell table:style-name="ce7" table:formula="of:=[.E9]/[.E12]" office:value-type="percentage" office:value="0.0404199413397867" calcext:value-type="percentage">
            <text:p>4,04%</text:p>
          </table:table-cell>
          <table:table-cell table:style-name="ce7" table:formula="of:=[.F9]/[.F12]" office:value-type="percentage" office:value="0.0478245837349338" calcext:value-type="percentage">
            <text:p>4,78%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412" calcext:value-type="float">
            <text:p>7412</text:p>
          </table:table-cell>
          <table:table-cell office:value-type="float" office:value="6168" calcext:value-type="float">
            <text:p>6168</text:p>
          </table:table-cell>
          <table:table-cell office:value-type="float" office:value="4754" calcext:value-type="float">
            <text:p>4754</text:p>
          </table:table-cell>
          <table:table-cell office:value-type="float" office:value="7447" calcext:value-type="float">
            <text:p>7447</text:p>
          </table:table-cell>
          <table:table-cell office:value-type="float" office:value="7637" calcext:value-type="float">
            <text:p>763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eficiarias</text:p>
          </table:table-cell>
          <table:table-cell table:style-name="ce12" office:value-type="float" office:value="664063" calcext:value-type="float">
            <text:p>R$664.063</text:p>
          </table:table-cell>
          <table:table-cell table:style-name="ce12" office:value-type="float" office:value="1063655" calcext:value-type="float">
            <text:p>R$1.063.655</text:p>
          </table:table-cell>
          <table:table-cell table:style-name="ce12" office:value-type="float" office:value="1269681" calcext:value-type="float">
            <text:p>R$1.269.681</text:p>
          </table:table-cell>
          <table:table-cell table:style-name="ce12" office:value-type="float" office:value="1436696" calcext:value-type="float">
            <text:p>R$1.436.696</text:p>
          </table:table-cell>
          <table:table-cell table:style-name="ce12" office:value-type="float" office:value="2372858" calcext:value-type="float">
            <text:p>R$2.372.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or</text:p>
          </table:table-cell>
          <table:table-cell table:style-name="ce12" office:value-type="float" office:value="883369" calcext:value-type="float">
            <text:p>R$883.369</text:p>
          </table:table-cell>
          <table:table-cell table:style-name="ce12" office:value-type="float" office:value="2027065" calcext:value-type="float">
            <text:p>R$2.027.065</text:p>
          </table:table-cell>
          <table:table-cell table:style-name="ce12" office:value-type="float" office:value="2232012" calcext:value-type="float">
            <text:p>R$2.232.012</text:p>
          </table:table-cell>
          <table:table-cell table:style-name="ce12" office:value-type="float" office:value="2712682" calcext:value-type="float">
            <text:p>R$2.712.682</text:p>
          </table:table-cell>
          <table:table-cell table:style-name="ce12" office:value-type="float" office:value="3607158" calcext:value-type="float">
            <text:p>R$3.607.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stria</text:p>
          </table:table-cell>
          <table:table-cell table:style-name="ce12" office:value-type="float" office:value="883369" calcext:value-type="float">
            <text:p>R$883.369</text:p>
          </table:table-cell>
          <table:table-cell table:style-name="ce12" office:value-type="float" office:value="1579627" calcext:value-type="float">
            <text:p>R$1.579.627</text:p>
          </table:table-cell>
          <table:table-cell table:style-name="ce12" office:value-type="float" office:value="1023706" calcext:value-type="float">
            <text:p>R$1.023.706</text:p>
          </table:table-cell>
          <table:table-cell table:style-name="ce12" office:value-type="float" office:value="1668686" calcext:value-type="float">
            <text:p>R$1.668.686</text:p>
          </table:table-cell>
          <table:table-cell table:style-name="ce12" office:value-type="float" office:value="3104038" calcext:value-type="float">
            <text:p>R$3.104.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12" office:value-type="float" office:value="3741572" calcext:value-type="float">
            <text:p>R$3.741.572</text:p>
          </table:table-cell>
          <table:table-cell table:style-name="ce12" office:value-type="float" office:value="10387490" calcext:value-type="float">
            <text:p>R$10.387.490</text:p>
          </table:table-cell>
          <table:table-cell table:style-name="ce12" office:value-type="float" office:value="15229008" calcext:value-type="float">
            <text:p>R$15.229.008</text:p>
          </table:table-cell>
          <table:table-cell table:style-name="ce12" office:value-type="float" office:value="19954695" calcext:value-type="float">
            <text:p>R$19.954.695</text:p>
          </table:table-cell>
          <table:table-cell table:style-name="ce12" office:value-type="float" office:value="24702474" calcext:value-type="float">
            <text:p>R$24.702.47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formula="of:=[.B24]-[.B23]" office:value-type="float" office:value="219306" calcext:value-type="float">
            <text:p>219306</text:p>
          </table:table-cell>
          <table:table-cell table:formula="of:=[.C24]-[.C23]" office:value-type="float" office:value="963410" calcext:value-type="float">
            <text:p>963410</text:p>
          </table:table-cell>
          <table:table-cell table:formula="of:=[.D24]-[.D23]" office:value-type="float" office:value="962331" calcext:value-type="float">
            <text:p>962331</text:p>
          </table:table-cell>
          <table:table-cell table:formula="of:=[.E24]-[.E23]" office:value-type="float" office:value="1275986" calcext:value-type="float">
            <text:p>1275986</text:p>
          </table:table-cell>
          <table:table-cell table:formula="of:=[.F24]-[.F23]" office:value-type="float" office:value="1234300" calcext:value-type="float">
            <text:p>1234300</text:p>
          </table:table-cell>
          <table:table-cell table:number-columns-repeated="7"/>
        </table:table-row>
      </table:table>
      <table:table table:name="dispendios_ped interno" table:style-name="ta1">
        <table:shapes>
          <draw:frame draw:z-index="0" draw:style-name="gr1" draw:text-style-name="P1" svg:width="159.99mm" svg:height="89.99mm" svg:x="197.93mm" svg:y="110.5mm">
            <loext:p draw:notify-on-update-of-ranges="'dispendios_ped interno'.J2:'dispendios_ped interno'.N2 'dispendios_ped interno'.I3:'dispendios_ped interno'.I3 'dispendios_ped interno'.J3:'dispendios_ped interno'.N3 'dispendios_ped interno'.I4:'dispendios_ped interno'.I4 'dispendios_ped interno'.J4:'dispendios_ped interno'.N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204.87mm" svg:y="206.74mm">
            <loext:p draw:notify-on-update-of-ranges="'dispendios_ped interno'.J8:'dispendios_ped interno'.N8 'dispendios_ped interno'.I9:'dispendios_ped interno'.I9 'dispendios_ped interno'.J9:'dispendios_ped interno'.N9 'dispendios_ped interno'.I10:'dispendios_ped interno'.I10 'dispendios_ped interno'.J10:'dispendios_ped interno'.N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74.44mm" svg:height="89.75mm" svg:x="199.28mm" svg:y="408.39mm">
            <loext:p draw:notify-on-update-of-ranges="'dispendios_ped interno'.J15:'dispendios_ped interno'.N15 'dispendios_ped interno'.I16:'dispendios_ped interno'.I16 'dispendios_ped interno'.J16:'dispendios_ped interno'.N16 'dispendios_ped interno'.I17:'dispendios_ped interno'.I17 'dispendios_ped interno'.J17:'dispendios_ped interno'.N17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9.99mm" svg:height="89.99mm" svg:x="207.47mm" svg:y="309.48mm">
            <loext:p draw:notify-on-update-of-ranges="'dispendios_ped interno'.J20:'dispendios_ped interno'.N20 'dispendios_ped interno'.I21:'dispendios_ped interno'.I21 'dispendios_ped interno'.J21:'dispendios_ped interno'.N21 'dispendios_ped interno'.I22:'dispendios_ped interno'.I22 'dispendios_ped interno'.J22:'dispendios_ped interno'.N2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59.99mm" svg:height="89.99mm" svg:x="9.53mm" svg:y="167.25mm">
            <loext:p draw:notify-on-update-of-ranges="'dispendios_ped interno'.B33:'dispendios_ped interno'.F33 'dispendios_ped interno'.A34:'dispendios_ped interno'.A34 'dispendios_ped interno'.B34:'dispendios_ped interno'.F34 'dispendios_ped interno'.A35:'dispendios_ped interno'.A35 'dispendios_ped interno'.B35:'dispendios_ped interno'.F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" table:default-cell-style-name="Default"/>
        <table:table-column table:style-name="co10" table:number-columns-repeated="5" table:default-cell-style-name="Default"/>
        <table:table-column table:style-name="co2" table:number-columns-repeated="8" table:default-cell-style-name="Default"/>
        <table:table-row table:style-name="ro1">
          <table:table-cell table:style-name="ce3" office:value-type="string" calcext:value-type="string" table:number-columns-spanned="6" table:number-rows-spanned="1">
            <text:p>ATIVIDADES INOVATIVAS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Empresas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161" calcext:value-type="float">
            <text:p>161</text:p>
          </table:table-cell>
          <table:table-cell office:value-type="float" office:value="243" calcext:value-type="float">
            <text:p>243</text:p>
          </table:table-cell>
          <table:table-cell office:value-type="float" office:value="307" calcext:value-type="float">
            <text:p>307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Beneficiárias</text:p>
          </table:table-cell>
          <table:table-cell office:value-type="float" office:value="140" calcext:value-type="float">
            <text:p>140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410" calcext:value-type="float">
            <text:p>410</text:p>
          </table:table-cell>
          <table:table-cell office:value-type="float" office:value="3005" calcext:value-type="float">
            <text:p>3005</text:p>
          </table:table-cell>
          <table:table-cell office:value-type="float" office:value="2395" calcext:value-type="float">
            <text:p>2395</text:p>
          </table:table-cell>
          <table:table-cell office:value-type="float" office:value="2592" calcext:value-type="float">
            <text:p>2592</text:p>
          </table:table-cell>
          <table:table-cell office:value-type="float" office:value="3262" calcext:value-type="float">
            <text:p>3262</text:p>
          </table:table-cell>
          <table:table-cell table:number-columns-repeated="2"/>
          <table:table-cell office:value-type="string" calcext:value-type="string">
            <text:p>Setor de TICs</text:p>
          </table:table-cell>
          <table:table-cell office:value-type="float" office:value="517" calcext:value-type="float">
            <text:p>517</text:p>
          </table:table-cell>
          <table:table-cell office:value-type="float" office:value="1683" calcext:value-type="float">
            <text:p>1683</text:p>
          </table:table-cell>
          <table:table-cell office:value-type="float" office:value="630" calcext:value-type="float">
            <text:p>630</text:p>
          </table:table-cell>
          <table:table-cell office:value-type="float" office:value="1313" calcext:value-type="float">
            <text:p>131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410" calcext:value-type="float">
            <text:p>410</text:p>
          </table:table-cell>
          <table:table-cell office:value-type="float" office:value="2859" calcext:value-type="float">
            <text:p>2859</text:p>
          </table:table-cell>
          <table:table-cell office:value-type="float" office:value="2100" calcext:value-type="float">
            <text:p>2100</text:p>
          </table:table-cell>
          <table:table-cell office:value-type="float" office:value="2324" calcext:value-type="float">
            <text:p>2324</text:p>
          </table:table-cell>
          <table:table-cell office:value-type="float" office:value="2966" calcext:value-type="float">
            <text:p>2966</text:p>
          </table:table-cell>
          <table:table-cell table:number-columns-repeated="2"/>
          <table:table-cell office:value-type="string" calcext:value-type="string">
            <text:p>Brasil</text:p>
          </table:table-cell>
          <table:table-cell office:value-type="float" office:value="7412" calcext:value-type="float">
            <text:p>7412</text:p>
          </table:table-cell>
          <table:table-cell office:value-type="float" office:value="6168" calcext:value-type="float">
            <text:p>6168</text:p>
          </table:table-cell>
          <table:table-cell office:value-type="float" office:value="4754" calcext:value-type="float">
            <text:p>4754</text:p>
          </table:table-cell>
          <table:table-cell office:value-type="float" office:value="7447" calcext:value-type="float">
            <text:p>7447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165" calcext:value-type="float">
            <text:p>19165</text:p>
          </table:table-cell>
          <table:table-cell office:value-type="float" office:value="21966" calcext:value-type="float">
            <text:p>21966</text:p>
          </table:table-cell>
          <table:table-cell office:value-type="float" office:value="33034" calcext:value-type="float">
            <text:p>33034</text:p>
          </table:table-cell>
          <table:table-cell office:value-type="float" office:value="36506" calcext:value-type="float">
            <text:p>36506</text:p>
          </table:table-cell>
          <table:table-cell office:value-type="float" office:value="38835" calcext:value-type="float">
            <text:p>3883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table:style-name="ce12" office:value-type="float" office:value="1670153" calcext:value-type="float">
            <text:p>R$1.670.153</text:p>
          </table:table-cell>
          <table:table-cell table:style-name="ce12" office:value-type="float" office:value="2703629" calcext:value-type="float">
            <text:p>R$2.703.629</text:p>
          </table:table-cell>
          <table:table-cell table:style-name="ce12" office:value-type="float" office:value="3299276" calcext:value-type="float">
            <text:p>R$3.299.276</text:p>
          </table:table-cell>
          <table:table-cell table:style-name="ce12" office:value-type="float" office:value="2621788" calcext:value-type="float">
            <text:p>R$2.621.788</text:p>
          </table:table-cell>
          <table:table-cell table:style-name="ce12" office:value-type="float" office:value="3897304" calcext:value-type="float">
            <text:p>R$3.897.304</text:p>
          </table:table-cell>
          <table:table-cell table:number-columns-repeated="2"/>
          <table:table-cell office:value-type="string" calcext:value-type="string">
            <text:p>Setor de TICs</text:p>
          </table:table-cell>
          <table:table-cell table:style-name="ce7" table:formula="of:=[.J3]/[.J4]" office:value-type="percentage" office:value="0.270793036750484" calcext:value-type="percentage">
            <text:p>27,08%</text:p>
          </table:table-cell>
          <table:table-cell table:style-name="ce7" table:formula="of:=[.K3]/[.K4]" office:value-type="percentage" office:value="0.126559714795009" calcext:value-type="percentage">
            <text:p>12,66%</text:p>
          </table:table-cell>
          <table:table-cell table:style-name="ce7" table:formula="of:=[.L3]/[.L4]" office:value-type="percentage" office:value="0.320634920634921" calcext:value-type="percentage">
            <text:p>32,06%</text:p>
          </table:table-cell>
          <table:table-cell table:style-name="ce7" table:formula="of:=[.M3]/[.M4]" office:value-type="percentage" office:value="0.163747143945164" calcext:value-type="percentage">
            <text:p>16,37%</text:p>
          </table:table-cell>
          <table:table-cell table:style-name="ce7" table:formula="of:=[.N3]/[.N4]" office:value-type="percentage" office:value="0.121744397334949" calcext:value-type="percentage">
            <text:p>12,17%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table:style-name="ce12" office:value-type="float" office:value="1430071.09744611" calcext:value-type="float">
            <text:p>R$1.430.071</text:p>
          </table:table-cell>
          <table:table-cell table:style-name="ce12" office:value-type="float" office:value="7876450" calcext:value-type="float">
            <text:p>R$7.876.450</text:p>
          </table:table-cell>
          <table:table-cell table:style-name="ce12" office:value-type="float" office:value="8795616" calcext:value-type="float">
            <text:p>R$8.795.616</text:p>
          </table:table-cell>
          <table:table-cell table:style-name="ce12" office:value-type="float" office:value="9390242" calcext:value-type="float">
            <text:p>R$9.390.242</text:p>
          </table:table-cell>
          <table:table-cell table:style-name="ce12" office:value-type="float" office:value="20435977.6940333" calcext:value-type="float">
            <text:p>R$20.435.978</text:p>
          </table:table-cell>
          <table:table-cell table:number-columns-repeated="2"/>
          <table:table-cell office:value-type="string" calcext:value-type="string">
            <text:p>Brasil</text:p>
          </table:table-cell>
          <table:table-cell table:style-name="ce7" table:formula="of:=[.J3]/[.J5]" office:value-type="percentage" office:value="0.0188882892606584" calcext:value-type="percentage">
            <text:p>1,89%</text:p>
          </table:table-cell>
          <table:table-cell table:style-name="ce7" table:formula="of:=[.K3]/[.K5]" office:value-type="percentage" office:value="0.0345330739299611" calcext:value-type="percentage">
            <text:p>3,45%</text:p>
          </table:table-cell>
          <table:table-cell table:style-name="ce7" table:formula="of:=[.L3]/[.L5]" office:value-type="percentage" office:value="0.0424905342869163" calcext:value-type="percentage">
            <text:p>4,25%</text:p>
          </table:table-cell>
          <table:table-cell table:style-name="ce7" table:formula="of:=[.M3]/[.M5]" office:value-type="percentage" office:value="0.0288706861823553" calcext:value-type="percentage">
            <text:p>2,89%</text:p>
          </table:table-cell>
          <table:table-cell table:style-name="ce7" table:formula="of:=[.N3]/[.N5]" office:value-type="percentage" office:value="0.0263192353018201" calcext:value-type="percentage">
            <text:p>2,63%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table:style-name="ce12" office:value-type="float" office:value="2598874" calcext:value-type="float">
            <text:p>R$2.598.874</text:p>
          </table:table-cell>
          <table:table-cell table:style-name="ce12" office:value-type="float" office:value="4980324" calcext:value-type="float">
            <text:p>R$4.980.324</text:p>
          </table:table-cell>
          <table:table-cell table:style-name="ce12" office:value-type="float" office:value="3227869" calcext:value-type="float">
            <text:p>R$3.227.869</text:p>
          </table:table-cell>
          <table:table-cell table:style-name="ce12" office:value-type="float" office:value="4211077" calcext:value-type="float">
            <text:p>R$4.211.077</text:p>
          </table:table-cell>
          <table:table-cell table:style-name="ce12" office:value-type="float" office:value="5626845" calcext:value-type="float">
            <text:p>R$5.626.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style-name="ce12" office:value-type="float" office:value="22343759" calcext:value-type="float">
            <text:p>R$22.343.759</text:p>
          </table:table-cell>
          <table:table-cell table:style-name="ce12" office:value-type="float" office:value="41289212" calcext:value-type="float">
            <text:p>R$41.289.212</text:p>
          </table:table-cell>
          <table:table-cell table:style-name="ce12" office:value-type="float" office:value="54103620" calcext:value-type="float">
            <text:p>R$54.103.620</text:p>
          </table:table-cell>
          <table:table-cell table:style-name="ce12" office:value-type="float" office:value="64863726" calcext:value-type="float">
            <text:p>R$64.863.726</text:p>
          </table:table-cell>
          <table:table-cell table:style-name="ce12" office:value-type="float" office:value="81491645" calcext:value-type="float">
            <text:p>R$81.491.6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 table:number-columns-spanned="6" table:number-rows-spanned="1">
            <text:p>P&amp;D INTERNO</text:p>
          </table:table-cell>
          <table:covered-table-cell table:number-columns-repeated="5"/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mpresas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Beneficiárias</text:p>
          </table:table-cell>
          <table:table-cell table:formula="of:=[.B23]/1000" office:value-type="float" office:value="664.063" calcext:value-type="float">
            <text:p>664,063</text:p>
          </table:table-cell>
          <table:table-cell table:formula="of:=[.C23]/1000" office:value-type="float" office:value="1063.655" calcext:value-type="float">
            <text:p>1063,655</text:p>
          </table:table-cell>
          <table:table-cell table:formula="of:=[.D23]/1000" office:value-type="float" office:value="1269.681" calcext:value-type="float">
            <text:p>1269,681</text:p>
          </table:table-cell>
          <table:table-cell table:formula="of:=[.E23]/1000" office:value-type="float" office:value="1436.696" calcext:value-type="float">
            <text:p>1436,696</text:p>
          </table:table-cell>
          <table:table-cell table:formula="of:=[.F23]/1000" office:value-type="float" office:value="2372.858" calcext:value-type="float">
            <text:p>2372,858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140" calcext:value-type="float">
            <text:p>140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Setor de TICs</text:p>
          </table:table-cell>
          <table:table-cell table:formula="of:=[.B24]/1000" office:value-type="float" office:value="883.369" calcext:value-type="float">
            <text:p>883,369</text:p>
          </table:table-cell>
          <table:table-cell table:formula="of:=[.C24]/1000" office:value-type="float" office:value="2027.065" calcext:value-type="float">
            <text:p>2027,065</text:p>
          </table:table-cell>
          <table:table-cell table:formula="of:=[.D24]/1000" office:value-type="float" office:value="2232.012" calcext:value-type="float">
            <text:p>2232,012</text:p>
          </table:table-cell>
          <table:table-cell table:formula="of:=[.E24]/1000" office:value-type="float" office:value="2712.682" calcext:value-type="float">
            <text:p>2712,682</text:p>
          </table:table-cell>
          <table:table-cell table:formula="of:=[.F24]/1000" office:value-type="float" office:value="3607.158" calcext:value-type="float">
            <text:p>3607,158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517" calcext:value-type="float">
            <text:p>517</text:p>
          </table:table-cell>
          <table:table-cell office:value-type="float" office:value="1683" calcext:value-type="float">
            <text:p>1683</text:p>
          </table:table-cell>
          <table:table-cell office:value-type="float" office:value="630" calcext:value-type="float">
            <text:p>630</text:p>
          </table:table-cell>
          <table:table-cell office:value-type="float" office:value="1313" calcext:value-type="float">
            <text:p>1313</text:p>
          </table:table-cell>
          <table:table-cell office:value-type="float" office:value="1651" calcext:value-type="float">
            <text:p>1651</text:p>
          </table:table-cell>
          <table:table-cell table:number-columns-repeated="2"/>
          <table:table-cell office:value-type="string" calcext:value-type="string">
            <text:p>Brasil</text:p>
          </table:table-cell>
          <table:table-cell table:formula="of:=[.B26]/1000" office:value-type="float" office:value="3741.572" calcext:value-type="float">
            <text:p>3741,572</text:p>
          </table:table-cell>
          <table:table-cell table:formula="of:=[.C26]/1000" office:value-type="float" office:value="10387.49" calcext:value-type="float">
            <text:p>10387,49</text:p>
          </table:table-cell>
          <table:table-cell table:formula="of:=[.D26]/1000" office:value-type="float" office:value="15229.008" calcext:value-type="float">
            <text:p>15229,008</text:p>
          </table:table-cell>
          <table:table-cell table:formula="of:=[.E26]/1000" office:value-type="float" office:value="19954.695" calcext:value-type="float">
            <text:p>19954,695</text:p>
          </table:table-cell>
          <table:table-cell table:formula="of:=[.F26]/1000" office:value-type="float" office:value="24702.474" calcext:value-type="float">
            <text:p>24702,474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517" calcext:value-type="float">
            <text:p>517</text:p>
          </table:table-cell>
          <table:table-cell office:value-type="float" office:value="1617" calcext:value-type="float">
            <text:p>1617</text:p>
          </table:table-cell>
          <table:table-cell office:value-type="float" office:value="586" calcext:value-type="float">
            <text:p>586</text:p>
          </table:table-cell>
          <table:table-cell office:value-type="float" office:value="1197" calcext:value-type="float">
            <text:p>1197</text:p>
          </table:table-cell>
          <table:table-cell office:value-type="float" office:value="1529" calcext:value-type="float">
            <text:p>1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412" calcext:value-type="float">
            <text:p>7412</text:p>
          </table:table-cell>
          <table:table-cell office:value-type="float" office:value="6168" calcext:value-type="float">
            <text:p>6168</text:p>
          </table:table-cell>
          <table:table-cell office:value-type="float" office:value="4754" calcext:value-type="float">
            <text:p>4754</text:p>
          </table:table-cell>
          <table:table-cell office:value-type="float" office:value="7447" calcext:value-type="float">
            <text:p>7447</text:p>
          </table:table-cell>
          <table:table-cell office:value-type="float" office:value="7637" calcext:value-type="float">
            <text:p>763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etor de TICs</text:p>
          </table:table-cell>
          <table:table-cell table:style-name="ce7" table:formula="of:=[.J16]/[.J17]" office:value-type="percentage" office:value="0.75173908072391" calcext:value-type="percentage">
            <text:p>75,17%</text:p>
          </table:table-cell>
          <table:table-cell table:style-name="ce7" table:formula="of:=[.K16]/[.K17]" office:value-type="percentage" office:value="0.524726636787671" calcext:value-type="percentage">
            <text:p>52,47%</text:p>
          </table:table-cell>
          <table:table-cell table:style-name="ce7" table:formula="of:=[.L16]/[.L17]" office:value-type="percentage" office:value="0.568850436287977" calcext:value-type="percentage">
            <text:p>56,89%</text:p>
          </table:table-cell>
          <table:table-cell table:style-name="ce7" table:formula="of:=[.M16]/[.M17]" office:value-type="percentage" office:value="0.529621975594633" calcext:value-type="percentage">
            <text:p>52,96%</text:p>
          </table:table-cell>
          <table:table-cell table:style-name="ce7" table:formula="of:=[.N16]/[.N17]" office:value-type="percentage" office:value="0.657819258263708" calcext:value-type="percentage">
            <text:p>65,78%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Brasil</text:p>
          </table:table-cell>
          <table:table-cell table:style-name="ce7" table:formula="of:=[.J16]/[.J18]" office:value-type="percentage" office:value="0.177482352337467" calcext:value-type="percentage">
            <text:p>17,75%</text:p>
          </table:table-cell>
          <table:table-cell table:style-name="ce7" table:formula="of:=[.K16]/[.K18]" office:value-type="percentage" office:value="0.102397691838933" calcext:value-type="percentage">
            <text:p>10,24%</text:p>
          </table:table-cell>
          <table:table-cell table:style-name="ce7" table:formula="of:=[.L16]/[.L18]" office:value-type="percentage" office:value="0.0833725348361495" calcext:value-type="percentage">
            <text:p>8,34%</text:p>
          </table:table-cell>
          <table:table-cell table:style-name="ce7" table:formula="of:=[.M16]/[.M18]" office:value-type="percentage" office:value="0.0719978932276339" calcext:value-type="percentage">
            <text:p>7,20%</text:p>
          </table:table-cell>
          <table:table-cell table:style-name="ce7" table:formula="of:=[.N16]/[.N18]" office:value-type="percentage" office:value="0.0960575041997818" calcext:value-type="percentage">
            <text:p>9,61%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table:style-name="ce12" office:value-type="float" office:value="664063" calcext:value-type="float">
            <text:p>R$664.063</text:p>
          </table:table-cell>
          <table:table-cell table:style-name="ce12" office:value-type="float" office:value="1063655" calcext:value-type="float">
            <text:p>R$1.063.655</text:p>
          </table:table-cell>
          <table:table-cell table:style-name="ce12" office:value-type="float" office:value="1269681" calcext:value-type="float">
            <text:p>R$1.269.681</text:p>
          </table:table-cell>
          <table:table-cell table:style-name="ce12" office:value-type="float" office:value="1436696" calcext:value-type="float">
            <text:p>R$1.436.696</text:p>
          </table:table-cell>
          <table:table-cell table:style-name="ce12" office:value-type="float" office:value="2372858" calcext:value-type="float">
            <text:p>R$2.372.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or</text:p>
          </table:table-cell>
          <table:table-cell table:style-name="ce12" office:value-type="float" office:value="883369" calcext:value-type="float">
            <text:p>R$883.369</text:p>
          </table:table-cell>
          <table:table-cell table:style-name="ce12" office:value-type="float" office:value="2027065" calcext:value-type="float">
            <text:p>R$2.027.065</text:p>
          </table:table-cell>
          <table:table-cell table:style-name="ce12" office:value-type="float" office:value="2232012" calcext:value-type="float">
            <text:p>R$2.232.012</text:p>
          </table:table-cell>
          <table:table-cell table:style-name="ce12" office:value-type="float" office:value="2712682" calcext:value-type="float">
            <text:p>R$2.712.682</text:p>
          </table:table-cell>
          <table:table-cell table:style-name="ce12" office:value-type="float" office:value="3607158" calcext:value-type="float">
            <text:p>R$3.607.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stria</text:p>
          </table:table-cell>
          <table:table-cell table:style-name="ce12" office:value-type="float" office:value="883369" calcext:value-type="float">
            <text:p>R$883.369</text:p>
          </table:table-cell>
          <table:table-cell table:style-name="ce12" office:value-type="float" office:value="1579627" calcext:value-type="float">
            <text:p>R$1.579.627</text:p>
          </table:table-cell>
          <table:table-cell table:style-name="ce12" office:value-type="float" office:value="1023706" calcext:value-type="float">
            <text:p>R$1.023.706</text:p>
          </table:table-cell>
          <table:table-cell table:style-name="ce12" office:value-type="float" office:value="1668686" calcext:value-type="float">
            <text:p>R$1.668.686</text:p>
          </table:table-cell>
          <table:table-cell table:style-name="ce12" office:value-type="float" office:value="3104038" calcext:value-type="float">
            <text:p>R$3.104.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style-name="ce12" office:value-type="float" office:value="3741572" calcext:value-type="float">
            <text:p>R$3.741.572</text:p>
          </table:table-cell>
          <table:table-cell table:style-name="ce12" office:value-type="float" office:value="10387490" calcext:value-type="float">
            <text:p>R$10.387.490</text:p>
          </table:table-cell>
          <table:table-cell table:style-name="ce12" office:value-type="float" office:value="15229008" calcext:value-type="float">
            <text:p>R$15.229.008</text:p>
          </table:table-cell>
          <table:table-cell table:style-name="ce12" office:value-type="float" office:value="19954695" calcext:value-type="float">
            <text:p>R$19.954.695</text:p>
          </table:table-cell>
          <table:table-cell table:style-name="ce12" office:value-type="float" office:value="24702474" calcext:value-type="float">
            <text:p>R$24.702.474</text:p>
          </table:table-cell>
          <table:table-cell table:number-columns-repeated="8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7" table:formula="of:=[.B23]/[.B9]" office:value-type="percentage" office:value="0.397606087585988" calcext:value-type="percentage">
            <text:p>39,76%</text:p>
          </table:table-cell>
          <table:table-cell table:style-name="ce7" table:formula="of:=[.C23]/[.C9]" office:value-type="percentage" office:value="0.393417514015422" calcext:value-type="percentage">
            <text:p>39,34%</text:p>
          </table:table-cell>
          <table:table-cell table:style-name="ce7" table:formula="of:=[.D23]/[.D9]" office:value-type="percentage" office:value="0.384836248922491" calcext:value-type="percentage">
            <text:p>38,48%</text:p>
          </table:table-cell>
          <table:table-cell table:style-name="ce7" table:formula="of:=[.E23]/[.E9]" office:value-type="percentage" office:value="0.547983284689685" calcext:value-type="percentage">
            <text:p>54,80%</text:p>
          </table:table-cell>
          <table:table-cell table:style-name="ce7" table:formula="of:=[.F23]/[.F9]" office:value-type="percentage" office:value="0.608846012525582" calcext:value-type="percentage">
            <text:p>60,8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7" table:formula="of:=[.B24]/[.B10]" office:value-type="percentage" office:value="0.617709847837329" calcext:value-type="percentage">
            <text:p>61,77%</text:p>
          </table:table-cell>
          <table:table-cell table:style-name="ce7" table:formula="of:=[.C24]/[.C10]" office:value-type="percentage" office:value="0.257357692869249" calcext:value-type="percentage">
            <text:p>25,74%</text:p>
          </table:table-cell>
          <table:table-cell table:style-name="ce7" table:formula="of:=[.D24]/[.D10]" office:value-type="percentage" office:value="0.253764147957346" calcext:value-type="percentage">
            <text:p>25,38%</text:p>
          </table:table-cell>
          <table:table-cell table:style-name="ce7" table:formula="of:=[.E24]/[.E10]" office:value-type="percentage" office:value="0.288883076708779" calcext:value-type="percentage">
            <text:p>28,89%</text:p>
          </table:table-cell>
          <table:table-cell table:style-name="ce7" table:formula="of:=[.F24]/[.F10]" office:value-type="percentage" office:value="0.176510175045512" calcext:value-type="percentage">
            <text:p>17,65%</text:p>
          </table:table-cell>
          <table:table-cell table:number-columns-repeated="8"/>
        </table:table-row>
      </table:table>
      <table:table table:name="pessoasocupadas_p&amp;d" table:style-name="ta1">
        <table:shapes>
          <draw:frame draw:z-index="0" draw:style-name="gr1" draw:text-style-name="P1" svg:width="159.99mm" svg:height="89.99mm" svg:x="227.67mm" svg:y="101.18mm">
            <loext:p draw:notify-on-update-of-ranges="'pessoasocupadas_p&amp;d'.B2:'pessoasocupadas_p&amp;d'.F2 'pessoasocupadas_p&amp;d'.A3:'pessoasocupadas_p&amp;d'.A3 'pessoasocupadas_p&amp;d'.B3:'pessoasocupadas_p&amp;d'.F3 'pessoasocupadas_p&amp;d'.A4:'pessoasocupadas_p&amp;d'.A4 'pessoasocupadas_p&amp;d'.B4:'pessoasocupadas_p&amp;d'.F4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9mm" svg:height="89.99mm" svg:x="228.51mm" svg:y="206.16mm">
            <loext:p draw:notify-on-update-of-ranges="'pessoasocupadas_p&amp;d'.K4:'pessoasocupadas_p&amp;d'.O4 'pessoasocupadas_p&amp;d'.J5:'pessoasocupadas_p&amp;d'.J5 'pessoasocupadas_p&amp;d'.K5:'pessoasocupadas_p&amp;d'.O5 'pessoasocupadas_p&amp;d'.J6:'pessoasocupadas_p&amp;d'.J6 'pessoasocupadas_p&amp;d'.K6:'pessoasocupadas_p&amp;d'.O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159.99mm" svg:height="89.99mm" svg:x="26.59mm" svg:y="137.03mm">
            <loext:p draw:notify-on-update-of-ranges="'pessoasocupadas_p&amp;d'.K9:'pessoasocupadas_p&amp;d'.O9 'pessoasocupadas_p&amp;d'.J10:'pessoasocupadas_p&amp;d'.J10 'pessoasocupadas_p&amp;d'.K10:'pessoasocupadas_p&amp;d'.O10 'pessoasocupadas_p&amp;d'.J11:'pessoasocupadas_p&amp;d'.J11 'pessoasocupadas_p&amp;d'.K11:'pessoasocupadas_p&amp;d'.O1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TOTAL</text:p>
          </table:table-cell>
          <table:covered-table-cell table:number-columns-repeated="4"/>
          <table:table-cell/>
          <table:table-cell office:value-type="string" calcext:value-type="string">
            <text:p>Total de pessoas ocupadas em dedicação plena nas atividades de Pesquisa e Desenvolvimento, obtido a partir da soma do número de pessoas em dedicação exclusiva e do número <text:s/>de <text:s/>pessoas em dedicação parcial, ponderado pelo percentual médio de dedicação.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ficiárias</text:p>
          </table:table-cell>
          <table:table-cell office:value-type="float" office:value="4747" calcext:value-type="float">
            <text:p>4747</text:p>
          </table:table-cell>
          <table:table-cell office:value-type="float" office:value="7565" calcext:value-type="float">
            <text:p>7565</text:p>
          </table:table-cell>
          <table:table-cell office:value-type="float" office:value="8086" calcext:value-type="float">
            <text:p>8086</text:p>
          </table:table-cell>
          <table:table-cell office:value-type="float" office:value="9789" calcext:value-type="float">
            <text:p>9789</text:p>
          </table:table-cell>
          <table:table-cell office:value-type="float" office:value="9549" calcext:value-type="float">
            <text:p>95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or de TICs</text:p>
          </table:table-cell>
          <table:table-cell office:value-type="float" office:value="6027" calcext:value-type="float">
            <text:p>6027</text:p>
          </table:table-cell>
          <table:table-cell office:value-type="float" office:value="18215" calcext:value-type="float">
            <text:p>18215</text:p>
          </table:table-cell>
          <table:table-cell office:value-type="float" office:value="10441" calcext:value-type="float">
            <text:p>10441</text:p>
          </table:table-cell>
          <table:table-cell office:value-type="float" office:value="21705" calcext:value-type="float">
            <text:p>21705</text:p>
          </table:table-cell>
          <table:table-cell office:value-type="float" office:value="22252" calcext:value-type="float">
            <text:p>22252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6027" calcext:value-type="float">
            <text:p>6027</text:p>
          </table:table-cell>
          <table:table-cell office:value-type="float" office:value="18215" calcext:value-type="float">
            <text:p>18215</text:p>
          </table:table-cell>
          <table:table-cell office:value-type="float" office:value="8183" calcext:value-type="float">
            <text:p>8183</text:p>
          </table:table-cell>
          <table:table-cell office:value-type="float" office:value="18601" calcext:value-type="float">
            <text:p>18601</text:p>
          </table:table-cell>
          <table:table-cell office:value-type="float" office:value="20054" calcext:value-type="float">
            <text:p>20054</text:p>
          </table:table-cell>
          <table:table-cell table:number-columns-repeated="3"/>
          <table:table-cell office:value-type="string" calcext:value-type="string">
            <text:p>Setor de TICs</text:p>
          </table:table-cell>
          <table:table-cell table:style-name="ce7" table:formula="of:=[.B3]/[.B4]" office:value-type="percentage" office:value="0.787622366019579" calcext:value-type="percentage">
            <text:p>78,76%</text:p>
          </table:table-cell>
          <table:table-cell table:style-name="ce7" table:formula="of:=[.C3]/[.C4]" office:value-type="percentage" office:value="0.415317046390338" calcext:value-type="percentage">
            <text:p>41,53%</text:p>
          </table:table-cell>
          <table:table-cell table:style-name="ce7" table:formula="of:=[.D3]/[.D4]" office:value-type="percentage" office:value="0.774446892060147" calcext:value-type="percentage">
            <text:p>77,44%</text:p>
          </table:table-cell>
          <table:table-cell table:style-name="ce7" table:formula="of:=[.E3]/[.E4]" office:value-type="percentage" office:value="0.45100207325501" calcext:value-type="percentage">
            <text:p>45,10%</text:p>
          </table:table-cell>
          <table:table-cell table:style-name="ce7" table:formula="of:=[.F3]/[.F4]" office:value-type="percentage" office:value="0.429129965845767" calcext:value-type="percentage">
            <text:p>42,91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1467" calcext:value-type="float">
            <text:p>41467</text:p>
          </table:table-cell>
          <table:table-cell office:value-type="float" office:value="83944" calcext:value-type="float">
            <text:p>83944</text:p>
          </table:table-cell>
          <table:table-cell office:value-type="float" office:value="73265" calcext:value-type="float">
            <text:p>73265</text:p>
          </table:table-cell>
          <table:table-cell office:value-type="float" office:value="103290" calcext:value-type="float">
            <text:p>103290</text:p>
          </table:table-cell>
          <table:table-cell office:value-type="float" office:value="109981" calcext:value-type="float">
            <text:p>109981</text:p>
          </table:table-cell>
          <table:table-cell table:number-columns-repeated="3"/>
          <table:table-cell office:value-type="string" calcext:value-type="string">
            <text:p>Brasil</text:p>
          </table:table-cell>
          <table:table-cell table:style-name="ce7" table:formula="of:=[.B3]/[.B6]" office:value-type="percentage" office:value="0.114476571731738" calcext:value-type="percentage">
            <text:p>11,45%</text:p>
          </table:table-cell>
          <table:table-cell table:style-name="ce7" table:formula="of:=[.C3]/[.C6]" office:value-type="percentage" office:value="0.0901196035452206" calcext:value-type="percentage">
            <text:p>9,01%</text:p>
          </table:table-cell>
          <table:table-cell table:style-name="ce7" table:formula="of:=[.D3]/[.D6]" office:value-type="percentage" office:value="0.110366477854364" calcext:value-type="percentage">
            <text:p>11,04%</text:p>
          </table:table-cell>
          <table:table-cell table:style-name="ce7" table:formula="of:=[.E3]/[.E6]" office:value-type="percentage" office:value="0.0947720011617775" calcext:value-type="percentage">
            <text:p>9,48%</text:p>
          </table:table-cell>
          <table:table-cell table:style-name="ce7" table:formula="of:=[.F3]/[.F6]" office:value-type="percentage" office:value="0.0868240877969831" calcext:value-type="percentage">
            <text:p>8,68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DEDICAÇÃO EXCLUSIVA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office:value-type="float" office:value="4215" calcext:value-type="float">
            <text:p>4215</text:p>
          </table:table-cell>
          <table:table-cell office:value-type="float" office:value="7164" calcext:value-type="float">
            <text:p>7164</text:p>
          </table:table-cell>
          <table:table-cell office:value-type="float" office:value="7572" calcext:value-type="float">
            <text:p>7572</text:p>
          </table:table-cell>
          <table:table-cell office:value-type="float" office:value="8641" calcext:value-type="float">
            <text:p>8641</text:p>
          </table:table-cell>
          <table:table-cell office:value-type="float" office:value="7400" calcext:value-type="float">
            <text:p>7400</text:p>
          </table:table-cell>
          <table:table-cell table:number-columns-repeated="3"/>
          <table:table-cell office:value-type="string" calcext:value-type="string">
            <text:p>Beneficiárias</text:p>
          </table:table-cell>
          <table:table-cell table:style-name="ce7" table:formula="of:=[.B3]/[.B29]" office:value-type="percentage" office:value="0.049078295751786" calcext:value-type="percentage">
            <text:p>4,91%</text:p>
          </table:table-cell>
          <table:table-cell table:style-name="ce7" table:formula="of:=[.C3]/[.C29]" office:value-type="percentage" office:value="0.0494709582913719" calcext:value-type="percentage">
            <text:p>4,95%</text:p>
          </table:table-cell>
          <table:table-cell table:style-name="ce7" table:formula="of:=[.D3]/[.D29]" office:value-type="percentage" office:value="0.0310429287694162" calcext:value-type="percentage">
            <text:p>3,10%</text:p>
          </table:table-cell>
          <table:table-cell table:style-name="ce7" table:formula="of:=[.E3]/[.E29]" office:value-type="percentage" office:value="0.0412668836315195" calcext:value-type="percentage">
            <text:p>4,13%</text:p>
          </table:table-cell>
          <table:table-cell table:style-name="ce7" table:formula="of:=[.F3]/[.F29]" office:value-type="percentage" office:value="0.0354087637524613" calcext:value-type="percentage">
            <text:p>3,54%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4919" calcext:value-type="float">
            <text:p>4919</text:p>
          </table:table-cell>
          <table:table-cell office:value-type="float" office:value="15980" calcext:value-type="float">
            <text:p>15980</text:p>
          </table:table-cell>
          <table:table-cell office:value-type="float" office:value="9421" calcext:value-type="float">
            <text:p>9421</text:p>
          </table:table-cell>
          <table:table-cell office:value-type="float" office:value="17622" calcext:value-type="float">
            <text:p>17622</text:p>
          </table:table-cell>
          <table:table-cell office:value-type="float" office:value="15657" calcext:value-type="float">
            <text:p>15657</text:p>
          </table:table-cell>
          <table:table-cell table:number-columns-repeated="3"/>
          <table:table-cell office:value-type="string" calcext:value-type="string">
            <text:p>Setor de TICs</text:p>
          </table:table-cell>
          <table:table-cell table:style-name="ce7" table:formula="of:=[.B4]/[.B30]" office:value-type="percentage" office:value="0.0326464948487114" calcext:value-type="percentage">
            <text:p>3,26%</text:p>
          </table:table-cell>
          <table:table-cell table:style-name="ce7" table:formula="of:=[.C4]/[.C30]" office:value-type="percentage" office:value="0.0440743420304443" calcext:value-type="percentage">
            <text:p>4,41%</text:p>
          </table:table-cell>
          <table:table-cell table:style-name="ce7" table:formula="of:=[.D4]/[.D30]" office:value-type="percentage" office:value="0.0112206681246407" calcext:value-type="percentage">
            <text:p>1,12%</text:p>
          </table:table-cell>
          <table:table-cell table:style-name="ce7" table:formula="of:=[.E4]/[.E30]" office:value-type="percentage" office:value="0.0335050392628737" calcext:value-type="percentage">
            <text:p>3,35%</text:p>
          </table:table-cell>
          <table:table-cell table:style-name="ce7" table:formula="of:=[.F4]/[.F30]" office:value-type="percentage" office:value="0.0295734758403096" calcext:value-type="percentage">
            <text:p>2,96%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6027" calcext:value-type="float">
            <text:p>6027</text:p>
          </table:table-cell>
          <table:table-cell office:value-type="float" office:value="15980" calcext:value-type="float">
            <text:p>15980</text:p>
          </table:table-cell>
          <table:table-cell office:value-type="float" office:value="7279" calcext:value-type="float">
            <text:p>7279</text:p>
          </table:table-cell>
          <table:table-cell office:value-type="float" office:value="14914" calcext:value-type="float">
            <text:p>14914</text:p>
          </table:table-cell>
          <table:table-cell office:value-type="float" office:value="14881" calcext:value-type="float">
            <text:p>1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1447" calcext:value-type="float">
            <text:p>31447</text:p>
          </table:table-cell>
          <table:table-cell office:value-type="float" office:value="75500" calcext:value-type="float">
            <text:p>75500</text:p>
          </table:table-cell>
          <table:table-cell office:value-type="float" office:value="67594" calcext:value-type="float">
            <text:p>67594</text:p>
          </table:table-cell>
          <table:table-cell office:value-type="float" office:value="88415" calcext:value-type="float">
            <text:p>88415</text:p>
          </table:table-cell>
          <table:table-cell office:value-type="float" office:value="88329" calcext:value-type="float">
            <text:p>88329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DEDICAÇÃO PARCIAL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ficiárias</text:p>
          </table:table-cell>
          <table:table-cell office:value-type="float" office:value="1482" calcext:value-type="float">
            <text:p>1482</text:p>
          </table:table-cell>
          <table:table-cell office:value-type="float" office:value="982" calcext:value-type="float">
            <text:p>982</text:p>
          </table:table-cell>
          <table:table-cell office:value-type="float" office:value="1134" calcext:value-type="float">
            <text:p>1134</text:p>
          </table:table-cell>
          <table:table-cell office:value-type="float" office:value="2890" calcext:value-type="float">
            <text:p>2890</text:p>
          </table:table-cell>
          <table:table-cell office:value-type="float" office:value="4507" calcext:value-type="float">
            <text:p>45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2905" calcext:value-type="float">
            <text:p>2905</text:p>
          </table:table-cell>
          <table:table-cell office:value-type="float" office:value="6536" calcext:value-type="float">
            <text:p>6536</text:p>
          </table:table-cell>
          <table:table-cell office:value-type="float" office:value="3130" calcext:value-type="float">
            <text:p>3130</text:p>
          </table:table-cell>
          <table:table-cell office:value-type="float" office:value="11044" calcext:value-type="float">
            <text:p>11044</text:p>
          </table:table-cell>
          <table:table-cell office:value-type="float" office:value="14754" calcext:value-type="float">
            <text:p>14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2905" calcext:value-type="float">
            <text:p>2905</text:p>
          </table:table-cell>
          <table:table-cell office:value-type="float" office:value="6536" calcext:value-type="float">
            <text:p>6536</text:p>
          </table:table-cell>
          <table:table-cell office:value-type="float" office:value="2789" calcext:value-type="float">
            <text:p>2789</text:p>
          </table:table-cell>
          <table:table-cell office:value-type="float" office:value="9099" calcext:value-type="float">
            <text:p>9099</text:p>
          </table:table-cell>
          <table:table-cell office:value-type="float" office:value="11777" calcext:value-type="float">
            <text:p>1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2945" calcext:value-type="float">
            <text:p>32945</text:p>
          </table:table-cell>
          <table:table-cell office:value-type="float" office:value="24889" calcext:value-type="float">
            <text:p>24889</text:p>
          </table:table-cell>
          <table:table-cell office:value-type="float" office:value="17248" calcext:value-type="float">
            <text:p>17248</text:p>
          </table:table-cell>
          <table:table-cell office:value-type="float" office:value="45523" calcext:value-type="float">
            <text:p>45523</text:p>
          </table:table-cell>
          <table:table-cell office:value-type="float" office:value="55495" calcext:value-type="float">
            <text:p>55495</text:p>
          </table:table-cell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5" office:value-type="float" office:value="96723" calcext:value-type="float">
            <text:p>96.723</text:p>
          </table:table-cell>
          <table:table-cell table:style-name="ce5" office:value-type="float" office:value="152918" calcext:value-type="float">
            <text:p>152.918</text:p>
          </table:table-cell>
          <table:table-cell table:style-name="ce5" office:value-type="float" office:value="260478" calcext:value-type="float">
            <text:p>260.478</text:p>
          </table:table-cell>
          <table:table-cell table:style-name="ce5" office:value-type="float" office:value="237212" calcext:value-type="float">
            <text:p>237.212</text:p>
          </table:table-cell>
          <table:table-cell table:style-name="ce5" office:value-type="float" office:value="269679" calcext:value-type="float">
            <text:p>269.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5" office:value-type="float" office:value="184614" calcext:value-type="float">
            <text:p>184.614</text:p>
          </table:table-cell>
          <table:table-cell table:style-name="ce5" office:value-type="float" office:value="413279" calcext:value-type="float">
            <text:p>413.279</text:p>
          </table:table-cell>
          <table:table-cell table:style-name="ce5" office:value-type="float" office:value="930515" calcext:value-type="float">
            <text:p>930.515</text:p>
          </table:table-cell>
          <table:table-cell table:style-name="ce5" office:value-type="float" office:value="647813" calcext:value-type="float">
            <text:p>647.813</text:p>
          </table:table-cell>
          <table:table-cell table:style-name="ce5" office:value-type="float" office:value="752431" calcext:value-type="float">
            <text:p>752.431</text:p>
          </table:table-cell>
          <table:table-cell table:number-columns-repeated="9"/>
        </table:table-row>
      </table:table>
      <table:table table:name="qualificacao_p&amp;d" table:style-name="ta1">
        <table:shapes>
          <draw:frame draw:z-index="0" draw:style-name="gr1" draw:text-style-name="P1" svg:width="277.55mm" svg:height="145.92mm" svg:x="71.95mm" svg:y="27.09mm">
            <loext:p draw:notify-on-update-of-ranges="'qualificacao_p&amp;d'.H4:'qualificacao_p&amp;d'.I17 'qualificacao_p&amp;d'.J3:'qualificacao_p&amp;d'.J3 'qualificacao_p&amp;d'.J4:'qualificacao_p&amp;d'.J17 'qualificacao_p&amp;d'.K3:'qualificacao_p&amp;d'.K3 'qualificacao_p&amp;d'.K4:'qualificacao_p&amp;d'.K17 'qualificacao_p&amp;d'.L3:'qualificacao_p&amp;d'.L3 'qualificacao_p&amp;d'.L4:'qualificacao_p&amp;d'.L17 'qualificacao_p&amp;d'.M3:'qualificacao_p&amp;d'.M3 'qualificacao_p&amp;d'.M4:'qualificacao_p&amp;d'.M17 'qualificacao_p&amp;d'.N3:'qualificacao_p&amp;d'.N3 'qualificacao_p&amp;d'.N4:'qualificacao_p&amp;d'.N1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Total nivel superio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3055" calcext:value-type="float">
            <text:p>3055</text:p>
          </table:table-cell>
          <table:table-cell office:value-type="float" office:value="5534" calcext:value-type="float">
            <text:p>5534</text:p>
          </table:table-cell>
          <table:table-cell office:value-type="float" office:value="6130" calcext:value-type="float">
            <text:p>6130</text:p>
          </table:table-cell>
          <table:table-cell table:formula="of:=SUM([.E10];[.E17];[.E24])" office:value-type="float" office:value="7866" calcext:value-type="float">
            <text:p>7866</text:p>
          </table:table-cell>
          <table:table-cell office:value-type="float" office:value="7911" calcext:value-type="float">
            <text:p>791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3754" calcext:value-type="float">
            <text:p>3754</text:p>
          </table:table-cell>
          <table:table-cell office:value-type="float" office:value="14092" calcext:value-type="float">
            <text:p>14092</text:p>
          </table:table-cell>
          <table:table-cell office:value-type="float" office:value="8102" calcext:value-type="float">
            <text:p>8102</text:p>
          </table:table-cell>
          <table:table-cell table:formula="of:=SUM([.E11];[.E18];[.E25])" office:value-type="float" office:value="16396" calcext:value-type="float">
            <text:p>16396</text:p>
          </table:table-cell>
          <table:table-cell office:value-type="float" office:value="23581" calcext:value-type="float">
            <text:p>23581</text:p>
          </table:table-cell>
          <table:table-cell/>
          <table:table-cell table:style-name="ce3" office:value-type="string" calcext:value-type="string" table:number-columns-spanned="1" table:number-rows-spanned="7">
            <text:p>Beneficiárias</text:p>
          </table:table-cell>
          <table:table-cell office:value-type="string" calcext:value-type="string">
            <text:p>Nível Superior</text:p>
          </table:table-cell>
          <table:table-cell table:style-name="ce7" table:formula="of:=[.B3]/[.J24]" office:value-type="percentage" office:value="0.643564356435644" calcext:value-type="percentage">
            <text:p>64,36%</text:p>
          </table:table-cell>
          <table:table-cell table:style-name="ce7" table:formula="of:=[.C3]/[.K24]" office:value-type="percentage" office:value="0.731526768010575" calcext:value-type="percentage">
            <text:p>73,15%</text:p>
          </table:table-cell>
          <table:table-cell table:style-name="ce7" table:formula="of:=[.D3]/[.L24]" office:value-type="percentage" office:value="0.758100420479842" calcext:value-type="percentage">
            <text:p>75,81%</text:p>
          </table:table-cell>
          <table:table-cell table:style-name="ce7" table:formula="of:=[.E3]/[.M24]" office:value-type="percentage" office:value="0.803555010726326" calcext:value-type="percentage">
            <text:p>80,36%</text:p>
          </table:table-cell>
          <table:table-cell table:style-name="ce7" table:formula="of:=[.F3]/[.N24]" office:value-type="percentage" office:value="0.828463713477851" calcext:value-type="percentage">
            <text:p>82,85%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/>
          <table:table-cell office:value-type="float" office:value="12331" calcext:value-type="float">
            <text:p>12331</text:p>
          </table:table-cell>
          <table:table-cell office:value-type="float" office:value="6254" calcext:value-type="float">
            <text:p>6254</text:p>
          </table:table-cell>
          <table:table-cell table:formula="of:=SUM([.E12];[.E19];[.E26])" office:value-type="float" office:value="14547" calcext:value-type="float">
            <text:p>14547</text:p>
          </table:table-cell>
          <table:table-cell office:value-type="float" office:value="19067" calcext:value-type="float">
            <text:p>19067</text:p>
          </table:table-cell>
          <table:table-cell/>
          <table:covered-table-cell/>
          <table:table-cell office:value-type="string" calcext:value-type="string">
            <text:p>Pós-Graduados</text:p>
          </table:table-cell>
          <table:table-cell table:style-name="ce7" table:formula="of:=[.B10]/[.J24]" office:value-type="percentage" office:value="0.0520328628607542" calcext:value-type="percentage">
            <text:p>5,20%</text:p>
          </table:table-cell>
          <table:table-cell table:style-name="ce7" table:formula="of:=[.C10]/[.K24]" office:value-type="percentage" office:value="0.091606080634501" calcext:value-type="percentage">
            <text:p>9,16%</text:p>
          </table:table-cell>
          <table:table-cell table:style-name="ce7" table:formula="of:=[.D10]/[.L24]" office:value-type="percentage" office:value="0.0970813752164234" calcext:value-type="percentage">
            <text:p>9,71%</text:p>
          </table:table-cell>
          <table:table-cell table:style-name="ce7" table:formula="of:=[.E10]/[.M24]" office:value-type="percentage" office:value="0.0769230769230769" calcext:value-type="percentage">
            <text:p>7,69%</text:p>
          </table:table-cell>
          <table:table-cell table:style-name="ce7" table:formula="of:=[.F10]/[.N24]" office:value-type="percentage" office:value="0.0857681432610745" calcext:value-type="percentage">
            <text:p>8,58%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0114" calcext:value-type="float">
            <text:p>20114</text:p>
          </table:table-cell>
          <table:table-cell office:value-type="float" office:value="49354" calcext:value-type="float">
            <text:p>49354</text:p>
          </table:table-cell>
          <table:table-cell office:value-type="float" office:value="45342" calcext:value-type="float">
            <text:p>45342</text:p>
          </table:table-cell>
          <table:table-cell table:formula="of:=SUM([.E20];[.E13];[.E27])" office:value-type="float" office:value="67427" calcext:value-type="float">
            <text:p>67427</text:p>
          </table:table-cell>
          <table:table-cell office:value-type="float" office:value="94277" calcext:value-type="float">
            <text:p>94277</text:p>
          </table:table-cell>
          <table:table-cell/>
          <table:covered-table-cell/>
          <table:table-cell office:value-type="string" calcext:value-type="string">
            <text:p>Graduados</text:p>
          </table:table-cell>
          <table:table-cell table:style-name="ce7" table:formula="of:=[.B17]/[.J24]" office:value-type="percentage" office:value="0.591320834211081" calcext:value-type="percentage">
            <text:p>59,13%</text:p>
          </table:table-cell>
          <table:table-cell table:style-name="ce7" table:formula="of:=[.C17]/[.K24]" office:value-type="percentage" office:value="0.639920687376074" calcext:value-type="percentage">
            <text:p>63,99%</text:p>
          </table:table-cell>
          <table:table-cell table:style-name="ce7" table:formula="of:=[.D17]/[.L24]" office:value-type="percentage" office:value="0.661019045263418" calcext:value-type="percentage">
            <text:p>66,10%</text:p>
          </table:table-cell>
          <table:table-cell table:style-name="ce7" table:formula="of:=[.E17]/[.M24]" office:value-type="percentage" office:value="0.610481152313822" calcext:value-type="percentage">
            <text:p>61,05%</text:p>
          </table:table-cell>
          <table:table-cell table:style-name="ce7" table:formula="of:=[.F17]/[.N24]" office:value-type="percentage" office:value="0.54141794952351" calcext:value-type="percentage">
            <text:p>54,14%</text:p>
          </table:table-cell>
        </table:table-row>
        <table:table-row table:style-name="ro1">
          <table:table-cell table:number-columns-repeated="7"/>
          <table:covered-table-cell/>
          <table:table-cell office:value-type="string" calcext:value-type="string">
            <text:p>Nível Médio</text:p>
          </table:table-cell>
          <table:table-cell table:style-name="ce7" table:formula="of:=[.B24]/[.J24]" office:value-type="percentage" office:value="0.208131451443017" calcext:value-type="percentage">
            <text:p>20,81%</text:p>
          </table:table-cell>
          <table:table-cell table:style-name="ce7" table:formula="of:=[.C24]/[.K24]" office:value-type="percentage" office:value="0.245076007931262" calcext:value-type="percentage">
            <text:p>24,51%</text:p>
          </table:table-cell>
          <table:table-cell table:style-name="ce7" table:formula="of:=[.D24]/[.L24]" office:value-type="percentage" office:value="0.211971308434331" calcext:value-type="percentage">
            <text:p>21,20%</text:p>
          </table:table-cell>
          <table:table-cell table:style-name="ce7" table:formula="of:=[.E24]/[.M24]" office:value-type="percentage" office:value="0.116150781489427" calcext:value-type="percentage">
            <text:p>11,62%</text:p>
          </table:table-cell>
          <table:table-cell table:style-name="ce7" table:formula="of:=[.F24]/[.N24]" office:value-type="percentage" office:value="0.201277620693266" calcext:value-type="percentage">
            <text:p>20,13%</text:p>
          </table:table-cell>
        </table:table-row>
        <table:table-row table:style-name="ro1">
          <table:table-cell/>
          <table:table-cell office:value-type="string" calcext:value-type="string">
            <text:p>pós graduados</text:p>
          </table:table-cell>
          <table:table-cell table:number-columns-repeated="5"/>
          <table:covered-table-cell/>
          <table:table-cell office:value-type="string" calcext:value-type="string">
            <text:p>Outros</text:p>
          </table:table-cell>
          <table:table-cell table:style-name="ce7" table:formula="of:=[.B31]/[.J24]" office:value-type="percentage" office:value="0.155466610490836" calcext:value-type="percentage">
            <text:p>15,55%</text:p>
          </table:table-cell>
          <table:table-cell table:style-name="ce7" table:formula="of:=[.C31]/[.K24]" office:value-type="percentage" office:value="0.0356906807666887" calcext:value-type="percentage">
            <text:p>3,57%</text:p>
          </table:table-cell>
          <table:table-cell table:style-name="ce7" table:formula="of:=[.D31]/[.L24]" office:value-type="percentage" office:value="0.0371011625030918" calcext:value-type="percentage">
            <text:p>3,71%</text:p>
          </table:table-cell>
          <table:table-cell table:style-name="ce7" table:formula="of:=[.E31]/[.M24]" office:value-type="percentage" office:value="0.0415772806211053" calcext:value-type="percentage">
            <text:p>4,16%</text:p>
          </table:table-cell>
          <table:table-cell table:style-name="ce7" table:formula="of:=[.F31]/[.N24]" office:value-type="percentage" office:value="0.0387475128285684" calcext:value-type="percentage">
            <text:p>3,87%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/>
          <table:covered-table-cell/>
          <table:table-cell office:value-type="string" calcext:value-type="string">
            <text:p>Técnicos Graduados</text:p>
          </table:table-cell>
          <table:table-cell table:style-name="ce7" table:formula="of:=[.B38]/[.J24]" office:value-type="percentage" office:value="0" calcext:value-type="percentage">
            <text:p>0,00%</text:p>
          </table:table-cell>
          <table:table-cell table:style-name="ce7" table:formula="of:=[.C38]/[.K24]" office:value-type="percentage" office:value="0" calcext:value-type="percentage">
            <text:p>0,00%</text:p>
          </table:table-cell>
          <table:table-cell table:style-name="ce7" table:formula="of:=[.D38]/[.L24]" office:value-type="percentage" office:value="0" calcext:value-type="percentage">
            <text:p>0,00%</text:p>
          </table:table-cell>
          <table:table-cell table:style-name="ce7" table:formula="of:=[.E38]/[.M24]" office:value-type="percentage" office:value="0.105628766983349" calcext:value-type="percentage">
            <text:p>10,56%</text:p>
          </table:table-cell>
          <table:table-cell table:style-name="ce7" table:formula="of:=[.F38]/[.N24]" office:value-type="percentage" office:value="0.240653471567703" calcext:value-type="percentage">
            <text:p>24,07%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247" calcext:value-type="float">
            <text:p>247</text:p>
          </table:table-cell>
          <table:table-cell office:value-type="float" office:value="693" calcext:value-type="float">
            <text:p>693</text:p>
          </table:table-cell>
          <table:table-cell office:value-type="float" office:value="785" calcext:value-type="float">
            <text:p>785</text:p>
          </table:table-cell>
          <table:table-cell office:value-type="float" office:value="753" calcext:value-type="float">
            <text:p>753</text:p>
          </table:table-cell>
          <table:table-cell office:value-type="float" office:value="819" calcext:value-type="float">
            <text:p>819</text:p>
          </table:table-cell>
          <table:table-cell/>
          <table:covered-table-cell/>
          <table:table-cell office:value-type="string" calcext:value-type="string">
            <text:p>Técnicos Médio</text:p>
          </table:table-cell>
          <table:table-cell table:style-name="ce7" table:formula="of:=[.B46]/[.J24]" office:value-type="percentage" office:value="0" calcext:value-type="percentage">
            <text:p>0,00%</text:p>
          </table:table-cell>
          <table:table-cell table:style-name="ce7" table:formula="of:=[.C46]/[.K24]" office:value-type="percentage" office:value="0" calcext:value-type="percentage">
            <text:p>0,00%</text:p>
          </table:table-cell>
          <table:table-cell table:style-name="ce7" table:formula="of:=[.D46]/[.L24]" office:value-type="percentage" office:value="0" calcext:value-type="percentage">
            <text:p>0,00%</text:p>
          </table:table-cell>
          <table:table-cell table:style-name="ce7" table:formula="of:=[.E46]/[.M24]" office:value-type="percentage" office:value="0.103483501889876" calcext:value-type="percentage">
            <text:p>10,35%</text:p>
          </table:table-cell>
          <table:table-cell table:style-name="ce7" table:formula="of:=[.F46]/[.N24]" office:value-type="percentage" office:value="0.200125667609174" calcext:value-type="percentage">
            <text:p>20,01%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352" calcext:value-type="float">
            <text:p>352</text:p>
          </table:table-cell>
          <table:table-cell office:value-type="float" office:value="1589" calcext:value-type="float">
            <text:p>1589</text:p>
          </table:table-cell>
          <table:table-cell office:value-type="float" office:value="972" calcext:value-type="float">
            <text:p>972</text:p>
          </table:table-cell>
          <table:table-cell office:value-type="float" office:value="1553" calcext:value-type="float">
            <text:p>1553</text:p>
          </table:table-cell>
          <table:table-cell office:value-type="float" office:value="1956" calcext:value-type="float">
            <text:p>1956</text:p>
          </table:table-cell>
          <table:table-cell/>
          <table:table-cell table:style-name="ce3" office:value-type="string" calcext:value-type="string" table:number-columns-spanned="1" table:number-rows-spanned="7">
            <text:p>Setor de TICs</text:p>
          </table:table-cell>
          <table:table-cell office:value-type="string" calcext:value-type="string">
            <text:p>Nível Superior</text:p>
          </table:table-cell>
          <table:table-cell table:style-name="ce7" table:formula="of:=[.B4]/[.J25]" office:value-type="percentage" office:value="0.622863779658205" calcext:value-type="percentage">
            <text:p>62,29%</text:p>
          </table:table-cell>
          <table:table-cell table:style-name="ce7" table:formula="of:=[.C4]/[.K25]" office:value-type="percentage" office:value="0.773648092231677" calcext:value-type="percentage">
            <text:p>77,36%</text:p>
          </table:table-cell>
          <table:table-cell table:style-name="ce7" table:formula="of:=[.D4]/[.L25]" office:value-type="percentage" office:value="0.775979312326405" calcext:value-type="percentage">
            <text:p>77,60%</text:p>
          </table:table-cell>
          <table:table-cell table:style-name="ce7" table:formula="of:=[.E4]/[.M25]" office:value-type="percentage" office:value="0.755401981110343" calcext:value-type="percentage">
            <text:p>75,54%</text:p>
          </table:table-cell>
          <table:table-cell table:style-name="ce7" table:formula="of:=[.F4]/[.N25]" office:value-type="percentage" office:value="1.05972496854215" calcext:value-type="percentage">
            <text:p>105,97%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830" calcext:value-type="float">
            <text:p>830</text:p>
          </table:table-cell>
          <table:table-cell office:value-type="float" office:value="1731" calcext:value-type="float">
            <text:p>1731</text:p>
          </table:table-cell>
          <table:table-cell office:value-type="float" office:value="1727" calcext:value-type="float">
            <text:p>1727</text:p>
          </table:table-cell>
          <table:table-cell/>
          <table:covered-table-cell/>
          <table:table-cell office:value-type="string" calcext:value-type="string">
            <text:p>Pós-Graduados</text:p>
          </table:table-cell>
          <table:table-cell table:style-name="ce7" table:formula="of:=[.B11]/[.J25]" office:value-type="percentage" office:value="0.0584038493446159" calcext:value-type="percentage">
            <text:p>5,84%</text:p>
          </table:table-cell>
          <table:table-cell table:style-name="ce7" table:formula="of:=[.C11]/[.K25]" office:value-type="percentage" office:value="0.0872357946747186" calcext:value-type="percentage">
            <text:p>8,72%</text:p>
          </table:table-cell>
          <table:table-cell table:style-name="ce7" table:formula="of:=[.D11]/[.L25]" office:value-type="percentage" office:value="0.0930945311751748" calcext:value-type="percentage">
            <text:p>9,31%</text:p>
          </table:table-cell>
          <table:table-cell table:style-name="ce7" table:formula="of:=[.E11]/[.M25]" office:value-type="percentage" office:value="0.0715503340244183" calcext:value-type="percentage">
            <text:p>7,16%</text:p>
          </table:table-cell>
          <table:table-cell table:style-name="ce7" table:formula="of:=[.F11]/[.N25]" office:value-type="percentage" office:value="0.0879022110372101" calcext:value-type="percentage">
            <text:p>8,79%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953" calcext:value-type="float">
            <text:p>2953</text:p>
          </table:table-cell>
          <table:table-cell office:value-type="float" office:value="11283" calcext:value-type="float">
            <text:p>11283</text:p>
          </table:table-cell>
          <table:table-cell office:value-type="float" office:value="10292" calcext:value-type="float">
            <text:p>10292</text:p>
          </table:table-cell>
          <table:table-cell office:value-type="float" office:value="11046" calcext:value-type="float">
            <text:p>11046</text:p>
          </table:table-cell>
          <table:table-cell office:value-type="float" office:value="13827" calcext:value-type="float">
            <text:p>13827</text:p>
          </table:table-cell>
          <table:table-cell/>
          <table:covered-table-cell/>
          <table:table-cell office:value-type="string" calcext:value-type="string">
            <text:p>Graduados</text:p>
          </table:table-cell>
          <table:table-cell table:style-name="ce7" table:formula="of:=[.B18]/[.J25]" office:value-type="percentage" office:value="0.564459930313589" calcext:value-type="percentage">
            <text:p>56,45%</text:p>
          </table:table-cell>
          <table:table-cell table:style-name="ce7" table:formula="of:=[.C18]/[.K25]" office:value-type="percentage" office:value="0.686357397749108" calcext:value-type="percentage">
            <text:p>68,64%</text:p>
          </table:table-cell>
          <table:table-cell table:style-name="ce7" table:formula="of:=[.D18]/[.L25]" office:value-type="percentage" office:value="0.682884781151231" calcext:value-type="percentage">
            <text:p>68,29%</text:p>
          </table:table-cell>
          <table:table-cell table:style-name="ce7" table:formula="of:=[.E18]/[.M25]" office:value-type="percentage" office:value="0.544897489057821" calcext:value-type="percentage">
            <text:p>54,49%</text:p>
          </table:table-cell>
          <table:table-cell table:style-name="ce7" table:formula="of:=[.F18]/[.N25]" office:value-type="percentage" office:value="0.835969800467374" calcext:value-type="percentage">
            <text:p>83,60%</text:p>
          </table:table-cell>
        </table:table-row>
        <table:table-row table:style-name="ro1">
          <table:table-cell table:number-columns-repeated="7"/>
          <table:covered-table-cell/>
          <table:table-cell office:value-type="string" calcext:value-type="string">
            <text:p>Nível Médio</text:p>
          </table:table-cell>
          <table:table-cell table:style-name="ce7" table:formula="of:=[.B25]/[.J25]" office:value-type="percentage" office:value="0.258005641280903" calcext:value-type="percentage">
            <text:p>25,80%</text:p>
          </table:table-cell>
          <table:table-cell table:style-name="ce7" table:formula="of:=[.C25]/[.K25]" office:value-type="percentage" office:value="0.199451001921493" calcext:value-type="percentage">
            <text:p>19,95%</text:p>
          </table:table-cell>
          <table:table-cell table:style-name="ce7" table:formula="of:=[.D25]/[.L25]" office:value-type="percentage" office:value="0.18963700794943" calcext:value-type="percentage">
            <text:p>18,96%</text:p>
          </table:table-cell>
          <table:table-cell table:style-name="ce7" table:formula="of:=[.E25]/[.M25]" office:value-type="percentage" office:value="0.138954158028104" calcext:value-type="percentage">
            <text:p>13,90%</text:p>
          </table:table-cell>
          <table:table-cell table:style-name="ce7" table:formula="of:=[.F25]/[.N25]" office:value-type="percentage" office:value="0.135763077476182" calcext:value-type="percentage">
            <text:p>13,58%</text:p>
          </table:table-cell>
        </table:table-row>
        <table:table-row table:style-name="ro1">
          <table:table-cell/>
          <table:table-cell office:value-type="string" calcext:value-type="string">
            <text:p>graduados</text:p>
          </table:table-cell>
          <table:table-cell table:number-columns-repeated="5"/>
          <table:covered-table-cell/>
          <table:table-cell office:value-type="string" calcext:value-type="string">
            <text:p>Outros</text:p>
          </table:table-cell>
          <table:table-cell table:style-name="ce7" table:formula="of:=[.B32]/[.J25]" office:value-type="percentage" office:value="0.118964659034345" calcext:value-type="percentage">
            <text:p>11,90%</text:p>
          </table:table-cell>
          <table:table-cell table:style-name="ce7" table:formula="of:=[.C32]/[.K25]" office:value-type="percentage" office:value="0.0268460060389789" calcext:value-type="percentage">
            <text:p>2,68%</text:p>
          </table:table-cell>
          <table:table-cell table:style-name="ce7" table:formula="of:=[.D32]/[.L25]" office:value-type="percentage" office:value="0.0342879034575232" calcext:value-type="percentage">
            <text:p>3,43%</text:p>
          </table:table-cell>
          <table:table-cell table:style-name="ce7" table:formula="of:=[.E32]/[.M25]" office:value-type="percentage" office:value="0.0299009444828381" calcext:value-type="percentage">
            <text:p>2,99%</text:p>
          </table:table-cell>
          <table:table-cell table:style-name="ce7" table:formula="of:=[.F32]/[.N25]" office:value-type="percentage" office:value="0.0503325543771346" calcext:value-type="percentage">
            <text:p>5,03%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/>
          <table:covered-table-cell/>
          <table:table-cell office:value-type="string" calcext:value-type="string">
            <text:p>Técnicos Graduados</text:p>
          </table:table-cell>
          <table:table-cell table:style-name="ce7" table:formula="of:=[.B39]/[.J25]" office:value-type="percentage" office:value="0" calcext:value-type="percentage">
            <text:p>0,00%</text:p>
          </table:table-cell>
          <table:table-cell table:style-name="ce7" table:formula="of:=[.C39]/[.K25]" office:value-type="percentage" office:value="0" calcext:value-type="percentage">
            <text:p>0,00%</text:p>
          </table:table-cell>
          <table:table-cell table:style-name="ce7" table:formula="of:=[.D39]/[.L25]" office:value-type="percentage" office:value="0" calcext:value-type="percentage">
            <text:p>0,00%</text:p>
          </table:table-cell>
          <table:table-cell table:style-name="ce7" table:formula="of:=[.E39]/[.M25]" office:value-type="percentage" office:value="0.16821008984105" calcext:value-type="percentage">
            <text:p>16,82%</text:p>
          </table:table-cell>
          <table:table-cell table:style-name="ce7" table:formula="of:=[.F39]/[.N25]" office:value-type="percentage" office:value="0.289816645694769" calcext:value-type="percentage">
            <text:p>28,98%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2807" calcext:value-type="float">
            <text:p>2807</text:p>
          </table:table-cell>
          <table:table-cell office:value-type="float" office:value="4841" calcext:value-type="float">
            <text:p>4841</text:p>
          </table:table-cell>
          <table:table-cell office:value-type="float" office:value="5345" calcext:value-type="float">
            <text:p>5345</text:p>
          </table:table-cell>
          <table:table-cell office:value-type="float" office:value="5976" calcext:value-type="float">
            <text:p>5976</text:p>
          </table:table-cell>
          <table:table-cell office:value-type="float" office:value="5170" calcext:value-type="float">
            <text:p>5170</text:p>
          </table:table-cell>
          <table:table-cell/>
          <table:covered-table-cell/>
          <table:table-cell office:value-type="string" calcext:value-type="string">
            <text:p>Técnicos Médio</text:p>
          </table:table-cell>
          <table:table-cell table:style-name="ce7" table:formula="of:=[.B47]/[.J25]" office:value-type="percentage" office:value="0" calcext:value-type="percentage">
            <text:p>0,00%</text:p>
          </table:table-cell>
          <table:table-cell table:style-name="ce7" table:formula="of:=[.C47]/[.K25]" office:value-type="percentage" office:value="0" calcext:value-type="percentage">
            <text:p>0,00%</text:p>
          </table:table-cell>
          <table:table-cell table:style-name="ce7" table:formula="of:=[.D47]/[.L25]" office:value-type="percentage" office:value="0" calcext:value-type="percentage">
            <text:p>0,00%</text:p>
          </table:table-cell>
          <table:table-cell table:style-name="ce7" table:formula="of:=[.E47]/[.M25]" office:value-type="percentage" office:value="0.0463948398986409" calcext:value-type="percentage">
            <text:p>4,64%</text:p>
          </table:table-cell>
          <table:table-cell table:style-name="ce7" table:formula="of:=[.F47]/[.N25]" office:value-type="percentage" office:value="0.0786446162142729" calcext:value-type="percentage">
            <text:p>7,86%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3402" calcext:value-type="float">
            <text:p>3402</text:p>
          </table:table-cell>
          <table:table-cell office:value-type="float" office:value="12502" calcext:value-type="float">
            <text:p>12502</text:p>
          </table:table-cell>
          <table:table-cell office:value-type="float" office:value="7130" calcext:value-type="float">
            <text:p>7130</text:p>
          </table:table-cell>
          <table:table-cell office:value-type="float" office:value="11827" calcext:value-type="float">
            <text:p>11827</text:p>
          </table:table-cell>
          <table:table-cell office:value-type="float" office:value="18602" calcext:value-type="float">
            <text:p>18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stria</text:p>
          </table:table-cell>
          <table:table-cell/>
          <table:table-cell office:value-type="float" office:value="10916" calcext:value-type="float">
            <text:p>10916</text:p>
          </table:table-cell>
          <table:table-cell office:value-type="float" office:value="5423" calcext:value-type="float">
            <text:p>5423</text:p>
          </table:table-cell>
          <table:table-cell office:value-type="float" office:value="9973" calcext:value-type="float">
            <text:p>9973</text:p>
          </table:table-cell>
          <table:table-cell office:value-type="float" office:value="15416" calcext:value-type="float">
            <text:p>15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17161" calcext:value-type="float">
            <text:p>17161</text:p>
          </table:table-cell>
          <table:table-cell office:value-type="float" office:value="38071" calcext:value-type="float">
            <text:p>38071</text:p>
          </table:table-cell>
          <table:table-cell office:value-type="float" office:value="35051" calcext:value-type="float">
            <text:p>35051</text:p>
          </table:table-cell>
          <table:table-cell office:value-type="float" office:value="44805" calcext:value-type="float">
            <text:p>44805</text:p>
          </table:table-cell>
          <table:table-cell office:value-type="float" office:value="65129" calcext:value-type="float">
            <text:p>6512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ivel medio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988" calcext:value-type="float">
            <text:p>988</text:p>
          </table:table-cell>
          <table:table-cell office:value-type="float" office:value="1854" calcext:value-type="float">
            <text:p>1854</text:p>
          </table:table-cell>
          <table:table-cell office:value-type="float" office:value="1714" calcext:value-type="float">
            <text:p>1714</text:p>
          </table:table-cell>
          <table:table-cell office:value-type="float" office:value="1137" calcext:value-type="float">
            <text:p>1137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office:value-type="string" calcext:value-type="string">
            <text:p>Beneficiárias</text:p>
          </table:table-cell>
          <table:table-cell office:value-type="float" office:value="4747" calcext:value-type="float">
            <text:p>4747</text:p>
          </table:table-cell>
          <table:table-cell office:value-type="float" office:value="7565" calcext:value-type="float">
            <text:p>7565</text:p>
          </table:table-cell>
          <table:table-cell office:value-type="float" office:value="8086" calcext:value-type="float">
            <text:p>8086</text:p>
          </table:table-cell>
          <table:table-cell office:value-type="float" office:value="9789" calcext:value-type="float">
            <text:p>9789</text:p>
          </table:table-cell>
          <table:table-cell office:value-type="float" office:value="9549" calcext:value-type="float">
            <text:p>9549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1555" calcext:value-type="float">
            <text:p>1555</text:p>
          </table:table-cell>
          <table:table-cell office:value-type="float" office:value="3633" calcext:value-type="float">
            <text:p>3633</text:p>
          </table:table-cell>
          <table:table-cell office:value-type="float" office:value="1980" calcext:value-type="float">
            <text:p>1980</text:p>
          </table:table-cell>
          <table:table-cell office:value-type="float" office:value="3016" calcext:value-type="float">
            <text:p>3016</text:p>
          </table:table-cell>
          <table:table-cell office:value-type="float" office:value="3021" calcext:value-type="float">
            <text:p>3021</text:p>
          </table:table-cell>
          <table:table-cell table:number-columns-repeated="2"/>
          <table:table-cell office:value-type="string" calcext:value-type="string">
            <text:p>Setor de TICs</text:p>
          </table:table-cell>
          <table:table-cell office:value-type="float" office:value="6027" calcext:value-type="float">
            <text:p>6027</text:p>
          </table:table-cell>
          <table:table-cell office:value-type="float" office:value="18215" calcext:value-type="float">
            <text:p>18215</text:p>
          </table:table-cell>
          <table:table-cell office:value-type="float" office:value="10441" calcext:value-type="float">
            <text:p>10441</text:p>
          </table:table-cell>
          <table:table-cell office:value-type="float" office:value="21705" calcext:value-type="float">
            <text:p>21705</text:p>
          </table:table-cell>
          <table:table-cell office:value-type="float" office:value="22252" calcext:value-type="float">
            <text:p>22252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/>
          <table:table-cell office:value-type="float" office:value="3054" calcext:value-type="float">
            <text:p>3054</text:p>
          </table:table-cell>
          <table:table-cell office:value-type="float" office:value="1611" calcext:value-type="float">
            <text:p>1611</text:p>
          </table:table-cell>
          <table:table-cell office:value-type="float" office:value="2843" calcext:value-type="float">
            <text:p>2843</text:p>
          </table:table-cell>
          <table:table-cell office:value-type="float" office:value="1924" calcext:value-type="float">
            <text:p>1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14893" calcext:value-type="float">
            <text:p>14893</text:p>
          </table:table-cell>
          <table:table-cell office:value-type="float" office:value="24082" calcext:value-type="float">
            <text:p>24082</text:p>
          </table:table-cell>
          <table:table-cell office:value-type="float" office:value="19451" calcext:value-type="float">
            <text:p>19451</text:p>
          </table:table-cell>
          <table:table-cell office:value-type="float" office:value="11576" calcext:value-type="float">
            <text:p>11576</text:p>
          </table:table-cell>
          <table:table-cell office:value-type="float" office:value="15322" calcext:value-type="float">
            <text:p>1532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738" calcext:value-type="float">
            <text:p>738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370" calcext:value-type="float">
            <text:p>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717" calcext:value-type="float">
            <text:p>717</text:p>
          </table:table-cell>
          <table:table-cell office:value-type="float" office:value="489" calcext:value-type="float">
            <text:p>489</text:p>
          </table:table-cell>
          <table:table-cell office:value-type="float" office:value="358" calcext:value-type="float">
            <text:p>358</text:p>
          </table:table-cell>
          <table:table-cell office:value-type="float" office:value="649" calcext:value-type="float">
            <text:p>649</text:p>
          </table:table-cell>
          <table:table-cell office:value-type="float" office:value="1120" calcext:value-type="float">
            <text:p>1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stria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317" calcext:value-type="float">
            <text:p>317</text:p>
          </table:table-cell>
          <table:table-cell office:value-type="float" office:value="602" calcext:value-type="float">
            <text:p>602</text:p>
          </table:table-cell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6460" calcext:value-type="float">
            <text:p>6460</text:p>
          </table:table-cell>
          <table:table-cell office:value-type="float" office:value="10508" calcext:value-type="float">
            <text:p>10508</text:p>
          </table:table-cell>
          <table:table-cell office:value-type="float" office:value="8485" calcext:value-type="float">
            <text:p>8485</text:p>
          </table:table-cell>
          <table:table-cell office:value-type="float" office:value="8643" calcext:value-type="float">
            <text:p>8643</text:p>
          </table:table-cell>
          <table:table-cell office:value-type="float" office:value="13750" calcext:value-type="float">
            <text:p>1375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écnicos graduado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eficiarias</text:p>
          </table:table-cell>
          <table:table-cell table:number-columns-repeated="3"/>
          <table:table-cell office:value-type="float" office:value="1034" calcext:value-type="float">
            <text:p>1034</text:p>
          </table:table-cell>
          <table:table-cell office:value-type="float" office:value="2298" calcext:value-type="float">
            <text:p>2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or</text:p>
          </table:table-cell>
          <table:table-cell table:number-columns-repeated="3"/>
          <table:table-cell office:value-type="float" office:value="3651" calcext:value-type="float">
            <text:p>3651</text:p>
          </table:table-cell>
          <table:table-cell office:value-type="float" office:value="6449" calcext:value-type="float">
            <text:p>6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stria</text:p>
          </table:table-cell>
          <table:table-cell table:number-columns-repeated="3"/>
          <table:table-cell office:value-type="float" office:value="3179" calcext:value-type="float">
            <text:p>3179</text:p>
          </table:table-cell>
          <table:table-cell office:value-type="float" office:value="6177" calcext:value-type="float">
            <text:p>6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sil</text:p>
          </table:table-cell>
          <table:table-cell table:number-columns-repeated="3"/>
          <table:table-cell office:value-type="float" office:value="15623" calcext:value-type="float">
            <text:p>15623</text:p>
          </table:table-cell>
          <table:table-cell office:value-type="float" office:value="25861" calcext:value-type="float">
            <text:p>25861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técnicos nivel medio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eficiarias</text:p>
          </table:table-cell>
          <table:table-cell table:number-columns-repeated="3"/>
          <table:table-cell office:value-type="float" office:value="1013" calcext:value-type="float">
            <text:p>1013</text:p>
          </table:table-cell>
          <table:table-cell office:value-type="float" office:value="1911" calcext:value-type="float">
            <text:p>1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or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stria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sil</text:p>
          </table:table-cell>
          <table:table-cell table:number-columns-repeated="3"/>
          <table:table-cell office:value-type="float" office:value="11596" calcext:value-type="float">
            <text:p>11596</text:p>
          </table:table-cell>
          <table:table-cell office:value-type="float" office:value="17547" calcext:value-type="float">
            <text:p>17547</text:p>
          </table:table-cell>
          <table:table-cell table:number-columns-repeated="8"/>
        </table:table-row>
      </table:table>
      <table:table table:name="planejamentop&amp;d" table:style-name="ta1">
        <table:shapes>
          <draw:frame draw:z-index="0" draw:style-name="gr1" draw:text-style-name="P1" svg:width="195.31mm" svg:height="119.67mm" svg:x="247.45mm" svg:y="48.24mm">
            <loext:p draw:notify-on-update-of-ranges="'planejamentop&amp;d'.I3:'planejamentop&amp;d'.I6 'planejamentop&amp;d'.J2:'planejamentop&amp;d'.J2 'planejamentop&amp;d'.J3:'planejamentop&amp;d'.J6 'planejamentop&amp;d'.K2:'planejamentop&amp;d'.K2 'planejamentop&amp;d'.K3:'planejamentop&amp;d'.K6 'planejamentop&amp;d'.L2:'planejamentop&amp;d'.L2 'planejamentop&amp;d'.L3:'planejamentop&amp;d'.L6 'planejamentop&amp;d'.M2:'planejamentop&amp;d'.M2 'planejamentop&amp;d'.M3:'planejamentop&amp;d'.M6 'planejamentop&amp;d'.N2:'planejamentop&amp;d'.N2 'planejamentop&amp;d'.N3:'planejamentop&amp;d'.N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96.45mm" svg:height="105.11mm" svg:x="246.12mm" svg:y="178.01mm">
            <loext:p draw:notify-on-update-of-ranges="'planejamentop&amp;d'.I8:'planejamentop&amp;d'.I11 'planejamentop&amp;d'.J7:'planejamentop&amp;d'.J7 'planejamentop&amp;d'.J8:'planejamentop&amp;d'.J11 'planejamentop&amp;d'.K7:'planejamentop&amp;d'.K7 'planejamentop&amp;d'.K8:'planejamentop&amp;d'.K11 'planejamentop&amp;d'.L7:'planejamentop&amp;d'.L7 'planejamentop&amp;d'.L8:'planejamentop&amp;d'.L11 'planejamentop&amp;d'.M7:'planejamentop&amp;d'.M7 'planejamentop&amp;d'.M8:'planejamentop&amp;d'.M11 'planejamentop&amp;d'.N7:'planejamentop&amp;d'.N7 'planejamentop&amp;d'.N8:'planejamentop&amp;d'.N11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159.99mm" svg:height="89.99mm" svg:x="0mm" svg:y="236.06mm">
            <loext:p draw:notify-on-update-of-ranges="'planejamentop&amp;d'.A22:'planejamentop&amp;d'.A25 'planejamentop&amp;d'.B21:'planejamentop&amp;d'.B21 'planejamentop&amp;d'.B22:'planejamentop&amp;d'.B25 'planejamentop&amp;d'.C21:'planejamentop&amp;d'.C21 'planejamentop&amp;d'.C22:'planejamentop&amp;d'.C25 'planejamentop&amp;d'.D21:'planejamentop&amp;d'.D21 'planejamentop&amp;d'.D22:'planejamentop&amp;d'.D25 'planejamentop&amp;d'.E21:'planejamentop&amp;d'.E21 'planejamentop&amp;d'.E22:'planejamentop&amp;d'.E25 'planejamentop&amp;d'.F21:'planejamentop&amp;d'.F21 'planejamentop&amp;d'.F22:'planejamentop&amp;d'.F25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draw:text-style-name="P1" svg:width="159.99mm" svg:height="89.99mm" svg:x="8.06mm" svg:y="334.02mm">
            <loext:p draw:notify-on-update-of-ranges="'planejamentop&amp;d'.A8:'planejamentop&amp;d'.A11 'planejamentop&amp;d'.B7:'planejamentop&amp;d'.B7 'planejamentop&amp;d'.B8:'planejamentop&amp;d'.B11 'planejamentop&amp;d'.C7:'planejamentop&amp;d'.C7 'planejamentop&amp;d'.C8:'planejamentop&amp;d'.C11 'planejamentop&amp;d'.D7:'planejamentop&amp;d'.D7 'planejamentop&amp;d'.D8:'planejamentop&amp;d'.D11 'planejamentop&amp;d'.E7:'planejamentop&amp;d'.E7 'planejamentop&amp;d'.E8:'planejamentop&amp;d'.E11 'planejamentop&amp;d'.F7:'planejamentop&amp;d'.F7 'planejamentop&amp;d'.F8:'planejamentop&amp;d'.F1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3" table:default-cell-style-name="ce10"/>
        <table:table-column table:style-name="co2" table:number-columns-repeated="5" table:default-cell-style-name="ce10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7" table:default-cell-style-name="Default"/>
        <table:table-row table:style-name="ro1">
          <table:table-cell table:style-name="ce9" office:value-type="string" calcext:value-type="string">
            <text:p>Setor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Produto</text:p>
          </table:table-cell>
          <table:table-cell table:number-columns-repeated="8"/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empresa</text:p>
          </table:table-cell>
          <table:table-cell office:value-type="float" office:value="446" calcext:value-type="float">
            <text:p>446</text:p>
          </table:table-cell>
          <table:table-cell office:value-type="float" office:value="1838" calcext:value-type="float">
            <text:p>1838</text:p>
          </table:table-cell>
          <table:table-cell office:value-type="float" office:value="2365" calcext:value-type="float">
            <text:p>2365</text:p>
          </table:table-cell>
          <table:table-cell office:value-type="float" office:value="1915" calcext:value-type="float">
            <text:p>1915</text:p>
          </table:table-cell>
          <table:table-cell office:value-type="float" office:value="2209" calcext:value-type="float">
            <text:p>2209</text:p>
          </table:table-cell>
          <table:table-cell/>
          <table:table-cell table:style-name="ce3" office:value-type="string" calcext:value-type="string" table:number-columns-spanned="1" table:number-rows-spanned="4">
            <text:p>Beneficiárias</text:p>
          </table:table-cell>
          <table:table-cell table:style-name="ce10" office:value-type="string" calcext:value-type="string">
            <text:p>A empresa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 Empresa do Grupo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covered-table-cell/>
          <table:table-cell table:style-name="ce10" office:value-type="string" calcext:value-type="string">
            <text:p>Outra Empresa do Grupo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empresa em cooperação com outras empresas ou institutos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office:value-type="float" office:value="449" calcext:value-type="float">
            <text:p>449</text:p>
          </table:table-cell>
          <table:table-cell office:value-type="float" office:value="260" calcext:value-type="float">
            <text:p>260</text:p>
          </table:table-cell>
          <table:table-cell/>
          <table:covered-table-cell/>
          <table:table-cell table:style-name="ce10" office:value-type="string" calcext:value-type="string">
            <text:p>A empresa em cooperação com outras empresas ou instituto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s empresas</text:p>
          </table:table-cell>
          <table:table-cell office:value-type="float" office:value="97" calcext:value-type="float">
            <text:p>97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/>
          <table:covered-table-cell/>
          <table:table-cell table:style-name="ce10" office:value-type="string" calcext:value-type="string">
            <text:p>outras empresa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3"/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empresa</text:p>
          </table:table-cell>
          <table:table-cell office:value-type="float" office:value="106" calcext:value-type="float">
            <text:p>106</text:p>
          </table:table-cell>
          <table:table-cell office:value-type="float" office:value="673" calcext:value-type="float">
            <text:p>673</text:p>
          </table:table-cell>
          <table:table-cell office:value-type="float" office:value="641" calcext:value-type="float">
            <text:p>641</text:p>
          </table:table-cell>
          <table:table-cell office:value-type="float" office:value="975" calcext:value-type="float">
            <text:p>975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3" office:value-type="string" calcext:value-type="string" table:number-columns-spanned="1" table:number-rows-spanned="4">
            <text:p>Setor de TICs</text:p>
          </table:table-cell>
          <table:table-cell table:style-name="ce10" office:value-type="string" calcext:value-type="string">
            <text:p>A empresa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1838" calcext:value-type="float">
            <text:p>1838</text:p>
          </table:table-cell>
          <table:table-cell table:style-name="ce10" office:value-type="float" office:value="2365" calcext:value-type="float">
            <text:p>2365</text:p>
          </table:table-cell>
          <table:table-cell table:style-name="ce10" office:value-type="float" office:value="1915" calcext:value-type="float">
            <text:p>1915</text:p>
          </table:table-cell>
          <table:table-cell table:style-name="ce10"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 Empresa do Grupo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covered-table-cell/>
          <table:table-cell table:style-name="ce10" office:value-type="string" calcext:value-type="string">
            <text:p>Outra Empresa do Grupo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empresa em cooperação com outras empresas ou institutos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236" calcext:value-type="float">
            <text:p>236</text:p>
          </table:table-cell>
          <table:table-cell office:value-type="float" office:value="388" calcext:value-type="float">
            <text:p>388</text:p>
          </table:table-cell>
          <table:table-cell office:value-type="float" office:value="280" calcext:value-type="float">
            <text:p>280</text:p>
          </table:table-cell>
          <table:table-cell/>
          <table:covered-table-cell/>
          <table:table-cell table:style-name="ce10" office:value-type="string" calcext:value-type="string">
            <text:p>A empresa em cooperação com outras empresas ou institutos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449" calcext:value-type="float">
            <text:p>449</text:p>
          </table:table-cell>
          <table:table-cell table:style-name="ce10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s empresas</text:p>
          </table:table-cell>
          <table:table-cell office:value-type="float" office:value="295" calcext:value-type="float">
            <text:p>295</text:p>
          </table:table-cell>
          <table:table-cell office:value-type="float" office:value="1214" calcext:value-type="float">
            <text:p>1214</text:p>
          </table:table-cell>
          <table:table-cell office:value-type="float" office:value="1108" calcext:value-type="float">
            <text:p>1108</text:p>
          </table:table-cell>
          <table:table-cell office:value-type="float" office:value="1075" calcext:value-type="float">
            <text:p>1075</text:p>
          </table:table-cell>
          <table:table-cell office:value-type="float" office:value="981" calcext:value-type="float">
            <text:p>981</text:p>
          </table:table-cell>
          <table:table-cell/>
          <table:covered-table-cell/>
          <table:table-cell table:style-name="ce10" office:value-type="string" calcext:value-type="string">
            <text:p>outras empresas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51" calcext:value-type="float">
            <text:p>251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9" office:value-type="string" calcext:value-type="string">
            <text:p>Beneficiárias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Produto</text:p>
          </table:table-cell>
          <table:table-cell table:number-columns-repeated="6"/>
          <table:table-cell table:style-name="ce11" table:number-columns-repeated="8"/>
          <table:table-cell/>
        </table:table-row>
        <table:table-row table:style-name="ro1">
          <table:table-cell office:value-type="string" calcext:value-type="string">
            <text:p>A empresa</text:p>
          </table:table-cell>
          <table:table-cell office:value-type="float" office:value="109" calcext:value-type="float">
            <text:p>109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 Empresa do Grup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empresa em cooperação com outras empresas ou institutos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s empresa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empresa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 Empresa do Grupo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empresa em cooperação com outras empresas ou instituto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s empresas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9" office:value-type="string" calcext:value-type="string">
            <text:p>Indústria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Produ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 empresa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float" office:value="2166" calcext:value-type="float">
            <text:p>2166</text:p>
          </table:table-cell>
          <table:table-cell office:value-type="float" office:value="1742" calcext:value-type="float">
            <text:p>1742</text:p>
          </table:table-cell>
          <table:table-cell office:value-type="float" office:value="2135" calcext:value-type="float">
            <text:p>21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 Empresa do Grupo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empresa em cooperação com outras empresas ou institutos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office:value-type="float" office:value="346" calcext:value-type="float">
            <text:p>346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s empresas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Process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 empresa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577" calcext:value-type="float">
            <text:p>577</text:p>
          </table:table-cell>
          <table:table-cell office:value-type="float" office:value="919" calcext:value-type="float">
            <text:p>919</text:p>
          </table:table-cell>
          <table:table-cell office:value-type="float" office:value="1402" calcext:value-type="float">
            <text:p>14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 Empresa do Grupo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empresa em cooperação com outras empresas ou institutos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366" calcext:value-type="float">
            <text:p>366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s empresas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995" calcext:value-type="float">
            <text:p>995</text:p>
          </table:table-cell>
          <table:table-cell office:value-type="float" office:value="911" calcext:value-type="float">
            <text:p>911</text:p>
          </table:table-cell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9" office:value-type="string" calcext:value-type="string">
            <text:p>Brasil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Produto</text:p>
          </table:table-cell>
          <table:table-cell table:number-columns-repeated="7"/>
          <table:table-cell table:style-name="ce2" table:number-columns-repeated="8"/>
        </table:table-row>
        <table:table-row table:style-name="ro1">
          <table:table-cell office:value-type="string" calcext:value-type="string">
            <text:p>A empresa</text:p>
          </table:table-cell>
          <table:table-cell office:value-type="float" office:value="9035" calcext:value-type="float">
            <text:p>9035</text:p>
          </table:table-cell>
          <table:table-cell office:value-type="float" office:value="17433" calcext:value-type="float">
            <text:p>17433</text:p>
          </table:table-cell>
          <table:table-cell office:value-type="float" office:value="21399" calcext:value-type="float">
            <text:p>21399</text:p>
          </table:table-cell>
          <table:table-cell office:value-type="float" office:value="19228" calcext:value-type="float">
            <text:p>19228</text:p>
          </table:table-cell>
          <table:table-cell office:value-type="float" office:value="19131" calcext:value-type="float">
            <text:p>191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 Empresa do Grupo</text:p>
          </table:table-cell>
          <table:table-cell office:value-type="float" office:value="483" calcext:value-type="float">
            <text:p>483</text:p>
          </table:table-cell>
          <table:table-cell office:value-type="float" office:value="299" calcext:value-type="float">
            <text:p>299</text:p>
          </table:table-cell>
          <table:table-cell office:value-type="float" office:value="448" calcext:value-type="float">
            <text:p>448</text:p>
          </table:table-cell>
          <table:table-cell office:value-type="float" office:value="483" calcext:value-type="float">
            <text:p>483</text:p>
          </table:table-cell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empresa em cooperação com outras empresas ou institutos</text:p>
          </table:table-cell>
          <table:table-cell office:value-type="float" office:value="987" calcext:value-type="float">
            <text:p>987</text:p>
          </table:table-cell>
          <table:table-cell office:value-type="float" office:value="1010" calcext:value-type="float">
            <text:p>1010</text:p>
          </table:table-cell>
          <table:table-cell office:value-type="float" office:value="1937" calcext:value-type="float">
            <text:p>1937</text:p>
          </table:table-cell>
          <table:table-cell office:value-type="float" office:value="1653" calcext:value-type="float">
            <text:p>1653</text:p>
          </table:table-cell>
          <table:table-cell office:value-type="float" office:value="2077" calcext:value-type="float">
            <text:p>20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s empresas</text:p>
          </table:table-cell>
          <table:table-cell office:value-type="float" office:value="2151" calcext:value-type="float">
            <text:p>2151</text:p>
          </table:table-cell>
          <table:table-cell office:value-type="float" office:value="925" calcext:value-type="float">
            <text:p>925</text:p>
          </table:table-cell>
          <table:table-cell office:value-type="float" office:value="1579" calcext:value-type="float">
            <text:p>1579</text:p>
          </table:table-cell>
          <table:table-cell office:value-type="float" office:value="1915" calcext:value-type="float">
            <text:p>1915</text:p>
          </table:table-cell>
          <table:table-cell office:value-type="float" office:value="2831" calcext:value-type="float">
            <text:p>2831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Process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 empresa</text:p>
          </table:table-cell>
          <table:table-cell office:value-type="float" office:value="1931" calcext:value-type="float">
            <text:p>1931</text:p>
          </table:table-cell>
          <table:table-cell office:value-type="float" office:value="2887" calcext:value-type="float">
            <text:p>2887</text:p>
          </table:table-cell>
          <table:table-cell office:value-type="float" office:value="4428" calcext:value-type="float">
            <text:p>4428</text:p>
          </table:table-cell>
          <table:table-cell office:value-type="float" office:value="7527" calcext:value-type="float">
            <text:p>7527</text:p>
          </table:table-cell>
          <table:table-cell office:value-type="float" office:value="11489" calcext:value-type="float">
            <text:p>11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 Empresa do Grupo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350" calcext:value-type="float">
            <text:p>350</text:p>
          </table:table-cell>
          <table:table-cell office:value-type="float" office:value="397" calcext:value-type="float">
            <text:p>397</text:p>
          </table:table-cell>
          <table:table-cell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empresa em cooperação com outras empresas ou institutos</text:p>
          </table:table-cell>
          <table:table-cell office:value-type="float" office:value="883" calcext:value-type="float">
            <text:p>883</text:p>
          </table:table-cell>
          <table:table-cell office:value-type="float" office:value="880" calcext:value-type="float">
            <text:p>880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2528" calcext:value-type="float">
            <text:p>25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ras empresas</text:p>
          </table:table-cell>
          <table:table-cell office:value-type="float" office:value="15135" calcext:value-type="float">
            <text:p>15135</text:p>
          </table:table-cell>
          <table:table-cell office:value-type="float" office:value="22306" calcext:value-type="float">
            <text:p>22306</text:p>
          </table:table-cell>
          <table:table-cell office:value-type="float" office:value="28195" calcext:value-type="float">
            <text:p>28195</text:p>
          </table:table-cell>
          <table:table-cell office:value-type="float" office:value="30146" calcext:value-type="float">
            <text:p>30146</text:p>
          </table:table-cell>
          <table:table-cell office:value-type="float" office:value="28063" calcext:value-type="float">
            <text:p>28063</text:p>
          </table:table-cell>
          <table:table-cell table:number-columns-repeated="10"/>
        </table:table-row>
      </table:table>
      <table:table table:name="fontesdefinanciamento" table:style-name="ta1">
        <table:shapes>
          <draw:frame draw:z-index="0" draw:style-name="gr1" draw:text-style-name="P1" svg:width="159.99mm" svg:height="89.99mm" svg:x="141.72mm" svg:y="0mm">
            <loext:p draw:notify-on-update-of-ranges="fontesdefinanciamento.B13:fontesdefinanciamento.F13 fontesdefinanciamento.A14:fontesdefinanciamento.A14 fontesdefinanciamento.B14:fontesdefinanciamento.F14 fontesdefinanciamento.A15:fontesdefinanciamento.A15 fontesdefinanciamento.B15:fontesdefinanciamento.F15 fontesdefinanciamento.A16:fontesdefinanciamento.A16 fontesdefinanciamento.B16:fontesdefinanciamento.F16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2" table:number-columns-repeated="11" table:default-cell-style-name="Default"/>
        <table:table-column table:style-name="co16" table:default-cell-style-name="Default"/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Beneficiárias</text:p>
          </table:table-cell>
          <table:table-cell office:value-type="float" office:value="82.7" calcext:value-type="float">
            <text:p>82,7</text:p>
          </table:table-cell>
          <table:table-cell office:value-type="float" office:value="89.7" calcext:value-type="float">
            <text:p>89,7</text:p>
          </table:table-cell>
          <table:table-cell office:value-type="float" office:value="91.96" calcext:value-type="float">
            <text:p>91,96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or de TICs</text:p>
          </table:table-cell>
          <table:table-cell office:value-type="float" office:value="97.3" calcext:value-type="float">
            <text:p>97,3</text:p>
          </table:table-cell>
          <table:table-cell office:value-type="float" office:value="91.28" calcext:value-type="float">
            <text:p>91,28</text:p>
          </table:table-cell>
          <table:table-cell office:value-type="float" office:value="85" calcext:value-type="float">
            <text:p>85</text:p>
          </table:table-cell>
          <table:table-cell office:value-type="float" office:value="85.83" calcext:value-type="float">
            <text:p>85,83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28 setor de informática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Beneficiárias</text:p>
          </table:table-cell>
          <table:table-cell table:style-name="ce6" table:formula="of:=[.B2]/100" office:value-type="percentage" office:value="0.827" calcext:value-type="percentage">
            <text:p>83%</text:p>
          </table:table-cell>
          <table:table-cell table:style-name="ce6" table:formula="of:=[.C2]/100" office:value-type="percentage" office:value="0.897" calcext:value-type="percentage">
            <text:p>90%</text:p>
          </table:table-cell>
          <table:table-cell table:style-name="ce6" table:formula="of:=[.D2]/100" office:value-type="percentage" office:value="0.9196" calcext:value-type="percentage">
            <text:p>92%</text:p>
          </table:table-cell>
          <table:table-cell table:style-name="ce6" table:formula="of:=[.E2]/100" office:value-type="percentage" office:value="0.75" calcext:value-type="percentage">
            <text:p>75%</text:p>
          </table:table-cell>
          <table:table-cell table:style-name="ce6" table:formula="of:=[.F2]/100" office:value-type="percentage" office:value="0.79" calcext:value-type="percentage">
            <text:p>7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6" table:formula="of:=[.B3]/100" office:value-type="percentage" office:value="0.973" calcext:value-type="percentage">
            <text:p>97%</text:p>
          </table:table-cell>
          <table:table-cell table:style-name="ce6" table:formula="of:=[.C3]/100" office:value-type="percentage" office:value="0.9128" calcext:value-type="percentage">
            <text:p>91%</text:p>
          </table:table-cell>
          <table:table-cell table:style-name="ce6" table:formula="of:=[.D3]/100" office:value-type="percentage" office:value="0.85" calcext:value-type="percentage">
            <text:p>85%</text:p>
          </table:table-cell>
          <table:table-cell table:style-name="ce6" table:formula="of:=[.E3]/100" office:value-type="percentage" office:value="0.8583" calcext:value-type="percentage">
            <text:p>86%</text:p>
          </table:table-cell>
          <table:table-cell table:style-name="ce6" table:formula="of:=[.F3]/100" office:value-type="percentage" office:value="0.8" calcext:value-type="percentage">
            <text:p>8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il</text:p>
          </table:table-cell>
          <table:table-cell table:style-name="ce6" table:formula="of:=[.B4]/100" office:value-type="percentage" office:value="0.88" calcext:value-type="percentage">
            <text:p>88%</text:p>
          </table:table-cell>
          <table:table-cell table:style-name="ce6" table:formula="of:=[.C4]/100" office:value-type="percentage" office:value="0.89" calcext:value-type="percentage">
            <text:p>89%</text:p>
          </table:table-cell>
          <table:table-cell table:style-name="ce6" table:formula="of:=[.D4]/100" office:value-type="percentage" office:value="0.76" calcext:value-type="percentage">
            <text:p>76%</text:p>
          </table:table-cell>
          <table:table-cell table:style-name="ce6" table:formula="of:=[.E4]/100" office:value-type="percentage" office:value="0.87" calcext:value-type="percentage">
            <text:p>87%</text:p>
          </table:table-cell>
          <table:table-cell table:style-name="ce6" table:formula="of:=[.F4]/100" office:value-type="percentage" office:value="0.84" calcext:value-type="percentage">
            <text:p>84%</text:p>
          </table:table-cell>
          <table:table-cell table:number-columns-repeated="6"/>
        </table:table-row>
      </table:table>
      <table:table table:name="fontes" table:style-name="ta1">
        <table:table-column table:style-name="co2" table:number-columns-repeated="43" table:default-cell-style-name="Default"/>
        <table:table-row table:style-name="ro2">
          <table:table-cell table:style-name="ce3" office:value-type="string" calcext:value-type="string" table:number-columns-spanned="1" table:number-rows-spanned="2">
            <text:p>Beneficiarias</text:p>
          </table:table-cell>
          <table:table-cell table:style-name="ce32" office:value-type="string" calcext:value-type="string" table:number-columns-spanned="3" table:number-rows-spanned="1">
            <text:p>Dept. P&amp;D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Outras áreas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Outra empresa do grupo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Fornecedor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Clientes ou consumidores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Concorrentes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Empresas de consultoria</text:p>
            <text:p>e consultores independent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Universidades</text:p>
            <text:p>e institutos de pesquisa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Centros de capacitação profissional</text:p>
            <text:p>e assistência técnica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Instituições de testes,</text:p>
            <text:p>ensaios e certificações</text:p>
          </table:table-cell>
          <table:covered-table-cell table:number-columns-repeated="2" table:style-name="ce32"/>
          <table:table-cell table:style-name="ce38" office:value-type="string" calcext:value-type="string" table:number-columns-spanned="3" table:number-rows-spanned="1">
            <text:p><text:span text:style-name="T1">Licenças, patentes</text:span></text:p>
            <text:p><text:span text:style-name="T2">e </text:span><text:span text:style-name="T3">know how</text:span></text:p>
          </table:table-cell>
          <table:covered-table-cell table:number-columns-repeated="2" table:style-name="ce38"/>
          <table:table-cell table:style-name="ce32" office:value-type="string" calcext:value-type="string" table:number-columns-spanned="3" table:number-rows-spanned="1">
            <text:p>Conferências, encontros</text:p>
            <text:p>e publicações especializadas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Feiras</text:p>
            <text:p>e exposiçõ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Rede de</text:p>
            <text:p>informações informatizadas</text:p>
          </table:table-cell>
          <table:covered-table-cell table:number-columns-repeated="2" table:style-name="ce35"/>
        </table:table-row>
        <table:table-row table:style-name="ro3">
          <table:covered-table-cell/>
          <table:table-cell table:style-name="ce17" office:value-type="string" calcext:value-type="string">
            <text:p>Alta</text:p>
          </table:table-cell>
          <table:table-cell table:style-name="ce17" office:value-type="string" calcext:value-type="string">
            <text:p>Média</text:p>
          </table:table-cell>
          <table:table-cell table:style-name="ce17" office:value-type="string" calcext:value-type="string">
            <text:p>Baixa</text:p>
            <text:p>e não-</text:p>
            <text:p>relevante</text:p>
          </table:table-cell>
          <table:table-cell table:style-name="ce17" office:value-type="string" calcext:value-type="string">
            <text:p>Alta</text:p>
          </table:table-cell>
          <table:table-cell table:style-name="ce17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2">
          <table:table-cell table:number-columns-repeated="43"/>
        </table:table-row>
        <table:table-row table:style-name="ro2">
          <table:table-cell table:style-name="ce3" office:value-type="string" calcext:value-type="string" table:number-columns-spanned="1" table:number-rows-spanned="2">
            <text:p>Setor</text:p>
          </table:table-cell>
          <table:table-cell table:style-name="ce32" office:value-type="string" calcext:value-type="string" table:number-columns-spanned="3" table:number-rows-spanned="1">
            <text:p>Departamento de Pesquisa e Desenvolvimento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Outras áreas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Outra empresa do grupo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Fornecedor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Clientes ou consumidores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Concorrentes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Empresas de consultoria</text:p>
            <text:p>e consultores independent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Universidades</text:p>
            <text:p>e institutos de pesquisa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Centros de capacitação profissional</text:p>
            <text:p>e assistência técnica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Instituições de testes,</text:p>
            <text:p>ensaios e certificações</text:p>
          </table:table-cell>
          <table:covered-table-cell table:number-columns-repeated="2" table:style-name="ce32"/>
          <table:table-cell table:style-name="ce38" office:value-type="string" calcext:value-type="string" table:number-columns-spanned="3" table:number-rows-spanned="1">
            <text:p><text:span text:style-name="T1">Licenças, patentes</text:span></text:p>
            <text:p><text:span text:style-name="T2">e </text:span><text:span text:style-name="T3">know how</text:span></text:p>
          </table:table-cell>
          <table:covered-table-cell table:number-columns-repeated="2" table:style-name="ce38"/>
          <table:table-cell table:style-name="ce32" office:value-type="string" calcext:value-type="string" table:number-columns-spanned="3" table:number-rows-spanned="1">
            <text:p>Conferências, encontros</text:p>
            <text:p>e publicações especializadas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Feiras</text:p>
            <text:p>e exposiçõ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Rede de</text:p>
            <text:p>informações informatizadas</text:p>
          </table:table-cell>
          <table:covered-table-cell table:number-columns-repeated="2" table:style-name="ce35"/>
        </table:table-row>
        <table:table-row table:style-name="ro3">
          <table:covered-table-cell/>
          <table:table-cell table:style-name="ce17" office:value-type="string" calcext:value-type="string">
            <text:p>Alta</text:p>
          </table:table-cell>
          <table:table-cell table:style-name="ce17" office:value-type="string" calcext:value-type="string">
            <text:p>Média</text:p>
          </table:table-cell>
          <table:table-cell table:style-name="ce17" office:value-type="string" calcext:value-type="string">
            <text:p>Baixa</text:p>
            <text:p>e não-</text:p>
            <text:p>relevante</text:p>
          </table:table-cell>
          <table:table-cell table:style-name="ce17" office:value-type="string" calcext:value-type="string">
            <text:p>Alta</text:p>
          </table:table-cell>
          <table:table-cell table:style-name="ce17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4" office:value-type="float" office:value="116.435122625557" calcext:value-type="float">
            <text:p>116</text:p>
          </table:table-cell>
          <table:table-cell table:style-name="ce14" office:value-type="float" office:value="47.4167960458274" calcext:value-type="float">
            <text:p>47</text:p>
          </table:table-cell>
          <table:table-cell table:style-name="ce14" office:value-type="float" office:value="282.876469270068" calcext:value-type="float">
            <text:p>283</text:p>
          </table:table-cell>
          <table:table-cell table:style-name="ce14" office:value-type="float" office:value="164.898112044436" calcext:value-type="float">
            <text:p>165</text:p>
          </table:table-cell>
          <table:table-cell table:style-name="ce14" office:value-type="float" office:value="145.623322219244" calcext:value-type="float">
            <text:p>146</text:p>
          </table:table-cell>
          <table:table-cell table:style-name="ce14" office:value-type="float" office:value="136.206953677773" calcext:value-type="float">
            <text:p>136</text:p>
          </table:table-cell>
          <table:table-cell table:style-name="ce14" office:value-type="float" office:value="62.0468760727564" calcext:value-type="float">
            <text:p>62</text:p>
          </table:table-cell>
          <table:table-cell table:style-name="ce14" office:value-type="float" office:value="20.4495642093938" calcext:value-type="float">
            <text:p>20</text:p>
          </table:table-cell>
          <table:table-cell table:style-name="ce14" office:value-type="float" office:value="43.112764139971" calcext:value-type="float">
            <text:p>43</text:p>
          </table:table-cell>
          <table:table-cell table:style-name="ce14" office:value-type="float" office:value="91.8074270721639" calcext:value-type="float">
            <text:p>92</text:p>
          </table:table-cell>
          <table:table-cell table:style-name="ce14" office:value-type="float" office:value="156.777455470479" calcext:value-type="float">
            <text:p>157</text:p>
          </table:table-cell>
          <table:table-cell table:style-name="ce14" office:value-type="float" office:value="198.14350539881" calcext:value-type="float">
            <text:p>198</text:p>
          </table:table-cell>
          <table:table-cell table:style-name="ce14" office:value-type="float" office:value="186.076026824273" calcext:value-type="float">
            <text:p>186</text:p>
          </table:table-cell>
          <table:table-cell table:style-name="ce14" office:value-type="float" office:value="122.593978465957" calcext:value-type="float">
            <text:p>123</text:p>
          </table:table-cell>
          <table:table-cell table:style-name="ce14" office:value-type="float" office:value="138.058382651223" calcext:value-type="float">
            <text:p>138</text:p>
          </table:table-cell>
          <table:table-cell table:style-name="ce14" office:value-type="float" office:value="45.2541428314639" calcext:value-type="float">
            <text:p>45</text:p>
          </table:table-cell>
          <table:table-cell table:style-name="ce14" office:value-type="float" office:value="125.178829613787" calcext:value-type="float">
            <text:p>125</text:p>
          </table:table-cell>
          <table:table-cell table:style-name="ce14" office:value-type="float" office:value="276.295415496201" calcext:value-type="float">
            <text:p>276</text:p>
          </table:table-cell>
          <table:table-cell table:style-name="ce14" office:value-type="float" office:value="24.3699130273483" calcext:value-type="float">
            <text:p>24</text:p>
          </table:table-cell>
          <table:table-cell table:style-name="ce14" office:value-type="float" office:value="50.8445128745757" calcext:value-type="float">
            <text:p>51</text:p>
          </table:table-cell>
          <table:table-cell table:style-name="ce14" office:value-type="float" office:value="371.513962039528" calcext:value-type="float">
            <text:p>372</text:p>
          </table:table-cell>
          <table:table-cell table:style-name="ce14" office:value-type="float" office:value="24.3030442291893" calcext:value-type="float">
            <text:p>24</text:p>
          </table:table-cell>
          <table:table-cell table:style-name="ce14" office:value-type="float" office:value="53.8861293544119" calcext:value-type="float">
            <text:p>54</text:p>
          </table:table-cell>
          <table:table-cell table:style-name="ce14" office:value-type="float" office:value="368.539214357851" calcext:value-type="float">
            <text:p>369</text:p>
          </table:table-cell>
          <table:table-cell table:style-name="ce14" office:value-type="float" office:value="21.5864443989889" calcext:value-type="float">
            <text:p>22</text:p>
          </table:table-cell>
          <table:table-cell table:style-name="ce14" office:value-type="float" office:value="37.3509571550226" calcext:value-type="float">
            <text:p>37</text:p>
          </table:table-cell>
          <table:table-cell table:style-name="ce14" office:value-type="float" office:value="387.790986387441" calcext:value-type="float">
            <text:p>388</text:p>
          </table:table-cell>
          <table:table-cell table:style-name="ce14" office:value-type="float" office:value="28.8546715723562" calcext:value-type="float">
            <text:p>29</text:p>
          </table:table-cell>
          <table:table-cell table:style-name="ce14" office:value-type="float" office:value="66.5638744059059" calcext:value-type="float">
            <text:p>67</text:p>
          </table:table-cell>
          <table:table-cell table:style-name="ce14" office:value-type="float" office:value="351.30984196319" calcext:value-type="float">
            <text:p>351</text:p>
          </table:table-cell>
          <table:table-cell table:style-name="ce14" office:value-type="float" office:value="31.8623664462185" calcext:value-type="float">
            <text:p>32</text:p>
          </table:table-cell>
          <table:table-cell table:style-name="ce14" office:value-type="float" office:value="23.4373760770093" calcext:value-type="float">
            <text:p>23</text:p>
          </table:table-cell>
          <table:table-cell table:style-name="ce14" office:value-type="float" office:value="391.428645418225" calcext:value-type="float">
            <text:p>391</text:p>
          </table:table-cell>
          <table:table-cell table:style-name="ce14" office:value-type="float" office:value="41.3162132619479" calcext:value-type="float">
            <text:p>41</text:p>
          </table:table-cell>
          <table:table-cell table:style-name="ce14" office:value-type="float" office:value="141.097185998444" calcext:value-type="float">
            <text:p>141</text:p>
          </table:table-cell>
          <table:table-cell table:style-name="ce14" office:value-type="float" office:value="264.31498868106" calcext:value-type="float">
            <text:p>264</text:p>
          </table:table-cell>
          <table:table-cell table:style-name="ce14" office:value-type="float" office:value="132.966794373507" calcext:value-type="float">
            <text:p>133</text:p>
          </table:table-cell>
          <table:table-cell table:style-name="ce14" office:value-type="float" office:value="146.364604221033" calcext:value-type="float">
            <text:p>146</text:p>
          </table:table-cell>
          <table:table-cell table:style-name="ce14" office:value-type="float" office:value="167.396989346912" calcext:value-type="float">
            <text:p>167</text:p>
          </table:table-cell>
          <table:table-cell table:style-name="ce14" office:value-type="float" office:value="159.416753021853" calcext:value-type="float">
            <text:p>159</text:p>
          </table:table-cell>
          <table:table-cell table:style-name="ce14" office:value-type="float" office:value="94.0890761927234" calcext:value-type="float">
            <text:p>94</text:p>
          </table:table-cell>
          <table:table-cell table:style-name="ce14" office:value-type="float" office:value="193.222558726877" calcext:value-type="float">
            <text:p>19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4" office:value-type="float" office:value="1115.0567654622" calcext:value-type="float">
            <text:p>1115</text:p>
          </table:table-cell>
          <table:table-cell table:style-name="ce14" office:value-type="float" office:value="277.803713915647" calcext:value-type="float">
            <text:p>278</text:p>
          </table:table-cell>
          <table:table-cell table:style-name="ce14" office:value-type="float" office:value="414.158493167592" calcext:value-type="float">
            <text:p>414</text:p>
          </table:table-cell>
          <table:table-cell table:style-name="ce14" office:value-type="float" office:value="1278.03331599601" calcext:value-type="float">
            <text:p>1278</text:p>
          </table:table-cell>
          <table:table-cell table:style-name="ce14" office:value-type="float" office:value="899.769470656217" calcext:value-type="float">
            <text:p>900</text:p>
          </table:table-cell>
          <table:table-cell table:style-name="ce14" office:value-type="float" office:value="1295.57780279483" calcext:value-type="float">
            <text:p>1296</text:p>
          </table:table-cell>
          <table:table-cell table:style-name="ce14" office:value-type="float" office:value="202.84024555433" calcext:value-type="float">
            <text:p>203</text:p>
          </table:table-cell>
          <table:table-cell table:style-name="ce14" office:value-type="float" office:value="65.5301111045557" calcext:value-type="float">
            <text:p>66</text:p>
          </table:table-cell>
          <table:table-cell table:style-name="ce14" office:value-type="float" office:value="207.096866371249" calcext:value-type="float">
            <text:p>207</text:p>
          </table:table-cell>
          <table:table-cell table:style-name="ce14" office:value-type="float" office:value="1084.24270744785" calcext:value-type="float">
            <text:p>1084</text:p>
          </table:table-cell>
          <table:table-cell table:style-name="ce14" office:value-type="float" office:value="932.064787074731" calcext:value-type="float">
            <text:p>932</text:p>
          </table:table-cell>
          <table:table-cell table:style-name="ce14" office:value-type="float" office:value="1457.07309492448" calcext:value-type="float">
            <text:p>1457</text:p>
          </table:table-cell>
          <table:table-cell table:style-name="ce14" office:value-type="float" office:value="1777.12655546485" calcext:value-type="float">
            <text:p>1777</text:p>
          </table:table-cell>
          <table:table-cell table:style-name="ce14" office:value-type="float" office:value="1231.66350725012" calcext:value-type="float">
            <text:p>1232</text:p>
          </table:table-cell>
          <table:table-cell table:style-name="ce14" office:value-type="float" office:value="464.590526732084" calcext:value-type="float">
            <text:p>465</text:p>
          </table:table-cell>
          <table:table-cell table:style-name="ce14" office:value-type="float" office:value="931.571928450641" calcext:value-type="float">
            <text:p>932</text:p>
          </table:table-cell>
          <table:table-cell table:style-name="ce14" office:value-type="float" office:value="1138.13835284159" calcext:value-type="float">
            <text:p>1138</text:p>
          </table:table-cell>
          <table:table-cell table:style-name="ce14" office:value-type="float" office:value="1403.67030815483" calcext:value-type="float">
            <text:p>1404</text:p>
          </table:table-cell>
          <table:table-cell table:style-name="ce14" office:value-type="float" office:value="489.243397740704" calcext:value-type="float">
            <text:p>489</text:p>
          </table:table-cell>
          <table:table-cell table:style-name="ce14" office:value-type="float" office:value="942.093703764363" calcext:value-type="float">
            <text:p>942</text:p>
          </table:table-cell>
          <table:table-cell table:style-name="ce14" office:value-type="float" office:value="2042.04348794199" calcext:value-type="float">
            <text:p>2042</text:p>
          </table:table-cell>
          <table:table-cell table:style-name="ce14" office:value-type="float" office:value="458.448992197055" calcext:value-type="float">
            <text:p>458</text:p>
          </table:table-cell>
          <table:table-cell table:style-name="ce14" office:value-type="float" office:value="584.135260004493" calcext:value-type="float">
            <text:p>584</text:p>
          </table:table-cell>
          <table:table-cell table:style-name="ce14" office:value-type="float" office:value="2430.79633724551" calcext:value-type="float">
            <text:p>2431</text:p>
          </table:table-cell>
          <table:table-cell table:style-name="ce14" office:value-type="float" office:value="437.148785745889" calcext:value-type="float">
            <text:p>437</text:p>
          </table:table-cell>
          <table:table-cell table:style-name="ce14" office:value-type="float" office:value="541.602806466365" calcext:value-type="float">
            <text:p>542</text:p>
          </table:table-cell>
          <table:table-cell table:style-name="ce14" office:value-type="float" office:value="2494.62899723481" calcext:value-type="float">
            <text:p>2495</text:p>
          </table:table-cell>
          <table:table-cell table:style-name="ce14" office:value-type="float" office:value="509.826201157309" calcext:value-type="float">
            <text:p>510</text:p>
          </table:table-cell>
          <table:table-cell table:style-name="ce14" office:value-type="float" office:value="595.045974266553" calcext:value-type="float">
            <text:p>595</text:p>
          </table:table-cell>
          <table:table-cell table:style-name="ce14" office:value-type="float" office:value="2368.5084140232" calcext:value-type="float">
            <text:p>2369</text:p>
          </table:table-cell>
          <table:table-cell table:style-name="ce14" office:value-type="float" office:value="358.955720368926" calcext:value-type="float">
            <text:p>359</text:p>
          </table:table-cell>
          <table:table-cell table:style-name="ce14" office:value-type="float" office:value="687.641140601669" calcext:value-type="float">
            <text:p>688</text:p>
          </table:table-cell>
          <table:table-cell table:style-name="ce14" office:value-type="float" office:value="2426.78372847647" calcext:value-type="float">
            <text:p>2427</text:p>
          </table:table-cell>
          <table:table-cell table:style-name="ce14" office:value-type="float" office:value="862.663685400301" calcext:value-type="float">
            <text:p>863</text:p>
          </table:table-cell>
          <table:table-cell table:style-name="ce14" office:value-type="float" office:value="1063.6778718441" calcext:value-type="float">
            <text:p>1064</text:p>
          </table:table-cell>
          <table:table-cell table:style-name="ce14" office:value-type="float" office:value="1547.03903220266" calcext:value-type="float">
            <text:p>1547</text:p>
          </table:table-cell>
          <table:table-cell table:style-name="ce14" office:value-type="float" office:value="943.734129667401" calcext:value-type="float">
            <text:p>944</text:p>
          </table:table-cell>
          <table:table-cell table:style-name="ce14" office:value-type="float" office:value="874.776082354913" calcext:value-type="float">
            <text:p>875</text:p>
          </table:table-cell>
          <table:table-cell table:style-name="ce14" office:value-type="float" office:value="1654.87037742475" calcext:value-type="float">
            <text:p>1655</text:p>
          </table:table-cell>
          <table:table-cell table:style-name="ce14" office:value-type="float" office:value="2550.18248355377" calcext:value-type="float">
            <text:p>2550</text:p>
          </table:table-cell>
          <table:table-cell table:style-name="ce14" office:value-type="float" office:value="589.563160448717" calcext:value-type="float">
            <text:p>590</text:p>
          </table:table-cell>
          <table:table-cell table:style-name="ce14" office:value-type="float" office:value="333.63494544457" calcext:value-type="float">
            <text:p>334</text:p>
          </table:table-cell>
        </table:table-row>
        <table:table-row table:style-name="ro1" table:number-rows-repeated="2">
          <table:table-cell table:number-columns-repeated="43"/>
        </table:table-row>
        <table:table-row table:style-name="ro4">
          <table:table-cell table:style-name="ce3" office:value-type="string" calcext:value-type="string" table:number-columns-spanned="1" table:number-rows-spanned="2">
            <text:p>Industria</text:p>
          </table:table-cell>
          <table:table-cell table:style-name="ce32" office:value-type="string" calcext:value-type="string" table:number-columns-spanned="3" table:number-rows-spanned="1">
            <text:p>Departamento de Pesquisa e Desenvolvimento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Outras áreas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Outra empresa do grupo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Fornecedor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Clientes ou consumidores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Concorrentes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Empresas de consultoria</text:p>
            <text:p>e consultores independent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Universidades</text:p>
            <text:p>e institutos de pesquisa</text:p>
          </table:table-cell>
          <table:covered-table-cell table:number-columns-repeated="2" table:style-name="ce35"/>
          <table:table-cell table:style-name="ce32" office:value-type="string" calcext:value-type="string" table:number-columns-spanned="3" table:number-rows-spanned="1">
            <text:p>Centros de capacitação profissional</text:p>
            <text:p>e assistência técnica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Instituições de testes,</text:p>
            <text:p>ensaios e certificações</text:p>
          </table:table-cell>
          <table:covered-table-cell table:number-columns-repeated="2" table:style-name="ce32"/>
          <table:table-cell table:style-name="ce38" office:value-type="string" calcext:value-type="string" table:number-columns-spanned="3" table:number-rows-spanned="1">
            <text:p><text:span text:style-name="T1">Licenças, patentes</text:span></text:p>
            <text:p><text:span text:style-name="T2">e </text:span><text:span text:style-name="T3">know how</text:span></text:p>
          </table:table-cell>
          <table:covered-table-cell table:number-columns-repeated="2" table:style-name="ce38"/>
          <table:table-cell table:style-name="ce32" office:value-type="string" calcext:value-type="string" table:number-columns-spanned="3" table:number-rows-spanned="1">
            <text:p>Conferências, encontros</text:p>
            <text:p>e publicações especializadas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1">
            <text:p>Feiras</text:p>
            <text:p>e exposições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Rede de</text:p>
            <text:p>informações informatizadas</text:p>
          </table:table-cell>
          <table:covered-table-cell table:number-columns-repeated="2" table:style-name="ce35"/>
        </table:table-row>
        <table:table-row table:style-name="ro5">
          <table:covered-table-cell/>
          <table:table-cell table:style-name="ce17" office:value-type="string" calcext:value-type="string">
            <text:p>Alta</text:p>
          </table:table-cell>
          <table:table-cell table:style-name="ce17" office:value-type="string" calcext:value-type="string">
            <text:p>Média</text:p>
          </table:table-cell>
          <table:table-cell table:style-name="ce17" office:value-type="string" calcext:value-type="string">
            <text:p>Baixa</text:p>
            <text:p>e não-</text:p>
            <text:p>relevante</text:p>
          </table:table-cell>
          <table:table-cell table:style-name="ce17" office:value-type="string" calcext:value-type="string">
            <text:p>Alta</text:p>
          </table:table-cell>
          <table:table-cell table:style-name="ce17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20" office:value-type="string" calcext:value-type="string">
            <text:p>Baixa</text:p>
            <text:p>e não-</text:p>
            <text:p>relevant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4" office:value-type="float" office:value="116.435122625557" calcext:value-type="float">
            <text:p>116</text:p>
          </table:table-cell>
          <table:table-cell table:style-name="ce14" office:value-type="float" office:value="47.4167960458274" calcext:value-type="float">
            <text:p>47</text:p>
          </table:table-cell>
          <table:table-cell table:style-name="ce14" office:value-type="float" office:value="282.876469270068" calcext:value-type="float">
            <text:p>283</text:p>
          </table:table-cell>
          <table:table-cell table:style-name="ce14" office:value-type="float" office:value="164.898112044436" calcext:value-type="float">
            <text:p>165</text:p>
          </table:table-cell>
          <table:table-cell table:style-name="ce14" office:value-type="float" office:value="145.623322219244" calcext:value-type="float">
            <text:p>146</text:p>
          </table:table-cell>
          <table:table-cell table:style-name="ce14" office:value-type="float" office:value="136.206953677773" calcext:value-type="float">
            <text:p>136</text:p>
          </table:table-cell>
          <table:table-cell table:style-name="ce14" office:value-type="float" office:value="62.0468760727564" calcext:value-type="float">
            <text:p>62</text:p>
          </table:table-cell>
          <table:table-cell table:style-name="ce14" office:value-type="float" office:value="20.4495642093938" calcext:value-type="float">
            <text:p>20</text:p>
          </table:table-cell>
          <table:table-cell table:style-name="ce14" office:value-type="float" office:value="43.112764139971" calcext:value-type="float">
            <text:p>43</text:p>
          </table:table-cell>
          <table:table-cell table:style-name="ce14" office:value-type="float" office:value="91.8074270721639" calcext:value-type="float">
            <text:p>92</text:p>
          </table:table-cell>
          <table:table-cell table:style-name="ce14" office:value-type="float" office:value="156.777455470479" calcext:value-type="float">
            <text:p>157</text:p>
          </table:table-cell>
          <table:table-cell table:style-name="ce14" office:value-type="float" office:value="198.14350539881" calcext:value-type="float">
            <text:p>198</text:p>
          </table:table-cell>
          <table:table-cell table:style-name="ce14" office:value-type="float" office:value="186.076026824273" calcext:value-type="float">
            <text:p>186</text:p>
          </table:table-cell>
          <table:table-cell table:style-name="ce14" office:value-type="float" office:value="122.593978465957" calcext:value-type="float">
            <text:p>123</text:p>
          </table:table-cell>
          <table:table-cell table:style-name="ce14" office:value-type="float" office:value="138.058382651223" calcext:value-type="float">
            <text:p>138</text:p>
          </table:table-cell>
          <table:table-cell table:style-name="ce14" office:value-type="float" office:value="45.2541428314639" calcext:value-type="float">
            <text:p>45</text:p>
          </table:table-cell>
          <table:table-cell table:style-name="ce14" office:value-type="float" office:value="125.178829613787" calcext:value-type="float">
            <text:p>125</text:p>
          </table:table-cell>
          <table:table-cell table:style-name="ce14" office:value-type="float" office:value="276.295415496201" calcext:value-type="float">
            <text:p>276</text:p>
          </table:table-cell>
          <table:table-cell table:style-name="ce14" office:value-type="float" office:value="24.3699130273483" calcext:value-type="float">
            <text:p>24</text:p>
          </table:table-cell>
          <table:table-cell table:style-name="ce14" office:value-type="float" office:value="50.8445128745757" calcext:value-type="float">
            <text:p>51</text:p>
          </table:table-cell>
          <table:table-cell table:style-name="ce14" office:value-type="float" office:value="371.513962039528" calcext:value-type="float">
            <text:p>372</text:p>
          </table:table-cell>
          <table:table-cell table:style-name="ce14" office:value-type="float" office:value="24.3030442291893" calcext:value-type="float">
            <text:p>24</text:p>
          </table:table-cell>
          <table:table-cell table:style-name="ce14" office:value-type="float" office:value="53.8861293544119" calcext:value-type="float">
            <text:p>54</text:p>
          </table:table-cell>
          <table:table-cell table:style-name="ce14" office:value-type="float" office:value="368.539214357851" calcext:value-type="float">
            <text:p>369</text:p>
          </table:table-cell>
          <table:table-cell table:style-name="ce14" office:value-type="float" office:value="21.5864443989889" calcext:value-type="float">
            <text:p>22</text:p>
          </table:table-cell>
          <table:table-cell table:style-name="ce14" office:value-type="float" office:value="37.3509571550226" calcext:value-type="float">
            <text:p>37</text:p>
          </table:table-cell>
          <table:table-cell table:style-name="ce14" office:value-type="float" office:value="387.790986387441" calcext:value-type="float">
            <text:p>388</text:p>
          </table:table-cell>
          <table:table-cell table:style-name="ce14" office:value-type="float" office:value="28.8546715723562" calcext:value-type="float">
            <text:p>29</text:p>
          </table:table-cell>
          <table:table-cell table:style-name="ce14" office:value-type="float" office:value="66.5638744059059" calcext:value-type="float">
            <text:p>67</text:p>
          </table:table-cell>
          <table:table-cell table:style-name="ce14" office:value-type="float" office:value="351.30984196319" calcext:value-type="float">
            <text:p>351</text:p>
          </table:table-cell>
          <table:table-cell table:style-name="ce14" office:value-type="float" office:value="31.8623664462185" calcext:value-type="float">
            <text:p>32</text:p>
          </table:table-cell>
          <table:table-cell table:style-name="ce14" office:value-type="float" office:value="23.4373760770093" calcext:value-type="float">
            <text:p>23</text:p>
          </table:table-cell>
          <table:table-cell table:style-name="ce14" office:value-type="float" office:value="391.428645418225" calcext:value-type="float">
            <text:p>391</text:p>
          </table:table-cell>
          <table:table-cell table:style-name="ce14" office:value-type="float" office:value="41.3162132619479" calcext:value-type="float">
            <text:p>41</text:p>
          </table:table-cell>
          <table:table-cell table:style-name="ce14" office:value-type="float" office:value="141.097185998444" calcext:value-type="float">
            <text:p>141</text:p>
          </table:table-cell>
          <table:table-cell table:style-name="ce14" office:value-type="float" office:value="264.31498868106" calcext:value-type="float">
            <text:p>264</text:p>
          </table:table-cell>
          <table:table-cell table:style-name="ce14" office:value-type="float" office:value="132.966794373507" calcext:value-type="float">
            <text:p>133</text:p>
          </table:table-cell>
          <table:table-cell table:style-name="ce14" office:value-type="float" office:value="146.364604221033" calcext:value-type="float">
            <text:p>146</text:p>
          </table:table-cell>
          <table:table-cell table:style-name="ce14" office:value-type="float" office:value="167.396989346912" calcext:value-type="float">
            <text:p>167</text:p>
          </table:table-cell>
          <table:table-cell table:style-name="ce14" office:value-type="float" office:value="159.416753021853" calcext:value-type="float">
            <text:p>159</text:p>
          </table:table-cell>
          <table:table-cell table:style-name="ce14" office:value-type="float" office:value="94.0890761927234" calcext:value-type="float">
            <text:p>94</text:p>
          </table:table-cell>
          <table:table-cell table:style-name="ce14" office:value-type="float" office:value="193.222558726877" calcext:value-type="float">
            <text:p>19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4" office:value-type="float" office:value="1050.50307248088" calcext:value-type="float">
            <text:p>1051</text:p>
          </table:table-cell>
          <table:table-cell table:style-name="ce14" office:value-type="float" office:value="268.169711443395" calcext:value-type="float">
            <text:p>268</text:p>
          </table:table-cell>
          <table:table-cell table:style-name="ce14" office:value-type="float" office:value="355.370855248219" calcext:value-type="float">
            <text:p>355</text:p>
          </table:table-cell>
          <table:table-cell table:style-name="ce14" office:value-type="float" office:value="1120.20226677839" calcext:value-type="float">
            <text:p>1120</text:p>
          </table:table-cell>
          <table:table-cell table:style-name="ce14" office:value-type="float" office:value="849.049064249375" calcext:value-type="float">
            <text:p>849</text:p>
          </table:table-cell>
          <table:table-cell table:style-name="ce14" office:value-type="float" office:value="1182.00015266536" calcext:value-type="float">
            <text:p>1182</text:p>
          </table:table-cell>
          <table:table-cell table:style-name="ce14" office:value-type="float" office:value="180.534266173974" calcext:value-type="float">
            <text:p>181</text:p>
          </table:table-cell>
          <table:table-cell table:style-name="ce14" office:value-type="float" office:value="56.7926969062162" calcext:value-type="float">
            <text:p>57</text:p>
          </table:table-cell>
          <table:table-cell table:style-name="ce14" office:value-type="float" office:value="151.330031298879" calcext:value-type="float">
            <text:p>151</text:p>
          </table:table-cell>
          <table:table-cell table:style-name="ce14" office:value-type="float" office:value="879.328240179105" calcext:value-type="float">
            <text:p>879</text:p>
          </table:table-cell>
          <table:table-cell table:style-name="ce14" office:value-type="float" office:value="872.601061284028" calcext:value-type="float">
            <text:p>873</text:p>
          </table:table-cell>
          <table:table-cell table:style-name="ce14" office:value-type="float" office:value="1399.32218222999" calcext:value-type="float">
            <text:p>1399</text:p>
          </table:table-cell>
          <table:table-cell table:style-name="ce14" office:value-type="float" office:value="1662.4697806992" calcext:value-type="float">
            <text:p>1662</text:p>
          </table:table-cell>
          <table:table-cell table:style-name="ce14" office:value-type="float" office:value="1108.30122624902" calcext:value-type="float">
            <text:p>1108</text:p>
          </table:table-cell>
          <table:table-cell table:style-name="ce14" office:value-type="float" office:value="380.480476744909" calcext:value-type="float">
            <text:p>380</text:p>
          </table:table-cell>
          <table:table-cell table:style-name="ce14" office:value-type="float" office:value="827.183964157267" calcext:value-type="float">
            <text:p>827</text:p>
          </table:table-cell>
          <table:table-cell table:style-name="ce14" office:value-type="float" office:value="984.69645069147" calcext:value-type="float">
            <text:p>985</text:p>
          </table:table-cell>
          <table:table-cell table:style-name="ce14" office:value-type="float" office:value="1339.37106884439" calcext:value-type="float">
            <text:p>1339</text:p>
          </table:table-cell>
          <table:table-cell table:style-name="ce14" office:value-type="float" office:value="466.409050033669" calcext:value-type="float">
            <text:p>466</text:p>
          </table:table-cell>
          <table:table-cell table:style-name="ce14" office:value-type="float" office:value="803.608385004014" calcext:value-type="float">
            <text:p>804</text:p>
          </table:table-cell>
          <table:table-cell table:style-name="ce14" office:value-type="float" office:value="1881.23404865544" calcext:value-type="float">
            <text:p>1881</text:p>
          </table:table-cell>
          <table:table-cell table:style-name="ce14" office:value-type="float" office:value="441.097802858046" calcext:value-type="float">
            <text:p>441</text:p>
          </table:table-cell>
          <table:table-cell table:style-name="ce14" office:value-type="float" office:value="527.120114134856" calcext:value-type="float">
            <text:p>527</text:p>
          </table:table-cell>
          <table:table-cell table:style-name="ce14" office:value-type="float" office:value="2183.03356670022" calcext:value-type="float">
            <text:p>2183</text:p>
          </table:table-cell>
          <table:table-cell table:style-name="ce14" office:value-type="float" office:value="419.967913860875" calcext:value-type="float">
            <text:p>420</text:p>
          </table:table-cell>
          <table:table-cell table:style-name="ce14" office:value-type="float" office:value="441.937846467227" calcext:value-type="float">
            <text:p>442</text:p>
          </table:table-cell>
          <table:table-cell table:style-name="ce14" office:value-type="float" office:value="2289.34572336502" calcext:value-type="float">
            <text:p>2289</text:p>
          </table:table-cell>
          <table:table-cell table:style-name="ce14" office:value-type="float" office:value="446.608141471651" calcext:value-type="float">
            <text:p>447</text:p>
          </table:table-cell>
          <table:table-cell table:style-name="ce14" office:value-type="float" office:value="510.034093714905" calcext:value-type="float">
            <text:p>510</text:p>
          </table:table-cell>
          <table:table-cell table:style-name="ce14" office:value-type="float" office:value="2194.60924850657" calcext:value-type="float">
            <text:p>2195</text:p>
          </table:table-cell>
          <table:table-cell table:style-name="ce14" office:value-type="float" office:value="289.561942947501" calcext:value-type="float">
            <text:p>290</text:p>
          </table:table-cell>
          <table:table-cell table:style-name="ce14" office:value-type="float" office:value="665.90560837554" calcext:value-type="float">
            <text:p>666</text:p>
          </table:table-cell>
          <table:table-cell table:style-name="ce14" office:value-type="float" office:value="2195.78393237009" calcext:value-type="float">
            <text:p>2196</text:p>
          </table:table-cell>
          <table:table-cell table:style-name="ce14" office:value-type="float" office:value="765.600533852278" calcext:value-type="float">
            <text:p>766</text:p>
          </table:table-cell>
          <table:table-cell table:style-name="ce14" office:value-type="float" office:value="1000.21385736079" calcext:value-type="float">
            <text:p>1000</text:p>
          </table:table-cell>
          <table:table-cell table:style-name="ce14" office:value-type="float" office:value="1385.43709248006" calcext:value-type="float">
            <text:p>1385</text:p>
          </table:table-cell>
          <table:table-cell table:style-name="ce14" office:value-type="float" office:value="840.22890592291" calcext:value-type="float">
            <text:p>840</text:p>
          </table:table-cell>
          <table:table-cell table:style-name="ce14" office:value-type="float" office:value="743.40532727611" calcext:value-type="float">
            <text:p>743</text:p>
          </table:table-cell>
          <table:table-cell table:style-name="ce14" office:value-type="float" office:value="1567.61725049411" calcext:value-type="float">
            <text:p>1568</text:p>
          </table:table-cell>
          <table:table-cell table:style-name="ce14" office:value-type="float" office:value="2297.45826548087" calcext:value-type="float">
            <text:p>2297</text:p>
          </table:table-cell>
          <table:table-cell table:style-name="ce14" office:value-type="float" office:value="560.972452201295" calcext:value-type="float">
            <text:p>561</text:p>
          </table:table-cell>
          <table:table-cell table:style-name="ce14" office:value-type="float" office:value="292.82076601096" calcext:value-type="float">
            <text:p>293</text:p>
          </table:table-cell>
        </table:table-row>
      </table:table>
      <table:table table:name="fontes_localizacao" table:style-name="ta1">
        <table:table-column table:style-name="co2" table:number-columns-repeated="25" table:default-cell-style-name="Default"/>
        <table:table-row table:style-name="ro6">
          <table:table-cell/>
          <table:table-cell table:style-name="ce40" office:value-type="string" calcext:value-type="string" table:number-columns-spanned="2" table:number-rows-spanned="1">
            <text:p>Outra</text:p>
            <text:p>empresa do grupo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Fornecedores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Clientes</text:p>
            <text:p>ou consumidores</text:p>
          </table:table-cell>
          <table:covered-table-cell table:style-name="ce43"/>
          <table:table-cell table:style-name="ce32" office:value-type="string" calcext:value-type="string" table:number-columns-spanned="2" table:number-rows-spanned="1">
            <text:p>Concorrente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Empresas</text:p>
            <text:p>de consultoria e</text:p>
            <text:p>consultores</text:p>
            <text:p>independente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Universidades</text:p>
            <text:p>e institutos</text:p>
            <text:p>de pesquisa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entros de</text:p>
            <text:p>capacitação</text:p>
            <text:p>profissional e</text:p>
            <text:p>assistência técnica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Instituições</text:p>
            <text:p>de testes, ensaios</text:p>
            <text:p>e certificações</text:p>
          </table:table-cell>
          <table:covered-table-cell table:style-name="ce35"/>
          <table:table-cell table:style-name="ce32" office:value-type="string" calcext:value-type="string" table:number-columns-spanned="2" table:number-rows-spanned="1">
            <text:p><text:span text:style-name="T2">Licenças, patentes e </text:span><text:span text:style-name="T3">know how</text:span>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onferências,</text:p>
            <text:p>encontros e publicações</text:p>
            <text:p>especializada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Feiras</text:p>
            <text:p>e exposições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Redes de</text:p>
            <text:p>informações</text:p>
            <text:p>informatizadas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Beneficiarias</text:p>
          </table:table-cell>
          <table:table-cell table:style-name="ce19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153" calcext:value-type="float">
            <text:p>153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5"/>
        </table:table-row>
        <table:table-row table:style-name="ro6">
          <table:table-cell/>
          <table:table-cell table:style-name="ce40" office:value-type="string" calcext:value-type="string" table:number-columns-spanned="2" table:number-rows-spanned="1">
            <text:p>Outra</text:p>
            <text:p>empresa do grupo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Fornecedores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Clientes</text:p>
            <text:p>ou consumidores</text:p>
          </table:table-cell>
          <table:covered-table-cell table:style-name="ce43"/>
          <table:table-cell table:style-name="ce32" office:value-type="string" calcext:value-type="string" table:number-columns-spanned="2" table:number-rows-spanned="1">
            <text:p>Concorrente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Empresas</text:p>
            <text:p>de consultoria e</text:p>
            <text:p>consultores</text:p>
            <text:p>independente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Universidades</text:p>
            <text:p>e institutos</text:p>
            <text:p>de pesquisa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entros de</text:p>
            <text:p>capacitação</text:p>
            <text:p>profissional e</text:p>
            <text:p>assistência técnica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Instituições</text:p>
            <text:p>de testes, ensaios</text:p>
            <text:p>e certificações</text:p>
          </table:table-cell>
          <table:covered-table-cell table:style-name="ce35"/>
          <table:table-cell table:style-name="ce32" office:value-type="string" calcext:value-type="string" table:number-columns-spanned="2" table:number-rows-spanned="1">
            <text:p><text:span text:style-name="T2">Licenças, patentes e </text:span><text:span text:style-name="T3">know how</text:span>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onferências,</text:p>
            <text:p>encontros e publicações</text:p>
            <text:p>especializada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Feiras</text:p>
            <text:p>e exposições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Redes de</text:p>
            <text:p>informações</text:p>
            <text:p>informatizadas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Setor</text:p>
          </table:table-cell>
          <table:table-cell table:style-name="ce19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4" office:value-type="float" office:value="31.7478954913805" calcext:value-type="float">
            <text:p>32</text:p>
          </table:table-cell>
          <table:table-cell table:style-name="ce14" office:value-type="float" office:value="54.2205956177496" calcext:value-type="float">
            <text:p>54</text:p>
          </table:table-cell>
          <table:table-cell table:style-name="ce14" office:value-type="float" office:value="180.149716564654" calcext:value-type="float">
            <text:p>180</text:p>
          </table:table-cell>
          <table:table-cell table:style-name="ce14" office:value-type="float" office:value="115.236527959893" calcext:value-type="float">
            <text:p>115</text:p>
          </table:table-cell>
          <table:table-cell table:style-name="ce14" office:value-type="float" office:value="370.169475453452" calcext:value-type="float">
            <text:p>370</text:p>
          </table:table-cell>
          <table:table-cell table:style-name="ce14" office:value-type="float" office:value="13.2109431608576" calcext:value-type="float">
            <text:p>13</text:p>
          </table:table-cell>
          <table:table-cell table:style-name="ce14" office:value-type="float" office:value="219.823484865643" calcext:value-type="float">
            <text:p>220</text:p>
          </table:table-cell>
          <table:table-cell table:style-name="ce14" office:value-type="float" office:value="32.0732675452502" calcext:value-type="float">
            <text:p>32</text:p>
          </table:table-cell>
          <table:table-cell table:style-name="ce14" office:value-type="float" office:value="101.773719239692" calcext:value-type="float">
            <text:p>102</text:p>
          </table:table-cell>
          <table:table-cell table:style-name="ce14" office:value-type="float" office:value="4.00000000966162" calcext:value-type="float">
            <text:p>4</text:p>
          </table:table-cell>
          <table:table-cell table:style-name="ce14" office:value-type="float" office:value="115.331912998538" calcext:value-type="float">
            <text:p>1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7.59419418808" calcext:value-type="float">
            <text:p>108</text:p>
          </table:table-cell>
          <table:table-cell table:style-name="ce14" office:value-type="float" office:value="3.00000000289778" calcext:value-type="float">
            <text:p>3</text:p>
          </table:table-cell>
          <table:table-cell table:style-name="ce14" office:value-type="float" office:value="104.270126261886" calcext:value-type="float">
            <text:p>104</text:p>
          </table:table-cell>
          <table:table-cell table:style-name="ce14" office:value-type="float" office:value="11.712036364667" calcext:value-type="float">
            <text:p>12</text:p>
          </table:table-cell>
          <table:table-cell table:style-name="ce14" office:value-type="float" office:value="40.2304301085623" calcext:value-type="float">
            <text:p>40</text:p>
          </table:table-cell>
          <table:table-cell table:style-name="ce14" office:value-type="float" office:value="31.271409138855" calcext:value-type="float">
            <text:p>31</text:p>
          </table:table-cell>
          <table:table-cell table:style-name="ce14" office:value-type="float" office:value="190.578298903817" calcext:value-type="float">
            <text:p>191</text:p>
          </table:table-cell>
          <table:table-cell table:style-name="ce14" office:value-type="float" office:value="54.0570062847538" calcext:value-type="float">
            <text:p>54</text:p>
          </table:table-cell>
          <table:table-cell table:style-name="ce14" office:value-type="float" office:value="215.253416806718" calcext:value-type="float">
            <text:p>215</text:p>
          </table:table-cell>
          <table:table-cell table:style-name="ce14" office:value-type="float" office:value="105.345939516152" calcext:value-type="float">
            <text:p>105</text:p>
          </table:table-cell>
          <table:table-cell table:style-name="ce14" office:value-type="float" office:value="153.747492805631" calcext:value-type="float">
            <text:p>154</text:p>
          </table:table-cell>
          <table:table-cell table:style-name="ce14" office:value-type="float" office:value="158.096283922302" calcext:value-type="float">
            <text:p>15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4" office:value-type="float" office:value="227.543857661349" calcext:value-type="float">
            <text:p>228</text:p>
          </table:table-cell>
          <table:table-cell table:style-name="ce14" office:value-type="float" office:value="98.4859832184116" calcext:value-type="float">
            <text:p>98</text:p>
          </table:table-cell>
          <table:table-cell table:style-name="ce14" office:value-type="float" office:value="1913.02111518314" calcext:value-type="float">
            <text:p>1913</text:p>
          </table:table-cell>
          <table:table-cell table:style-name="ce14" office:value-type="float" office:value="747.336199013828" calcext:value-type="float">
            <text:p>747</text:p>
          </table:table-cell>
          <table:table-cell table:style-name="ce14" office:value-type="float" office:value="3055.12287713451" calcext:value-type="float">
            <text:p>3055</text:p>
          </table:table-cell>
          <table:table-cell table:style-name="ce14" office:value-type="float" office:value="71.6589150219587" calcext:value-type="float">
            <text:p>72</text:p>
          </table:table-cell>
          <table:table-cell table:style-name="ce14" office:value-type="float" office:value="2565.04972492399" calcext:value-type="float">
            <text:p>2565</text:p>
          </table:table-cell>
          <table:table-cell table:style-name="ce14" office:value-type="float" office:value="257.726316791933" calcext:value-type="float">
            <text:p>258</text:p>
          </table:table-cell>
          <table:table-cell table:style-name="ce14" office:value-type="float" office:value="2019.08340347084" calcext:value-type="float">
            <text:p>2019</text:p>
          </table:table-cell>
          <table:table-cell table:style-name="ce14" office:value-type="float" office:value="130.901398297078" calcext:value-type="float">
            <text:p>131</text:p>
          </table:table-cell>
          <table:table-cell table:style-name="ce14" office:value-type="float" office:value="1797.87332968036" calcext:value-type="float">
            <text:p>1798</text:p>
          </table:table-cell>
          <table:table-cell table:style-name="ce14" office:value-type="float" office:value="29.8462507691061" calcext:value-type="float">
            <text:p>30</text:p>
          </table:table-cell>
          <table:table-cell table:style-name="ce14" office:value-type="float" office:value="1521.61477235214" calcext:value-type="float">
            <text:p>1522</text:p>
          </table:table-cell>
          <table:table-cell table:style-name="ce14" office:value-type="float" office:value="39.1348012629023" calcext:value-type="float">
            <text:p>39</text:p>
          </table:table-cell>
          <table:table-cell table:style-name="ce14" office:value-type="float" office:value="1684.34753607039" calcext:value-type="float">
            <text:p>1684</text:p>
          </table:table-cell>
          <table:table-cell table:style-name="ce14" office:value-type="float" office:value="52.1052745575985" calcext:value-type="float">
            <text:p>52</text:p>
          </table:table-cell>
          <table:table-cell table:style-name="ce14" office:value-type="float" office:value="1653.57268202131" calcext:value-type="float">
            <text:p>1654</text:p>
          </table:table-cell>
          <table:table-cell table:style-name="ce14" office:value-type="float" office:value="38.6731654372788" calcext:value-type="float">
            <text:p>39</text:p>
          </table:table-cell>
          <table:table-cell table:style-name="ce14" office:value-type="float" office:value="1943.19298887594" calcext:value-type="float">
            <text:p>1943</text:p>
          </table:table-cell>
          <table:table-cell table:style-name="ce14" office:value-type="float" office:value="615.57529731302" calcext:value-type="float">
            <text:p>616</text:p>
          </table:table-cell>
          <table:table-cell table:style-name="ce14" office:value-type="float" office:value="2267.51470172954" calcext:value-type="float">
            <text:p>2268</text:p>
          </table:table-cell>
          <table:table-cell table:style-name="ce14" office:value-type="float" office:value="477.740355971894" calcext:value-type="float">
            <text:p>478</text:p>
          </table:table-cell>
          <table:table-cell table:style-name="ce14" office:value-type="float" office:value="1873.06548213827" calcext:value-type="float">
            <text:p>1873</text:p>
          </table:table-cell>
          <table:table-cell table:style-name="ce14" office:value-type="float" office:value="1378.02087657456" calcext:value-type="float">
            <text:p>1378</text:p>
          </table:table-cell>
        </table:table-row>
        <table:table-row table:style-name="ro1">
          <table:table-cell table:number-columns-repeated="25"/>
        </table:table-row>
        <table:table-row table:style-name="ro6">
          <table:table-cell/>
          <table:table-cell table:style-name="ce40" office:value-type="string" calcext:value-type="string" table:number-columns-spanned="2" table:number-rows-spanned="1">
            <text:p>Outra</text:p>
            <text:p>empresa do grupo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Fornecedores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Clientes</text:p>
            <text:p>ou consumidores</text:p>
          </table:table-cell>
          <table:covered-table-cell table:style-name="ce43"/>
          <table:table-cell table:style-name="ce32" office:value-type="string" calcext:value-type="string" table:number-columns-spanned="2" table:number-rows-spanned="1">
            <text:p>Concorrente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Empresas</text:p>
            <text:p>de consultoria e</text:p>
            <text:p>consultores</text:p>
            <text:p>independente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Universidades</text:p>
            <text:p>e institutos</text:p>
            <text:p>de pesquisa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entros de</text:p>
            <text:p>capacitação</text:p>
            <text:p>profissional e</text:p>
            <text:p>assistência técnica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Instituições</text:p>
            <text:p>de testes, ensaios</text:p>
            <text:p>e certificações</text:p>
          </table:table-cell>
          <table:covered-table-cell table:style-name="ce35"/>
          <table:table-cell table:style-name="ce32" office:value-type="string" calcext:value-type="string" table:number-columns-spanned="2" table:number-rows-spanned="1">
            <text:p><text:span text:style-name="T2">Licenças, patentes e </text:span><text:span text:style-name="T3">know how</text:span>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onferências,</text:p>
            <text:p>encontros e publicações</text:p>
            <text:p>especializada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Feiras</text:p>
            <text:p>e exposições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Redes de</text:p>
            <text:p>informações</text:p>
            <text:p>informatizadas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Industria</text:p>
          </table:table-cell>
          <table:table-cell table:style-name="ce19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2" office:value-type="string" calcext:value-type="string">
            <text:p>Exterior</text:p>
          </table:table-cell>
          <table:table-cell table:style-name="ce32" office:value-type="string" calcext:value-type="string">
            <text:p>Brasil</text:p>
          </table:table-cell>
          <table:table-cell table:style-name="ce35" office:value-type="string" calcext:value-type="string">
            <text:p>Exteri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4"/>
        </table:table-row>
      </table:table>
      <table:table table:name="parcerias" table:style-name="ta1">
        <table:shapes>
          <draw:frame draw:z-index="0" draw:style-name="gr1" draw:text-style-name="P1" svg:width="186.32mm" svg:height="109.33mm" svg:x="39mm" svg:y="170.89mm">
            <loext:p draw:notify-on-update-of-ranges="parcerias.B1:parcerias.J2 parcerias.A3:parcerias.A3 parcerias.B3:parcerias.J3 parcerias.A4:parcerias.A4 parcerias.B4:parcerias.J4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" draw:style-name="gr1" draw:text-style-name="P1" svg:width="181.68mm" svg:height="102.19mm" svg:x="6.84mm" svg:y="8.59mm">
            <loext:p draw:notify-on-update-of-ranges="parcerias.B8:parcerias.J9 parcerias.A10:parcerias.A10 parcerias.B10:parcerias.J10 parcerias.A11:parcerias.A11 parcerias.B11:parcerias.J11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2" table:number-columns-repeated="30" table:default-cell-style-name="Default"/>
        <table:table-row table:style-name="ro4">
          <table:table-cell table:style-name="ce22" office:value-type="string" calcext:value-type="string" table:number-columns-spanned="1" table:number-rows-spanned="2">
            <text:p>Beneficiarias</text:p>
          </table:table-cell>
          <table:table-cell table:style-name="ce47" office:value-type="string" calcext:value-type="string" table:number-columns-spanned="3" table:number-rows-spanned="1">
            <text:p>Empresas de consultoria 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Universidades</text:p>
            <text:p>e institutos de pesquisa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Centros de capacitação profissional</text:p>
            <text:p>e assistência técnica</text:p>
          </table:table-cell>
          <table:covered-table-cell table:number-columns-repeated="2" table:style-name="ce47"/>
          <table:table-cell table:number-columns-repeated="20"/>
        </table:table-row>
        <table:table-row table:style-name="ro5">
          <table:covered-table-cell table:style-name="ce10"/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Baixa</text:p>
            <text:p>e não-</text:p>
            <text:p>relevante</text:p>
          </table:table-cell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Baixa</text:p>
            <text:p>e não-</text:p>
            <text:p>relevante</text:p>
          </table:table-cell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Baixa</text:p>
            <text:p>e não-</text:p>
            <text:p>relevante</text:p>
          </table:table-cell>
          <table:table-cell table:number-columns-repeated="20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table:style-name="ce10" office:value-type="float" office:value="2014" calcext:value-type="float">
            <text:p>20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20"/>
        </table:table-row>
        <table:table-row table:style-name="ro1" table:number-rows-repeated="3">
          <table:table-cell table:number-columns-repeated="30"/>
        </table:table-row>
        <table:table-row table:style-name="ro4">
          <table:table-cell table:style-name="ce22" office:value-type="string" calcext:value-type="string" table:number-columns-spanned="1" table:number-rows-spanned="2">
            <text:p>setor</text:p>
          </table:table-cell>
          <table:table-cell table:style-name="ce47" office:value-type="string" calcext:value-type="string" table:number-columns-spanned="3" table:number-rows-spanned="1">
            <text:p>Empresas de consultoria 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Universidades</text:p>
            <text:p>e institutos de pesquisa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Centros de capacitação profissional</text:p>
            <text:p>e assistência técnica</text:p>
          </table:table-cell>
          <table:covered-table-cell table:number-columns-repeated="2" table:style-name="ce47"/>
          <table:table-cell table:number-columns-repeated="20"/>
        </table:table-row>
        <table:table-row table:style-name="ro5">
          <table:covered-table-cell table:style-name="ce10"/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Baixa</text:p>
            <text:p>e não-</text:p>
            <text:p>relevante</text:p>
          </table:table-cell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Baixa</text:p>
            <text:p>e não-</text:p>
            <text:p>relevante</text:p>
          </table:table-cell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Baixa</text:p>
            <text:p>e não-</text:p>
            <text:p>relevante</text:p>
          </table:table-cell>
          <table:table-cell table:number-columns-repeated="20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24" office:value-type="float" office:value="4.56298492914342" calcext:value-type="float">
            <text:p>5</text:p>
          </table:table-cell>
          <table:table-cell table:style-name="ce24" office:value-type="float" office:value="14.6334492681919" calcext:value-type="float">
            <text:p>15</text:p>
          </table:table-cell>
          <table:table-cell table:style-name="ce24" office:value-type="float" office:value="70.5959578459399" calcext:value-type="float">
            <text:p>71</text:p>
          </table:table-cell>
          <table:table-cell table:style-name="ce24" office:value-type="float" office:value="11.4761552670504" calcext:value-type="float">
            <text:p>11</text:p>
          </table:table-cell>
          <table:table-cell table:style-name="ce24" office:value-type="float" office:value="11.5257366030837" calcext:value-type="float">
            <text:p>12</text:p>
          </table:table-cell>
          <table:table-cell table:style-name="ce24" office:value-type="float" office:value="66.7905001731411" calcext:value-type="float">
            <text:p>67</text:p>
          </table:table-cell>
          <table:table-cell table:style-name="ce24" office:value-type="float" office:value="4.20691469941771" calcext:value-type="float">
            <text:p>4</text:p>
          </table:table-cell>
          <table:table-cell table:style-name="ce24" office:value-type="float" office:value="17.6096459573391" calcext:value-type="float">
            <text:p>18</text:p>
          </table:table-cell>
          <table:table-cell table:style-name="ce24" office:value-type="float" office:value="67.9758313865185" calcext:value-type="float">
            <text:p>68</text:p>
          </table:table-cell>
          <table:table-cell table:number-columns-repeated="20"/>
        </table:table-row>
        <table:table-row table:style-name="ro1">
          <table:table-cell table:style-name="ce10" office:value-type="float" office:value="2014" calcext:value-type="float">
            <text:p>2014</text:p>
          </table:table-cell>
          <table:table-cell table:style-name="ce24" office:value-type="float" office:value="139.657228111026" calcext:value-type="float">
            <text:p>140</text:p>
          </table:table-cell>
          <table:table-cell table:style-name="ce24" office:value-type="float" office:value="214.599703167249" calcext:value-type="float">
            <text:p>215</text:p>
          </table:table-cell>
          <table:table-cell table:style-name="ce24" office:value-type="float" office:value="649.394158366152" calcext:value-type="float">
            <text:p>649</text:p>
          </table:table-cell>
          <table:table-cell table:style-name="ce24" office:value-type="float" office:value="136.515580393097" calcext:value-type="float">
            <text:p>137</text:p>
          </table:table-cell>
          <table:table-cell table:style-name="ce24" office:value-type="float" office:value="201.753345423518" calcext:value-type="float">
            <text:p>202</text:p>
          </table:table-cell>
          <table:table-cell table:style-name="ce24" office:value-type="float" office:value="665.382163827812" calcext:value-type="float">
            <text:p>665</text:p>
          </table:table-cell>
          <table:table-cell table:style-name="ce24" office:value-type="float" office:value="94.3472199645957" calcext:value-type="float">
            <text:p>94</text:p>
          </table:table-cell>
          <table:table-cell table:style-name="ce24" office:value-type="float" office:value="153.622706192865" calcext:value-type="float">
            <text:p>154</text:p>
          </table:table-cell>
          <table:table-cell table:style-name="ce24" office:value-type="float" office:value="755.681163486966" calcext:value-type="float">
            <text:p>756</text:p>
          </table:table-cell>
          <table:table-cell table:number-columns-repeated="20"/>
        </table:table-row>
        <table:table-row table:style-name="ro1" table:number-rows-repeated="6">
          <table:table-cell table:number-columns-repeated="30"/>
        </table:table-row>
        <table:table-row table:style-name="ro5">
          <table:table-cell table:style-name="ce10"/>
          <table:table-cell table:style-name="ce47" office:value-type="string" calcext:value-type="string" table:number-columns-spanned="2" table:number-rows-spanned="1">
            <text:p>Empresas</text:p>
            <text:p>de consultoria 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Universidades</text:p>
            <text:p>e institutos de pesquisa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Centros de</text:p>
            <text:p>capacitação profissional</text:p>
            <text:p>e assistência técnica</text:p>
          </table:table-cell>
          <table:covered-table-cell table:style-name="ce47"/>
          <table:table-cell table:number-columns-repeated="23"/>
        </table:table-row>
        <table:table-row table:style-name="ro1">
          <table:table-cell table:style-name="ce10" office:value-type="string" calcext:value-type="string">
            <text:p>Beneficiarias</text:p>
          </table:table-cell>
          <table:table-cell table:style-name="ce47" office:value-type="string" calcext:value-type="string">
            <text:p>Brasil</text:p>
          </table:table-cell>
          <table:table-cell table:style-name="ce47" office:value-type="string" calcext:value-type="string">
            <text:p>Exterior</text:p>
          </table:table-cell>
          <table:table-cell table:style-name="ce47" office:value-type="string" calcext:value-type="string">
            <text:p>Brasil</text:p>
          </table:table-cell>
          <table:table-cell table:style-name="ce47" office:value-type="string" calcext:value-type="string">
            <text:p>Exterior</text:p>
          </table:table-cell>
          <table:table-cell table:style-name="ce47" office:value-type="string" calcext:value-type="string">
            <text:p>Brasil</text:p>
          </table:table-cell>
          <table:table-cell table:style-name="ce47" office:value-type="string" calcext:value-type="string">
            <text:p>Exterior</text:p>
          </table:table-cell>
          <table:table-cell table:number-columns-repeated="23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10" office:value-type="float" office:value="2014" calcext:value-type="float">
            <text:p>201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Empresas que implementaram inovações Com relações de cooperação com outras organizações, por grau de importância da parceria</text:p>
          </table:table-cell>
          <table:table-cell table:number-columns-repeated="19"/>
        </table:table-row>
        <table:table-row table:style-name="ro5">
          <table:table-cell table:style-name="ce10"/>
          <table:table-cell table:style-name="ce47" office:value-type="string" calcext:value-type="string" table:number-columns-spanned="2" table:number-rows-spanned="1">
            <text:p>Empresas</text:p>
            <text:p>de consultoria 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Universidades</text:p>
            <text:p>e institutos de pesquisa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Centros de</text:p>
            <text:p>capacitação profissional</text:p>
            <text:p>e assistência técnica</text:p>
          </table:table-cell>
          <table:covered-table-cell table:style-name="ce47"/>
          <table:table-cell table:number-columns-repeated="23"/>
        </table:table-row>
        <table:table-row table:style-name="ro1">
          <table:table-cell table:style-name="ce10" office:value-type="string" calcext:value-type="string">
            <text:p>Setor</text:p>
          </table:table-cell>
          <table:table-cell table:style-name="ce47" office:value-type="string" calcext:value-type="string">
            <text:p>Brasil</text:p>
          </table:table-cell>
          <table:table-cell table:style-name="ce47" office:value-type="string" calcext:value-type="string">
            <text:p>Exterior</text:p>
          </table:table-cell>
          <table:table-cell table:style-name="ce47" office:value-type="string" calcext:value-type="string">
            <text:p>Brasil</text:p>
          </table:table-cell>
          <table:table-cell table:style-name="ce47" office:value-type="string" calcext:value-type="string">
            <text:p>Exterior</text:p>
          </table:table-cell>
          <table:table-cell table:style-name="ce47" office:value-type="string" calcext:value-type="string">
            <text:p>Brasil</text:p>
          </table:table-cell>
          <table:table-cell table:style-name="ce47" office:value-type="string" calcext:value-type="string">
            <text:p>Exterior</text:p>
          </table:table-cell>
          <table:table-cell table:number-columns-repeated="23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24" office:value-type="float" office:value="36.9566839839561" calcext:value-type="float">
            <text:p>37</text:p>
          </table:table-cell>
          <table:table-cell table:style-name="ce24" office:value-type="float" office:value="2.00000000249291" calcext:value-type="float">
            <text:p>2</text:p>
          </table:table-cell>
          <table:table-cell table:style-name="ce24" office:value-type="float" office:value="46.406071434082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.441890111439" calcext:value-type="float">
            <text:p>4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10" office:value-type="float" office:value="2014" calcext:value-type="float">
            <text:p>2014</text:p>
          </table:table-cell>
          <table:table-cell table:style-name="ce24" office:value-type="float" office:value="436.508954064854" calcext:value-type="float">
            <text:p>437</text:p>
          </table:table-cell>
          <table:table-cell table:style-name="ce24" office:value-type="float" office:value="10.6862188590673" calcext:value-type="float">
            <text:p>11</text:p>
          </table:table-cell>
          <table:table-cell table:style-name="ce24" office:value-type="float" office:value="501.294895909103" calcext:value-type="float">
            <text:p>501</text:p>
          </table:table-cell>
          <table:table-cell table:style-name="ce24" office:value-type="float" office:value="6.82993998780669" calcext:value-type="float">
            <text:p>7</text:p>
          </table:table-cell>
          <table:table-cell table:style-name="ce24" office:value-type="float" office:value="336.171650458324" calcext:value-type="float">
            <text:p>336</text:p>
          </table:table-cell>
          <table:table-cell table:style-name="ce24" office:value-type="float" office:value="11.4906840301811" calcext:value-type="float">
            <text:p>11</text:p>
          </table:table-cell>
          <table:table-cell table:number-columns-repeated="23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table:style-name="ce49" office:value-type="string" calcext:value-type="string" table:number-columns-spanned="26" table:number-rows-spanned="1">
            <text:p>Empresas que implementaram inovações</text:p>
          </table:table-cell>
          <table:covered-table-cell table:number-columns-repeated="25" table:style-name="ce46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1" table:number-rows-spanned="3">
            <text:p>Total</text:p>
          </table:table-cell>
          <table:table-cell table:style-name="ce49" office:value-type="string" calcext:value-type="string" table:number-columns-spanned="25" table:number-rows-spanned="1">
            <text:p>Com relações de cooperação com outras organizações, por grau de importância da parceria</text:p>
          </table:table-cell>
          <table:covered-table-cell table:number-columns-repeated="24" table:style-name="ce46"/>
        </table:table-row>
        <table:table-row table:style-name="ro1">
          <table:table-cell table:number-columns-repeated="4"/>
          <table:covered-table-cell/>
          <table:table-cell table:number-columns-repeated="25"/>
        </table:table-row>
        <table:table-row table:style-name="ro1">
          <table:table-cell table:number-columns-repeated="4"/>
          <table:covered-table-cell/>
          <table:table-cell table:number-columns-repeated="25"/>
        </table:table-row>
      </table:table>
      <table:table table:name="financiamento_publico" table:style-name="ta1">
        <table:shapes>
          <draw:frame draw:z-index="0" draw:style-name="gr1" draw:text-style-name="P1" svg:width="187.28mm" svg:height="108.83mm" svg:x="208.48mm" svg:y="4.28mm">
            <loext:p draw:notify-on-update-of-ranges="financiamento_publico.C9:financiamento_publico.G10 financiamento_publico.B11:financiamento_publico.B11 financiamento_publico.C11:financiamento_publico.G11 financiamento_publico.B12:financiamento_publico.B12 financiamento_publico.C12:financiamento_publico.G12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199.08mm" svg:height="111.98mm" svg:x="208.51mm" svg:y="127.63mm">
            <loext:p draw:notify-on-update-of-ranges="financiamento_publico.C18:financiamento_publico.G19 financiamento_publico.B20:financiamento_publico.B20 financiamento_publico.C20:financiamento_publico.G20 financiamento_publico.B21:financiamento_publico.B21 financiamento_publico.C21:financiamento_publico.G21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ciárias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3831" calcext:value-type="float">
            <text:p>383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49" table:number-columns-repeated="5"/>
        </table:table-row>
        <table:table-row table:style-name="ro1">
          <table:table-cell/>
          <table:table-cell table:style-name="ce3" office:value-type="float" office:value="2005" calcext:value-type="float" table:number-columns-spanned="1" table:number-rows-spanned="2">
            <text:p>2005</text:p>
          </table:table-cell>
          <table:table-cell table:style-name="ce45" office:value-type="string" calcext:value-type="string" table:number-columns-spanned="2" table:number-rows-spanned="1">
            <text:p>Incentivo fiscal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Financiamento </text:p>
          </table:table-cell>
          <table:covered-table-cell table:style-name="ce45"/>
          <table:table-cell table:style-name="ce49" office:value-type="string" calcext:value-type="string" table:number-columns-spanned="1" table:number-rows-spanned="2">
            <text:p>Outros</text:p>
            <text:p>programas</text:p>
            <text:p>de apoio</text:p>
          </table:table-cell>
        </table:table-row>
        <table:table-row table:style-name="ro7">
          <table:table-cell/>
          <table:covered-table-cell/>
          <table:table-cell table:style-name="ce45" office:value-type="string" calcext:value-type="string">
            <text:p>A Pesquisa e Desenvolvimento </text:p>
            <text:p>e inovação Tecnológica</text:p>
          </table:table-cell>
          <table:table-cell table:style-name="ce45" office:value-type="string" calcext:value-type="string">
            <text:p>Lei da informática</text:p>
          </table:table-cell>
          <table:table-cell table:style-name="ce45" office:value-type="string" calcext:value-type="string">
            <text:p>A projetos de</text:p>
            <text:p>pesquisa em parceria</text:p>
            <text:p>com universidades</text:p>
            <text:p>e institutos de</text:p>
            <text:p>pesquisa</text:p>
          </table:table-cell>
          <table:table-cell table:style-name="ce45" office:value-type="string" calcext:value-type="string">
            <text:p>À P&amp;D e compra de máquinas e</text:p>
            <text:p>equipamentos</text:p>
          </table:table-cell>
          <table:covered-table-cell table:style-name="ce49"/>
        </table:table-row>
        <table:table-row table:style-name="ro1">
          <table:table-cell/>
          <table:table-cell table:style-name="ce10" office:value-type="string" calcext:value-type="string">
            <text:p>Beneficiária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10" office:value-type="string" calcext:value-type="string">
            <text:p>Setor</text:p>
          </table:table-cell>
          <table:table-cell table:style-name="ce24" office:value-type="float" office:value="78.1998303061205" calcext:value-type="float">
            <text:p>78</text:p>
          </table:table-cell>
          <table:table-cell table:style-name="ce24" office:value-type="float" office:value="299.358332637109" calcext:value-type="float">
            <text:p>299</text:p>
          </table:table-cell>
          <table:table-cell table:style-name="ce24" office:value-type="float" office:value="118.773175390008" calcext:value-type="float">
            <text:p>119</text:p>
          </table:table-cell>
          <table:table-cell table:style-name="ce24" office:value-type="float" office:value="270.771434903517" calcext:value-type="float">
            <text:p>271</text:p>
          </table:table-cell>
          <table:table-cell table:style-name="ce24" office:value-type="float" office:value="247.557020078146" calcext:value-type="float">
            <text:p>248</text:p>
          </table:table-cell>
        </table:table-row>
        <table:table-row table:style-name="ro1">
          <table:table-cell/>
          <table:table-cell table:style-name="ce10" office:value-type="string" calcext:value-type="string">
            <text:p>Industria</text:p>
          </table:table-cell>
          <table:table-cell table:style-name="ce24" office:value-type="float" office:value="78.1998303061205" calcext:value-type="float">
            <text:p>78</text:p>
          </table:table-cell>
          <table:table-cell table:style-name="ce24" office:value-type="float" office:value="299.358332637109" calcext:value-type="float">
            <text:p>299</text:p>
          </table:table-cell>
          <table:table-cell table:style-name="ce24" office:value-type="float" office:value="114.773175413961" calcext:value-type="float">
            <text:p>115</text:p>
          </table:table-cell>
          <table:table-cell table:style-name="ce24" office:value-type="float" office:value="257.095728022015" calcext:value-type="float">
            <text:p>257</text:p>
          </table:table-cell>
          <table:table-cell table:style-name="ce24" office:value-type="float" office:value="245.028168079995" calcext:value-type="float">
            <text:p>245</text:p>
          </table:table-cell>
        </table:table-row>
        <table:table-row table:style-name="ro1">
          <table:table-cell/>
          <table:table-cell table:style-name="ce10" office:value-type="string" calcext:value-type="string">
            <text:p>Brasil</text:p>
          </table:table-cell>
          <table:table-cell table:style-name="ce24" office:value-type="float" office:value="248.819933615681" calcext:value-type="float">
            <text:p>249</text:p>
          </table:table-cell>
          <table:table-cell table:style-name="ce24" office:value-type="float" office:value="430.863058657835" calcext:value-type="float">
            <text:p>431</text:p>
          </table:table-cell>
          <table:table-cell table:style-name="ce24" office:value-type="float" office:value="450.104353569661" calcext:value-type="float">
            <text:p>450</text:p>
          </table:table-cell>
          <table:table-cell table:style-name="ce24" office:value-type="float" office:value="3883.06599361778" calcext:value-type="float">
            <text:p>3883</text:p>
          </table:table-cell>
          <table:table-cell table:style-name="ce24" office:value-type="float" office:value="2129.32105028598" calcext:value-type="float">
            <text:p>212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49" table:number-columns-repeated="5"/>
        </table:table-row>
        <table:table-row table:style-name="ro1">
          <table:table-cell/>
          <table:table-cell table:style-name="ce3" office:value-type="float" office:value="2014" calcext:value-type="float" table:number-columns-spanned="1" table:number-rows-spanned="2">
            <text:p>2014</text:p>
          </table:table-cell>
          <table:table-cell table:style-name="ce45" office:value-type="string" calcext:value-type="string" table:number-columns-spanned="2" table:number-rows-spanned="1">
            <text:p>Incentivo fiscal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Financiamento </text:p>
          </table:table-cell>
          <table:covered-table-cell table:style-name="ce45"/>
          <table:table-cell table:style-name="ce49" office:value-type="string" calcext:value-type="string" table:number-columns-spanned="1" table:number-rows-spanned="2">
            <text:p>Outros</text:p>
            <text:p>programas</text:p>
            <text:p>de apoio</text:p>
          </table:table-cell>
        </table:table-row>
        <table:table-row table:style-name="ro8">
          <table:table-cell/>
          <table:covered-table-cell/>
          <table:table-cell table:style-name="ce45" office:value-type="string" calcext:value-type="string">
            <text:p>A Pesquisa e Desenvolvimento </text:p>
            <text:p>e inovação Tecnológica</text:p>
          </table:table-cell>
          <table:table-cell table:style-name="ce45" office:value-type="string" calcext:value-type="string">
            <text:p>Lei</text:p>
            <text:p>da</text:p>
            <text:p>informática</text:p>
            <text:p/>
          </table:table-cell>
          <table:table-cell table:style-name="ce45" office:value-type="string" calcext:value-type="string">
            <text:p>A projetos de</text:p>
            <text:p>pesquisa em parceria</text:p>
            <text:p>com universidades</text:p>
            <text:p>e institutos de</text:p>
            <text:p>pesquisa</text:p>
          </table:table-cell>
          <table:table-cell table:style-name="ce45" office:value-type="string" calcext:value-type="string">
            <text:p>À P&amp;D e compra de máquinas e</text:p>
            <text:p>equipamentos</text:p>
          </table:table-cell>
          <table:covered-table-cell table:style-name="ce49"/>
        </table:table-row>
        <table:table-row table:style-name="ro1">
          <table:table-cell/>
          <table:table-cell table:style-name="ce10" office:value-type="string" calcext:value-type="string">
            <text:p>Beneficiárias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10" office:value-type="string" calcext:value-type="string">
            <text:p>Setor de Tics</text:p>
          </table:table-cell>
          <table:table-cell table:style-name="ce24" office:value-type="float" office:value="337.576562101744" calcext:value-type="float">
            <text:p>338</text:p>
          </table:table-cell>
          <table:table-cell table:style-name="ce24" office:value-type="float" office:value="260.355562274717" calcext:value-type="float">
            <text:p>260</text:p>
          </table:table-cell>
          <table:table-cell table:style-name="ce10" office:value-type="float" office:value="106" calcext:value-type="float">
            <text:p>106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296" calcext:value-type="float">
            <text:p>296</text:p>
          </table:table-cell>
        </table:table-row>
        <table:table-row table:style-name="ro1">
          <table:table-cell/>
          <table:table-cell table:style-name="ce10" office:value-type="string" calcext:value-type="string">
            <text:p>Industria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10" office:value-type="string" calcext:value-type="string">
            <text:p>Brasil</text:p>
          </table:table-cell>
          <table:table-cell table:style-name="ce24" office:value-type="float" office:value="1684" calcext:value-type="float">
            <text:p>1684</text:p>
          </table:table-cell>
          <table:table-cell table:style-name="ce24" office:value-type="float" office:value="611" calcext:value-type="float">
            <text:p>611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14240" calcext:value-type="float">
            <text:p>14240</text:p>
          </table:table-cell>
          <table:table-cell table:style-name="ce24" office:value-type="float" office:value="3857" calcext:value-type="float">
            <text:p>3857</text:p>
          </table:table-cell>
        </table:table-row>
      </table:table>
      <table:table table:name="inovações" table:style-name="ta1">
        <table:shapes>
          <draw:frame draw:z-index="0" draw:style-name="gr1" draw:text-style-name="P1" svg:width="159.99mm" svg:height="89.99mm" svg:x="309.96mm" svg:y="132.15mm">
            <loext:p draw:notify-on-update-of-ranges="inovações.M23:inovações.S24 inovações.L25:inovações.L25 inovações.M25:inovações.S25 inovações.L26:inovações.L26 inovações.M26:inovações.S26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" draw:style-name="gr1" draw:text-style-name="P1" svg:width="159.99mm" svg:height="89.99mm" svg:x="143.47mm" svg:y="186.98mm">
            <loext:p draw:notify-on-update-of-ranges="inovações.B43:inovações.H44 inovações.A45:inovações.A45 inovações.B45:inovações.H45 inovações.A46:inovações.A46 inovações.B46:inovações.H46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2" table:number-columns-repeated="19" table:default-cell-style-name="Default"/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171" calcext:value-type="float">
            <text:p>171</text:p>
          </table:table-cell>
          <table:table-cell office:value-type="float" office:value="294" calcext:value-type="float">
            <text:p>294</text:p>
          </table:table-cell>
          <table:table-cell office:value-type="float" office:value="334" calcext:value-type="float">
            <text:p>334</text:p>
          </table:table-cell>
          <table:table-cell office:value-type="float" office:value="280" calcext:value-type="float">
            <text:p>280</text:p>
          </table:table-cell>
          <table:table-cell office:value-type="float" office:value="246" calcext:value-type="float">
            <text:p>2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446" calcext:value-type="float">
            <text:p>446</text:p>
          </table:table-cell>
          <table:table-cell table:style-name="ce14" office:value-type="float" office:value="2889.76906498551" calcext:value-type="float">
            <text:p>2890</text:p>
          </table:table-cell>
          <table:table-cell office:value-type="float" office:value="2814" calcext:value-type="float">
            <text:p>2814</text:p>
          </table:table-cell>
          <table:table-cell office:value-type="float" office:value="2943" calcext:value-type="float">
            <text:p>2943</text:p>
          </table:table-cell>
          <table:table-cell office:value-type="float" office:value="3473" calcext:value-type="float">
            <text:p>34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stria</text:p>
          </table:table-cell>
          <table:table-cell office:value-type="float" office:value="446" calcext:value-type="float">
            <text:p>446</text:p>
          </table:table-cell>
          <table:table-cell office:value-type="float" office:value="2709" calcext:value-type="float">
            <text:p>2709</text:p>
          </table:table-cell>
          <table:table-cell office:value-type="float" office:value="2480" calcext:value-type="float">
            <text:p>2480</text:p>
          </table:table-cell>
          <table:table-cell office:value-type="float" office:value="2608" calcext:value-type="float">
            <text:p>2608</text:p>
          </table:table-cell>
          <table:table-cell office:value-type="float" office:value="3151" calcext:value-type="float">
            <text:p>31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asil</text:p>
          </table:table-cell>
          <table:table-cell table:style-name="ce14" office:value-type="float" office:value="22697.7249440105" calcext:value-type="float">
            <text:p>22698</text:p>
          </table:table-cell>
          <table:table-cell table:style-name="ce14"/>
          <table:table-cell table:style-name="ce14" office:value-type="float" office:value="41262" calcext:value-type="float">
            <text:p>41262</text:p>
          </table:table-cell>
          <table:table-cell table:style-name="ce14" office:value-type="float" office:value="45950" calcext:value-type="float">
            <text:p>45950</text:p>
          </table:table-cell>
          <table:table-cell table:style-name="ce14" office:value-type="float" office:value="47693" calcext:value-type="float">
            <text:p>47693</text:p>
          </table:table-cell>
          <table:table-cell table:style-name="ce14" table:number-columns-repeated="3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52" office:value-type="string" calcext:value-type="string" table:number-columns-spanned="8" table:number-rows-spanned="1">
            <text:p>Que implementaram inovações de</text:p>
          </table:table-cell>
          <table:covered-table-cell table:number-columns-repeated="7" table:style-name="ce52"/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Total</text:p>
          </table:table-cell>
          <table:table-cell table:style-name="ce16" office:value-type="string" calcext:value-type="string" table:number-columns-spanned="3" table:number-rows-spanned="1">
            <text:p>Produt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rocesso</text:p>
          </table:table-cell>
          <table:covered-table-cell table:number-columns-repeated="2" table:style-name="ce16"/>
          <table:table-cell table:style-name="ce35" office:value-type="string" calcext:value-type="string" table:number-columns-spanned="1" table:number-rows-spanned="2">
            <text:p>Produto</text:p>
            <text:p>e</text:p>
            <text:p>processo</text:p>
          </table:table-cell>
          <table:table-cell/>
          <table:table-cell table:style-name="ce16" office:value-type="string" calcext:value-type="string" table:number-columns-spanned="1" table:number-rows-spanned="2">
            <text:p>Total</text:p>
          </table:table-cell>
          <table:table-cell table:style-name="ce16" office:value-type="string" calcext:value-type="string" table:number-columns-spanned="3" table:number-rows-spanned="1">
            <text:p>Produt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rocesso</text:p>
          </table:table-cell>
          <table:covered-table-cell table:number-columns-repeated="2" table:style-name="ce16"/>
          <table:table-cell table:style-name="ce35" office:value-type="string" calcext:value-type="string" table:number-columns-spanned="1" table:number-rows-spanned="2">
            <text:p>Produto</text:p>
            <text:p>e</text:p>
            <text:p>processo</text:p>
          </table:table-cell>
          <table:table-cell/>
        </table:table-row>
        <table:table-row table:style-name="ro8">
          <table:table-cell/>
          <table:covered-table-cell table:style-name="ce32"/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covered-table-cell table:style-name="ce35"/>
          <table:table-cell/>
          <table:covered-table-cell/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setor</text:p>
          </table:table-cell>
          <table:table-cell table:number-columns-repeated="8"/>
          <table:table-cell office:value-type="string" calcext:value-type="string">
            <text:p>Beneficiárias</text:p>
          </table:table-cell>
          <table:table-cell office:value-type="float" office:value="294" calcext:value-type="float">
            <text:p>294</text:p>
          </table:table-cell>
          <table:table-cell table:style-name="ce7" table:formula="of:=[.L16]/[.K$13]" office:value-type="percentage" office:value="0.904761904761905" calcext:value-type="percentage">
            <text:p>90,48%</text:p>
          </table:table-cell>
          <table:table-cell table:style-name="ce7" table:formula="of:=[.M16]/[.K13]" office:value-type="percentage" office:value="0.527210884353742" calcext:value-type="percentage">
            <text:p>52,72%</text:p>
          </table:table-cell>
          <table:table-cell table:style-name="ce7" table:formula="of:=[.N16]/[.K13]" office:value-type="percentage" office:value="0.452380952380952" calcext:value-type="percentage">
            <text:p>45,24%</text:p>
          </table:table-cell>
          <table:table-cell table:style-name="ce7" table:formula="of:=[.O16]/[.K16]" office:value-type="percentage" office:value="0.568027210884354" calcext:value-type="percentage">
            <text:p>56,80%</text:p>
          </table:table-cell>
          <table:table-cell table:style-name="ce7" table:formula="of:=[.P16]/[.K13]" office:value-type="percentage" office:value="0.414965986394558" calcext:value-type="percentage">
            <text:p>41,50%</text:p>
          </table:table-cell>
          <table:table-cell table:style-name="ce7" table:formula="of:=[.Q16]/[.K13]" office:value-type="percentage" office:value="0.207482993197279" calcext:value-type="percentage">
            <text:p>20,75%</text:p>
          </table:table-cell>
          <table:table-cell table:style-name="ce7" table:formula="of:=[.R16]/[.K13]" office:value-type="percentage" office:value="0.472789115646259" calcext:value-type="percentage">
            <text:p>47,28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4" office:value-type="float" office:value="446.728387941452" calcext:value-type="float">
            <text:p>447</text:p>
          </table:table-cell>
          <table:table-cell table:style-name="ce14" office:value-type="float" office:value="376.871843874395" calcext:value-type="float">
            <text:p>377</text:p>
          </table:table-cell>
          <table:table-cell table:style-name="ce14" office:value-type="float" office:value="269.659332829686" calcext:value-type="float">
            <text:p>270</text:p>
          </table:table-cell>
          <table:table-cell table:style-name="ce14" office:value-type="float" office:value="148.929651255087" calcext:value-type="float">
            <text:p>149</text:p>
          </table:table-cell>
          <table:table-cell table:style-name="ce14" office:value-type="float" office:value="255.730997624613" calcext:value-type="float">
            <text:p>256</text:p>
          </table:table-cell>
          <table:table-cell table:style-name="ce14" office:value-type="float" office:value="208.405569831728" calcext:value-type="float">
            <text:p>208</text:p>
          </table:table-cell>
          <table:table-cell table:style-name="ce14" office:value-type="float" office:value="83.1686805553814" calcext:value-type="float">
            <text:p>83</text:p>
          </table:table-cell>
          <table:table-cell table:style-name="ce14" office:value-type="float" office:value="185.874453557556" calcext:value-type="float">
            <text:p>186</text:p>
          </table:table-cell>
          <table:table-cell office:value-type="string" calcext:value-type="string">
            <text:p>Setor de TICs</text:p>
          </table:table-cell>
          <table:table-cell table:style-name="ce14" office:value-type="float" office:value="2889.76906498551" calcext:value-type="float">
            <text:p>2890</text:p>
          </table:table-cell>
          <table:table-cell table:style-name="ce7" table:formula="of:=[.L17]/[.K14]" office:value-type="percentage" office:value="0.784517833911174" calcext:value-type="percentage">
            <text:p>78,45%</text:p>
          </table:table-cell>
          <table:table-cell table:style-name="ce7" table:formula="of:=[.M17]/[.K14]" office:value-type="percentage" office:value="0.623900297824719" calcext:value-type="percentage">
            <text:p>62,39%</text:p>
          </table:table-cell>
          <table:table-cell table:style-name="ce7" table:formula="of:=[.N17]/[.K14]" office:value-type="percentage" office:value="0.189423986856106" calcext:value-type="percentage">
            <text:p>18,94%</text:p>
          </table:table-cell>
          <table:table-cell table:style-name="ce7" table:formula="of:=[.O17]/[.K14]" office:value-type="percentage" office:value="0.717687859009104" calcext:value-type="percentage">
            <text:p>71,77%</text:p>
          </table:table-cell>
          <table:table-cell table:style-name="ce7" table:formula="of:=[.P17]/[.K14]" office:value-type="percentage" office:value="0.656285773586928" calcext:value-type="percentage">
            <text:p>65,63%</text:p>
          </table:table-cell>
          <table:table-cell table:style-name="ce7" table:formula="of:=[.Q17]/[.K14]" office:value-type="percentage" office:value="0.0825748369001367" calcext:value-type="percentage">
            <text:p>8,26%</text:p>
          </table:table-cell>
          <table:table-cell table:style-name="ce7" table:formula="of:=[.R17]/[.K14]" office:value-type="percentage" office:value="0.502116247828017" calcext:value-type="percentage">
            <text:p>50,21%</text:p>
          </table:table-cell>
          <table:table-cell/>
        </table:table-row>
        <table:table-row table:style-name="ro1">
          <table:table-cell office:value-type="string" calcext:value-type="string">
            <text:p>beneficiarias</text:p>
          </table:table-cell>
          <table:table-cell table:number-columns-repeated="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setor</text:p>
          </table:table-cell>
          <table:table-cell table:number-columns-repeated="9"/>
          <table:table-cell table:style-name="ce14" office:value-type="float" office:value="2889.76906498551" calcext:value-type="float">
            <text:p>2890</text:p>
          </table:table-cell>
          <table:table-cell table:style-name="ce14" office:value-type="float" office:value="2267.07536736595" calcext:value-type="float">
            <text:p>2267</text:p>
          </table:table-cell>
          <table:table-cell table:style-name="ce14" office:value-type="float" office:value="1802.92778028912" calcext:value-type="float">
            <text:p>1803</text:p>
          </table:table-cell>
          <table:table-cell table:style-name="ce14" office:value-type="float" office:value="547.391577382996" calcext:value-type="float">
            <text:p>547</text:p>
          </table:table-cell>
          <table:table-cell table:style-name="ce14" office:value-type="float" office:value="2073.95217328019" calcext:value-type="float">
            <text:p>2074</text:p>
          </table:table-cell>
          <table:table-cell table:style-name="ce14" office:value-type="float" office:value="1896.51432630159" calcext:value-type="float">
            <text:p>1897</text:p>
          </table:table-cell>
          <table:table-cell table:style-name="ce14" office:value-type="float" office:value="238.622209220239" calcext:value-type="float">
            <text:p>239</text:p>
          </table:table-cell>
          <table:table-cell office:value-type="float" office:value="1451" calcext:value-type="float">
            <text:p>145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4" office:value-type="float" office:value="2889.76906498551" calcext:value-type="float">
            <text:p>2890</text:p>
          </table:table-cell>
          <table:table-cell table:style-name="ce14" office:value-type="float" office:value="2267.07536736595" calcext:value-type="float">
            <text:p>2267</text:p>
          </table:table-cell>
          <table:table-cell table:style-name="ce14" office:value-type="float" office:value="1802.92778028912" calcext:value-type="float">
            <text:p>1803</text:p>
          </table:table-cell>
          <table:table-cell table:style-name="ce14" office:value-type="float" office:value="547.391577382996" calcext:value-type="float">
            <text:p>547</text:p>
          </table:table-cell>
          <table:table-cell table:style-name="ce14" office:value-type="float" office:value="2073.95217328019" calcext:value-type="float">
            <text:p>2074</text:p>
          </table:table-cell>
          <table:table-cell table:style-name="ce14" office:value-type="float" office:value="1896.51432630159" calcext:value-type="float">
            <text:p>1897</text:p>
          </table:table-cell>
          <table:table-cell table:style-name="ce14" office:value-type="float" office:value="238.622209220239" calcext:value-type="float">
            <text:p>239</text:p>
          </table:table-cell>
          <table:table-cell office:value-type="float" office:value="1451" calcext:value-type="float">
            <text:p>14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eficiarias</text:p>
          </table:table-cell>
          <table:table-cell table:number-columns-repeated="1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4" calcext:value-type="float">
            <text:p>294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or</text:p>
          </table:table-cell>
          <table:table-cell table:number-columns-repeated="12"/>
          <table:table-cell office:value-type="float" office:value="2890" calcext:value-type="float">
            <text:p>2890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14.85223455785" calcext:value-type="float">
            <text:p>2814,85223455785</text:p>
          </table:table-cell>
          <table:table-cell office:value-type="float" office:value="2420.78080763116" calcext:value-type="float">
            <text:p>2420,78080763116</text:p>
          </table:table-cell>
          <table:table-cell office:value-type="float" office:value="1956.73194851436" calcext:value-type="float">
            <text:p>1956,73194851436</text:p>
          </table:table-cell>
          <table:table-cell office:value-type="float" office:value="631.851156623629" calcext:value-type="float">
            <text:p>631,851156623629</text:p>
          </table:table-cell>
          <table:table-cell office:value-type="float" office:value="1800.27111464304" calcext:value-type="float">
            <text:p>1800,27111464304</text:p>
          </table:table-cell>
          <table:table-cell office:value-type="float" office:value="1703.1402563506" calcext:value-type="float">
            <text:p>1703,1402563506</text:p>
          </table:table-cell>
          <table:table-cell office:value-type="float" office:value="176.672484441934" calcext:value-type="float">
            <text:p>176,672484441934</text:p>
          </table:table-cell>
          <table:table-cell office:value-type="float" office:value="1406.19968771635" calcext:value-type="float">
            <text:p>1406,19968771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eficiarias</text:p>
          </table:table-cell>
          <table:table-cell table:number-columns-repeated="11"/>
          <table:table-cell table:style-name="ce16" office:value-type="string" calcext:value-type="string" table:number-columns-spanned="3" table:number-rows-spanned="1">
            <text:p>Produt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rocesso</text:p>
          </table:table-cell>
          <table:covered-table-cell table:number-columns-repeated="2" table:style-name="ce16"/>
          <table:table-cell table:style-name="ce35" office:value-type="string" calcext:value-type="string" table:number-columns-spanned="1" table:number-rows-spanned="2">
            <text:p>Produto</text:p>
            <text:p>e</text:p>
            <text:p>processo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float" office:value="334" calcext:value-type="float">
            <text:p>334</text:p>
          </table:table-cell>
          <table:table-cell office:value-type="float" office:value="298" calcext:value-type="float">
            <text:p>298</text:p>
          </table:table-cell>
          <table:table-cell office:value-type="float" office:value="223" calcext:value-type="float">
            <text:p>223</text:p>
          </table:table-cell>
          <table:table-cell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setor</text:p>
          </table:table-cell>
          <table:table-cell table:number-columns-repeated="10"/>
          <table:table-cell office:value-type="string" calcext:value-type="string">
            <text:p>Beneficiárias</text:p>
          </table:table-cell>
          <table:table-cell table:style-name="ce7" office:value-type="percentage" office:value="0.904761904761905" calcext:value-type="percentage">
            <text:p>90,48%</text:p>
          </table:table-cell>
          <table:table-cell table:style-name="ce7" office:value-type="percentage" office:value="0.527210884353742" calcext:value-type="percentage">
            <text:p>52,72%</text:p>
          </table:table-cell>
          <table:table-cell table:style-name="ce7" office:value-type="percentage" office:value="0.452380952380952" calcext:value-type="percentage">
            <text:p>45,24%</text:p>
          </table:table-cell>
          <table:table-cell table:style-name="ce7" office:value-type="percentage" office:value="0.568027210884354" calcext:value-type="percentage">
            <text:p>56,80%</text:p>
          </table:table-cell>
          <table:table-cell table:style-name="ce7" office:value-type="percentage" office:value="0.414965986394558" calcext:value-type="percentage">
            <text:p>41,50%</text:p>
          </table:table-cell>
          <table:table-cell table:style-name="ce7" office:value-type="percentage" office:value="0.207482993197279" calcext:value-type="percentage">
            <text:p>20,75%</text:p>
          </table:table-cell>
          <table:table-cell table:style-name="ce7" office:value-type="percentage" office:value="0.472789115646259" calcext:value-type="percentage">
            <text:p>47,28%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43.75564765509" calcext:value-type="float">
            <text:p>2943,75564765509</text:p>
          </table:table-cell>
          <table:table-cell office:value-type="float" office:value="2454.38707167641" calcext:value-type="float">
            <text:p>2454,38707167641</text:p>
          </table:table-cell>
          <table:table-cell office:value-type="float" office:value="1707.53761061248" calcext:value-type="float">
            <text:p>1707,53761061248</text:p>
          </table:table-cell>
          <table:table-cell office:value-type="float" office:value="884.682728805441" calcext:value-type="float">
            <text:p>884,682728805441</text:p>
          </table:table-cell>
          <table:table-cell office:value-type="float" office:value="2465.66433731839" calcext:value-type="float">
            <text:p>2465,66433731839</text:p>
          </table:table-cell>
          <table:table-cell office:value-type="float" office:value="2266.26681420944" calcext:value-type="float">
            <text:p>2266,26681420944</text:p>
          </table:table-cell>
          <table:table-cell office:value-type="float" office:value="265.497369538667" calcext:value-type="float">
            <text:p>265,497369538667</text:p>
          </table:table-cell>
          <table:table-cell office:value-type="float" office:value="1976.29576133971" calcext:value-type="float">
            <text:p>1976,29576133971</text:p>
          </table:table-cell>
          <table:table-cell table:number-columns-repeated="2"/>
          <table:table-cell office:value-type="string" calcext:value-type="string">
            <text:p>Setor de TICs</text:p>
          </table:table-cell>
          <table:table-cell table:style-name="ce7" office:value-type="percentage" office:value="0.784517833911174" calcext:value-type="percentage">
            <text:p>78,45%</text:p>
          </table:table-cell>
          <table:table-cell table:style-name="ce7" office:value-type="percentage" office:value="0.623900297824719" calcext:value-type="percentage">
            <text:p>62,39%</text:p>
          </table:table-cell>
          <table:table-cell table:style-name="ce7" office:value-type="percentage" office:value="0.189423986856106" calcext:value-type="percentage">
            <text:p>18,94%</text:p>
          </table:table-cell>
          <table:table-cell table:style-name="ce7" office:value-type="percentage" office:value="0.717687859009104" calcext:value-type="percentage">
            <text:p>71,77%</text:p>
          </table:table-cell>
          <table:table-cell table:style-name="ce7" office:value-type="percentage" office:value="0.656285773586928" calcext:value-type="percentage">
            <text:p>65,63%</text:p>
          </table:table-cell>
          <table:table-cell table:style-name="ce7" office:value-type="percentage" office:value="0.0825748369001367" calcext:value-type="percentage">
            <text:p>8,26%</text:p>
          </table:table-cell>
          <table:table-cell table:style-name="ce7" office:value-type="percentage" office:value="0.502116247828017" calcext:value-type="percentage">
            <text:p>50,21%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table:number-columns-repeated="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0" calcext:value-type="float">
            <text:p>280</text:p>
          </table:table-cell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111" calcext:value-type="float">
            <text:p>111</text:p>
          </table:table-cell>
          <table:table-cell office:value-type="float" office:value="234" calcext:value-type="float">
            <text:p>234</text:p>
          </table:table-cell>
          <table:table-cell office:value-type="float" office:value="184" calcext:value-type="float">
            <text:p>184</text:p>
          </table:table-cell>
          <table:table-cell office:value-type="float" office:value="65" calcext:value-type="float">
            <text:p>65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or</text:p>
          </table:table-cell>
          <table:table-cell table:number-columns-repeated="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73.38058944706" calcext:value-type="float">
            <text:p>3473,38058944706</text:p>
          </table:table-cell>
          <table:table-cell office:value-type="float" office:value="2775.24365532409" calcext:value-type="float">
            <text:p>2775,24365532409</text:p>
          </table:table-cell>
          <table:table-cell office:value-type="float" office:value="1987.27273985772" calcext:value-type="float">
            <text:p>1987,27273985772</text:p>
          </table:table-cell>
          <table:table-cell office:value-type="float" office:value="969.448271811009" calcext:value-type="float">
            <text:p>969,448271811009</text:p>
          </table:table-cell>
          <table:table-cell office:value-type="float" office:value="2862.21105520041" calcext:value-type="float">
            <text:p>2862,21105520041</text:p>
          </table:table-cell>
          <table:table-cell office:value-type="float" office:value="2607.49341912206" calcext:value-type="float">
            <text:p>2607,49341912206</text:p>
          </table:table-cell>
          <table:table-cell office:value-type="float" office:value="397.948681359401" calcext:value-type="float">
            <text:p>397,948681359401</text:p>
          </table:table-cell>
          <table:table-cell office:value-type="float" office:value="2164.07412107743" calcext:value-type="float">
            <text:p>2164,07412107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eficiarias</text:p>
          </table:table-cell>
          <table:table-cell table:number-columns-repeated="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209" calcext:value-type="float">
            <text:p>209</text:p>
          </table:table-cell>
          <table:table-cell office:value-type="float" office:value="182" calcext:value-type="float">
            <text:p>182</text:p>
          </table:table-cell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Produt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rocesso</text:p>
          </table:table-cell>
          <table:covered-table-cell table:number-columns-repeated="2" table:style-name="ce16"/>
          <table:table-cell table:style-name="ce35" office:value-type="string" calcext:value-type="string" table:number-columns-spanned="1" table:number-rows-spanned="2">
            <text:p>Produto</text:p>
            <text:p>e</text:p>
            <text:p>processo</text:p>
          </table:table-cell>
          <table:table-cell table:number-columns-repeated="11"/>
        </table:table-row>
        <table:table-row table:style-name="ro7">
          <table:table-cell/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covered-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213" calcext:value-type="float">
            <text:p>213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209" calcext:value-type="float">
            <text:p>209</text:p>
          </table:table-cell>
          <table:table-cell office:value-type="float" office:value="182" calcext:value-type="float">
            <text:p>182</text:p>
          </table:table-cell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or</text:p>
          </table:table-cell>
          <table:table-cell table:style-name="ce14" office:value-type="float" office:value="2775.24365532409" calcext:value-type="float">
            <text:p>2775</text:p>
          </table:table-cell>
          <table:table-cell table:style-name="ce14" office:value-type="float" office:value="1987.27273985772" calcext:value-type="float">
            <text:p>1987</text:p>
          </table:table-cell>
          <table:table-cell table:style-name="ce14" office:value-type="float" office:value="969.448271811009" calcext:value-type="float">
            <text:p>969</text:p>
          </table:table-cell>
          <table:table-cell table:style-name="ce14" office:value-type="float" office:value="2862.21105520041" calcext:value-type="float">
            <text:p>2862</text:p>
          </table:table-cell>
          <table:table-cell table:style-name="ce14" office:value-type="float" office:value="2607.49341912206" calcext:value-type="float">
            <text:p>2607</text:p>
          </table:table-cell>
          <table:table-cell table:style-name="ce14" office:value-type="float" office:value="397.948681359401" calcext:value-type="float">
            <text:p>398</text:p>
          </table:table-cell>
          <table:table-cell table:style-name="ce14" office:value-type="float" office:value="2164.07412107743" calcext:value-type="float">
            <text:p>2164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number-columns-repeated="7" office:value-type="float" office:value="246" calcext:value-type="float">
            <text:p>246</text:p>
          </table:table-cell>
          <table:table-cell table:number-columns-repeated="11"/>
        </table:table-row>
        <table:table-row table:style-name="ro1">
          <table:table-cell/>
          <table:table-cell table:number-columns-repeated="7" office:value-type="float" office:value="3473" calcext:value-type="float">
            <text:p>3473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Produt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rocesso</text:p>
          </table:table-cell>
          <table:covered-table-cell table:number-columns-repeated="2" table:style-name="ce16"/>
          <table:table-cell table:style-name="ce35" office:value-type="string" calcext:value-type="string" table:number-columns-spanned="1" table:number-rows-spanned="2">
            <text:p>Produto</text:p>
            <text:p>e</text:p>
            <text:p>processo</text:p>
          </table:table-cell>
          <table:table-cell table:number-columns-repeated="11"/>
        </table:table-row>
        <table:table-row table:style-name="ro7">
          <table:table-cell/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table-cell table:style-name="ce16" office:value-type="string" calcext:value-type="string">
            <text:p>Total</text:p>
          </table:table-cell>
          <table:table-cell table:style-name="ce32" office:value-type="string" calcext:value-type="string">
            <text:p>Novo</text:p>
            <text:p>para</text:p>
            <text:p>a</text:p>
            <text:p>empresa</text:p>
          </table:table-cell>
          <table:table-cell table:style-name="ce32" office:value-type="string" calcext:value-type="string">
            <text:p>Novo</text:p>
            <text:p>para</text:p>
            <text:p>o</text:p>
            <text:p>mercado</text:p>
            <text:p>nacional</text:p>
          </table:table-cell>
          <table:covered-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7" table:formula="of:=[.B36]/[.B39]" office:value-type="percentage" office:value="0.865853658536585" calcext:value-type="percentage">
            <text:p>86,59%</text:p>
          </table:table-cell>
          <table:table-cell table:style-name="ce7" table:formula="of:=[.C36]/[.C39]" office:value-type="percentage" office:value="0.58130081300813" calcext:value-type="percentage">
            <text:p>58,13%</text:p>
          </table:table-cell>
          <table:table-cell table:style-name="ce7" table:formula="of:=[.D36]/[.D39]" office:value-type="percentage" office:value="0.487804878048781" calcext:value-type="percentage">
            <text:p>48,78%</text:p>
          </table:table-cell>
          <table:table-cell table:style-name="ce7" table:formula="of:=[.E36]/[.E39]" office:value-type="percentage" office:value="0.849593495934959" calcext:value-type="percentage">
            <text:p>84,96%</text:p>
          </table:table-cell>
          <table:table-cell table:style-name="ce7" table:formula="of:=[.F36]/[.F39]" office:value-type="percentage" office:value="0.739837398373984" calcext:value-type="percentage">
            <text:p>73,98%</text:p>
          </table:table-cell>
          <table:table-cell table:style-name="ce7" table:formula="of:=[.G36]/[.G39]" office:value-type="percentage" office:value="0.231707317073171" calcext:value-type="percentage">
            <text:p>23,17%</text:p>
          </table:table-cell>
          <table:table-cell table:style-name="ce7" table:formula="of:=[.H36]/[.H39]" office:value-type="percentage" office:value="0.715447154471545" calcext:value-type="percentage">
            <text:p>71,5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7" table:formula="of:=[.B37]/[.B40]" office:value-type="percentage" office:value="0.799091176309844" calcext:value-type="percentage">
            <text:p>79,91%</text:p>
          </table:table-cell>
          <table:table-cell table:style-name="ce7" table:formula="of:=[.C37]/[.C40]" office:value-type="percentage" office:value="0.572206374851057" calcext:value-type="percentage">
            <text:p>57,22%</text:p>
          </table:table-cell>
          <table:table-cell table:style-name="ce7" table:formula="of:=[.D37]/[.D40]" office:value-type="percentage" office:value="0.279138575240717" calcext:value-type="percentage">
            <text:p>27,91%</text:p>
          </table:table-cell>
          <table:table-cell table:style-name="ce7" table:formula="of:=[.E37]/[.E40]" office:value-type="percentage" office:value="0.824132178289781" calcext:value-type="percentage">
            <text:p>82,41%</text:p>
          </table:table-cell>
          <table:table-cell table:style-name="ce7" table:formula="of:=[.F37]/[.F40]" office:value-type="percentage" office:value="0.750789927763334" calcext:value-type="percentage">
            <text:p>75,08%</text:p>
          </table:table-cell>
          <table:table-cell table:style-name="ce7" table:formula="of:=[.G37]/[.G40]" office:value-type="percentage" office:value="0.11458355351552" calcext:value-type="percentage">
            <text:p>11,46%</text:p>
          </table:table-cell>
          <table:table-cell table:style-name="ce7" table:formula="of:=[.H37]/[.H40]" office:value-type="percentage" office:value="0.623113769385957" calcext:value-type="percentage">
            <text:p>62,31%</text:p>
          </table:table-cell>
          <table:table-cell table:number-columns-repeated="11"/>
        </table:table-row>
      </table:table>
      <table:table table:name="graudenovidade" table:style-name="ta1">
        <table:shapes>
          <draw:frame draw:z-index="0" draw:style-name="gr1" draw:text-style-name="P1" svg:width="159.99mm" svg:height="89.99mm" svg:x="156.31mm" svg:y="111.55mm">
            <loext:p draw:notify-on-update-of-ranges="graudenovidade.A32:graudenovidade.B37 graudenovidade.C31:graudenovidade.C31 graudenovidade.C32:graudenovidade.C37 graudenovidade.D31:graudenovidade.D31 graudenovidade.D32:graudenovidade.D37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155.41mm" svg:y="204.81mm">
            <loext:p draw:notify-on-update-of-ranges="graudenovidade.A58:graudenovidade.B63 graudenovidade.C57:graudenovidade.C57 graudenovidade.C58:graudenovidade.C63 graudenovidade.D57:graudenovidade.D57 graudenovidade.D58:graudenovidade.D63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2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49" office:value-type="string" calcext:value-type="string" table:number-columns-spanned="9" table:number-rows-spanned="1">
            <text:p>Produto</text:p>
          </table:table-cell>
          <table:covered-table-cell table:number-columns-repeated="8" table:style-name="ce49"/>
          <table:table-cell table:style-name="ce46" office:value-type="string" calcext:value-type="string" table:number-columns-spanned="9" table:number-rows-spanned="1">
            <text:p>Processo</text:p>
          </table:table-cell>
          <table:covered-table-cell table:number-columns-repeated="8" table:style-name="ce46"/>
        </table:table-row>
        <table:table-row table:style-name="ro9">
          <table:table-cell/>
          <table:table-cell table:style-name="ce45" office:value-type="string" calcext:value-type="string" table:number-columns-spanned="3" table:number-rows-spanned="1">
            <text:p>Novo para a empresa, mas já</text:p>
            <text:p>existente no mercado nacional</text:p>
          </table:table-cell>
          <table:covered-table-cell table:number-columns-repeated="2" table:style-name="ce45"/>
          <table:table-cell table:style-name="ce45" office:value-type="string" calcext:value-type="string" table:number-columns-spanned="3" table:number-rows-spanned="1">
            <text:p>Novo para o mercado nacional, mas <text:s text:c="20"/>já existente no mercado mundial</text:p>
          </table:table-cell>
          <table:covered-table-cell table:number-columns-repeated="2" table:style-name="ce45"/>
          <table:table-cell table:style-name="ce49" office:value-type="string" calcext:value-type="string" table:number-columns-spanned="3" table:number-rows-spanned="1">
            <text:p>Novo para o mercado mundial</text:p>
          </table:table-cell>
          <table:covered-table-cell table:number-columns-repeated="2" table:style-name="ce49"/>
          <table:table-cell table:style-name="ce45" office:value-type="string" calcext:value-type="string" table:number-columns-spanned="3" table:number-rows-spanned="1">
            <text:p>Novo para a empresa, mas já</text:p>
            <text:p>existente no setor no Brasil</text:p>
          </table:table-cell>
          <table:covered-table-cell table:number-columns-repeated="2" table:style-name="ce45"/>
          <table:table-cell table:style-name="ce45" office:value-type="string" calcext:value-type="string" table:number-columns-spanned="3" table:number-rows-spanned="1">
            <text:p>Novo para o setor, mas já existente em termos mundiais</text:p>
          </table:table-cell>
          <table:covered-table-cell table:number-columns-repeated="2" table:style-name="ce45"/>
          <table:table-cell table:style-name="ce49" office:value-type="string" calcext:value-type="string" table:number-columns-spanned="3" table:number-rows-spanned="1">
            <text:p>Novo para o setor em termos mundiais</text:p>
          </table:table-cell>
          <table:covered-table-cell table:number-columns-repeated="2" table:style-name="ce49"/>
        </table:table-row>
        <table:table-row table:style-name="ro10">
          <table:table-cell office:value-type="float" office:value="2005" calcext:value-type="float">
            <text:p>2005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9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9" office:value-type="string" calcext:value-type="string">
            <text:p>Completa-</text:p>
            <text:p>mente novo</text:p>
            <text:p>para a empresa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table:style-name="ce14" office:value-type="float" office:value="1739.00219057636" calcext:value-type="float">
            <text:p>1739</text:p>
          </table:table-cell>
          <table:table-cell table:style-name="ce14" office:value-type="float" office:value="916.800693822512" calcext:value-type="float">
            <text:p>917</text:p>
          </table:table-cell>
          <table:table-cell table:style-name="ce14" office:value-type="float" office:value="822.201496753843" calcext:value-type="float">
            <text:p>822</text:p>
          </table:table-cell>
          <table:table-cell table:style-name="ce14" office:value-type="float" office:value="506.577270690701" calcext:value-type="float">
            <text:p>507</text:p>
          </table:table-cell>
          <table:table-cell table:style-name="ce14" office:value-type="float" office:value="416.446962688965" calcext:value-type="float">
            <text:p>416</text:p>
          </table:table-cell>
          <table:table-cell table:style-name="ce14" office:value-type="float" office:value="90.130308001736" calcext:value-type="float">
            <text:p>90</text:p>
          </table:table-cell>
          <table:table-cell table:style-name="ce14" office:value-type="float" office:value="21.4959060988991" calcext:value-type="float">
            <text:p>21</text:p>
          </table:table-cell>
          <table:table-cell table:style-name="ce14" office:value-type="float" office:value="10.6307725048939" calcext:value-type="float">
            <text:p>11</text:p>
          </table:table-cell>
          <table:table-cell table:style-name="ce14" office:value-type="float" office:value="10.8651335940052" calcext:value-type="float">
            <text:p>11</text:p>
          </table:table-cell>
          <table:table-cell table:style-name="ce14" office:value-type="float" office:value="1871.08268868031" calcext:value-type="float">
            <text:p>1871</text:p>
          </table:table-cell>
          <table:table-cell table:style-name="ce14" office:value-type="float" office:value="1462.06847421244" calcext:value-type="float">
            <text:p>1462</text:p>
          </table:table-cell>
          <table:table-cell table:style-name="ce14" office:value-type="float" office:value="409.014214467871" calcext:value-type="float">
            <text:p>409</text:p>
          </table:table-cell>
          <table:table-cell table:style-name="ce14" office:value-type="float" office:value="196.703657068027" calcext:value-type="float">
            <text:p>197</text:p>
          </table:table-cell>
          <table:table-cell table:style-name="ce14" office:value-type="float" office:value="141.306453965256" calcext:value-type="float">
            <text:p>141</text:p>
          </table:table-cell>
          <table:table-cell table:style-name="ce14" office:value-type="float" office:value="55.3972031027711" calcext:value-type="float">
            <text:p>55</text:p>
          </table:table-cell>
          <table:table-cell table:style-name="ce14" office:value-type="float" office:value="6.16582753185466" calcext:value-type="float">
            <text:p>6</text:p>
          </table:table-cell>
          <table:table-cell table:style-name="ce14" office:value-type="float" office:value="2.18820927295436" calcext:value-type="float">
            <text:p>2</text:p>
          </table:table-cell>
          <table:table-cell table:style-name="ce14" office:value-type="float" office:value="3.9776182589003" calcext:value-type="float">
            <text:p>4</text:p>
          </table:table-cell>
        </table:table-row>
        <table:table-row table:style-name="ro1">
          <table:table-cell/>
          <table:table-cell table:style-name="ce49" office:value-type="string" calcext:value-type="string" table:number-columns-spanned="9" table:number-rows-spanned="1">
            <text:p>Produto</text:p>
          </table:table-cell>
          <table:covered-table-cell table:number-columns-repeated="8" table:style-name="ce49"/>
          <table:table-cell table:style-name="ce46" office:value-type="string" calcext:value-type="string" table:number-columns-spanned="9" table:number-rows-spanned="1">
            <text:p>Processo</text:p>
          </table:table-cell>
          <table:covered-table-cell table:number-columns-repeated="8" table:style-name="ce46"/>
        </table:table-row>
        <table:table-row table:style-name="ro9">
          <table:table-cell/>
          <table:table-cell table:style-name="ce45" office:value-type="string" calcext:value-type="string" table:number-columns-spanned="3" table:number-rows-spanned="1">
            <text:p>Novo para a empresa, mas já</text:p>
            <text:p>existente no mercado nacional</text:p>
          </table:table-cell>
          <table:covered-table-cell table:number-columns-repeated="2" table:style-name="ce45"/>
          <table:table-cell table:style-name="ce45" office:value-type="string" calcext:value-type="string" table:number-columns-spanned="3" table:number-rows-spanned="1">
            <text:p>Novo para o mercado nacional, mas <text:s text:c="20"/>já existente no mercado mundial</text:p>
          </table:table-cell>
          <table:covered-table-cell table:number-columns-repeated="2" table:style-name="ce45"/>
          <table:table-cell table:style-name="ce49" office:value-type="string" calcext:value-type="string" table:number-columns-spanned="3" table:number-rows-spanned="1">
            <text:p>Novo para o mercado mundial</text:p>
          </table:table-cell>
          <table:covered-table-cell table:number-columns-repeated="2" table:style-name="ce49"/>
          <table:table-cell table:style-name="ce45" office:value-type="string" calcext:value-type="string" table:number-columns-spanned="3" table:number-rows-spanned="1">
            <text:p>Novo para a empresa, mas já</text:p>
            <text:p>existente no setor no Brasil</text:p>
          </table:table-cell>
          <table:covered-table-cell table:number-columns-repeated="2" table:style-name="ce45"/>
          <table:table-cell table:style-name="ce45" office:value-type="string" calcext:value-type="string" table:number-columns-spanned="3" table:number-rows-spanned="1">
            <text:p>Novo para o setor, mas já existente em termos mundiais</text:p>
          </table:table-cell>
          <table:covered-table-cell table:number-columns-repeated="2" table:style-name="ce45"/>
          <table:table-cell table:style-name="ce49" office:value-type="string" calcext:value-type="string" table:number-columns-spanned="3" table:number-rows-spanned="1">
            <text:p>Novo para o setor em termos mundiais</text:p>
          </table:table-cell>
          <table:covered-table-cell table:number-columns-repeated="2" table:style-name="ce49"/>
        </table:table-row>
        <table:table-row table:style-name="ro10">
          <table:table-cell office:value-type="float" office:value="2014" calcext:value-type="float">
            <text:p>2014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9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9" office:value-type="string" calcext:value-type="string">
            <text:p>Completa-</text:p>
            <text:p>mente novo</text:p>
            <text:p>para a empresa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table:style-name="ce14" office:value-type="float" office:value="1660.3561207437" calcext:value-type="float">
            <text:p>1660</text:p>
          </table:table-cell>
          <table:table-cell table:style-name="ce14" office:value-type="float" office:value="1107.18869071089" calcext:value-type="float">
            <text:p>1107</text:p>
          </table:table-cell>
          <table:table-cell table:style-name="ce14" office:value-type="float" office:value="553.167430032805" calcext:value-type="float">
            <text:p>553</text:p>
          </table:table-cell>
          <table:table-cell table:style-name="ce14" office:value-type="float" office:value="1021.9209837312" calcext:value-type="float">
            <text:p>1022</text:p>
          </table:table-cell>
          <table:table-cell table:style-name="ce14" office:value-type="float" office:value="493.447159751479" calcext:value-type="float">
            <text:p>493</text:p>
          </table:table-cell>
          <table:table-cell table:style-name="ce14" office:value-type="float" office:value="528.473823979726" calcext:value-type="float">
            <text:p>528</text:p>
          </table:table-cell>
          <table:table-cell table:style-name="ce14" office:value-type="float" office:value="92.966550849184" calcext:value-type="float">
            <text:p>93</text:p>
          </table:table-cell>
          <table:table-cell table:style-name="ce14" office:value-type="float" office:value="30.1235341623474" calcext:value-type="float">
            <text:p>30</text:p>
          </table:table-cell>
          <table:table-cell table:style-name="ce14" office:value-type="float" office:value="62.8430166868366" calcext:value-type="float">
            <text:p>63</text:p>
          </table:table-cell>
          <table:table-cell table:style-name="ce14" office:value-type="float" office:value="2491.39477577458" calcext:value-type="float">
            <text:p>2491</text:p>
          </table:table-cell>
          <table:table-cell table:style-name="ce14" office:value-type="float" office:value="1703.96631127869" calcext:value-type="float">
            <text:p>1704</text:p>
          </table:table-cell>
          <table:table-cell table:style-name="ce14" office:value-type="float" office:value="787.428464495891" calcext:value-type="float">
            <text:p>787</text:p>
          </table:table-cell>
          <table:table-cell table:style-name="ce14" office:value-type="float" office:value="334.579319217243" calcext:value-type="float">
            <text:p>335</text:p>
          </table:table-cell>
          <table:table-cell table:style-name="ce14" office:value-type="float" office:value="109.322703941074" calcext:value-type="float">
            <text:p>109</text:p>
          </table:table-cell>
          <table:table-cell table:style-name="ce14" office:value-type="float" office:value="225.25661527617" calcext:value-type="float">
            <text:p>225</text:p>
          </table:table-cell>
          <table:table-cell table:style-name="ce14" office:value-type="float" office:value="36.2369602085899" calcext:value-type="float">
            <text:p>36</text:p>
          </table:table-cell>
          <table:table-cell table:style-name="ce14" office:value-type="float" office:value="7.77663419990893" calcext:value-type="float">
            <text:p>8</text:p>
          </table:table-cell>
          <table:table-cell table:style-name="ce14" office:value-type="float" office:value="28.460326008681" calcext:value-type="float">
            <text:p>2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9">
          <table:table-cell table:number-columns-repeated="2"/>
          <table:table-cell table:style-name="ce45" office:value-type="string" calcext:value-type="string" table:number-columns-spanned="3" table:number-rows-spanned="1">
            <text:p>Novo para a empresa, mas já</text:p>
            <text:p>existente no mercado nacional</text:p>
          </table:table-cell>
          <table:covered-table-cell table:number-columns-repeated="2" table:style-name="ce45"/>
          <table:table-cell table:number-columns-repeated="14"/>
        </table:table-row>
        <table:table-row table:style-name="ro10">
          <table:table-cell table:number-columns-repeated="2"/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 table:number-columns-spanned="1" table:number-rows-spanned="2">
            <text:p>Beneficiárias</text:p>
          </table:table-cell>
          <table:table-cell office:value-type="float" office:value="2005" calcext:value-type="float">
            <text:p>2005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covered-table-cell/>
          <table:table-cell office:value-type="float" office:value="2014" calcext:value-type="float">
            <text:p>2014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 table:number-columns-spanned="1" table:number-rows-spanned="2">
            <text:p>Setor de TICs</text:p>
          </table:table-cell>
          <table:table-cell office:value-type="float" office:value="2005" calcext:value-type="float">
            <text:p>2005</text:p>
          </table:table-cell>
          <table:table-cell table:style-name="ce14" office:value-type="float" office:value="1739.00219057636" calcext:value-type="float">
            <text:p>1739</text:p>
          </table:table-cell>
          <table:table-cell table:style-name="ce14" office:value-type="float" office:value="916.800693822512" calcext:value-type="float">
            <text:p>917</text:p>
          </table:table-cell>
          <table:table-cell table:style-name="ce14" office:value-type="float" office:value="822.201496753843" calcext:value-type="float">
            <text:p>822</text:p>
          </table:table-cell>
          <table:table-cell table:number-columns-repeated="14"/>
        </table:table-row>
        <table:table-row table:style-name="ro1">
          <table:covered-table-cell/>
          <table:table-cell office:value-type="float" office:value="2014" calcext:value-type="float">
            <text:p>2014</text:p>
          </table:table-cell>
          <table:table-cell table:style-name="ce14" office:value-type="float" office:value="1660.3561207437" calcext:value-type="float">
            <text:p>1660</text:p>
          </table:table-cell>
          <table:table-cell table:style-name="ce14" office:value-type="float" office:value="1107.18869071089" calcext:value-type="float">
            <text:p>1107</text:p>
          </table:table-cell>
          <table:table-cell table:style-name="ce14" office:value-type="float" office:value="553.167430032805" calcext:value-type="float">
            <text:p>553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vo para a empresa</text:p>
          </table:table-cell>
          <table:table-cell office:value-type="string" calcext:value-type="string">
            <text:p>Novo para o mercado nacional</text:p>
          </table:table-cell>
          <table:table-cell office:value-type="string" calcext:value-type="string">
            <text:p>Novo para o mercado mundial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 table:number-columns-spanned="1" table:number-rows-spanned="2">
            <text:p>Beneficiárias</text:p>
          </table:table-cell>
          <table:table-cell office:value-type="float" office:value="2005" calcext:value-type="float">
            <text:p>200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covered-table-cell/>
          <table:table-cell office:value-type="float" office:value="2014" calcext:value-type="float">
            <text:p>2014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 table:number-columns-spanned="1" table:number-rows-spanned="2">
            <text:p>Setor de TICs</text:p>
          </table:table-cell>
          <table:table-cell office:value-type="float" office:value="2005" calcext:value-type="float">
            <text:p>2005</text:p>
          </table:table-cell>
          <table:table-cell table:style-name="ce14" office:value-type="float" office:value="1739.00219057636" calcext:value-type="float">
            <text:p>1739</text:p>
          </table:table-cell>
          <table:table-cell table:style-name="ce14" office:value-type="float" office:value="506.577270690701" calcext:value-type="float">
            <text:p>507</text:p>
          </table:table-cell>
          <table:table-cell table:style-name="ce14" office:value-type="float" office:value="21.4959060988991" calcext:value-type="float">
            <text:p>21</text:p>
          </table:table-cell>
          <table:table-cell table:number-columns-repeated="14"/>
        </table:table-row>
        <table:table-row table:style-name="ro1">
          <table:covered-table-cell/>
          <table:table-cell office:value-type="float" office:value="2014" calcext:value-type="float">
            <text:p>2014</text:p>
          </table:table-cell>
          <table:table-cell table:style-name="ce14" office:value-type="float" office:value="1660.3561207437" calcext:value-type="float">
            <text:p>1660</text:p>
          </table:table-cell>
          <table:table-cell table:style-name="ce14" office:value-type="float" office:value="1021.9209837312" calcext:value-type="float">
            <text:p>1022</text:p>
          </table:table-cell>
          <table:table-cell table:style-name="ce14" office:value-type="float" office:value="92.966550849184" calcext:value-type="float">
            <text:p>93</text:p>
          </table:table-cell>
          <table:table-cell table:number-columns-repeated="14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3">
            <text:p>Beneficiárias</text:p>
          </table:table-cell>
          <table:table-cell office:value-type="string" calcext:value-type="string">
            <text:p>Novo para a empresa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ovo para o mercado nacional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ovo para o mercado mundial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3">
            <text:p>Setor de TICs</text:p>
          </table:table-cell>
          <table:table-cell office:value-type="string" calcext:value-type="string">
            <text:p>Novo para a empresa</text:p>
          </table:table-cell>
          <table:table-cell office:value-type="float" office:value="1739" calcext:value-type="float">
            <text:p>1739</text:p>
          </table:table-cell>
          <table:table-cell office:value-type="float" office:value="1660" calcext:value-type="float">
            <text:p>1660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ovo para o mercado nacional</text:p>
          </table:table-cell>
          <table:table-cell office:value-type="float" office:value="507" calcext:value-type="float">
            <text:p>507</text:p>
          </table:table-cell>
          <table:table-cell office:value-type="float" office:value="1022" calcext:value-type="float">
            <text:p>1022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ovo para o mercado mundial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46" office:value-type="string" calcext:value-type="string" table:number-columns-spanned="9" table:number-rows-spanned="1">
            <text:p>Processo</text:p>
          </table:table-cell>
          <table:covered-table-cell table:number-columns-repeated="8" table:style-name="ce46"/>
          <table:table-cell table:number-columns-repeated="10"/>
        </table:table-row>
        <table:table-row table:style-name="ro9">
          <table:table-cell table:style-name="ce45" office:value-type="string" calcext:value-type="string" table:number-columns-spanned="3" table:number-rows-spanned="1">
            <text:p>Novo para a empresa, mas já</text:p>
            <text:p>existente no setor no Brasil</text:p>
          </table:table-cell>
          <table:covered-table-cell table:number-columns-repeated="2" table:style-name="ce45"/>
          <table:table-cell table:style-name="ce45" office:value-type="string" calcext:value-type="string" table:number-columns-spanned="3" table:number-rows-spanned="1">
            <text:p>Novo para o setor, mas já existente em termos mundiais</text:p>
          </table:table-cell>
          <table:covered-table-cell table:number-columns-repeated="2" table:style-name="ce45"/>
          <table:table-cell table:style-name="ce49" office:value-type="string" calcext:value-type="string" table:number-columns-spanned="3" table:number-rows-spanned="1">
            <text:p>Novo para o setor em termos mundiais</text:p>
          </table:table-cell>
          <table:covered-table-cell table:number-columns-repeated="2" table:style-name="ce49"/>
          <table:table-cell table:number-columns-repeated="10"/>
        </table:table-row>
        <table:table-row table:style-name="ro10"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9" office:value-type="string" calcext:value-type="string">
            <text:p>Completa-</text:p>
            <text:p>mente novo</text:p>
            <text:p>para a empresa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4" office:value-type="float" office:value="1871.08268868031" calcext:value-type="float">
            <text:p>1871</text:p>
          </table:table-cell>
          <table:table-cell table:style-name="ce14" office:value-type="float" office:value="1462.06847421244" calcext:value-type="float">
            <text:p>1462</text:p>
          </table:table-cell>
          <table:table-cell table:style-name="ce14" office:value-type="float" office:value="409.014214467871" calcext:value-type="float">
            <text:p>409</text:p>
          </table:table-cell>
          <table:table-cell table:style-name="ce14" office:value-type="float" office:value="196.703657068027" calcext:value-type="float">
            <text:p>197</text:p>
          </table:table-cell>
          <table:table-cell table:style-name="ce14" office:value-type="float" office:value="141.306453965256" calcext:value-type="float">
            <text:p>141</text:p>
          </table:table-cell>
          <table:table-cell table:style-name="ce14" office:value-type="float" office:value="55.3972031027711" calcext:value-type="float">
            <text:p>55</text:p>
          </table:table-cell>
          <table:table-cell table:style-name="ce14" office:value-type="float" office:value="6.16582753185466" calcext:value-type="float">
            <text:p>6</text:p>
          </table:table-cell>
          <table:table-cell table:style-name="ce14" office:value-type="float" office:value="2.18820927295436" calcext:value-type="float">
            <text:p>2</text:p>
          </table:table-cell>
          <table:table-cell table:style-name="ce14" office:value-type="float" office:value="3.9776182589003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 table:number-columns-spanned="9" table:number-rows-spanned="1">
            <text:p>Processo</text:p>
          </table:table-cell>
          <table:covered-table-cell table:number-columns-repeated="8" table:style-name="ce46"/>
          <table:table-cell table:number-columns-repeated="10"/>
        </table:table-row>
        <table:table-row table:style-name="ro9">
          <table:table-cell table:style-name="ce45" office:value-type="string" calcext:value-type="string" table:number-columns-spanned="3" table:number-rows-spanned="1">
            <text:p>Novo para a empresa, mas já</text:p>
            <text:p>existente no setor no Brasil</text:p>
          </table:table-cell>
          <table:covered-table-cell table:number-columns-repeated="2" table:style-name="ce45"/>
          <table:table-cell table:style-name="ce45" office:value-type="string" calcext:value-type="string" table:number-columns-spanned="3" table:number-rows-spanned="1">
            <text:p>Novo para o setor, mas já existente em termos mundiais</text:p>
          </table:table-cell>
          <table:covered-table-cell table:number-columns-repeated="2" table:style-name="ce45"/>
          <table:table-cell table:style-name="ce49" office:value-type="string" calcext:value-type="string" table:number-columns-spanned="3" table:number-rows-spanned="1">
            <text:p>Novo para o setor em termos mundiais</text:p>
          </table:table-cell>
          <table:covered-table-cell table:number-columns-repeated="2" table:style-name="ce49"/>
          <table:table-cell table:number-columns-repeated="10"/>
        </table:table-row>
        <table:table-row table:style-name="ro10"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5" office:value-type="string" calcext:value-type="string">
            <text:p>Completa-</text:p>
            <text:p>mente novo</text:p>
            <text:p>para a empresa</text:p>
          </table:table-cell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Aprimora-</text:p>
            <text:p>mento de</text:p>
            <text:p>um já</text:p>
            <text:p>existente</text:p>
          </table:table-cell>
          <table:table-cell table:style-name="ce49" office:value-type="string" calcext:value-type="string">
            <text:p>Completa-</text:p>
            <text:p>mente novo</text:p>
            <text:p>para a empresa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14" office:value-type="float" office:value="2491.39477577458" calcext:value-type="float">
            <text:p>2491</text:p>
          </table:table-cell>
          <table:table-cell table:style-name="ce14" office:value-type="float" office:value="1703.96631127869" calcext:value-type="float">
            <text:p>1704</text:p>
          </table:table-cell>
          <table:table-cell table:style-name="ce14" office:value-type="float" office:value="787.428464495891" calcext:value-type="float">
            <text:p>787</text:p>
          </table:table-cell>
          <table:table-cell table:style-name="ce14" office:value-type="float" office:value="334.579319217243" calcext:value-type="float">
            <text:p>335</text:p>
          </table:table-cell>
          <table:table-cell table:style-name="ce14" office:value-type="float" office:value="109.322703941074" calcext:value-type="float">
            <text:p>109</text:p>
          </table:table-cell>
          <table:table-cell table:style-name="ce14" office:value-type="float" office:value="225.25661527617" calcext:value-type="float">
            <text:p>225</text:p>
          </table:table-cell>
          <table:table-cell table:style-name="ce14" office:value-type="float" office:value="36.2369602085899" calcext:value-type="float">
            <text:p>36</text:p>
          </table:table-cell>
          <table:table-cell table:style-name="ce14" office:value-type="float" office:value="7.77663419990893" calcext:value-type="float">
            <text:p>8</text:p>
          </table:table-cell>
          <table:table-cell table:style-name="ce14" office:value-type="float" office:value="28.460326008681" calcext:value-type="float">
            <text:p>28</text:p>
          </table:table-cell>
          <table:table-cell table:number-columns-repeated="10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3">
            <text:p>Beneficiárias</text:p>
          </table:table-cell>
          <table:table-cell office:value-type="string" calcext:value-type="string">
            <text:p>Novo para a Empresa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ovo para o setor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ovo para o setor em termos mundiai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3">
            <text:p>Setor de TICs</text:p>
          </table:table-cell>
          <table:table-cell office:value-type="string" calcext:value-type="string">
            <text:p>Novo para a Empresa</text:p>
          </table:table-cell>
          <table:table-cell office:value-type="float" office:value="1871" calcext:value-type="float">
            <text:p>1871</text:p>
          </table:table-cell>
          <table:table-cell office:value-type="float" office:value="2491" calcext:value-type="float">
            <text:p>2491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ovo para o setor</text:p>
          </table:table-cell>
          <table:table-cell office:value-type="float" office:value="197" calcext:value-type="float">
            <text:p>197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ovo para o setor em termos mundiais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</table:table>
      <table:table table:name="impactocausado" table:style-name="ta1">
        <table:shapes>
          <draw:frame draw:z-index="0" draw:style-name="gr1" draw:text-style-name="P1" svg:width="145.51mm" svg:height="81.85mm" svg:x="22.81mm" svg:y="176.15mm">
            <loext:p draw:notify-on-update-of-ranges="impactocausado.B1:impactocausado.B2 impactocausado.C1:impactocausado.E2 impactocausado.B3:impactocausado.B3 impactocausado.C3:impactocausado.E3 impactocausado.B4:impactocausado.B4 impactocausado.C4:impactocausado.E4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" draw:style-name="gr1" draw:text-style-name="P1" svg:width="145.13mm" svg:height="81.63mm" svg:x="201.04mm" svg:y="135.28mm">
            <loext:p draw:notify-on-update-of-ranges="impactocausado.B1:impactocausado.B2 impactocausado.F1:impactocausado.H2 impactocausado.B3:impactocausado.B3 impactocausado.F3:impactocausado.H3 impactocausado.B4:impactocausado.B4 impactocausado.F4:impactocausado.H4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2" draw:style-name="gr1" draw:text-style-name="P1" svg:width="159.99mm" svg:height="89.99mm" svg:x="55.49mm" svg:y="122.63mm">
            <loext:p draw:notify-on-update-of-ranges="impactocausado.B1:impactocausado.B2 impactocausado.I1:impactocausado.K2 impactocausado.B3:impactocausado.B3 impactocausado.I3:impactocausado.K3 impactocausado.B4:impactocausado.B4 impactocausado.I4:impactocausado.K4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3" draw:style-name="gr1" draw:text-style-name="P1" svg:width="159.99mm" svg:height="89.99mm" svg:x="192.57mm" svg:y="132.11mm">
            <loext:p draw:notify-on-update-of-ranges="impactocausado.B1:impactocausado.B2 impactocausado.L1:impactocausado.N2 impactocausado.B3:impactocausado.B3 impactocausado.L3:impactocausado.N3 impactocausado.B4:impactocausado.B4 impactocausado.L4:impactocausado.N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4" draw:style-name="gr1" draw:text-style-name="P1" svg:width="159.99mm" svg:height="89.99mm" svg:x="203.97mm" svg:y="124.67mm">
            <loext:p draw:notify-on-update-of-ranges="impactocausado.B1:impactocausado.B2 impactocausado.O1:impactocausado.Q2 impactocausado.B3:impactocausado.B3 impactocausado.O3:impactocausado.Q3 impactocausado.B4:impactocausado.B4 impactocausado.O4:impactocausado.Q4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5" draw:style-name="gr1" draw:text-style-name="P1" svg:width="159.99mm" svg:height="89.99mm" svg:x="180.94mm" svg:y="120.38mm">
            <loext:p draw:notify-on-update-of-ranges="impactocausado.B1:impactocausado.B2 impactocausado.R1:impactocausado.T2 impactocausado.B3:impactocausado.B3 impactocausado.R3:impactocausado.T3 impactocausado.B4:impactocausado.B4 impactocausado.R4:impactocausado.T4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6" draw:style-name="gr1" draw:text-style-name="P1" svg:width="159.99mm" svg:height="89.99mm" svg:x="78.54mm" svg:y="124.22mm">
            <loext:p draw:notify-on-update-of-ranges="impactocausado.B1:impactocausado.B2 impactocausado.U1:impactocausado.W2 impactocausado.B3:impactocausado.B3 impactocausado.U3:impactocausado.W3 impactocausado.B4:impactocausado.B4 impactocausado.U4:impactocausado.W4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7" draw:style-name="gr1" draw:text-style-name="P1" svg:width="159.99mm" svg:height="89.99mm" svg:x="177.74mm" svg:y="168.91mm">
            <loext:p draw:notify-on-update-of-ranges="impactocausado.B1:impactocausado.B2 impactocausado.X1:impactocausado.Z2 impactocausado.B3:impactocausado.B3 impactocausado.X3:impactocausado.Z3 impactocausado.B4:impactocausado.B4 impactocausado.X4:impactocausado.Z4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table:shapes>
        <table:table-column table:style-name="co2" table:default-cell-style-name="Default"/>
        <table:table-column table:style-name="co18" table:default-cell-style-name="Default"/>
        <table:table-column table:style-name="co2" table:number-columns-repeated="36" table:default-cell-style-name="Default"/>
        <table:table-row table:style-name="ro9">
          <table:table-cell table:number-columns-repeated="2"/>
          <table:table-cell table:style-name="ce45" office:value-type="string" calcext:value-type="string" table:number-columns-spanned="3" table:number-rows-spanned="1">
            <text:p>Melhoria da qualidade</text:p>
            <text:p>dos produtos</text:p>
          </table:table-cell>
          <table:covered-table-cell table:style-name="ce46"/>
          <table:covered-table-cell table:style-name="ce55"/>
          <table:table-cell table:style-name="ce45" office:value-type="string" calcext:value-type="string" table:number-columns-spanned="3" table:number-rows-spanned="1">
            <text:p>Ampliação da gama de</text:p>
            <text:p>produtos ofertados</text:p>
          </table:table-cell>
          <table:covered-table-cell table:style-name="ce46"/>
          <table:covered-table-cell table:style-name="ce55"/>
          <table:table-cell table:style-name="ce56" office:value-type="string" calcext:value-type="string" table:number-columns-spanned="3" table:number-rows-spanned="1">
            <text:p>Manutenção da participação</text:p>
            <text:p>da empresa no mercado</text:p>
          </table:table-cell>
          <table:covered-table-cell table:number-columns-repeated="2" table:style-name="ce57"/>
          <table:table-cell table:style-name="ce58" office:value-type="string" calcext:value-type="string" table:number-columns-spanned="3" table:number-rows-spanned="1">
            <text:p>Ampliação da participação</text:p>
            <text:p>da empresa no mercado</text:p>
          </table:table-cell>
          <table:covered-table-cell table:style-name="ce60"/>
          <table:covered-table-cell table:style-name="ce61"/>
          <table:table-cell table:style-name="ce62" office:value-type="string" calcext:value-type="string" table:number-columns-spanned="3" table:number-rows-spanned="1">
            <text:p>Abertura de novos mercados</text:p>
          </table:table-cell>
          <table:covered-table-cell table:number-columns-repeated="2" table:style-name="ce60"/>
          <table:table-cell table:style-name="ce49" office:value-type="string" calcext:value-type="string" table:number-columns-spanned="3" table:number-rows-spanned="1">
            <text:p>Aumento da capacidade</text:p>
            <text:p>produtiva</text:p>
          </table:table-cell>
          <table:covered-table-cell table:number-columns-repeated="2" table:style-name="ce46"/>
          <table:table-cell table:style-name="ce58" office:value-type="string" calcext:value-type="string" table:number-columns-spanned="3" table:number-rows-spanned="1">
            <text:p>Aumento da flexibilidade</text:p>
            <text:p>da produção</text:p>
          </table:table-cell>
          <table:covered-table-cell table:style-name="ce60"/>
          <table:covered-table-cell table:style-name="ce61"/>
          <table:table-cell table:style-name="ce58" office:value-type="string" calcext:value-type="string" table:number-columns-spanned="3" table:number-rows-spanned="1">
            <text:p>Redução dos custos</text:p>
            <text:p>de produção</text:p>
          </table:table-cell>
          <table:covered-table-cell table:style-name="ce60"/>
          <table:covered-table-cell table:style-name="ce61"/>
          <table:table-cell table:style-name="ce62" office:value-type="string" calcext:value-type="string" table:number-columns-spanned="3" table:number-rows-spanned="1">
            <text:p>Redução dos custos</text:p>
            <text:p>do trabalho</text:p>
          </table:table-cell>
          <table:covered-table-cell table:number-columns-repeated="2" table:style-name="ce60"/>
          <table:table-cell table:style-name="ce58" office:value-type="string" calcext:value-type="string" table:number-columns-spanned="3" table:number-rows-spanned="1">
            <text:p>Redução do consumo</text:p>
            <text:p>de matéria-prima</text:p>
          </table:table-cell>
          <table:covered-table-cell table:style-name="ce60"/>
          <table:covered-table-cell table:style-name="ce61"/>
          <table:table-cell table:style-name="ce58" office:value-type="string" calcext:value-type="string" table:number-columns-spanned="3" table:number-rows-spanned="1">
            <text:p>Redução do consumo</text:p>
            <text:p>de energia</text:p>
          </table:table-cell>
          <table:covered-table-cell table:style-name="ce60"/>
          <table:covered-table-cell table:style-name="ce61"/>
          <table:table-cell table:style-name="ce62" office:value-type="string" calcext:value-type="string" table:number-columns-spanned="3" table:number-rows-spanned="1">
            <text:p>Redução do consumo</text:p>
            <text:p>de água</text:p>
          </table:table-cell>
          <table:covered-table-cell table:number-columns-repeated="2" table:style-name="ce60"/>
        </table:table-row>
        <table:table-row table:style-name="ro3">
          <table:table-cell table:number-columns-repeated="2"/>
          <table:table-cell table:style-name="ce45" office:value-type="string" calcext:value-type="string">
            <text:p>Alta</text:p>
          </table:table-cell>
          <table:table-cell table:style-name="ce45" office:value-type="string" calcext:value-type="string">
            <text:p>Média</text:p>
          </table:table-cell>
          <table:table-cell table:style-name="ce49" office:value-type="string" calcext:value-type="string">
            <text:p>Baixa</text:p>
            <text:p>e não</text:p>
            <text:p>relevante</text:p>
          </table:table-cell>
          <table:table-cell table:style-name="ce45" office:value-type="string" calcext:value-type="string">
            <text:p>Alta</text:p>
          </table:table-cell>
          <table:table-cell table:style-name="ce45" office:value-type="string" calcext:value-type="string">
            <text:p>Média</text:p>
          </table:table-cell>
          <table:table-cell table:style-name="ce49" office:value-type="string" calcext:value-type="string">
            <text:p>Baixa</text:p>
            <text:p>e não</text:p>
            <text:p>relevante</text:p>
          </table:table-cell>
          <table:table-cell table:style-name="ce45" office:value-type="string" calcext:value-type="string">
            <text:p>Alta</text:p>
          </table:table-cell>
          <table:table-cell table:style-name="ce45" office:value-type="string" calcext:value-type="string">
            <text:p>Média</text:p>
          </table:table-cell>
          <table:table-cell table:style-name="ce49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9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9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9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5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5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9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5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5" office:value-type="string" calcext:value-type="string">
            <text:p>Baixa</text:p>
            <text:p>e não</text:p>
            <text:p>relevante</text:p>
          </table:table-cell>
          <table:table-cell table:style-name="ce59" office:value-type="string" calcext:value-type="string">
            <text:p>Alta</text:p>
          </table:table-cell>
          <table:table-cell table:style-name="ce59" office:value-type="string" calcext:value-type="string">
            <text:p>Média</text:p>
          </table:table-cell>
          <table:table-cell table:style-name="ce49" office:value-type="string" calcext:value-type="string">
            <text:p>Baixa</text:p>
            <text:p>e não</text:p>
            <text:p>relevante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179" calcext:value-type="float">
            <text:p>17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table:style-name="ce3"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88" calcext:value-type="float">
            <text:p>188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/>
          <table:table-cell table:style-name="ce45" table:number-columns-spanned="3" table:number-rows-spanned="1"/>
          <table:covered-table-cell table:style-name="ce46"/>
          <table:covered-table-cell table:style-name="ce55"/>
          <table:table-cell table:number-columns-repeated="34"/>
        </table:table-row>
        <table:table-row table:style-name="ro1">
          <table:table-cell/>
          <table:table-cell table:style-name="ce45" table:number-columns-repeated="2"/>
          <table:table-cell table:style-name="ce49"/>
          <table:table-cell table:number-columns-repeated="34"/>
        </table:table-row>
        <table:table-row table:style-name="ro1" table:number-rows-repeated="10">
          <table:table-cell table:number-columns-repeated="38"/>
        </table:table-row>
        <table:table-row table:style-name="ro1">
          <table:table-cell office:value-type="string" calcext:value-type="string" table:number-columns-spanned="1" table:number-rows-spanned="2">
            <text:p>Setor de TICs</text:p>
          </table:table-cell>
          <table:table-cell office:value-type="float" office:value="2005" calcext:value-type="float">
            <text:p>2005</text:p>
          </table:table-cell>
          <table:table-cell table:style-name="ce14" office:value-type="float" office:value="1666.16793174625" calcext:value-type="float">
            <text:p>1666</text:p>
          </table:table-cell>
          <table:table-cell table:style-name="ce14" office:value-type="float" office:value="482.019103993321" calcext:value-type="float">
            <text:p>482</text:p>
          </table:table-cell>
          <table:table-cell table:style-name="ce14" office:value-type="float" office:value="741.582029245948" calcext:value-type="float">
            <text:p>742</text:p>
          </table:table-cell>
          <table:table-cell table:style-name="ce14" office:value-type="float" office:value="1072.69179585122" calcext:value-type="float">
            <text:p>1073</text:p>
          </table:table-cell>
          <table:table-cell table:style-name="ce14" office:value-type="float" office:value="606.719669361616" calcext:value-type="float">
            <text:p>607</text:p>
          </table:table-cell>
          <table:table-cell table:style-name="ce14" office:value-type="float" office:value="1210.35759977268" calcext:value-type="float">
            <text:p>1210</text:p>
          </table:table-cell>
          <table:table-cell table:style-name="ce14" office:value-type="float" office:value="1432.36640934168" calcext:value-type="float">
            <text:p>1432</text:p>
          </table:table-cell>
          <table:table-cell table:style-name="ce14" office:value-type="float" office:value="722.430744245993" calcext:value-type="float">
            <text:p>722</text:p>
          </table:table-cell>
          <table:table-cell table:style-name="ce14" office:value-type="float" office:value="734.971911397839" calcext:value-type="float">
            <text:p>735</text:p>
          </table:table-cell>
          <table:table-cell table:style-name="ce14" office:value-type="float" office:value="960.703921121519" calcext:value-type="float">
            <text:p>961</text:p>
          </table:table-cell>
          <table:table-cell table:style-name="ce14" office:value-type="float" office:value="827.605132935373" calcext:value-type="float">
            <text:p>828</text:p>
          </table:table-cell>
          <table:table-cell table:style-name="ce14" office:value-type="float" office:value="1101.46001092862" calcext:value-type="float">
            <text:p>1101</text:p>
          </table:table-cell>
          <table:table-cell table:style-name="ce14" office:value-type="float" office:value="768.040695672142" calcext:value-type="float">
            <text:p>768</text:p>
          </table:table-cell>
          <table:table-cell table:style-name="ce14" office:value-type="float" office:value="440.10708205426" calcext:value-type="float">
            <text:p>440</text:p>
          </table:table-cell>
          <table:table-cell table:style-name="ce14" office:value-type="float" office:value="1681.62128725911" calcext:value-type="float">
            <text:p>1682</text:p>
          </table:table-cell>
          <table:table-cell table:style-name="ce14" office:value-type="float" office:value="1067.80522568807" calcext:value-type="float">
            <text:p>1068</text:p>
          </table:table-cell>
          <table:table-cell table:style-name="ce14" office:value-type="float" office:value="595.477615689444" calcext:value-type="float">
            <text:p>595</text:p>
          </table:table-cell>
          <table:table-cell table:style-name="ce14" office:value-type="float" office:value="1226.486223608" calcext:value-type="float">
            <text:p>1226</text:p>
          </table:table-cell>
          <table:table-cell table:style-name="ce14" office:value-type="float" office:value="800.796301643625" calcext:value-type="float">
            <text:p>801</text:p>
          </table:table-cell>
          <table:table-cell table:style-name="ce14" office:value-type="float" office:value="695.007618434972" calcext:value-type="float">
            <text:p>695</text:p>
          </table:table-cell>
          <table:table-cell table:style-name="ce14" office:value-type="float" office:value="1393.96514490692" calcext:value-type="float">
            <text:p>1394</text:p>
          </table:table-cell>
          <table:table-cell table:style-name="ce14" office:value-type="float" office:value="576.895078558523" calcext:value-type="float">
            <text:p>577</text:p>
          </table:table-cell>
          <table:table-cell table:style-name="ce14" office:value-type="float" office:value="449.769013023798" calcext:value-type="float">
            <text:p>450</text:p>
          </table:table-cell>
          <table:table-cell table:style-name="ce14" office:value-type="float" office:value="1863.10497340319" calcext:value-type="float">
            <text:p>1863</text:p>
          </table:table-cell>
          <table:table-cell table:style-name="ce14" office:value-type="float" office:value="495.992719963712" calcext:value-type="float">
            <text:p>496</text:p>
          </table:table-cell>
          <table:table-cell table:style-name="ce14" office:value-type="float" office:value="527.045780994309" calcext:value-type="float">
            <text:p>527</text:p>
          </table:table-cell>
          <table:table-cell table:style-name="ce14" office:value-type="float" office:value="1866.73056402749" calcext:value-type="float">
            <text:p>1867</text:p>
          </table:table-cell>
          <table:table-cell table:style-name="ce14" office:value-type="float" office:value="77.5613733508698" calcext:value-type="float">
            <text:p>78</text:p>
          </table:table-cell>
          <table:table-cell table:style-name="ce14" office:value-type="float" office:value="150.469320186233" calcext:value-type="float">
            <text:p>150</text:p>
          </table:table-cell>
          <table:table-cell table:style-name="ce14" office:value-type="float" office:value="2661.73837144841" calcext:value-type="float">
            <text:p>2662</text:p>
          </table:table-cell>
          <table:table-cell table:style-name="ce14" office:value-type="float" office:value="55.057275259244" calcext:value-type="float">
            <text:p>55</text:p>
          </table:table-cell>
          <table:table-cell table:style-name="ce14" office:value-type="float" office:value="138.621538759221" calcext:value-type="float">
            <text:p>139</text:p>
          </table:table-cell>
          <table:table-cell table:style-name="ce14" office:value-type="float" office:value="2696.09025096705" calcext:value-type="float">
            <text:p>2696</text:p>
          </table:table-cell>
          <table:table-cell table:style-name="ce14" office:value-type="float" office:value="9.59061901248186" calcext:value-type="float">
            <text:p>10</text:p>
          </table:table-cell>
          <table:table-cell table:style-name="ce14" office:value-type="float" office:value="26.5954919642436" calcext:value-type="float">
            <text:p>27</text:p>
          </table:table-cell>
          <table:table-cell table:style-name="ce14" office:value-type="float" office:value="2853.58295400879" calcext:value-type="float">
            <text:p>2854</text:p>
          </table:table-cell>
        </table:table-row>
        <table:table-row table:style-name="ro1">
          <table:covered-table-cell/>
          <table:table-cell office:value-type="float" office:value="2008" calcext:value-type="float">
            <text:p>2008</text:p>
          </table:table-cell>
          <table:table-cell table:style-name="ce14" office:value-type="float" office:value="2287.97827963258" calcext:value-type="float">
            <text:p>2288</text:p>
          </table:table-cell>
          <table:table-cell table:style-name="ce14" office:value-type="float" office:value="834.043262413183" calcext:value-type="float">
            <text:p>834</text:p>
          </table:table-cell>
          <table:table-cell table:style-name="ce14" office:value-type="float" office:value="351.359047401293" calcext:value-type="float">
            <text:p>351</text:p>
          </table:table-cell>
          <table:table-cell table:style-name="ce14" office:value-type="float" office:value="1331.70543984049" calcext:value-type="float">
            <text:p>1332</text:p>
          </table:table-cell>
          <table:table-cell table:style-name="ce14" office:value-type="float" office:value="955.205660212211" calcext:value-type="float">
            <text:p>955</text:p>
          </table:table-cell>
          <table:table-cell table:style-name="ce14" office:value-type="float" office:value="1186.46948939436" calcext:value-type="float">
            <text:p>1186</text:p>
          </table:table-cell>
          <table:table-cell table:style-name="ce14" office:value-type="float" office:value="2237.02313778128" calcext:value-type="float">
            <text:p>2237</text:p>
          </table:table-cell>
          <table:table-cell table:style-name="ce14" office:value-type="float" office:value="839.89282290661" calcext:value-type="float">
            <text:p>840</text:p>
          </table:table-cell>
          <table:table-cell table:style-name="ce14" office:value-type="float" office:value="396.464628759173" calcext:value-type="float">
            <text:p>396</text:p>
          </table:table-cell>
          <table:table-cell table:style-name="ce14" office:value-type="float" office:value="1677.45901719039" calcext:value-type="float">
            <text:p>1677</text:p>
          </table:table-cell>
          <table:table-cell table:style-name="ce14" office:value-type="float" office:value="943.653278424143" calcext:value-type="float">
            <text:p>944</text:p>
          </table:table-cell>
          <table:table-cell table:style-name="ce14" office:value-type="float" office:value="852.268293832523" calcext:value-type="float">
            <text:p>852</text:p>
          </table:table-cell>
          <table:table-cell table:style-name="ce14" office:value-type="float" office:value="1353.47648786763" calcext:value-type="float">
            <text:p>1353</text:p>
          </table:table-cell>
          <table:table-cell table:style-name="ce14" office:value-type="float" office:value="699.011457968075" calcext:value-type="float">
            <text:p>699</text:p>
          </table:table-cell>
          <table:table-cell table:style-name="ce14" office:value-type="float" office:value="1420.89264361136" calcext:value-type="float">
            <text:p>1421</text:p>
          </table:table-cell>
          <table:table-cell table:style-name="ce14" office:value-type="float" office:value="1141.86551692798" calcext:value-type="float">
            <text:p>1142</text:p>
          </table:table-cell>
          <table:table-cell table:style-name="ce14" office:value-type="float" office:value="1190.26676250984" calcext:value-type="float">
            <text:p>1190</text:p>
          </table:table-cell>
          <table:table-cell table:style-name="ce14" office:value-type="float" office:value="1141.24831000923" calcext:value-type="float">
            <text:p>1141</text:p>
          </table:table-cell>
          <table:table-cell table:style-name="ce14" office:value-type="float" office:value="1268.87548190257" calcext:value-type="float">
            <text:p>1269</text:p>
          </table:table-cell>
          <table:table-cell table:style-name="ce14" office:value-type="float" office:value="1196.65420144763" calcext:value-type="float">
            <text:p>1197</text:p>
          </table:table-cell>
          <table:table-cell table:style-name="ce14" office:value-type="float" office:value="1007.85090609686" calcext:value-type="float">
            <text:p>1008</text:p>
          </table:table-cell>
          <table:table-cell table:style-name="ce14" office:value-type="float" office:value="591.639270635906" calcext:value-type="float">
            <text:p>592</text:p>
          </table:table-cell>
          <table:table-cell table:style-name="ce14" office:value-type="float" office:value="828.356657251462" calcext:value-type="float">
            <text:p>828</text:p>
          </table:table-cell>
          <table:table-cell table:style-name="ce14" office:value-type="float" office:value="2053.38466155969" calcext:value-type="float">
            <text:p>2053</text:p>
          </table:table-cell>
          <table:table-cell table:style-name="ce14" office:value-type="float" office:value="514.440941102476" calcext:value-type="float">
            <text:p>514</text:p>
          </table:table-cell>
          <table:table-cell table:style-name="ce14" office:value-type="float" office:value="956.304480070619" calcext:value-type="float">
            <text:p>956</text:p>
          </table:table-cell>
          <table:table-cell table:style-name="ce14" office:value-type="float" office:value="2002.63516827397" calcext:value-type="float">
            <text:p>2003</text:p>
          </table:table-cell>
          <table:table-cell table:style-name="ce14" office:value-type="float" office:value="122.944233951634" calcext:value-type="float">
            <text:p>123</text:p>
          </table:table-cell>
          <table:table-cell table:style-name="ce14" office:value-type="float" office:value="58.9887262584834" calcext:value-type="float">
            <text:p>59</text:p>
          </table:table-cell>
          <table:table-cell table:style-name="ce14" office:value-type="float" office:value="416.287959665526" calcext:value-type="float">
            <text:p>416</text:p>
          </table:table-cell>
          <table:table-cell table:style-name="ce14" office:value-type="float" office:value="254.552820302616" calcext:value-type="float">
            <text:p>255</text:p>
          </table:table-cell>
          <table:table-cell table:style-name="ce14" office:value-type="float" office:value="418.494402533935" calcext:value-type="float">
            <text:p>418</text:p>
          </table:table-cell>
          <table:table-cell table:style-name="ce14" office:value-type="float" office:value="2800.33336661051" calcext:value-type="float">
            <text:p>2800</text:p>
          </table:table-cell>
          <table:table-cell table:style-name="ce14" office:value-type="float" office:value="130.756352524062" calcext:value-type="float">
            <text:p>131</text:p>
          </table:table-cell>
          <table:table-cell table:style-name="ce14" office:value-type="float" office:value="59.5936185689642" calcext:value-type="float">
            <text:p>60</text:p>
          </table:table-cell>
          <table:table-cell table:style-name="ce14" office:value-type="float" office:value="407.870948782617" calcext:value-type="float">
            <text:p>408</text:p>
          </table:table-cell>
        </table:table-row>
      </table:table>
      <table:table table:name="nãoimplementaran" table:style-name="ta1">
        <table:shapes>
          <draw:frame draw:z-index="0" draw:style-name="gr1" draw:text-style-name="P1" svg:width="159.99mm" svg:height="89.99mm" svg:x="138.98mm" svg:y="2.35mm">
            <loext:p draw:notify-on-update-of-ranges="nãoimplementaran.B1:nãoimplementaran.C1 nãoimplementaran.A2:nãoimplementaran.A2 nãoimplementaran.B2:nãoimplementaran.C2 nãoimplementaran.A3:nãoimplementaran.A3 nãoimplementaran.B3:nãoimplementaran.C3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tor de TICs</text:p>
          </table:table-cell>
          <table:table-cell office:value-type="float" office:value="3484" calcext:value-type="float">
            <text:p>3484</text:p>
          </table:table-cell>
          <table:table-cell office:value-type="float" office:value="5131" calcext:value-type="float">
            <text:p>5131</text:p>
          </table:table-cell>
        </table:table-row>
      </table:table>
      <table:table table:name="percentualparticipaçaoproduto" table:style-name="ta1">
        <table:shapes>
          <draw:frame draw:z-index="0" draw:style-name="gr1" draw:text-style-name="P1" svg:width="159.99mm" svg:height="89.99mm" svg:x="142.87mm" svg:y="0.32mm">
            <loext:p draw:notify-on-update-of-ranges="percentualparticipaçaoproduto.B1:percentualparticipaçaoproduto.D2 percentualparticipaçaoproduto.A3:percentualparticipaçaoproduto.A3 percentualparticipaçaoproduto.B3:percentualparticipaçaoproduto.D3 percentualparticipaçaoproduto.A4:percentualparticipaçaoproduto.A4 percentualparticipaçaoproduto.B4:percentualparticipaçaoproduto.D4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" draw:style-name="gr1" draw:text-style-name="P1" svg:width="159.99mm" svg:height="89.99mm" svg:x="144.46mm" svg:y="92.22mm">
            <loext:p draw:notify-on-update-of-ranges="percentualparticipaçaoproduto.B7:percentualparticipaçaoproduto.D7 percentualparticipaçaoproduto.A8:percentualparticipaçaoproduto.A8 percentualparticipaçaoproduto.B8:percentualparticipaçaoproduto.D8 percentualparticipaçaoproduto.A9:percentualparticipaçaoproduto.A9 percentualparticipaçaoproduto.B9:percentualparticipaçaoproduto.D9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table:style-name="ce38" table:number-columns-spanned="3" table:number-rows-spanned="1"/>
          <table:covered-table-cell table:number-columns-repeated="2" table:style-name="ce38"/>
        </table:table-row>
        <table:table-row table:style-name="ro2">
          <table:table-cell/>
          <table:table-cell table:style-name="ce32" office:value-type="string" calcext:value-type="string">
            <text:p>Até 10%</text:p>
          </table:table-cell>
          <table:table-cell table:style-name="ce32" office:value-type="string" calcext:value-type="string">
            <text:p>De</text:p>
            <text:p>10 a 40%</text:p>
          </table:table-cell>
          <table:table-cell table:style-name="ce35" office:value-type="string" calcext:value-type="string">
            <text:p>Mais de 40%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14" office:value-type="float" office:value="99.2878994706784" calcext:value-type="float">
            <text:p>99</text:p>
          </table:table-cell>
          <table:table-cell table:style-name="ce14" office:value-type="float" office:value="149.031824385745" calcext:value-type="float">
            <text:p>149</text:p>
          </table:table-cell>
          <table:table-cell table:style-name="ce14" office:value-type="float" office:value="128.552120017971" calcext:value-type="float">
            <text:p>1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8" table:number-columns-spanned="3" table:number-rows-spanned="1"/>
          <table:covered-table-cell table:number-columns-repeated="2" table:style-name="ce38"/>
        </table:table-row>
        <table:table-row table:style-name="ro2">
          <table:table-cell/>
          <table:table-cell table:style-name="ce32" office:value-type="string" calcext:value-type="string">
            <text:p>Até 10%</text:p>
          </table:table-cell>
          <table:table-cell table:style-name="ce32" office:value-type="string" calcext:value-type="string">
            <text:p>De</text:p>
            <text:p>10 a 40%</text:p>
          </table:table-cell>
          <table:table-cell table:style-name="ce35" office:value-type="string" calcext:value-type="string">
            <text:p>Mais de 40%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14" office:value-type="float" office:value="371.228047749209" calcext:value-type="float">
            <text:p>371</text:p>
          </table:table-cell>
          <table:table-cell table:style-name="ce14" office:value-type="float" office:value="1182.47868817634" calcext:value-type="float">
            <text:p>1182</text:p>
          </table:table-cell>
          <table:table-cell table:style-name="ce14" office:value-type="float" office:value="1221.53691939854" calcext:value-type="float">
            <text:p>1222</text:p>
          </table:table-cell>
        </table:table-row>
      </table:table>
      <table:table table:name="metododeprotecao" table:style-name="ta1">
        <table:shapes>
          <draw:frame draw:z-index="0" draw:style-name="gr1" draw:text-style-name="P1" svg:width="192.69mm" svg:height="108.38mm" svg:x="81.19mm" svg:y="5.51mm">
            <loext:p draw:notify-on-update-of-ranges="metododeprotecao.A2:metododeprotecao.A3 metododeprotecao.B2:metododeprotecao.E3 metododeprotecao.A4:metododeprotecao.A4 metododeprotecao.B4:metododeprotecao.E4 metododeprotecao.A5:metododeprotecao.A5 metododeprotecao.B5:metododeprotecao.E5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table:style-name="ce49" table:number-columns-repeated="4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Métodos de proteção estratégicos (não formais) utilizados</text:p>
          </table:table-cell>
          <table:covered-table-cell table:number-columns-repeated="3" table:style-name="ce56"/>
        </table:table-row>
        <table:table-row table:style-name="ro11">
          <table:table-cell office:value-type="float" office:value="2014" calcext:value-type="float">
            <text:p>2014</text:p>
          </table:table-cell>
          <table:table-cell table:style-name="ce45" office:value-type="string" calcext:value-type="string">
            <text:p>Complexidade </text:p>
            <text:p>no</text:p>
            <text:p>desenho</text:p>
          </table:table-cell>
          <table:table-cell table:style-name="ce45" office:value-type="string" calcext:value-type="string">
            <text:p>Segredo</text:p>
            <text:p>industrial</text:p>
          </table:table-cell>
          <table:table-cell table:style-name="ce45" office:value-type="string" calcext:value-type="string">
            <text:p>Tempo de</text:p>
            <text:p>liderança</text:p>
            <text:p>sobre os</text:p>
            <text:p>competidores</text:p>
          </table:table-cell>
          <table:table-cell table:style-name="ce49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Beneficiárias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tor de TICs</text:p>
          </table:table-cell>
          <table:table-cell table:style-name="ce14" office:value-type="float" office:value="351.062315768786" calcext:value-type="float">
            <text:p>351</text:p>
          </table:table-cell>
          <table:table-cell table:style-name="ce14" office:value-type="float" office:value="377.29309682278" calcext:value-type="float">
            <text:p>377</text:p>
          </table:table-cell>
          <table:table-cell table:style-name="ce14" office:value-type="float" office:value="340.829851027097" calcext:value-type="float">
            <text:p>341</text:p>
          </table:table-cell>
          <table:table-cell table:style-name="ce14" office:value-type="float" office:value="435.523697679651" calcext:value-type="float">
            <text:p>43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49" table:number-columns-repeated="4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Métodos de proteção estratégicos (não formais) utilizados</text:p>
          </table:table-cell>
          <table:covered-table-cell table:number-columns-repeated="3" table:style-name="ce56"/>
        </table:table-row>
        <table:table-row table:style-name="ro11">
          <table:table-cell office:value-type="float" office:value="2005" calcext:value-type="float">
            <text:p>2005</text:p>
          </table:table-cell>
          <table:table-cell table:style-name="ce45" office:value-type="string" calcext:value-type="string">
            <text:p>Complexidade </text:p>
            <text:p>no</text:p>
            <text:p>desenho</text:p>
          </table:table-cell>
          <table:table-cell table:style-name="ce45" office:value-type="string" calcext:value-type="string">
            <text:p>Segredo</text:p>
            <text:p>industrial</text:p>
          </table:table-cell>
          <table:table-cell table:style-name="ce45" office:value-type="string" calcext:value-type="string">
            <text:p>Tempo de</text:p>
            <text:p>liderança</text:p>
            <text:p>sobre os</text:p>
            <text:p>competidores</text:p>
          </table:table-cell>
          <table:table-cell table:style-name="ce49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Beneficia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or</text:p>
          </table:table-cell>
          <table:table-cell table:number-columns-repeated="4"/>
        </table:table-row>
      </table:table>
      <table:table table:name="atividadesinovativas" table:style-name="ta1">
        <table:shapes>
          <draw:frame draw:z-index="0" draw:style-name="gr1" draw:text-style-name="P1" svg:width="257.05mm" svg:height="116.21mm" svg:x="223.07mm" svg:y="103.99mm">
            <loext:p draw:notify-on-update-of-ranges="atividadesinovativas.B1:atividadesinovativas.B2 atividadesinovativas.C1:atividadesinovativas.N2 atividadesinovativas.B3:atividadesinovativas.B3 atividadesinovativas.C3:atividadesinovativas.N3 atividadesinovativas.B4:atividadesinovativas.B4 atividadesinovativas.C4:atividadesinovativas.N4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1" draw:text-style-name="P1" svg:width="159.99mm" svg:height="89.99mm" svg:x="347.22mm" svg:y="18.12mm">
            <loext:p draw:notify-on-update-of-ranges="atividadesinovativas.B1:atividadesinovativas.B2 atividadesinovativas.O1:atividadesinovativas.W2 atividadesinovativas.B3:atividadesinovativas.B3 atividadesinovativas.O3:atividadesinovativas.W3 atividadesinovativas.B4:atividadesinovativas.B4 atividadesinovativas.O4:atividadesinovativas.W4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table:shapes>
        <table:table-column table:style-name="co2" table:default-cell-style-name="Default"/>
        <table:table-column table:style-name="co18" table:default-cell-style-name="Default"/>
        <table:table-column table:style-name="co2" table:number-columns-repeated="17" table:default-cell-style-name="Default"/>
        <table:table-column table:style-name="co2" table:visibility="collapse" table:default-cell-style-name="Default"/>
        <table:table-column table:style-name="co2" table:number-columns-repeated="6" table:default-cell-style-name="Default"/>
        <table:table-row table:style-name="ro9">
          <table:table-cell table:number-columns-repeated="2"/>
          <table:table-cell table:style-name="ce42" office:value-type="string" calcext:value-type="string" table:number-columns-spanned="3" table:number-rows-spanned="1">
            <text:p>Atividades internas de Pesquisa</text:p>
            <text:p>e Desenvolvimento</text:p>
          </table:table-cell>
          <table:covered-table-cell table:number-columns-repeated="2" table:style-name="ce42"/>
          <table:table-cell table:style-name="ce43" office:value-type="string" calcext:value-type="string" table:number-columns-spanned="3" table:number-rows-spanned="1">
            <text:p>Aquisição externa de Pesquisa</text:p>
            <text:p>e Desenvolvimento</text:p>
          </table:table-cell>
          <table:covered-table-cell table:number-columns-repeated="2" table:style-name="ce43"/>
          <table:table-cell table:style-name="ce42" office:value-type="string" calcext:value-type="string" table:number-columns-spanned="3" table:number-rows-spanned="1">
            <text:p>Aquisição de outros</text:p>
            <text:p>conhecimentos externos</text:p>
          </table:table-cell>
          <table:covered-table-cell table:number-columns-repeated="2" table:style-name="ce42"/>
          <table:table-cell table:style-name="ce42" office:value-type="string" calcext:value-type="string" table:number-columns-spanned="3" table:number-rows-spanned="1">
            <text:p>Aquisição de máquinas</text:p>
            <text:p>e equipamentos</text:p>
          </table:table-cell>
          <table:covered-table-cell table:number-columns-repeated="2" table:style-name="ce42"/>
          <table:table-cell table:style-name="ce43" office:value-type="string" calcext:value-type="string" table:number-columns-spanned="3" table:number-rows-spanned="1">
            <text:p>Treinamento</text:p>
          </table:table-cell>
          <table:covered-table-cell table:number-columns-repeated="2" table:style-name="ce43"/>
          <table:table-cell table:style-name="ce16" office:value-type="string" calcext:value-type="string" table:number-columns-spanned="3" table:number-rows-spanned="1">
            <text:p>Introdução das inovações tecnológicas no mercado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Projeto industrial e outras preparações técnicas</text:p>
          </table:table-cell>
          <table:covered-table-cell table:number-columns-repeated="2" table:style-name="ce35"/>
          <table:table-cell table:number-columns-repeated="3"/>
        </table:table-row>
        <table:table-row table:style-name="ro3">
          <table:table-cell table:number-columns-repeated="2"/>
          <table:table-cell table:style-name="ce32" office:value-type="string" calcext:value-type="string">
            <text:p>Alta</text:p>
          </table:table-cell>
          <table:table-cell table:style-name="ce32" office:value-type="string" calcext:value-type="string">
            <text:p>Média</text:p>
          </table:table-cell>
          <table:table-cell table:style-name="ce32" office:value-type="string" calcext:value-type="string">
            <text:p>Baixa</text:p>
            <text:p>e não</text:p>
            <text:p>realizou</text:p>
          </table:table-cell>
          <table:table-cell table:style-name="ce32" office:value-type="string" calcext:value-type="string">
            <text:p>Alta</text:p>
          </table:table-cell>
          <table:table-cell table:style-name="ce32" office:value-type="string" calcext:value-type="string">
            <text:p>Média</text:p>
          </table:table-cell>
          <table:table-cell table:style-name="ce35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2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2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5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2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5" office:value-type="string" calcext:value-type="string">
            <text:p>Baixa</text:p>
            <text:p>e não</text:p>
            <text:p>realizou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1" table:number-rows-spanned="1">
            <text:p>Atividades inovativas desenvolvidas e grau de importância</text:p>
          </table:table-cell>
          <table:covered-table-cell table:number-columns-repeated="20" table:style-name="ce35"/>
          <table:table-cell table:number-columns-repeated="3"/>
        </table:table-row>
        <table:table-row table:style-name="ro9">
          <table:table-cell table:number-columns-repeated="2"/>
          <table:table-cell table:style-name="ce42" office:value-type="string" calcext:value-type="string" table:number-columns-spanned="3" table:number-rows-spanned="1">
            <text:p>Atividades internas de Pesquisa</text:p>
            <text:p>e Desenvolvimento</text:p>
          </table:table-cell>
          <table:covered-table-cell table:number-columns-repeated="2" table:style-name="ce42"/>
          <table:table-cell table:style-name="ce43" office:value-type="string" calcext:value-type="string" table:number-columns-spanned="3" table:number-rows-spanned="1">
            <text:p>Aquisição externa de Pesquisa</text:p>
            <text:p>e Desenvolvimento</text:p>
          </table:table-cell>
          <table:covered-table-cell table:number-columns-repeated="2" table:style-name="ce43"/>
          <table:table-cell table:style-name="ce42" office:value-type="string" calcext:value-type="string" table:number-columns-spanned="3" table:number-rows-spanned="1">
            <text:p>Aquisição de outros</text:p>
            <text:p>conhecimentos externos</text:p>
          </table:table-cell>
          <table:covered-table-cell table:number-columns-repeated="2" table:style-name="ce42"/>
          <table:table-cell table:style-name="ce42" office:value-type="string" calcext:value-type="string" table:number-columns-spanned="3" table:number-rows-spanned="1">
            <text:p>Aquisição de máquinas</text:p>
            <text:p>e equipamentos</text:p>
          </table:table-cell>
          <table:covered-table-cell table:number-columns-repeated="2" table:style-name="ce42"/>
          <table:table-cell table:style-name="ce43" office:value-type="string" calcext:value-type="string" table:number-columns-spanned="3" table:number-rows-spanned="1">
            <text:p>Treinamento</text:p>
          </table:table-cell>
          <table:covered-table-cell table:number-columns-repeated="2" table:style-name="ce43"/>
          <table:table-cell table:style-name="ce32" office:value-type="string" calcext:value-type="string" table:number-columns-spanned="3" table:number-rows-spanned="1">
            <text:p>Introdução das inovações tecnológicas no mercado</text:p>
          </table:table-cell>
          <table:covered-table-cell table:number-columns-repeated="2" table:style-name="ce32"/>
          <table:table-cell table:style-name="ce35" office:value-type="string" calcext:value-type="string" table:number-columns-spanned="3" table:number-rows-spanned="1">
            <text:p>Projeto industrial e outras preparações técnicas</text:p>
          </table:table-cell>
          <table:covered-table-cell table:number-columns-repeated="2" table:style-name="ce35"/>
          <table:table-cell table:number-columns-repeated="3"/>
        </table:table-row>
        <table:table-row table:style-name="ro12">
          <table:table-cell/>
          <table:table-cell office:value-type="float" office:value="2014" calcext:value-type="float">
            <text:p>2014</text:p>
          </table:table-cell>
          <table:table-cell table:style-name="ce32" office:value-type="string" calcext:value-type="string">
            <text:p>Alta</text:p>
          </table:table-cell>
          <table:table-cell table:style-name="ce32" office:value-type="string" calcext:value-type="string">
            <text:p>Média</text:p>
          </table:table-cell>
          <table:table-cell table:style-name="ce32" office:value-type="string" calcext:value-type="string">
            <text:p>Baixa</text:p>
            <text:p>e não</text:p>
            <text:p>realizou</text:p>
          </table:table-cell>
          <table:table-cell table:style-name="ce32" office:value-type="string" calcext:value-type="string">
            <text:p>Alta</text:p>
          </table:table-cell>
          <table:table-cell table:style-name="ce32" office:value-type="string" calcext:value-type="string">
            <text:p>Média</text:p>
          </table:table-cell>
          <table:table-cell table:style-name="ce35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2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2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5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2" office:value-type="string" calcext:value-type="string">
            <text:p>Baixa</text:p>
            <text:p>e não</text:p>
            <text:p>realizou</text:p>
          </table:table-cell>
          <table:table-cell table:style-name="ce16" office:value-type="string" calcext:value-type="string">
            <text:p>Alta</text:p>
          </table:table-cell>
          <table:table-cell table:style-name="ce16" office:value-type="string" calcext:value-type="string">
            <text:p>Média</text:p>
          </table:table-cell>
          <table:table-cell table:style-name="ce35" office:value-type="string" calcext:value-type="string">
            <text:p>Baixa</text:p>
            <text:p>e não</text:p>
            <text:p>realizo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neficiárias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or de TICs</text:p>
          </table:table-cell>
          <table:table-cell table:style-name="ce14" office:value-type="float" office:value="1373.96538790224" calcext:value-type="float">
            <text:p>1374</text:p>
          </table:table-cell>
          <table:table-cell table:style-name="ce14" office:value-type="float" office:value="364.733099695265" calcext:value-type="float">
            <text:p>365</text:p>
          </table:table-cell>
          <table:table-cell table:style-name="ce14" office:value-type="float" office:value="1734.68210184956" calcext:value-type="float">
            <text:p>1735</text:p>
          </table:table-cell>
          <table:table-cell table:style-name="ce14" office:value-type="float" office:value="183.078868139916" calcext:value-type="float">
            <text:p>183</text:p>
          </table:table-cell>
          <table:table-cell table:style-name="ce14" office:value-type="float" office:value="55.3775883883096" calcext:value-type="float">
            <text:p>55</text:p>
          </table:table-cell>
          <table:table-cell table:style-name="ce14" office:value-type="float" office:value="3234.92413291884" calcext:value-type="float">
            <text:p>3235</text:p>
          </table:table-cell>
          <table:table-cell table:style-name="ce14" office:value-type="float" office:value="609.079833357731" calcext:value-type="float">
            <text:p>609</text:p>
          </table:table-cell>
          <table:table-cell table:style-name="ce14" office:value-type="float" office:value="388.090224653824" calcext:value-type="float">
            <text:p>388</text:p>
          </table:table-cell>
          <table:table-cell table:style-name="ce14" office:value-type="float" office:value="2476.21053143551" calcext:value-type="float">
            <text:p>2476</text:p>
          </table:table-cell>
          <table:table-cell table:style-name="ce14" office:value-type="float" office:value="778.08078670952" calcext:value-type="float">
            <text:p>778</text:p>
          </table:table-cell>
          <table:table-cell table:style-name="ce14" office:value-type="float" office:value="796.95873123582" calcext:value-type="float">
            <text:p>797</text:p>
          </table:table-cell>
          <table:table-cell table:style-name="ce14" office:value-type="float" office:value="1898.34107150172" calcext:value-type="float">
            <text:p>1898</text:p>
          </table:table-cell>
          <table:table-cell table:style-name="ce14" office:value-type="float" office:value="1453.53410207826" calcext:value-type="float">
            <text:p>1454</text:p>
          </table:table-cell>
          <table:table-cell table:style-name="ce14" office:value-type="float" office:value="504.307582639274" calcext:value-type="float">
            <text:p>504</text:p>
          </table:table-cell>
          <table:table-cell table:style-name="ce14" office:value-type="float" office:value="1515.53890472953" calcext:value-type="float">
            <text:p>1516</text:p>
          </table:table-cell>
          <table:table-cell table:style-name="ce14" office:value-type="float" office:value="1578.83792296525" calcext:value-type="float">
            <text:p>1579</text:p>
          </table:table-cell>
          <table:table-cell table:style-name="ce14" office:value-type="float" office:value="679.724451878035" calcext:value-type="float">
            <text:p>680</text:p>
          </table:table-cell>
          <table:table-cell table:style-name="ce14" office:value-type="float" office:value="1214.81821460377" calcext:value-type="float">
            <text:p>1215</text:p>
          </table:table-cell>
          <table:table-cell table:style-name="ce14" office:value-type="float" office:value="1120.33357061274" calcext:value-type="float">
            <text:p>1120</text:p>
          </table:table-cell>
          <table:table-cell table:style-name="ce14" office:value-type="float" office:value="623.996010366898" calcext:value-type="float">
            <text:p>624</text:p>
          </table:table-cell>
          <table:table-cell table:style-name="ce14" office:value-type="float" office:value="1729.05100846742" calcext:value-type="float">
            <text:p>1729</text:p>
          </table:table-cell>
          <table:table-cell table:style-name="ce1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 45 Light1" svg:font-family="'Univers 45 Light'"/>
    <style:font-face style:name="Arial" svg:font-family="Arial" style:font-family-generic="swiss"/>
    <style:font-face style:name="Univers" svg:font-family="Univer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1" svg:font-family="Univers" style:font-family-generic="swiss" style:font-pitch="variable"/>
    <style:font-face style:name="Univers 45 Light" svg:font-family="'Univers 45 Light'" style:font-family-generic="swiss" style:font-pitch="variable"/>
    <style:font-face style:name="Univers 55" svg:font-family="'Univers 55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</number:text>
      <number:number number:decimal-places="0" loext:min-decimal-places="0" number:min-integer-digits="1" number:grouping="true"/>
    </number:number-style>
    <number:number-style style:name="N112">
      <number:text>-R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R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R$</number:text>
      <number:number number:decimal-places="2" loext:min-decimal-places="2" number:min-integer-digits="1" number:grouping="true"/>
    </number:number-style>
    <number:number-style style:name="N115">
      <number:text>-R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R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R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text-style style:name="N156">
      <number:text>  </number:text>
      <number:text-content/>
    </number:text-style>
    <number:text-style style:name="N157">
      <number:text> </number:text>
      <number:text-content/>
    </number:text-style>
    <number:number-style style:name="N158">
      <number:number number:decimal-places="7" loext:min-decimal-places="7" number:min-integer-digits="1"/>
    </number:number-style>
    <number:number-style style:name="N159">
      <number:number number:decimal-places="6" loext:min-decimal-places="6" number:min-integer-digits="1"/>
    </number:number-style>
    <number:number-style style:name="N160">
      <number:number number:decimal-places="5" loext:min-decimal-places="5" number:min-integer-digits="1"/>
    </number:number-style>
    <number:number-style style:name="N161">
      <number:number number:decimal-places="4" loext:min-decimal-places="4" number:min-integer-digits="1"/>
    </number:number-style>
    <number:number-style style:name="N162">
      <number:number number:decimal-places="3" loext:min-decimal-places="3" number:min-integer-digits="1"/>
    </number:number-style>
    <number:number-style style:name="N163">
      <number:number number:decimal-places="1" loext:min-decimal-places="1" number:min-integer-digits="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0" loext:min-decimal-places="0" number:min-integer-digits="0">
        <number:embedded-text number:position="3"> </number:embedded-text>
      </number:number>
    </number:number-style>
    <number:number-style style:name="N169">
      <number:number number:decimal-places="0" loext:min-decimal-places="0" number:min-integer-digits="1">
        <number:embedded-text number:position="3"> </number:embedded-text>
      </number:number>
    </number:number-style>
    <number:number-style style:name="N170">
      <number:number number:decimal-places="0" loext:min-decimal-places="0" number:min-integer-digits="7">
        <number:embedded-text number:position="4"> </number:embedded-text>
        <number:embedded-text number:position="1"> </number:embedded-text>
      </number:number>
    </number:number-style>
    <number:number-style style:name="N171">
      <number:number number:decimal-places="0" loext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72">
      <number:number number:decimal-places="0" loext:min-decimal-places="0" number:min-integer-digits="6">
        <number:embedded-text number:position="3"> </number:embedded-text>
      </number:number>
    </number:number-style>
    <number:number-style style:name="N173">
      <number:number number:decimal-places="0" loext:min-decimal-places="0" number:min-integer-digits="5">
        <number:embedded-text number:position="3"> </number:embedded-text>
      </number:number>
    </number:number-style>
    <number:number-style style:name="N174">
      <number:number number:decimal-places="0" loext:min-decimal-places="0" number:min-integer-digits="4">
        <number:embedded-text number:position="3"> </number:embedded-text>
      </number:number>
    </number:number-style>
    <number:number-style style:name="N175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6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8P0" style:volatile="true">
      <number:text>R$ </number:text>
      <number:number number:decimal-places="0" loext:min-decimal-places="0" number:min-integer-digits="1" number:grouping="true"/>
    </number:number-style>
    <number:number-style style:name="N178">
      <number:text>-R$ 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0" loext:min-decimal-places="0" number:min-integer-digits="1" number:grouping="true"/>
    </number:number-style>
    <number:number-style style:name="N17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1P0" style:volatile="true">
      <number:text>R$ </number:text>
      <number:number number:decimal-places="2" loext:min-decimal-places="2" number:min-integer-digits="1" number:grouping="true"/>
    </number:number-style>
    <number:number-style style:name="N181">
      <number:text>-R$ </number:text>
      <number:number number:decimal-places="2" loext:min-decimal-places="2" number:min-integer-digits="1" number:grouping="true"/>
      <style:map style:condition="value()&gt;=0" style:apply-style-name="N181P0"/>
    </number:number-style>
    <number:number-style style:name="N182P0" style:volatile="true">
      <number:text>R$ </number:text>
      <number:number number:decimal-places="2" loext:min-decimal-places="2" number:min-integer-digits="1" number:grouping="true"/>
    </number:number-style>
    <number:number-style style:name="N18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R$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ext-style style:name="N187">
      <number:text>    </number:text>
      <number:text-content/>
    </number:text-style>
    <number:number-style style:name="N19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3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9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0" loext:min-decimal-places="0" number:min-integer-digits="0">
        <number:embedded-text number:position="15"> </number:embedded-text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96P1" style:volatile="true">
      <number:number number:decimal-places="0" loext:min-decimal-places="0" number:min-integer-digits="0"/>
    </number:number-style>
    <number:number-style style:name="N196">
      <number:text>  -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number number:decimal-places="0" loext:min-decimal-places="0" number:min-integer-digits="1">
        <number:embedded-text number:position="15"> </number:embedded-text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98P1" style:volatile="true">
      <number:number number:decimal-places="0" loext:min-decimal-places="0" number:min-integer-digits="0"/>
    </number:number-style>
    <number:number-style style:name="N198">
      <number:text>  -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99P1" style:volatile="true">
      <number:number number:decimal-places="0" loext:min-decimal-places="0" number:min-integer-digits="0"/>
    </number:number-style>
    <number:number-style style:name="N199">
      <number:text>  -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01P1" style:volatile="true">
      <number:number number:decimal-places="0" loext:min-decimal-places="0" number:min-integer-digits="0"/>
    </number:number-style>
    <number:number-style style:name="N201">
      <number:text>  -</number:text>
      <style:map style:condition="value()&gt;0" style:apply-style-name="N201P0"/>
      <style:map style:condition="value()&lt;0" style:apply-style-name="N201P1"/>
    </number:number-style>
    <number:number-style style:name="N202">
      <number:number number:decimal-places="11" loext:min-decimal-places="1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20:54:17.8870241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05:35.864829986</meta:creation-date>
    <dc:date>2017-12-30T14:54:14.246017046</dc:date>
    <meta:editing-duration>P8DT5H32M16S</meta:editing-duration>
    <meta:editing-cycles>65</meta:editing-cycles>
    <meta:generator>LibreOffice/5.3.1.2$Linux_X86_64 LibreOffice_project/30m0$Build-2</meta:generator>
    <meta:document-statistic meta:table-count="19" meta:cell-count="3101" meta:object-count="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4cm" svg:y="0.315cm" chart:style-name="ch2">
          <text:p>Receita Líquida de Vendas</text:p>
        </chart:title>
        <chart:subtitle svg:x="6.131cm" svg:y="1.249cm" chart:style-name="ch3">
          <text:p>2000 - 2014 (Em R$)</text:p>
        </chart:subtitle>
        <chart:legend chart:legend-position="end" svg:x="13.261cm" svg:y="4.005cm" style:legend-expansion="high" chart:style-name="ch4"/>
        <chart:plot-area chart:style-name="ch5" table:cell-range-address="receitaliquida.A16:receitaliquida.F18" chart:data-source-has-labels="both" svg:x="1.279cm" svg:y="2.084cm" svg:width="11.662cm" svg:height="6.736cm">
          <chartooo:coordinate-region svg:x="2.086cm" svg:y="2.257cm" svg:width="10.855cm" svg:height="5.969cm"/>
          <chart:axis chart:dimension="x" chart:name="primary-x" chart:style-name="ch6" chartooo:axis-type="auto">
            <chartooo:date-scale/>
            <chart:categories table:cell-range-address="receitaliquida.B16:receitaliquida.F16"/>
          </chart:axis>
          <chart:axis chart:dimension="y" chart:name="primary-y" chart:style-name="ch7">
            <chart:title svg:x="0.451cm" svg:y="6.74cm" chart:style-name="ch8">
              <text:p>Bilhões de Reais</text:p>
            </chart:title>
            <chart:grid chart:style-name="ch9" chart:class="major"/>
          </chart:axis>
          <chart:series chart:style-name="ch10" chart:values-cell-range-address="receitaliquida.B17:receitaliquida.F17" chart:label-cell-address="receitaliquida.A17:receitaliquida.A17" chart:class="chart:bar">
            <chart:data-point chart:repeated="5"/>
          </chart:series>
          <chart:series chart:style-name="ch11" chart:values-cell-range-address="receitaliquida.B18:receitaliquida.F18" chart:label-cell-address="receitaliquida.A18:receitaliquida.A1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receitaliquida.B16:receitaliquida.F16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receitaliquida.A17:receitaliquida.A17</svg:desc>
                </draw:g>
              </table:table-cell>
              <table:table-cell office:value-type="float" office:value="29.293162">
                <text:p>29.293162</text:p>
                <draw:g>
                  <svg:desc>receitaliquida.B17:receitaliquida.F17</svg:desc>
                </draw:g>
              </table:table-cell>
              <table:table-cell office:value-type="float" office:value="57.609461">
                <text:p>57.609461</text:p>
              </table:table-cell>
              <table:table-cell office:value-type="float" office:value="96.015431">
                <text:p>96.015431</text:p>
              </table:table-cell>
              <table:table-cell office:value-type="float" office:value="100.325747">
                <text:p>100.325747</text:p>
              </table:table-cell>
              <table:table-cell office:value-type="float" office:value="173.729139008">
                <text:p>173.729139008</text:p>
              </table:table-cell>
            </table:table-row>
            <table:table-row>
              <table:table-cell office:value-type="string">
                <text:p>Setor TICs</text:p>
                <draw:g>
                  <svg:desc>receitaliquida.A18:receitaliquida.A18</svg:desc>
                </draw:g>
              </table:table-cell>
              <table:table-cell office:value-type="float" office:value="56.703043">
                <text:p>56.703043</text:p>
                <draw:g>
                  <svg:desc>receitaliquida.B18:receitaliquida.F18</svg:desc>
                </draw:g>
              </table:table-cell>
              <table:table-cell office:value-type="float" office:value="191.64389">
                <text:p>191.64389</text:p>
              </table:table-cell>
              <table:table-cell office:value-type="float" office:value="212.419506">
                <text:p>212.419506</text:p>
              </table:table-cell>
              <table:table-cell office:value-type="float" office:value="453.843521">
                <text:p>453.843521</text:p>
              </table:table-cell>
              <table:table-cell office:value-type="float" office:value="310.053634">
                <text:p>310.053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8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symbol-type="none" loext:label-stroke-color="#3465a4" chart:link-data-style-to-source="true" chart:data-label-number="value" chart:data-label-text="false" chart:data-label-symbol="false"/>
      <style:graphic-properties svg:stroke-color="#333333" draw:fill-color="#333333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5cm" chart:style-name="ch2">
          <text:p>Percentual de Empresas Beneficiarias
que tiveram dispêndios com P&amp;D Interno</text:p>
        </chart:title>
        <chart:subtitle svg:x="4.443cm" svg:y="1.725cm" chart:style-name="ch3">
          <text:p>Beneficiárias x Setor de TICs x Brasil</text:p>
        </chart:subtitle>
        <chart:legend chart:legend-position="end" svg:x="12.539cm" svg:y="4.005cm" style:legend-expansion="high" chart:style-name="ch4"/>
        <chart:plot-area chart:style-name="ch5" table:cell-range-address="'dispendios_ped interno'.I8:'dispendios_ped interno'.N10" chart:data-source-has-labels="both" svg:x="0.32cm" svg:y="2.56cm" svg:width="11.899cm" svg:height="6.26cm">
          <chartooo:coordinate-region svg:x="1.444cm" svg:y="2.733cm" svg:width="10.775cm" svg:height="5.493cm"/>
          <chart:axis chart:dimension="x" chart:name="primary-x" chart:style-name="ch6" chartooo:axis-type="auto">
            <chartooo:date-scale/>
            <chart:categories table:cell-range-address="'dispendios_ped interno'.J8:'dispendios_ped interno'.N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ispendios_ped interno'.J9:'dispendios_ped interno'.N9" chart:label-cell-address="'dispendios_ped interno'.I9:'dispendios_ped interno'.I9" chart:class="chart:bar">
            <chart:data-point chart:style-name="ch10"/>
            <chart:data-point/>
            <chart:data-point chart:style-name="ch10"/>
            <chart:data-point chart:repeated="2"/>
          </chart:series>
          <chart:series chart:style-name="ch11" chart:values-cell-range-address="'dispendios_ped interno'.J10:'dispendios_ped interno'.N10" chart:label-cell-address="'dispendios_ped interno'.I10:'dispendios_ped interno'.I1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dispendios_ped interno'.J8:'dispendios_ped interno'.N8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Setor de TICs</text:p>
                <draw:g>
                  <svg:desc>'dispendios_ped interno'.I9:'dispendios_ped interno'.I9</svg:desc>
                </draw:g>
              </table:table-cell>
              <table:table-cell office:value-type="float" office:value="0.270793036750484">
                <text:p>0.270793036750484</text:p>
                <draw:g>
                  <svg:desc>'dispendios_ped interno'.J9:'dispendios_ped interno'.N9</svg:desc>
                </draw:g>
              </table:table-cell>
              <table:table-cell office:value-type="float" office:value="0.126559714795009">
                <text:p>0.126559714795009</text:p>
              </table:table-cell>
              <table:table-cell office:value-type="float" office:value="0.320634920634921">
                <text:p>0.320634920634921</text:p>
              </table:table-cell>
              <table:table-cell office:value-type="float" office:value="0.163747143945164">
                <text:p>0.163747143945164</text:p>
              </table:table-cell>
              <table:table-cell office:value-type="float" office:value="0.121744397334949">
                <text:p>0.121744397334949</text:p>
              </table:table-cell>
            </table:table-row>
            <table:table-row>
              <table:table-cell office:value-type="string">
                <text:p>Brasil</text:p>
                <draw:g>
                  <svg:desc>'dispendios_ped interno'.I10:'dispendios_ped interno'.I10</svg:desc>
                </draw:g>
              </table:table-cell>
              <table:table-cell office:value-type="float" office:value="0.0188882892606584">
                <text:p>0.0188882892606584</text:p>
                <draw:g>
                  <svg:desc>'dispendios_ped interno'.J10:'dispendios_ped interno'.N10</svg:desc>
                </draw:g>
              </table:table-cell>
              <table:table-cell office:value-type="float" office:value="0.0345330739299611">
                <text:p>0.0345330739299611</text:p>
              </table:table-cell>
              <table:table-cell office:value-type="float" office:value="0.0424905342869163">
                <text:p>0.0424905342869163</text:p>
              </table:table-cell>
              <table:table-cell office:value-type="float" office:value="0.0288706861823553">
                <text:p>0.0288706861823553</text:p>
              </table:table-cell>
              <table:table-cell office:value-type="float" office:value="0.0263192353018201">
                <text:p>0.02631923530182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45cm" svg:height="8.976cm" xlink:href=".." xlink:type="simple" chart:class="chart:bar" chart:style-name="ch1">
        <chart:title svg:x="0.357cm" svg:y="0.314cm" chart:style-name="ch2">
          <text:p>Dispêndios realizados pelas empresas inovadoras nas atividades internas de P &amp; D</text:p>
        </chart:title>
        <chart:subtitle svg:x="6.853cm" svg:y="1.247cm" chart:style-name="ch3">
          <text:p>2000 - 2014 (Em R$)</text:p>
        </chart:subtitle>
        <chart:legend chart:legend-position="end" svg:x="14.573cm" svg:y="3.993cm" style:legend-expansion="high" chart:style-name="ch4"/>
        <chart:plot-area chart:style-name="ch5" table:cell-range-address="'dispendios_ped interno'.I15:'dispendios_ped interno'.N17" chart:data-source-has-labels="both" svg:x="1.307cm" svg:y="2.081cm" svg:width="12.918cm" svg:height="5.787cm">
          <chartooo:coordinate-region svg:x="2.934cm" svg:y="2.254cm" svg:width="11.291cm" svg:height="5.02cm"/>
          <chart:axis chart:dimension="x" chart:name="primary-x" chart:style-name="ch6" chartooo:axis-type="auto">
            <chartooo:date-scale/>
            <chart:title svg:x="6.624cm" svg:y="8.047cm" chart:style-name="ch7">
              <text:p>Milhões de R$ </text:p>
            </chart:title>
            <chart:categories table:cell-range-address="'dispendios_ped interno'.J15:'dispendios_ped interno'.N15"/>
          </chart:axis>
          <chart:axis chart:dimension="y" chart:name="primary-y" chart:style-name="ch8">
            <chart:title svg:x="0.451cm" svg:y="5.6cm" chart:style-name="ch9">
              <text:p>Milhoes</text:p>
            </chart:title>
            <chart:grid chart:style-name="ch10" chart:class="major"/>
          </chart:axis>
          <chart:series chart:style-name="ch11" chart:values-cell-range-address="'dispendios_ped interno'.J16:'dispendios_ped interno'.N16" chart:label-cell-address="'dispendios_ped interno'.I16:'dispendios_ped interno'.I16" chart:class="chart:bar">
            <chart:data-point chart:repeated="5"/>
          </chart:series>
          <chart:series chart:style-name="ch12" chart:values-cell-range-address="'dispendios_ped interno'.J17:'dispendios_ped interno'.N17" chart:label-cell-address="'dispendios_ped interno'.I17:'dispendios_ped interno'.I1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dispendios_ped interno'.J15:'dispendios_ped interno'.N15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'dispendios_ped interno'.I16:'dispendios_ped interno'.I16</svg:desc>
                </draw:g>
              </table:table-cell>
              <table:table-cell office:value-type="float" office:value="664.063">
                <text:p>664.063</text:p>
                <draw:g>
                  <svg:desc>'dispendios_ped interno'.J16:'dispendios_ped interno'.N16</svg:desc>
                </draw:g>
              </table:table-cell>
              <table:table-cell office:value-type="float" office:value="1063.655">
                <text:p>1063.655</text:p>
              </table:table-cell>
              <table:table-cell office:value-type="float" office:value="1269.681">
                <text:p>1269.681</text:p>
              </table:table-cell>
              <table:table-cell office:value-type="float" office:value="1436.696">
                <text:p>1436.696</text:p>
              </table:table-cell>
              <table:table-cell office:value-type="float" office:value="2372.858">
                <text:p>2372.858</text:p>
              </table:table-cell>
            </table:table-row>
            <table:table-row>
              <table:table-cell office:value-type="string">
                <text:p>Setor de TICs</text:p>
                <draw:g>
                  <svg:desc>'dispendios_ped interno'.I17:'dispendios_ped interno'.I17</svg:desc>
                </draw:g>
              </table:table-cell>
              <table:table-cell office:value-type="float" office:value="883.369">
                <text:p>883.369</text:p>
                <draw:g>
                  <svg:desc>'dispendios_ped interno'.J17:'dispendios_ped interno'.N17</svg:desc>
                </draw:g>
              </table:table-cell>
              <table:table-cell office:value-type="float" office:value="2027.065">
                <text:p>2027.065</text:p>
              </table:table-cell>
              <table:table-cell office:value-type="float" office:value="2232.012">
                <text:p>2232.012</text:p>
              </table:table-cell>
              <table:table-cell office:value-type="float" office:value="2712.682">
                <text:p>2712.682</text:p>
              </table:table-cell>
              <table:table-cell office:value-type="float" office:value="3607.158">
                <text:p>3607.1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symbol-type="none" loext:label-stroke-color="#3465a4" chart:link-data-style-to-source="true" chart:data-label-number="value" chart:data-label-text="false" chart:data-label-symbol="false"/>
      <style:graphic-properties svg:stroke-color="#333333" draw:fill-color="#333333" dr3d:edge-rounding="5%"/>
      <style:text-properties fo:font-size="7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41cm" svg:y="0.315cm" chart:style-name="ch2">
          <text:p>Percentual de Dispêndios em Atividades Internas de P&amp;D</text:p>
        </chart:title>
        <chart:subtitle svg:x="4.702cm" svg:y="1.249cm" chart:style-name="ch3">
          <text:p>Beneficiárias x Setor de TICs x Brasil</text:p>
        </chart:subtitle>
        <chart:legend chart:legend-position="end" svg:x="12.539cm" svg:y="4.005cm" style:legend-expansion="high" chart:style-name="ch4"/>
        <chart:plot-area chart:style-name="ch5" table:cell-range-address="'dispendios_ped interno'.I20:'dispendios_ped interno'.N22" chart:data-source-has-labels="both" svg:x="0.32cm" svg:y="2.084cm" svg:width="11.899cm" svg:height="6.736cm">
          <chartooo:coordinate-region svg:x="1.444cm" svg:y="2.257cm" svg:width="10.775cm" svg:height="5.969cm"/>
          <chart:axis chart:dimension="x" chart:name="primary-x" chart:style-name="ch6" chartooo:axis-type="auto">
            <chartooo:date-scale/>
            <chart:categories table:cell-range-address="'dispendios_ped interno'.J20:'dispendios_ped interno'.N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ispendios_ped interno'.J21:'dispendios_ped interno'.N21" chart:label-cell-address="'dispendios_ped interno'.I21:'dispendios_ped interno'.I21" chart:class="chart:bar">
            <chart:data-point chart:style-name="ch10" chart:repeated="2"/>
            <chart:data-point chart:repeated="3"/>
          </chart:series>
          <chart:series chart:style-name="ch11" chart:values-cell-range-address="'dispendios_ped interno'.J22:'dispendios_ped interno'.N22" chart:label-cell-address="'dispendios_ped interno'.I22:'dispendios_ped interno'.I2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dispendios_ped interno'.J20:'dispendios_ped interno'.N20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Setor de TICs</text:p>
                <draw:g>
                  <svg:desc>'dispendios_ped interno'.I21:'dispendios_ped interno'.I21</svg:desc>
                </draw:g>
              </table:table-cell>
              <table:table-cell office:value-type="float" office:value="0.75173908072391">
                <text:p>0.75173908072391</text:p>
                <draw:g>
                  <svg:desc>'dispendios_ped interno'.J21:'dispendios_ped interno'.N21</svg:desc>
                </draw:g>
              </table:table-cell>
              <table:table-cell office:value-type="float" office:value="0.524726636787671">
                <text:p>0.524726636787671</text:p>
              </table:table-cell>
              <table:table-cell office:value-type="float" office:value="0.568850436287977">
                <text:p>0.568850436287977</text:p>
              </table:table-cell>
              <table:table-cell office:value-type="float" office:value="0.529621975594633">
                <text:p>0.529621975594633</text:p>
              </table:table-cell>
              <table:table-cell office:value-type="float" office:value="0.657819258263708">
                <text:p>0.657819258263708</text:p>
              </table:table-cell>
            </table:table-row>
            <table:table-row>
              <table:table-cell office:value-type="string">
                <text:p>Brasil</text:p>
                <draw:g>
                  <svg:desc>'dispendios_ped interno'.I22:'dispendios_ped interno'.I22</svg:desc>
                </draw:g>
              </table:table-cell>
              <table:table-cell office:value-type="float" office:value="0.177482352337467">
                <text:p>0.177482352337467</text:p>
                <draw:g>
                  <svg:desc>'dispendios_ped interno'.J22:'dispendios_ped interno'.N22</svg:desc>
                </draw:g>
              </table:table-cell>
              <table:table-cell office:value-type="float" office:value="0.102397691838933">
                <text:p>0.102397691838933</text:p>
              </table:table-cell>
              <table:table-cell office:value-type="float" office:value="0.0833725348361495">
                <text:p>0.0833725348361495</text:p>
              </table:table-cell>
              <table:table-cell office:value-type="float" office:value="0.0719978932276339">
                <text:p>0.0719978932276339</text:p>
              </table:table-cell>
              <table:table-cell office:value-type="float" office:value="0.0960575041997818">
                <text:p>0.09605750419978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5cm" chart:style-name="ch2">
          <text:p>Percentual do Dispêndio com P&amp;D Interno comparado com 
o dispêndio com atividades inovativas</text:p>
        </chart:title>
        <chart:subtitle svg:x="6.911cm" svg:y="1.725cm" chart:style-name="ch3">
          <text:p>2000 - 2014</text:p>
        </chart:subtitle>
        <chart:legend chart:legend-position="end" svg:x="13.128cm" svg:y="4.005cm" style:legend-expansion="high" chart:style-name="ch4"/>
        <chart:plot-area chart:style-name="ch5" table:cell-range-address="'dispendios_ped interno'.A33:'dispendios_ped interno'.F35" chart:data-source-has-labels="both" svg:x="0.32cm" svg:y="2.56cm" svg:width="12.488cm" svg:height="6.26cm">
          <chartooo:coordinate-region svg:x="1.444cm" svg:y="2.733cm" svg:width="11.364cm" svg:height="5.493cm"/>
          <chart:axis chart:dimension="x" chart:name="primary-x" chart:style-name="ch6" chartooo:axis-type="auto">
            <chartooo:date-scale/>
            <chart:categories table:cell-range-address="'dispendios_ped interno'.B33:'dispendios_ped interno'.F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ispendios_ped interno'.B34:'dispendios_ped interno'.F34" chart:label-cell-address="'dispendios_ped interno'.A34:'dispendios_ped interno'.A34" chart:class="chart:bar">
            <chart:data-point chart:repeated="5"/>
          </chart:series>
          <chart:series chart:style-name="ch10" chart:values-cell-range-address="'dispendios_ped interno'.B35:'dispendios_ped interno'.F35" chart:label-cell-address="'dispendios_ped interno'.A35:'dispendios_ped interno'.A3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dispendios_ped interno'.B33:'dispendios_ped interno'.F33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'dispendios_ped interno'.A34:'dispendios_ped interno'.A34</svg:desc>
                </draw:g>
              </table:table-cell>
              <table:table-cell office:value-type="float" office:value="0.397606087585988">
                <text:p>0.397606087585988</text:p>
                <draw:g>
                  <svg:desc>'dispendios_ped interno'.B34:'dispendios_ped interno'.F34</svg:desc>
                </draw:g>
              </table:table-cell>
              <table:table-cell office:value-type="float" office:value="0.393417514015422">
                <text:p>0.393417514015422</text:p>
              </table:table-cell>
              <table:table-cell office:value-type="float" office:value="0.384836248922491">
                <text:p>0.384836248922491</text:p>
              </table:table-cell>
              <table:table-cell office:value-type="float" office:value="0.547983284689685">
                <text:p>0.547983284689685</text:p>
              </table:table-cell>
              <table:table-cell office:value-type="float" office:value="0.608846012525582">
                <text:p>0.608846012525582</text:p>
              </table:table-cell>
            </table:table-row>
            <table:table-row>
              <table:table-cell office:value-type="string">
                <text:p>Setor de TICs</text:p>
                <draw:g>
                  <svg:desc>'dispendios_ped interno'.A35:'dispendios_ped interno'.A35</svg:desc>
                </draw:g>
              </table:table-cell>
              <table:table-cell office:value-type="float" office:value="0.617709847837329">
                <text:p>0.617709847837329</text:p>
                <draw:g>
                  <svg:desc>'dispendios_ped interno'.B35:'dispendios_ped interno'.F35</svg:desc>
                </draw:g>
              </table:table-cell>
              <table:table-cell office:value-type="float" office:value="0.257357692869249">
                <text:p>0.257357692869249</text:p>
              </table:table-cell>
              <table:table-cell office:value-type="float" office:value="0.253764147957346">
                <text:p>0.253764147957346</text:p>
              </table:table-cell>
              <table:table-cell office:value-type="float" office:value="0.288883076708779">
                <text:p>0.288883076708779</text:p>
              </table:table-cell>
              <table:table-cell office:value-type="float" office:value="0.176510175045512">
                <text:p>0.1765101750455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1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5cm" chart:style-name="ch2">
          <text:p>Pessoas ocupadas nas atividades de P&amp;D</text:p>
        </chart:title>
        <chart:subtitle svg:x="6.858cm" svg:y="1.249cm" chart:style-name="ch3">
          <text:p>2000 - 2014 </text:p>
        </chart:subtitle>
        <chart:legend chart:legend-position="end" svg:x="13.128cm" svg:y="4.005cm" style:legend-expansion="high" chart:style-name="ch4"/>
        <chart:plot-area chart:style-name="ch5" table:cell-range-address="'pessoasocupadas_p&amp;d'.A2:'pessoasocupadas_p&amp;d'.F4" chart:data-source-has-labels="both" svg:x="0.32cm" svg:y="2.084cm" svg:width="12.488cm" svg:height="5.807cm">
          <chartooo:coordinate-region svg:x="1.603cm" svg:y="2.257cm" svg:width="11.205cm" svg:height="5.04cm"/>
          <chart:axis chart:dimension="x" chart:name="primary-x" chart:style-name="ch6" chartooo:axis-type="auto">
            <chartooo:date-scale/>
            <chart:title svg:x="5.66cm" svg:y="8.071cm" chart:style-name="ch7">
              <text:p>Quantidade</text:p>
            </chart:title>
            <chart:categories table:cell-range-address="'pessoasocupadas_p&amp;d'.B2:'pessoasocupadas_p&amp;d'.F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pessoasocupadas_p&amp;d'.B3:'pessoasocupadas_p&amp;d'.F3" chart:label-cell-address="'pessoasocupadas_p&amp;d'.A3:'pessoasocupadas_p&amp;d'.A3" chart:class="chart:bar">
            <chart:data-point chart:repeated="5"/>
          </chart:series>
          <chart:series chart:style-name="ch11" chart:values-cell-range-address="'pessoasocupadas_p&amp;d'.B4:'pessoasocupadas_p&amp;d'.F4" chart:label-cell-address="'pessoasocupadas_p&amp;d'.A4:'pessoasocupadas_p&amp;d'.A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pessoasocupadas_p&amp;d'.B2:'pessoasocupadas_p&amp;d'.F2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'pessoasocupadas_p&amp;d'.A3:'pessoasocupadas_p&amp;d'.A3</svg:desc>
                </draw:g>
              </table:table-cell>
              <table:table-cell office:value-type="float" office:value="4747">
                <text:p>4747</text:p>
                <draw:g>
                  <svg:desc>'pessoasocupadas_p&amp;d'.B3:'pessoasocupadas_p&amp;d'.F3</svg:desc>
                </draw:g>
              </table:table-cell>
              <table:table-cell office:value-type="float" office:value="7565">
                <text:p>7565</text:p>
              </table:table-cell>
              <table:table-cell office:value-type="float" office:value="8086">
                <text:p>8086</text:p>
              </table:table-cell>
              <table:table-cell office:value-type="float" office:value="9789">
                <text:p>9789</text:p>
              </table:table-cell>
              <table:table-cell office:value-type="float" office:value="9549">
                <text:p>9549</text:p>
              </table:table-cell>
            </table:table-row>
            <table:table-row>
              <table:table-cell office:value-type="string">
                <text:p>Setor de TICs</text:p>
                <draw:g>
                  <svg:desc>'pessoasocupadas_p&amp;d'.A4:'pessoasocupadas_p&amp;d'.A4</svg:desc>
                </draw:g>
              </table:table-cell>
              <table:table-cell office:value-type="float" office:value="6027">
                <text:p>6027</text:p>
                <draw:g>
                  <svg:desc>'pessoasocupadas_p&amp;d'.B4:'pessoasocupadas_p&amp;d'.F4</svg:desc>
                </draw:g>
              </table:table-cell>
              <table:table-cell office:value-type="float" office:value="18215">
                <text:p>18215</text:p>
              </table:table-cell>
              <table:table-cell office:value-type="float" office:value="10441">
                <text:p>10441</text:p>
              </table:table-cell>
              <table:table-cell office:value-type="float" office:value="21705">
                <text:p>21705</text:p>
              </table:table-cell>
              <table:table-cell office:value-type="float" office:value="22252">
                <text:p>222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0" style:family="chart" style:data-style-name="N10">
      <style:chart-properties chart:symbol-type="none" loext:label-stroke-color="#3465a4" chart:link-data-style-to-source="true" chart:data-label-number="value" chart:data-label-text="false" chart:data-label-symbol="false"/>
      <style:graphic-properties svg:stroke-color="#333333" draw:fill-color="#333333" dr3d:edge-rounding="5%"/>
      <style:text-properties fo:font-size="7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83cm" svg:y="0.315cm" chart:style-name="ch2">
          <text:p>Percentual de pessoas ocupadas em P&amp;D 
das Empresas Beneficiarias</text:p>
        </chart:title>
        <chart:subtitle svg:x="4.443cm" svg:y="1.725cm" chart:style-name="ch3">
          <text:p>Beneficiárias x Setor de TICs x Brasil</text:p>
        </chart:subtitle>
        <chart:legend chart:legend-position="end" svg:x="12.539cm" svg:y="4.005cm" style:legend-expansion="high" chart:style-name="ch4"/>
        <chart:plot-area chart:style-name="ch5" table:cell-range-address="'pessoasocupadas_p&amp;d'.J4:'pessoasocupadas_p&amp;d'.O6" chart:data-source-has-labels="both" svg:x="0.32cm" svg:y="2.56cm" svg:width="11.899cm" svg:height="6.26cm">
          <chartooo:coordinate-region svg:x="1.444cm" svg:y="2.733cm" svg:width="10.775cm" svg:height="5.493cm"/>
          <chart:axis chart:dimension="x" chart:name="primary-x" chart:style-name="ch6" chartooo:axis-type="auto">
            <chartooo:date-scale/>
            <chart:categories table:cell-range-address="'pessoasocupadas_p&amp;d'.K4:'pessoasocupadas_p&amp;d'.O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essoasocupadas_p&amp;d'.K5:'pessoasocupadas_p&amp;d'.O5" chart:label-cell-address="'pessoasocupadas_p&amp;d'.J5:'pessoasocupadas_p&amp;d'.J5" chart:class="chart:bar">
            <chart:data-point chart:repeated="5"/>
          </chart:series>
          <chart:series chart:style-name="ch10" chart:values-cell-range-address="'pessoasocupadas_p&amp;d'.K6:'pessoasocupadas_p&amp;d'.O6" chart:label-cell-address="'pessoasocupadas_p&amp;d'.J6:'pessoasocupadas_p&amp;d'.J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pessoasocupadas_p&amp;d'.K4:'pessoasocupadas_p&amp;d'.O4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Setor de TICs</text:p>
                <draw:g>
                  <svg:desc>'pessoasocupadas_p&amp;d'.J5:'pessoasocupadas_p&amp;d'.J5</svg:desc>
                </draw:g>
              </table:table-cell>
              <table:table-cell office:value-type="float" office:value="0.787622366019579">
                <text:p>0.787622366019579</text:p>
                <draw:g>
                  <svg:desc>'pessoasocupadas_p&amp;d'.K5:'pessoasocupadas_p&amp;d'.O5</svg:desc>
                </draw:g>
              </table:table-cell>
              <table:table-cell office:value-type="float" office:value="0.415317046390338">
                <text:p>0.415317046390338</text:p>
              </table:table-cell>
              <table:table-cell office:value-type="float" office:value="0.774446892060147">
                <text:p>0.774446892060147</text:p>
              </table:table-cell>
              <table:table-cell office:value-type="float" office:value="0.45100207325501">
                <text:p>0.45100207325501</text:p>
              </table:table-cell>
              <table:table-cell office:value-type="float" office:value="0.429129965845767">
                <text:p>0.429129965845767</text:p>
              </table:table-cell>
            </table:table-row>
            <table:table-row>
              <table:table-cell office:value-type="string">
                <text:p>Brasil</text:p>
                <draw:g>
                  <svg:desc>'pessoasocupadas_p&amp;d'.J6:'pessoasocupadas_p&amp;d'.J6</svg:desc>
                </draw:g>
              </table:table-cell>
              <table:table-cell office:value-type="float" office:value="0.114476571731738">
                <text:p>0.114476571731738</text:p>
                <draw:g>
                  <svg:desc>'pessoasocupadas_p&amp;d'.K6:'pessoasocupadas_p&amp;d'.O6</svg:desc>
                </draw:g>
              </table:table-cell>
              <table:table-cell office:value-type="float" office:value="0.0901196035452206">
                <text:p>0.0901196035452206</text:p>
              </table:table-cell>
              <table:table-cell office:value-type="float" office:value="0.110366477854364">
                <text:p>0.110366477854364</text:p>
              </table:table-cell>
              <table:table-cell office:value-type="float" office:value="0.0947720011617775">
                <text:p>0.0947720011617775</text:p>
              </table:table-cell>
              <table:table-cell office:value-type="float" office:value="0.0868240877969831">
                <text:p>0.08682408779698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4cm" svg:y="0.315cm" chart:style-name="ch2">
          <text:p>Percentual de Pessoas Ocupadas em P&amp;D comparada 
com Total de Pessoas Ocupadas</text:p>
        </chart:title>
        <chart:subtitle svg:x="6.911cm" svg:y="1.725cm" chart:style-name="ch3">
          <text:p>2000 - 2014</text:p>
        </chart:subtitle>
        <chart:legend chart:legend-position="end" svg:x="13.128cm" svg:y="4.005cm" style:legend-expansion="high" chart:style-name="ch4"/>
        <chart:plot-area chart:style-name="ch5" table:cell-range-address="'pessoasocupadas_p&amp;d'.J9:'pessoasocupadas_p&amp;d'.O11" chart:data-source-has-labels="both" svg:x="0.32cm" svg:y="2.56cm" svg:width="12.488cm" svg:height="6.26cm">
          <chartooo:coordinate-region svg:x="1.444cm" svg:y="2.733cm" svg:width="11.364cm" svg:height="5.493cm"/>
          <chart:axis chart:dimension="x" chart:name="primary-x" chart:style-name="ch6" chartooo:axis-type="auto">
            <chartooo:date-scale/>
            <chart:categories table:cell-range-address="'pessoasocupadas_p&amp;d'.K9:'pessoasocupadas_p&amp;d'.O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essoasocupadas_p&amp;d'.K10:'pessoasocupadas_p&amp;d'.O10" chart:label-cell-address="'pessoasocupadas_p&amp;d'.J10:'pessoasocupadas_p&amp;d'.J10" chart:class="chart:bar">
            <chart:data-point chart:repeated="5"/>
          </chart:series>
          <chart:series chart:style-name="ch10" chart:values-cell-range-address="'pessoasocupadas_p&amp;d'.K11:'pessoasocupadas_p&amp;d'.O11" chart:label-cell-address="'pessoasocupadas_p&amp;d'.J11:'pessoasocupadas_p&amp;d'.J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pessoasocupadas_p&amp;d'.K9:'pessoasocupadas_p&amp;d'.O9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'pessoasocupadas_p&amp;d'.J10:'pessoasocupadas_p&amp;d'.J10</svg:desc>
                </draw:g>
              </table:table-cell>
              <table:table-cell office:value-type="float" office:value="0.049078295751786">
                <text:p>0.049078295751786</text:p>
                <draw:g>
                  <svg:desc>'pessoasocupadas_p&amp;d'.K10:'pessoasocupadas_p&amp;d'.O10</svg:desc>
                </draw:g>
              </table:table-cell>
              <table:table-cell office:value-type="float" office:value="0.0494709582913719">
                <text:p>0.0494709582913719</text:p>
              </table:table-cell>
              <table:table-cell office:value-type="float" office:value="0.0310429287694162">
                <text:p>0.0310429287694162</text:p>
              </table:table-cell>
              <table:table-cell office:value-type="float" office:value="0.0412668836315195">
                <text:p>0.0412668836315195</text:p>
              </table:table-cell>
              <table:table-cell office:value-type="float" office:value="0.0354087637524613">
                <text:p>0.0354087637524613</text:p>
              </table:table-cell>
            </table:table-row>
            <table:table-row>
              <table:table-cell office:value-type="string">
                <text:p>Setor de TICs</text:p>
                <draw:g>
                  <svg:desc>'pessoasocupadas_p&amp;d'.J11:'pessoasocupadas_p&amp;d'.J11</svg:desc>
                </draw:g>
              </table:table-cell>
              <table:table-cell office:value-type="float" office:value="0.0326464948487114">
                <text:p>0.0326464948487114</text:p>
                <draw:g>
                  <svg:desc>'pessoasocupadas_p&amp;d'.K11:'pessoasocupadas_p&amp;d'.O11</svg:desc>
                </draw:g>
              </table:table-cell>
              <table:table-cell office:value-type="float" office:value="0.0440743420304443">
                <text:p>0.0440743420304443</text:p>
              </table:table-cell>
              <table:table-cell office:value-type="float" office:value="0.0112206681246407">
                <text:p>0.0112206681246407</text:p>
              </table:table-cell>
              <table:table-cell office:value-type="float" office:value="0.0335050392628737">
                <text:p>0.0335050392628737</text:p>
              </table:table-cell>
              <table:table-cell office:value-type="float" office:value="0.0295734758403096">
                <text:p>0.029573475840309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56cm" svg:height="14.593cm" xlink:href=".." xlink:type="simple" chart:class="chart:bar" chart:style-name="ch1">
        <chart:title svg:x="8.053cm" svg:y="0.426cm" chart:style-name="ch2">
          <text:p>Percentual do Pessoal Ocupado em P&amp;D por Qualificação</text:p>
        </chart:title>
        <chart:subtitle svg:x="12.789cm" svg:y="1.471cm" chart:style-name="ch3">
          <text:p>2000 - 2014</text:p>
        </chart:subtitle>
        <chart:legend chart:legend-position="end" svg:x="26.26cm" svg:y="6.133cm" style:legend-expansion="high" chart:style-name="ch4"/>
        <chart:plot-area chart:style-name="ch5" table:cell-range-address="'qualificacao_p&amp;d'.H3:'qualificacao_p&amp;d'.N17" chart:data-source-has-labels="both" svg:x="0.555cm" svg:y="2.417cm" svg:width="25.15cm" svg:height="11.885cm">
          <chartooo:coordinate-region svg:x="1.679cm" svg:y="2.417cm" svg:width="24.026cm" svg:height="6.168cm"/>
          <chart:axis chart:dimension="x" chart:name="primary-x" chart:style-name="ch6" chartooo:axis-type="auto">
            <chartooo:date-scale/>
            <chart:categories table:cell-range-address="'qualificacao_p&amp;d'.H4:'qualificacao_p&amp;d'.I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qualificacao_p&amp;d'.J4:'qualificacao_p&amp;d'.J17" chart:label-cell-address="'qualificacao_p&amp;d'.J3:'qualificacao_p&amp;d'.J3" chart:class="chart:bar">
            <chart:data-point chart:repeated="14"/>
          </chart:series>
          <chart:series chart:style-name="ch10" chart:values-cell-range-address="'qualificacao_p&amp;d'.K4:'qualificacao_p&amp;d'.K17" chart:label-cell-address="'qualificacao_p&amp;d'.K3:'qualificacao_p&amp;d'.K3" chart:class="chart:bar">
            <chart:data-point chart:repeated="14"/>
          </chart:series>
          <chart:series chart:style-name="ch11" chart:values-cell-range-address="'qualificacao_p&amp;d'.L4:'qualificacao_p&amp;d'.L17" chart:label-cell-address="'qualificacao_p&amp;d'.L3:'qualificacao_p&amp;d'.L3" chart:class="chart:bar">
            <chart:data-point chart:repeated="14"/>
          </chart:series>
          <chart:series chart:style-name="ch12" chart:values-cell-range-address="'qualificacao_p&amp;d'.M4:'qualificacao_p&amp;d'.M17" chart:label-cell-address="'qualificacao_p&amp;d'.M3:'qualificacao_p&amp;d'.M3" chart:class="chart:bar">
            <chart:data-point chart:repeated="14"/>
          </chart:series>
          <chart:series chart:style-name="ch13" chart:values-cell-range-address="'qualificacao_p&amp;d'.N4:'qualificacao_p&amp;d'.N17" chart:label-cell-address="'qualificacao_p&amp;d'.N3:'qualificacao_p&amp;d'.N3" chart:class="chart:ba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'qualificacao_p&amp;d'.J3:'qualificacao_p&amp;d'.J3</svg:desc>
                </draw:g>
              </table:table-cell>
              <table:table-cell office:value-type="string">
                <text:p>2005</text:p>
                <draw:g>
                  <svg:desc>'qualificacao_p&amp;d'.K3:'qualificacao_p&amp;d'.K3</svg:desc>
                </draw:g>
              </table:table-cell>
              <table:table-cell office:value-type="string">
                <text:p>2008</text:p>
                <draw:g>
                  <svg:desc>'qualificacao_p&amp;d'.L3:'qualificacao_p&amp;d'.L3</svg:desc>
                </draw:g>
              </table:table-cell>
              <table:table-cell office:value-type="string">
                <text:p>2011</text:p>
                <draw:g>
                  <svg:desc>'qualificacao_p&amp;d'.M3:'qualificacao_p&amp;d'.M3</svg:desc>
                </draw:g>
              </table:table-cell>
              <table:table-cell office:value-type="string">
                <text:p>2014</text:p>
                <draw:g>
                  <svg:desc>'qualificacao_p&amp;d'.N3:'qualificacao_p&amp;d'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eficiárias Nível Superior</text:p>
                <text:list>
                  <text:list-item>
                    <text:p>Beneficiárias</text:p>
                  </text:list-item>
                  <text:list-item>
                    <text:p>Nível Superior</text:p>
                  </text:list-item>
                </text:list>
                <draw:g>
                  <svg:desc>'qualificacao_p&amp;d'.H4:'qualificacao_p&amp;d'.I17</svg:desc>
                </draw:g>
              </table:table-cell>
              <table:table-cell office:value-type="float" office:value="0.643564356435644">
                <text:p>0.643564356435644</text:p>
                <draw:g>
                  <svg:desc>'qualificacao_p&amp;d'.J4:'qualificacao_p&amp;d'.J17</svg:desc>
                </draw:g>
              </table:table-cell>
              <table:table-cell office:value-type="float" office:value="0.731526768010575">
                <text:p>0.731526768010575</text:p>
                <draw:g>
                  <svg:desc>'qualificacao_p&amp;d'.K4:'qualificacao_p&amp;d'.K17</svg:desc>
                </draw:g>
              </table:table-cell>
              <table:table-cell office:value-type="float" office:value="0.758100420479842">
                <text:p>0.758100420479842</text:p>
                <draw:g>
                  <svg:desc>'qualificacao_p&amp;d'.L4:'qualificacao_p&amp;d'.L17</svg:desc>
                </draw:g>
              </table:table-cell>
              <table:table-cell office:value-type="float" office:value="0.803555010726326">
                <text:p>0.803555010726326</text:p>
                <draw:g>
                  <svg:desc>'qualificacao_p&amp;d'.M4:'qualificacao_p&amp;d'.M17</svg:desc>
                </draw:g>
              </table:table-cell>
              <table:table-cell office:value-type="float" office:value="0.828463713477851">
                <text:p>0.828463713477851</text:p>
                <draw:g>
                  <svg:desc>'qualificacao_p&amp;d'.N4:'qualificacao_p&amp;d'.N17</svg:desc>
                </draw:g>
              </table:table-cell>
            </table:table-row>
            <table:table-row>
              <table:table-cell office:value-type="string">
                <text:p>Beneficiárias Pós-Graduados</text:p>
                <text:list>
                  <text:list-item>
                    <text:p/>
                  </text:list-item>
                  <text:list-item>
                    <text:p>Pós-Graduados</text:p>
                  </text:list-item>
                </text:list>
              </table:table-cell>
              <table:table-cell office:value-type="float" office:value="0.0520328628607542">
                <text:p>0.0520328628607542</text:p>
              </table:table-cell>
              <table:table-cell office:value-type="float" office:value="0.091606080634501">
                <text:p>0.091606080634501</text:p>
              </table:table-cell>
              <table:table-cell office:value-type="float" office:value="0.0970813752164234">
                <text:p>0.097081375216423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857681432610745">
                <text:p>0.0857681432610745</text:p>
              </table:table-cell>
            </table:table-row>
            <table:table-row>
              <table:table-cell office:value-type="string">
                <text:p>Beneficiárias Graduados</text:p>
                <text:list>
                  <text:list-item>
                    <text:p/>
                  </text:list-item>
                  <text:list-item>
                    <text:p>Graduados</text:p>
                  </text:list-item>
                </text:list>
              </table:table-cell>
              <table:table-cell office:value-type="float" office:value="0.591320834211081">
                <text:p>0.591320834211081</text:p>
              </table:table-cell>
              <table:table-cell office:value-type="float" office:value="0.639920687376074">
                <text:p>0.639920687376074</text:p>
              </table:table-cell>
              <table:table-cell office:value-type="float" office:value="0.661019045263418">
                <text:p>0.661019045263418</text:p>
              </table:table-cell>
              <table:table-cell office:value-type="float" office:value="0.610481152313822">
                <text:p>0.610481152313822</text:p>
              </table:table-cell>
              <table:table-cell office:value-type="float" office:value="0.54141794952351">
                <text:p>0.54141794952351</text:p>
              </table:table-cell>
            </table:table-row>
            <table:table-row>
              <table:table-cell office:value-type="string">
                <text:p>Beneficiárias Nível Médio</text:p>
                <text:list>
                  <text:list-item>
                    <text:p/>
                  </text:list-item>
                  <text:list-item>
                    <text:p>Nível Médio</text:p>
                  </text:list-item>
                </text:list>
              </table:table-cell>
              <table:table-cell office:value-type="float" office:value="0.208131451443017">
                <text:p>0.208131451443017</text:p>
              </table:table-cell>
              <table:table-cell office:value-type="float" office:value="0.245076007931262">
                <text:p>0.245076007931262</text:p>
              </table:table-cell>
              <table:table-cell office:value-type="float" office:value="0.211971308434331">
                <text:p>0.211971308434331</text:p>
              </table:table-cell>
              <table:table-cell office:value-type="float" office:value="0.116150781489427">
                <text:p>0.116150781489427</text:p>
              </table:table-cell>
              <table:table-cell office:value-type="float" office:value="0.201277620693266">
                <text:p>0.201277620693266</text:p>
              </table:table-cell>
            </table:table-row>
            <table:table-row>
              <table:table-cell office:value-type="string">
                <text:p>Beneficiárias Outros</text:p>
                <text:list>
                  <text:list-item>
                    <text:p/>
                  </text:list-item>
                  <text:list-item>
                    <text:p>Outros</text:p>
                  </text:list-item>
                </text:list>
              </table:table-cell>
              <table:table-cell office:value-type="float" office:value="0.155466610490836">
                <text:p>0.155466610490836</text:p>
              </table:table-cell>
              <table:table-cell office:value-type="float" office:value="0.0356906807666887">
                <text:p>0.0356906807666887</text:p>
              </table:table-cell>
              <table:table-cell office:value-type="float" office:value="0.0371011625030918">
                <text:p>0.0371011625030918</text:p>
              </table:table-cell>
              <table:table-cell office:value-type="float" office:value="0.0415772806211053">
                <text:p>0.0415772806211053</text:p>
              </table:table-cell>
              <table:table-cell office:value-type="float" office:value="0.0387475128285684">
                <text:p>0.0387475128285684</text:p>
              </table:table-cell>
            </table:table-row>
            <table:table-row>
              <table:table-cell office:value-type="string">
                <text:p>Beneficiárias Técnicos Graduados</text:p>
                <text:list>
                  <text:list-item>
                    <text:p/>
                  </text:list-item>
                  <text:list-item>
                    <text:p>Técnicos Graduados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628766983349">
                <text:p>0.105628766983349</text:p>
              </table:table-cell>
              <table:table-cell office:value-type="float" office:value="0.240653471567703">
                <text:p>0.240653471567703</text:p>
              </table:table-cell>
            </table:table-row>
            <table:table-row>
              <table:table-cell office:value-type="string">
                <text:p>Beneficiárias Técnicos Médio</text:p>
                <text:list>
                  <text:list-item>
                    <text:p/>
                  </text:list-item>
                  <text:list-item>
                    <text:p>Técnicos Médio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3483501889876">
                <text:p>0.103483501889876</text:p>
              </table:table-cell>
              <table:table-cell office:value-type="float" office:value="0.200125667609174">
                <text:p>0.200125667609174</text:p>
              </table:table-cell>
            </table:table-row>
            <table:table-row>
              <table:table-cell office:value-type="string">
                <text:p>Setor de TICs Nível Superior</text:p>
                <text:list>
                  <text:list-item>
                    <text:p>Setor de TICs</text:p>
                  </text:list-item>
                  <text:list-item>
                    <text:p>Nível Superior</text:p>
                  </text:list-item>
                </text:list>
              </table:table-cell>
              <table:table-cell office:value-type="float" office:value="0.622863779658205">
                <text:p>0.622863779658205</text:p>
              </table:table-cell>
              <table:table-cell office:value-type="float" office:value="0.773648092231677">
                <text:p>0.773648092231677</text:p>
              </table:table-cell>
              <table:table-cell office:value-type="float" office:value="0.775979312326405">
                <text:p>0.775979312326405</text:p>
              </table:table-cell>
              <table:table-cell office:value-type="float" office:value="0.755401981110343">
                <text:p>0.755401981110343</text:p>
              </table:table-cell>
              <table:table-cell office:value-type="float" office:value="1.05972496854215">
                <text:p>1.05972496854215</text:p>
              </table:table-cell>
            </table:table-row>
            <table:table-row>
              <table:table-cell office:value-type="string">
                <text:p>Setor de TICs Pós-Graduados</text:p>
                <text:list>
                  <text:list-item>
                    <text:p/>
                  </text:list-item>
                  <text:list-item>
                    <text:p>Pós-Graduados</text:p>
                  </text:list-item>
                </text:list>
              </table:table-cell>
              <table:table-cell office:value-type="float" office:value="0.0584038493446159">
                <text:p>0.0584038493446159</text:p>
              </table:table-cell>
              <table:table-cell office:value-type="float" office:value="0.0872357946747186">
                <text:p>0.0872357946747186</text:p>
              </table:table-cell>
              <table:table-cell office:value-type="float" office:value="0.0930945311751748">
                <text:p>0.0930945311751748</text:p>
              </table:table-cell>
              <table:table-cell office:value-type="float" office:value="0.0715503340244183">
                <text:p>0.0715503340244183</text:p>
              </table:table-cell>
              <table:table-cell office:value-type="float" office:value="0.0879022110372101">
                <text:p>0.0879022110372101</text:p>
              </table:table-cell>
            </table:table-row>
            <table:table-row>
              <table:table-cell office:value-type="string">
                <text:p>Setor de TICs Graduados</text:p>
                <text:list>
                  <text:list-item>
                    <text:p/>
                  </text:list-item>
                  <text:list-item>
                    <text:p>Graduados</text:p>
                  </text:list-item>
                </text:list>
              </table:table-cell>
              <table:table-cell office:value-type="float" office:value="0.564459930313589">
                <text:p>0.564459930313589</text:p>
              </table:table-cell>
              <table:table-cell office:value-type="float" office:value="0.686357397749108">
                <text:p>0.686357397749108</text:p>
              </table:table-cell>
              <table:table-cell office:value-type="float" office:value="0.682884781151231">
                <text:p>0.682884781151231</text:p>
              </table:table-cell>
              <table:table-cell office:value-type="float" office:value="0.544897489057821">
                <text:p>0.544897489057821</text:p>
              </table:table-cell>
              <table:table-cell office:value-type="float" office:value="0.835969800467374">
                <text:p>0.835969800467374</text:p>
              </table:table-cell>
            </table:table-row>
            <table:table-row>
              <table:table-cell office:value-type="string">
                <text:p>Setor de TICs Nível Médio</text:p>
                <text:list>
                  <text:list-item>
                    <text:p/>
                  </text:list-item>
                  <text:list-item>
                    <text:p>Nível Médio</text:p>
                  </text:list-item>
                </text:list>
              </table:table-cell>
              <table:table-cell office:value-type="float" office:value="0.258005641280903">
                <text:p>0.258005641280903</text:p>
              </table:table-cell>
              <table:table-cell office:value-type="float" office:value="0.199451001921493">
                <text:p>0.199451001921493</text:p>
              </table:table-cell>
              <table:table-cell office:value-type="float" office:value="0.18963700794943">
                <text:p>0.18963700794943</text:p>
              </table:table-cell>
              <table:table-cell office:value-type="float" office:value="0.138954158028104">
                <text:p>0.138954158028104</text:p>
              </table:table-cell>
              <table:table-cell office:value-type="float" office:value="0.135763077476182">
                <text:p>0.135763077476182</text:p>
              </table:table-cell>
            </table:table-row>
            <table:table-row>
              <table:table-cell office:value-type="string">
                <text:p>Setor de TICs Outros</text:p>
                <text:list>
                  <text:list-item>
                    <text:p/>
                  </text:list-item>
                  <text:list-item>
                    <text:p>Outros</text:p>
                  </text:list-item>
                </text:list>
              </table:table-cell>
              <table:table-cell office:value-type="float" office:value="0.118964659034345">
                <text:p>0.118964659034345</text:p>
              </table:table-cell>
              <table:table-cell office:value-type="float" office:value="0.0268460060389789">
                <text:p>0.0268460060389789</text:p>
              </table:table-cell>
              <table:table-cell office:value-type="float" office:value="0.0342879034575232">
                <text:p>0.0342879034575232</text:p>
              </table:table-cell>
              <table:table-cell office:value-type="float" office:value="0.0299009444828381">
                <text:p>0.0299009444828381</text:p>
              </table:table-cell>
              <table:table-cell office:value-type="float" office:value="0.0503325543771346">
                <text:p>0.0503325543771346</text:p>
              </table:table-cell>
            </table:table-row>
            <table:table-row>
              <table:table-cell office:value-type="string">
                <text:p>Setor de TICs Técnicos Graduados</text:p>
                <text:list>
                  <text:list-item>
                    <text:p/>
                  </text:list-item>
                  <text:list-item>
                    <text:p>Técnicos Graduados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821008984105">
                <text:p>0.16821008984105</text:p>
              </table:table-cell>
              <table:table-cell office:value-type="float" office:value="0.289816645694769">
                <text:p>0.289816645694769</text:p>
              </table:table-cell>
            </table:table-row>
            <table:table-row>
              <table:table-cell office:value-type="string">
                <text:p>Setor de TICs Técnicos Médio</text:p>
                <text:list>
                  <text:list-item>
                    <text:p/>
                  </text:list-item>
                  <text:list-item>
                    <text:p>Técnicos Médio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3948398986409">
                <text:p>0.0463948398986409</text:p>
              </table:table-cell>
              <table:table-cell office:value-type="float" office:value="0.0786446162142729">
                <text:p>0.07864461621427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32cm" svg:height="11.968cm" xlink:href=".." xlink:type="simple" chart:class="chart:bar" chart:style-name="ch1">
        <chart:title svg:x="4.166cm" svg:y="0.374cm" chart:style-name="ch2">
          <text:p>Principal responsável pelo desenvolvimento de produto 
nas empresas que implementaram inovações</text:p>
        </chart:title>
        <chart:subtitle svg:x="8.584cm" svg:y="1.843cm" chart:style-name="ch3">
          <text:p>Beneficiárias</text:p>
        </chart:subtitle>
        <chart:legend chart:legend-position="end" svg:x="18.036cm" svg:y="4.821cm" style:legend-expansion="high" chart:style-name="ch4"/>
        <chart:plot-area chart:style-name="ch5" table:cell-range-address="'planejamentop&amp;d'.I2:'planejamentop&amp;d'.N6" chart:data-source-has-labels="both" svg:x="1.349cm" svg:y="2.737cm" svg:width="16.297cm" svg:height="8.992cm">
          <chartooo:coordinate-region svg:x="2.156cm" svg:y="2.737cm" svg:width="15.49cm" svg:height="7.206cm"/>
          <chart:axis chart:dimension="x" chart:name="primary-x" chart:style-name="ch6" chartooo:axis-type="auto">
            <chartooo:date-scale/>
            <chart:categories table:cell-range-address="'planejamentop&amp;d'.I3:'planejamentop&amp;d'.I6"/>
          </chart:axis>
          <chart:axis chart:dimension="y" chart:name="primary-y" chart:style-name="ch7">
            <chart:title svg:x="0.451cm" svg:y="8.018cm" chart:style-name="ch8">
              <text:p>Empresas</text:p>
            </chart:title>
            <chart:grid chart:style-name="ch9" chart:class="major"/>
          </chart:axis>
          <chart:series chart:style-name="ch10" chart:values-cell-range-address="'planejamentop&amp;d'.J3:'planejamentop&amp;d'.J6" chart:label-cell-address="'planejamentop&amp;d'.J2:'planejamentop&amp;d'.J2" chart:class="chart:bar">
            <chart:data-point chart:repeated="4"/>
          </chart:series>
          <chart:series chart:style-name="ch11" chart:values-cell-range-address="'planejamentop&amp;d'.K3:'planejamentop&amp;d'.K6" chart:label-cell-address="'planejamentop&amp;d'.K2:'planejamentop&amp;d'.K2" chart:class="chart:bar">
            <chart:data-point chart:repeated="4"/>
          </chart:series>
          <chart:series chart:style-name="ch12" chart:values-cell-range-address="'planejamentop&amp;d'.L3:'planejamentop&amp;d'.L6" chart:label-cell-address="'planejamentop&amp;d'.L2:'planejamentop&amp;d'.L2" chart:class="chart:bar">
            <chart:data-point chart:repeated="4"/>
          </chart:series>
          <chart:series chart:style-name="ch13" chart:values-cell-range-address="'planejamentop&amp;d'.M3:'planejamentop&amp;d'.M6" chart:label-cell-address="'planejamentop&amp;d'.M2:'planejamentop&amp;d'.M2" chart:class="chart:bar">
            <chart:data-point chart:repeated="4"/>
          </chart:series>
          <chart:series chart:style-name="ch14" chart:values-cell-range-address="'planejamentop&amp;d'.N3:'planejamentop&amp;d'.N6" chart:label-cell-address="'planejamentop&amp;d'.N2:'planejamentop&amp;d'.N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'planejamentop&amp;d'.J2:'planejamentop&amp;d'.J2</svg:desc>
                </draw:g>
              </table:table-cell>
              <table:table-cell office:value-type="string">
                <text:p>2005</text:p>
                <draw:g>
                  <svg:desc>'planejamentop&amp;d'.K2:'planejamentop&amp;d'.K2</svg:desc>
                </draw:g>
              </table:table-cell>
              <table:table-cell office:value-type="string">
                <text:p>2008</text:p>
                <draw:g>
                  <svg:desc>'planejamentop&amp;d'.L2:'planejamentop&amp;d'.L2</svg:desc>
                </draw:g>
              </table:table-cell>
              <table:table-cell office:value-type="string">
                <text:p>2011</text:p>
                <draw:g>
                  <svg:desc>'planejamentop&amp;d'.M2:'planejamentop&amp;d'.M2</svg:desc>
                </draw:g>
              </table:table-cell>
              <table:table-cell office:value-type="string">
                <text:p>2014</text:p>
                <draw:g>
                  <svg:desc>'planejamentop&amp;d'.N2:'planejamentop&amp;d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empresa</text:p>
                <draw:g>
                  <svg:desc>'planejamentop&amp;d'.I3:'planejamentop&amp;d'.I6</svg:desc>
                </draw:g>
              </table:table-cell>
              <table:table-cell office:value-type="float" office:value="109">
                <text:p>109</text:p>
                <draw:g>
                  <svg:desc>'planejamentop&amp;d'.J3:'planejamentop&amp;d'.J6</svg:desc>
                </draw:g>
              </table:table-cell>
              <table:table-cell office:value-type="float" office:value="195">
                <text:p>195</text:p>
                <draw:g>
                  <svg:desc>'planejamentop&amp;d'.K3:'planejamentop&amp;d'.K6</svg:desc>
                </draw:g>
              </table:table-cell>
              <table:table-cell office:value-type="float" office:value="231">
                <text:p>231</text:p>
                <draw:g>
                  <svg:desc>'planejamentop&amp;d'.L3:'planejamentop&amp;d'.L6</svg:desc>
                </draw:g>
              </table:table-cell>
              <table:table-cell office:value-type="float" office:value="181">
                <text:p>181</text:p>
                <draw:g>
                  <svg:desc>'planejamentop&amp;d'.M3:'planejamentop&amp;d'.M6</svg:desc>
                </draw:g>
              </table:table-cell>
              <table:table-cell office:value-type="float" office:value="141">
                <text:p>141</text:p>
                <draw:g>
                  <svg:desc>'planejamentop&amp;d'.N3:'planejamentop&amp;d'.N6</svg:desc>
                </draw:g>
              </table:table-cell>
            </table:table-row>
            <table:table-row>
              <table:table-cell office:value-type="string">
                <text:p>Outra Empresa do Grupo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 empresa em cooperação com outras empresas ou institutos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outras empresas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646cm" svg:height="10.512cm" xlink:href=".." xlink:type="simple" chart:class="chart:bar" chart:style-name="ch1">
        <chart:title svg:x="4.223cm" svg:y="0.345cm" chart:style-name="ch2">
          <text:p>Principal responsável pelo desenvolvimento de produto 
nas empresas que implementaram inovações</text:p>
        </chart:title>
        <chart:subtitle svg:x="8.549cm" svg:y="1.785cm" chart:style-name="ch3">
          <text:p>Setor de TICs</text:p>
        </chart:subtitle>
        <chart:legend chart:legend-position="end" svg:x="18.15cm" svg:y="4.093cm" style:legend-expansion="high" chart:style-name="ch4"/>
        <chart:plot-area chart:style-name="ch5" table:cell-range-address="'planejamentop&amp;d'.I7:'planejamentop&amp;d'.N11" chart:data-source-has-labels="both" svg:x="1.351cm" svg:y="2.65cm" svg:width="16.407cm" svg:height="7.652cm">
          <chartooo:coordinate-region svg:x="2.449cm" svg:y="2.65cm" svg:width="15.309cm" svg:height="5.853cm"/>
          <chart:axis chart:dimension="x" chart:name="primary-x" chart:style-name="ch6" chartooo:axis-type="auto">
            <chartooo:date-scale/>
            <chart:categories table:cell-range-address="'planejamentop&amp;d'.I8:'planejamentop&amp;d'.I11"/>
          </chart:axis>
          <chart:axis chart:dimension="y" chart:name="primary-y" chart:style-name="ch7">
            <chart:title svg:x="0.695cm" svg:y="5.564cm" chart:style-name="ch8">
              <text:p>Empresas</text:p>
            </chart:title>
            <chart:grid chart:style-name="ch9" chart:class="major"/>
          </chart:axis>
          <chart:series chart:style-name="ch10" chart:values-cell-range-address="'planejamentop&amp;d'.J8:'planejamentop&amp;d'.J11" chart:label-cell-address="'planejamentop&amp;d'.J7:'planejamentop&amp;d'.J7" chart:class="chart:bar">
            <chart:data-point chart:repeated="4"/>
          </chart:series>
          <chart:series chart:style-name="ch11" chart:values-cell-range-address="'planejamentop&amp;d'.K8:'planejamentop&amp;d'.K11" chart:label-cell-address="'planejamentop&amp;d'.K7:'planejamentop&amp;d'.K7" chart:class="chart:bar">
            <chart:data-point chart:repeated="4"/>
          </chart:series>
          <chart:series chart:style-name="ch12" chart:values-cell-range-address="'planejamentop&amp;d'.L8:'planejamentop&amp;d'.L11" chart:label-cell-address="'planejamentop&amp;d'.L7:'planejamentop&amp;d'.L7" chart:class="chart:bar">
            <chart:data-point chart:repeated="4"/>
          </chart:series>
          <chart:series chart:style-name="ch13" chart:values-cell-range-address="'planejamentop&amp;d'.M8:'planejamentop&amp;d'.M11" chart:label-cell-address="'planejamentop&amp;d'.M7:'planejamentop&amp;d'.M7" chart:class="chart:bar">
            <chart:data-point chart:repeated="4"/>
          </chart:series>
          <chart:series chart:style-name="ch14" chart:values-cell-range-address="'planejamentop&amp;d'.N8:'planejamentop&amp;d'.N11" chart:label-cell-address="'planejamentop&amp;d'.N7:'planejamentop&amp;d'.N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'planejamentop&amp;d'.J7:'planejamentop&amp;d'.J7</svg:desc>
                </draw:g>
              </table:table-cell>
              <table:table-cell office:value-type="string">
                <text:p>2005</text:p>
                <draw:g>
                  <svg:desc>'planejamentop&amp;d'.K7:'planejamentop&amp;d'.K7</svg:desc>
                </draw:g>
              </table:table-cell>
              <table:table-cell office:value-type="string">
                <text:p>2008</text:p>
                <draw:g>
                  <svg:desc>'planejamentop&amp;d'.L7:'planejamentop&amp;d'.L7</svg:desc>
                </draw:g>
              </table:table-cell>
              <table:table-cell office:value-type="string">
                <text:p>2011</text:p>
                <draw:g>
                  <svg:desc>'planejamentop&amp;d'.M7:'planejamentop&amp;d'.M7</svg:desc>
                </draw:g>
              </table:table-cell>
              <table:table-cell office:value-type="string">
                <text:p>2014</text:p>
                <draw:g>
                  <svg:desc>'planejamentop&amp;d'.N7:'planejamentop&amp;d'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empresa</text:p>
                <draw:g>
                  <svg:desc>'planejamentop&amp;d'.I8:'planejamentop&amp;d'.I11</svg:desc>
                </draw:g>
              </table:table-cell>
              <table:table-cell office:value-type="float" office:value="446">
                <text:p>446</text:p>
                <draw:g>
                  <svg:desc>'planejamentop&amp;d'.J8:'planejamentop&amp;d'.J11</svg:desc>
                </draw:g>
              </table:table-cell>
              <table:table-cell office:value-type="float" office:value="1838">
                <text:p>1838</text:p>
                <draw:g>
                  <svg:desc>'planejamentop&amp;d'.K8:'planejamentop&amp;d'.K11</svg:desc>
                </draw:g>
              </table:table-cell>
              <table:table-cell office:value-type="float" office:value="2365">
                <text:p>2365</text:p>
                <draw:g>
                  <svg:desc>'planejamentop&amp;d'.L8:'planejamentop&amp;d'.L11</svg:desc>
                </draw:g>
              </table:table-cell>
              <table:table-cell office:value-type="float" office:value="1915">
                <text:p>1915</text:p>
                <draw:g>
                  <svg:desc>'planejamentop&amp;d'.M8:'planejamentop&amp;d'.M11</svg:desc>
                </draw:g>
              </table:table-cell>
              <table:table-cell office:value-type="float" office:value="2209">
                <text:p>2209</text:p>
                <draw:g>
                  <svg:desc>'planejamentop&amp;d'.N8:'planejamentop&amp;d'.N11</svg:desc>
                </draw:g>
              </table:table-cell>
            </table:table-row>
            <table:table-row>
              <table:table-cell office:value-type="string">
                <text:p>Outra Empresa do Grupo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96">
                <text:p>96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A empresa em cooperação com outras empresas ou institutos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192">
                <text:p>192</text:p>
              </table:table-cell>
              <table:table-cell office:value-type="float" office:value="449">
                <text:p>44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outras empresas</text:p>
              </table:table-cell>
              <table:table-cell office:value-type="float" office:value="97">
                <text:p>97</text:p>
              </table:table-cell>
              <table:table-cell office:value-type="float" office:value="225">
                <text:p>225</text:p>
              </table:table-cell>
              <table:table-cell office:value-type="float" office:value="135">
                <text:p>135</text:p>
              </table:table-cell>
              <table:table-cell office:value-type="float" office:value="55">
                <text:p>55</text:p>
              </table:table-cell>
              <table:table-cell office:value-type="float" office:value="251">
                <text:p>25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7pt" style:font-size-asian="10pt" style:font-size-complex="10pt"/>
    </style:style>
    <style:style style:name="ch10" style:family="chart" style:data-style-name="N10">
      <style:chart-properties chart:symbol-type="none" loext:label-stroke-color="#3465a4" chart:link-data-style-to-source="true" chart:data-label-number="value" chart:data-label-text="false" chart:data-label-symbol="false"/>
      <style:graphic-properties svg:stroke-width="0.08cm" svg:stroke-color="#000000" draw:fill-color="#000000" dr3d:edge-rounding="5%"/>
      <style:text-properties fo:color="#000000"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83cm" svg:y="0.315cm" chart:style-name="ch2">
          <text:p>Percentual da Receita Líquida de Vendas das Beneficiárias</text:p>
        </chart:title>
        <chart:subtitle svg:x="4.867cm" svg:y="1.249cm" chart:style-name="ch3">
          <text:p>Beneficiárias x Setor de TICs e Brasil</text:p>
        </chart:subtitle>
        <chart:legend chart:legend-position="end" svg:x="12.539cm" svg:y="4.005cm" style:legend-expansion="high" chart:style-name="ch4"/>
        <chart:plot-area chart:style-name="ch5" table:cell-range-address="receitaliquida.A10:receitaliquida.F12" chart:data-source-has-labels="both" svg:x="0.32cm" svg:y="2.084cm" svg:width="11.899cm" svg:height="6.736cm">
          <chartooo:coordinate-region svg:x="1.444cm" svg:y="2.257cm" svg:width="10.775cm" svg:height="5.969cm"/>
          <chart:axis chart:dimension="x" chart:name="primary-x" chart:style-name="ch6" chartooo:axis-type="auto">
            <chartooo:date-scale/>
            <chart:categories table:cell-range-address="receitaliquida.B10:receitaliquida.F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eitaliquida.B11:receitaliquida.F11" chart:label-cell-address="receitaliquida.A11:receitaliquida.A11" chart:class="chart:bar">
            <chart:data-point chart:repeated="5"/>
          </chart:series>
          <chart:series chart:style-name="ch10" chart:values-cell-range-address="receitaliquida.B12:receitaliquida.F12" chart:label-cell-address="receitaliquida.A12:receitaliquida.A1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receitaliquida.B10:receitaliquida.F10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Setor de TICs</text:p>
                <draw:g>
                  <svg:desc>receitaliquida.A11:receitaliquida.A11</svg:desc>
                </draw:g>
              </table:table-cell>
              <table:table-cell office:value-type="float" office:value="0.516606524979621">
                <text:p>0.516606524979621</text:p>
                <draw:g>
                  <svg:desc>receitaliquida.B11:receitaliquida.F11</svg:desc>
                </draw:g>
              </table:table-cell>
              <table:table-cell office:value-type="float" office:value="0.300606823416077">
                <text:p>0.300606823416077</text:p>
              </table:table-cell>
              <table:table-cell office:value-type="float" office:value="0.452008541061196">
                <text:p>0.452008541061196</text:p>
              </table:table-cell>
              <table:table-cell office:value-type="float" office:value="0.221058013076714">
                <text:p>0.221058013076714</text:p>
              </table:table-cell>
              <table:table-cell office:value-type="float" office:value="0.56031963491839">
                <text:p>0.56031963491839</text:p>
              </table:table-cell>
            </table:table-row>
            <table:table-row>
              <table:table-cell office:value-type="string">
                <text:p>Brasil</text:p>
                <draw:g>
                  <svg:desc>receitaliquida.A12:receitaliquida.A12</svg:desc>
                </draw:g>
              </table:table-cell>
              <table:table-cell office:value-type="float" office:value="0.0502967940863729">
                <text:p>0.0502967940863729</text:p>
                <draw:g>
                  <svg:desc>receitaliquida.B12:receitaliquida.F12</svg:desc>
                </draw:g>
              </table:table-cell>
              <table:table-cell office:value-type="float" office:value="0.0424432255489656">
                <text:p>0.0424432255489656</text:p>
              </table:table-cell>
              <table:table-cell office:value-type="float" office:value="0.0506374168174136">
                <text:p>0.0506374168174136</text:p>
              </table:table-cell>
              <table:table-cell office:value-type="float" office:value="0.0395759640808708">
                <text:p>0.0395759640808708</text:p>
              </table:table-cell>
              <table:table-cell office:value-type="float" office:value="0.0541096557975451">
                <text:p>0.0541096557975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28cm" svg:y="0.315cm" chart:style-name="ch2">
          <text:p>Principal responsável pelo desenvolvimento de processo 
nas empresas que implementaram inovações</text:p>
        </chart:title>
        <chart:subtitle svg:x="6.818cm" svg:y="1.725cm" chart:style-name="ch3">
          <text:p>Beneficiárias</text:p>
        </chart:subtitle>
        <chart:legend chart:legend-position="end" svg:x="14.504cm" svg:y="3.337cm" style:legend-expansion="high" chart:style-name="ch4"/>
        <chart:plot-area chart:style-name="ch5" table:cell-range-address="'planejamentop&amp;d'.A21:'planejamentop&amp;d'.F25" chart:data-source-has-labels="both" svg:x="1.279cm" svg:y="2.56cm" svg:width="12.905cm" svg:height="6.26cm">
          <chartooo:coordinate-region svg:x="2.086cm" svg:y="2.56cm" svg:width="12.098cm" svg:height="3.429cm"/>
          <chart:axis chart:dimension="x" chart:name="primary-x" chart:style-name="ch6" chartooo:axis-type="auto">
            <chartooo:date-scale/>
            <chart:categories table:cell-range-address="'planejamentop&amp;d'.A22:'planejamentop&amp;d'.A25"/>
          </chart:axis>
          <chart:axis chart:dimension="y" chart:name="primary-y" chart:style-name="ch7">
            <chart:title svg:x="0.451cm" svg:y="6.475cm" chart:style-name="ch8">
              <text:p>Empresas</text:p>
            </chart:title>
            <chart:grid chart:style-name="ch9" chart:class="major"/>
          </chart:axis>
          <chart:series chart:style-name="ch10" chart:values-cell-range-address="'planejamentop&amp;d'.B22:'planejamentop&amp;d'.B25" chart:label-cell-address="'planejamentop&amp;d'.B21:'planejamentop&amp;d'.B21" chart:class="chart:bar">
            <chart:data-point chart:repeated="4"/>
          </chart:series>
          <chart:series chart:style-name="ch11" chart:values-cell-range-address="'planejamentop&amp;d'.C22:'planejamentop&amp;d'.C25" chart:label-cell-address="'planejamentop&amp;d'.C21:'planejamentop&amp;d'.C21" chart:class="chart:bar">
            <chart:data-point chart:repeated="4"/>
          </chart:series>
          <chart:series chart:style-name="ch12" chart:values-cell-range-address="'planejamentop&amp;d'.D22:'planejamentop&amp;d'.D25" chart:label-cell-address="'planejamentop&amp;d'.D21:'planejamentop&amp;d'.D21" chart:class="chart:bar">
            <chart:data-point chart:repeated="4"/>
          </chart:series>
          <chart:series chart:style-name="ch13" chart:values-cell-range-address="'planejamentop&amp;d'.E22:'planejamentop&amp;d'.E25" chart:label-cell-address="'planejamentop&amp;d'.E21:'planejamentop&amp;d'.E21" chart:class="chart:bar">
            <chart:data-point chart:repeated="4"/>
          </chart:series>
          <chart:series chart:style-name="ch14" chart:values-cell-range-address="'planejamentop&amp;d'.F22:'planejamentop&amp;d'.F25" chart:label-cell-address="'planejamentop&amp;d'.F21:'planejamentop&amp;d'.F2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'planejamentop&amp;d'.B21:'planejamentop&amp;d'.B21</svg:desc>
                </draw:g>
              </table:table-cell>
              <table:table-cell office:value-type="string">
                <text:p>2005</text:p>
                <draw:g>
                  <svg:desc>'planejamentop&amp;d'.C21:'planejamentop&amp;d'.C21</svg:desc>
                </draw:g>
              </table:table-cell>
              <table:table-cell office:value-type="string">
                <text:p>2008</text:p>
                <draw:g>
                  <svg:desc>'planejamentop&amp;d'.D21:'planejamentop&amp;d'.D21</svg:desc>
                </draw:g>
              </table:table-cell>
              <table:table-cell office:value-type="string">
                <text:p>2011</text:p>
                <draw:g>
                  <svg:desc>'planejamentop&amp;d'.E21:'planejamentop&amp;d'.E21</svg:desc>
                </draw:g>
              </table:table-cell>
              <table:table-cell office:value-type="string">
                <text:p>2014</text:p>
                <draw:g>
                  <svg:desc>'planejamentop&amp;d'.F21:'planejamentop&amp;d'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empresa</text:p>
                <draw:g>
                  <svg:desc>'planejamentop&amp;d'.A22:'planejamentop&amp;d'.A25</svg:desc>
                </draw:g>
              </table:table-cell>
              <table:table-cell office:value-type="float" office:value="31">
                <text:p>31</text:p>
                <draw:g>
                  <svg:desc>'planejamentop&amp;d'.B22:'planejamentop&amp;d'.B25</svg:desc>
                </draw:g>
              </table:table-cell>
              <table:table-cell office:value-type="float" office:value="49">
                <text:p>49</text:p>
                <draw:g>
                  <svg:desc>'planejamentop&amp;d'.C22:'planejamentop&amp;d'.C25</svg:desc>
                </draw:g>
              </table:table-cell>
              <table:table-cell office:value-type="float" office:value="77">
                <text:p>77</text:p>
                <draw:g>
                  <svg:desc>'planejamentop&amp;d'.D22:'planejamentop&amp;d'.D25</svg:desc>
                </draw:g>
              </table:table-cell>
              <table:table-cell office:value-type="float" office:value="90">
                <text:p>90</text:p>
                <draw:g>
                  <svg:desc>'planejamentop&amp;d'.E22:'planejamentop&amp;d'.E25</svg:desc>
                </draw:g>
              </table:table-cell>
              <table:table-cell office:value-type="float" office:value="89">
                <text:p>89</text:p>
                <draw:g>
                  <svg:desc>'planejamentop&amp;d'.F22:'planejamentop&amp;d'.F25</svg:desc>
                </draw:g>
              </table:table-cell>
            </table:table-row>
            <table:table-row>
              <table:table-cell office:value-type="string">
                <text:p>Outra Empresa do Grupo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 empresa em cooperação com outras empresas ou institutos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outras empresas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135">
                <text:p>135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cm" svg:y="0.517cm" chart:style-name="ch2">
          <text:p>Principal responsável pelo desenvolvimento de processo 
nas empresas que implementaram inovações</text:p>
        </chart:title>
        <chart:subtitle svg:x="6.726cm" svg:y="1.725cm" chart:style-name="ch3">
          <text:p>Setor de TICs</text:p>
        </chart:subtitle>
        <chart:legend chart:legend-position="end" svg:x="14.504cm" svg:y="3.337cm" style:legend-expansion="high" chart:style-name="ch4"/>
        <chart:plot-area chart:style-name="ch5" table:cell-range-address="'planejamentop&amp;d'.A7:'planejamentop&amp;d'.F11" chart:data-source-has-labels="both" svg:x="1.279cm" svg:y="2.56cm" svg:width="12.905cm" svg:height="6.26cm">
          <chartooo:coordinate-region svg:x="2.271cm" svg:y="2.56cm" svg:width="11.913cm" svg:height="3.429cm"/>
          <chart:axis chart:dimension="x" chart:name="primary-x" chart:style-name="ch6" chartooo:axis-type="auto">
            <chartooo:date-scale/>
            <chart:categories table:cell-range-address="'planejamentop&amp;d'.A8:'planejamentop&amp;d'.A11"/>
          </chart:axis>
          <chart:axis chart:dimension="y" chart:name="primary-y" chart:style-name="ch7">
            <chart:title svg:x="0.451cm" svg:y="6.475cm" chart:style-name="ch8">
              <text:p>Empresas</text:p>
            </chart:title>
            <chart:grid chart:style-name="ch9" chart:class="major"/>
          </chart:axis>
          <chart:series chart:style-name="ch10" chart:values-cell-range-address="'planejamentop&amp;d'.B8:'planejamentop&amp;d'.B11" chart:label-cell-address="'planejamentop&amp;d'.B7:'planejamentop&amp;d'.B7" chart:class="chart:bar">
            <chart:data-point chart:repeated="4"/>
          </chart:series>
          <chart:series chart:style-name="ch11" chart:values-cell-range-address="'planejamentop&amp;d'.C8:'planejamentop&amp;d'.C11" chart:label-cell-address="'planejamentop&amp;d'.C7:'planejamentop&amp;d'.C7" chart:class="chart:bar">
            <chart:data-point chart:repeated="4"/>
          </chart:series>
          <chart:series chart:style-name="ch12" chart:values-cell-range-address="'planejamentop&amp;d'.D8:'planejamentop&amp;d'.D11" chart:label-cell-address="'planejamentop&amp;d'.D7:'planejamentop&amp;d'.D7" chart:class="chart:bar">
            <chart:data-point chart:repeated="4"/>
          </chart:series>
          <chart:series chart:style-name="ch13" chart:values-cell-range-address="'planejamentop&amp;d'.E8:'planejamentop&amp;d'.E11" chart:label-cell-address="'planejamentop&amp;d'.E7:'planejamentop&amp;d'.E7" chart:class="chart:bar">
            <chart:data-point chart:repeated="4"/>
          </chart:series>
          <chart:series chart:style-name="ch14" chart:values-cell-range-address="'planejamentop&amp;d'.F8:'planejamentop&amp;d'.F11" chart:label-cell-address="'planejamentop&amp;d'.F7:'planejamentop&amp;d'.F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'planejamentop&amp;d'.B7:'planejamentop&amp;d'.B7</svg:desc>
                </draw:g>
              </table:table-cell>
              <table:table-cell office:value-type="string">
                <text:p>2005</text:p>
                <draw:g>
                  <svg:desc>'planejamentop&amp;d'.C7:'planejamentop&amp;d'.C7</svg:desc>
                </draw:g>
              </table:table-cell>
              <table:table-cell office:value-type="string">
                <text:p>2008</text:p>
                <draw:g>
                  <svg:desc>'planejamentop&amp;d'.D7:'planejamentop&amp;d'.D7</svg:desc>
                </draw:g>
              </table:table-cell>
              <table:table-cell office:value-type="string">
                <text:p>2011</text:p>
                <draw:g>
                  <svg:desc>'planejamentop&amp;d'.E7:'planejamentop&amp;d'.E7</svg:desc>
                </draw:g>
              </table:table-cell>
              <table:table-cell office:value-type="string">
                <text:p>2014</text:p>
                <draw:g>
                  <svg:desc>'planejamentop&amp;d'.F7:'planejamentop&amp;d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empresa</text:p>
                <draw:g>
                  <svg:desc>'planejamentop&amp;d'.A8:'planejamentop&amp;d'.A11</svg:desc>
                </draw:g>
              </table:table-cell>
              <table:table-cell office:value-type="float" office:value="106">
                <text:p>106</text:p>
                <draw:g>
                  <svg:desc>'planejamentop&amp;d'.B8:'planejamentop&amp;d'.B11</svg:desc>
                </draw:g>
              </table:table-cell>
              <table:table-cell office:value-type="float" office:value="673">
                <text:p>673</text:p>
                <draw:g>
                  <svg:desc>'planejamentop&amp;d'.C8:'planejamentop&amp;d'.C11</svg:desc>
                </draw:g>
              </table:table-cell>
              <table:table-cell office:value-type="float" office:value="641">
                <text:p>641</text:p>
                <draw:g>
                  <svg:desc>'planejamentop&amp;d'.D8:'planejamentop&amp;d'.D11</svg:desc>
                </draw:g>
              </table:table-cell>
              <table:table-cell office:value-type="float" office:value="975">
                <text:p>975</text:p>
                <draw:g>
                  <svg:desc>'planejamentop&amp;d'.E8:'planejamentop&amp;d'.E11</svg:desc>
                </draw:g>
              </table:table-cell>
              <table:table-cell office:value-type="float" office:value="1570">
                <text:p>1570</text:p>
                <draw:g>
                  <svg:desc>'planejamentop&amp;d'.F8:'planejamentop&amp;d'.F11</svg:desc>
                </draw:g>
              </table:table-cell>
            </table:table-row>
            <table:table-row>
              <table:table-cell office:value-type="string">
                <text:p>Outra Empresa do Grupo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 empresa em cooperação com outras empresas ou institutos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236">
                <text:p>236</text:p>
              </table:table-cell>
              <table:table-cell office:value-type="float" office:value="388">
                <text:p>38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outras empresas</text:p>
              </table:table-cell>
              <table:table-cell office:value-type="float" office:value="295">
                <text:p>295</text:p>
              </table:table-cell>
              <table:table-cell office:value-type="float" office:value="1214">
                <text:p>1214</text:p>
              </table:table-cell>
              <table:table-cell office:value-type="float" office:value="1108">
                <text:p>1108</text:p>
              </table:table-cell>
              <table:table-cell office:value-type="float" office:value="1075">
                <text:p>1075</text:p>
              </table:table-cell>
              <table:table-cell office:value-type="float" office:value="981">
                <text:p>98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7pt" style:font-size-asian="10pt" style:font-size-complex="10pt"/>
    </style:style>
    <style:style style:name="ch10" style:family="chart" style:data-style-name="N10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7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">
      <style:chart-properties chart:symbol-type="none" loext:label-stroke-color="#3465a4" chart:link-data-style-to-source="true" chart:data-label-number="value" chart:data-label-text="false" chart:data-label-symbol="false"/>
      <style:graphic-properties svg:stroke-color="#1c1c1c" draw:fill-color="#1c1c1c" dr3d:edge-rounding="5%"/>
      <style:text-properties fo:font-size="7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667cm" svg:y="0.315cm" chart:style-name="ch2">
          <text:p>Percentual da Fonte Interna de Financiamento para as atividades de P&amp;D</text:p>
        </chart:title>
        <chart:subtitle svg:x="6.911cm" svg:y="1.249cm" chart:style-name="ch3">
          <text:p>2000 - 2014</text:p>
        </chart:subtitle>
        <chart:legend chart:legend-position="end" svg:x="12.539cm" svg:y="3.782cm" style:legend-expansion="high" chart:style-name="ch4"/>
        <chart:plot-area chart:style-name="ch5" table:cell-range-address="fontesdefinanciamento.A13:fontesdefinanciamento.F16" chart:data-source-has-labels="both" svg:x="0.32cm" svg:y="2.084cm" svg:width="11.899cm" svg:height="6.736cm">
          <chartooo:coordinate-region svg:x="1.444cm" svg:y="2.257cm" svg:width="10.775cm" svg:height="5.969cm"/>
          <chart:axis chart:dimension="x" chart:name="primary-x" chart:style-name="ch6" chartooo:axis-type="auto">
            <chartooo:date-scale/>
            <chart:categories table:cell-range-address="fontesdefinanciamento.B13:fontesdefinanciamento.F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ntesdefinanciamento.B14:fontesdefinanciamento.F14" chart:label-cell-address="fontesdefinanciamento.A14:fontesdefinanciamento.A14" chart:class="chart:bar">
            <chart:data-point chart:repeated="5"/>
          </chart:series>
          <chart:series chart:style-name="ch10" chart:values-cell-range-address="fontesdefinanciamento.B15:fontesdefinanciamento.F15" chart:label-cell-address="fontesdefinanciamento.A15:fontesdefinanciamento.A15" chart:class="chart:bar">
            <chart:data-point/>
            <chart:data-point chart:style-name="ch11" chart:repeated="2"/>
            <chart:data-point chart:repeated="2"/>
          </chart:series>
          <chart:series chart:style-name="ch12" chart:values-cell-range-address="fontesdefinanciamento.B16:fontesdefinanciamento.F16" chart:label-cell-address="fontesdefinanciamento.A16:fontesdefinanciamento.A1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fontesdefinanciamento.B13:fontesdefinanciamento.F13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fontesdefinanciamento.A14:fontesdefinanciamento.A14</svg:desc>
                </draw:g>
              </table:table-cell>
              <table:table-cell office:value-type="float" office:value="0.827">
                <text:p>0.827</text:p>
                <draw:g>
                  <svg:desc>fontesdefinanciamento.B14:fontesdefinanciamento.F14</svg:desc>
                </draw:g>
              </table:table-cell>
              <table:table-cell office:value-type="float" office:value="0.897">
                <text:p>0.897</text:p>
              </table:table-cell>
              <table:table-cell office:value-type="float" office:value="0.9196">
                <text:p>0.9196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Setor de TICs</text:p>
                <draw:g>
                  <svg:desc>fontesdefinanciamento.A15:fontesdefinanciamento.A15</svg:desc>
                </draw:g>
              </table:table-cell>
              <table:table-cell office:value-type="float" office:value="0.973">
                <text:p>0.973</text:p>
                <draw:g>
                  <svg:desc>fontesdefinanciamento.B15:fontesdefinanciamento.F15</svg:desc>
                </draw:g>
              </table:table-cell>
              <table:table-cell office:value-type="float" office:value="0.9128">
                <text:p>0.9128</text:p>
              </table:table-cell>
              <table:table-cell office:value-type="float" office:value="0.85">
                <text:p>0.85</text:p>
              </table:table-cell>
              <table:table-cell office:value-type="float" office:value="0.8583">
                <text:p>0.85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Brasil</text:p>
                <draw:g>
                  <svg:desc>fontesdefinanciamento.A16:fontesdefinanciamento.A16</svg:desc>
                </draw:g>
              </table:table-cell>
              <table:table-cell office:value-type="float" office:value="0.88">
                <text:p>0.88</text:p>
                <draw:g>
                  <svg:desc>fontesdefinanciamento.B16:fontesdefinanciamento.F16</svg:desc>
                </draw:g>
              </table:table-cell>
              <table:table-cell office:value-type="float" office:value="0.89">
                <text:p>0.89</text:p>
              </table:table-cell>
              <table:table-cell office:value-type="float" office:value="0.76">
                <text:p>0.76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 style:rotation-angle="312"/>
      <style:graphic-properties svg:stroke-color="#b3b3b3"/>
      <style:text-properties fo:font-size="8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33cm" svg:height="10.934cm" xlink:href=".." xlink:type="simple" chart:class="chart:bar" chart:style-name="ch1">
        <chart:title svg:x="2.155cm" svg:y="0.353cm" chart:style-name="ch2">
          <text:p>Empresas que implementaram inovações com relações de cooperação 
com outras organizações, por grau de importância da parceria</text:p>
        </chart:title>
        <chart:subtitle svg:x="8.134cm" svg:y="1.801cm" chart:style-name="ch3">
          <text:p>Beneficiárias</text:p>
        </chart:subtitle>
        <chart:legend chart:legend-position="end" svg:x="17.137cm" svg:y="4.972cm" style:legend-expansion="high" chart:style-name="ch4"/>
        <chart:plot-area chart:style-name="ch5" table:cell-range-address="parcerias.A1:parcerias.J4" chart:data-source-has-labels="both" svg:x="1.331cm" svg:y="2.674cm" svg:width="15.434cm" svg:height="8.042cm">
          <chartooo:coordinate-region svg:x="2.138cm" svg:y="2.674cm" svg:width="14.627cm" svg:height="2.68cm"/>
          <chart:axis chart:dimension="x" chart:name="primary-x" chart:style-name="ch6" chartooo:axis-type="auto">
            <chartooo:date-scale/>
            <chart:categories table:cell-range-address="parcerias.B1:parcerias.J2"/>
          </chart:axis>
          <chart:axis chart:dimension="y" chart:name="primary-y" chart:style-name="ch7">
            <chart:title svg:x="0.451cm" svg:y="8.512cm" chart:style-name="ch8">
              <text:p>Empresas respondentes</text:p>
            </chart:title>
            <chart:grid chart:style-name="ch9" chart:class="major"/>
          </chart:axis>
          <chart:series chart:style-name="ch10" chart:values-cell-range-address="parcerias.B3:parcerias.J3" chart:label-cell-address="parcerias.A3:parcerias.A3" chart:class="chart:bar">
            <chart:data-point chart:repeated="9"/>
          </chart:series>
          <chart:series chart:style-name="ch11" chart:values-cell-range-address="parcerias.B4:parcerias.J4" chart:label-cell-address="parcerias.A4:parcerias.A4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resas de consultoria  Alta</text:p>
                <text:list>
                  <text:list-item>
                    <text:p>Empresas de consultoria </text:p>
                  </text:list-item>
                  <text:list-item>
                    <text:p>Alta</text:p>
                  </text:list-item>
                </text:list>
                <draw:g>
                  <svg:desc>parcerias.B1:parcerias.J2</svg:desc>
                </draw:g>
              </table:table-cell>
              <table:table-cell office:value-type="string">
                <text:p>Empresas de consultoria 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Empresas de consultoria  Baixa
e não-
relevante</text:p>
                <text:list>
                  <text:list-item>
                    <text:p/>
                  </text:list-item>
                  <text:list-item>
                    <text:p>Baixa
e não-
relevante</text:p>
                  </text:list-item>
                </text:list>
              </table:table-cell>
              <table:table-cell office:value-type="string">
                <text:p>Universidades
e institutos de pesquisa Alta</text:p>
                <text:list>
                  <text:list-item>
                    <text:p>Universidades
e institutos de pesquisa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Universidades
e institutos de pesquisa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Universidades
e institutos de pesquisa Baixa
e não-
relevante</text:p>
                <text:list>
                  <text:list-item>
                    <text:p/>
                  </text:list-item>
                  <text:list-item>
                    <text:p>Baixa
e não-
relevante</text:p>
                  </text:list-item>
                </text:list>
              </table:table-cell>
              <table:table-cell office:value-type="string">
                <text:p>Centros de capacitação profissional
e assistência técnica Alta</text:p>
                <text:list>
                  <text:list-item>
                    <text:p>Centros de capacitação profissional
e assistência técnica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Centros de capacitação profissional
e assistência técnica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Centros de capacitação profissional
e assistência técnica Baixa
e não-
relevante</text:p>
                <text:list>
                  <text:list-item>
                    <text:p/>
                  </text:list-item>
                  <text:list-item>
                    <text:p>Baixa
e não-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0</text:p>
                <draw:g>
                  <svg:desc>parcerias.A3:parcerias.A3</svg:desc>
                </draw:g>
              </table:table-cell>
              <table:table-cell office:value-type="float" office:value="0">
                <text:p>0</text:p>
                <draw:g>
                  <svg:desc>parcerias.B3:parcerias.J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4</text:p>
                <draw:g>
                  <svg:desc>parcerias.A4:parcerias.A4</svg:desc>
                </draw:g>
              </table:table-cell>
              <table:table-cell office:value-type="float" office:value="13">
                <text:p>13</text:p>
                <draw:g>
                  <svg:desc>parcerias.B4:parcerias.J4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03">
                <text:p>103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69"/>
      <style:graphic-properties svg:stroke-color="#b3b3b3"/>
      <style:text-properties fo:font-size="8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69cm" svg:height="10.22cm" xlink:href=".." xlink:type="simple" chart:class="chart:bar" chart:style-name="ch1">
        <chart:title svg:x="1.632cm" svg:y="0.339cm" chart:style-name="ch2">
          <text:p>Empresas que implementaram inovações com relações de 
cooperação com outras organizações, por grau de importância da parceria</text:p>
        </chart:title>
        <chart:subtitle svg:x="7.81cm" svg:y="1.773cm" chart:style-name="ch3">
          <text:p>Setor de TICs</text:p>
        </chart:subtitle>
        <chart:legend chart:legend-position="end" svg:x="16.673cm" svg:y="4.615cm" style:legend-expansion="high" chart:style-name="ch4"/>
        <chart:plot-area chart:style-name="ch5" table:cell-range-address="parcerias.A8:parcerias.J11" chart:data-source-has-labels="both" svg:x="1.322cm" svg:y="2.632cm" svg:width="14.988cm" svg:height="7.384cm">
          <chartooo:coordinate-region svg:x="2.129cm" svg:y="2.632cm" svg:width="14.181cm" svg:height="2.461cm"/>
          <chart:axis chart:dimension="x" chart:name="primary-x" chart:style-name="ch6" chartooo:axis-type="auto">
            <chartooo:date-scale/>
            <chart:categories table:cell-range-address="parcerias.B8:parcerias.J9"/>
          </chart:axis>
          <chart:axis chart:dimension="y" chart:name="primary-y" chart:style-name="ch7">
            <chart:title svg:x="0.451cm" svg:y="7.109cm" chart:style-name="ch8">
              <text:p>Empresas</text:p>
            </chart:title>
            <chart:grid chart:style-name="ch9" chart:class="major"/>
          </chart:axis>
          <chart:series chart:style-name="ch10" chart:values-cell-range-address="parcerias.B10:parcerias.J10" chart:label-cell-address="parcerias.A10:parcerias.A10" chart:class="chart:bar">
            <chart:data-point chart:repeated="9"/>
          </chart:series>
          <chart:series chart:style-name="ch11" chart:values-cell-range-address="parcerias.B11:parcerias.J11" chart:label-cell-address="parcerias.A11:parcerias.A1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resas de consultoria  Alta</text:p>
                <text:list>
                  <text:list-item>
                    <text:p>Empresas de consultoria </text:p>
                  </text:list-item>
                  <text:list-item>
                    <text:p>Alta</text:p>
                  </text:list-item>
                </text:list>
                <draw:g>
                  <svg:desc>parcerias.B8:parcerias.J9</svg:desc>
                </draw:g>
              </table:table-cell>
              <table:table-cell office:value-type="string">
                <text:p>Empresas de consultoria 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Empresas de consultoria  Baixa
e não-
relevante</text:p>
                <text:list>
                  <text:list-item>
                    <text:p/>
                  </text:list-item>
                  <text:list-item>
                    <text:p>Baixa
e não-
relevante</text:p>
                  </text:list-item>
                </text:list>
              </table:table-cell>
              <table:table-cell office:value-type="string">
                <text:p>Universidades
e institutos de pesquisa Alta</text:p>
                <text:list>
                  <text:list-item>
                    <text:p>Universidades
e institutos de pesquisa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Universidades
e institutos de pesquisa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Universidades
e institutos de pesquisa Baixa
e não-
relevante</text:p>
                <text:list>
                  <text:list-item>
                    <text:p/>
                  </text:list-item>
                  <text:list-item>
                    <text:p>Baixa
e não-
relevante</text:p>
                  </text:list-item>
                </text:list>
              </table:table-cell>
              <table:table-cell office:value-type="string">
                <text:p>Centros de capacitação profissional
e assistência técnica Alta</text:p>
                <text:list>
                  <text:list-item>
                    <text:p>Centros de capacitação profissional
e assistência técnica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Centros de capacitação profissional
e assistência técnica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Centros de capacitação profissional
e assistência técnica Baixa
e não-
relevante</text:p>
                <text:list>
                  <text:list-item>
                    <text:p/>
                  </text:list-item>
                  <text:list-item>
                    <text:p>Baixa
e não-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0</text:p>
                <draw:g>
                  <svg:desc>parcerias.A10:parcerias.A10</svg:desc>
                </draw:g>
              </table:table-cell>
              <table:table-cell office:value-type="float" office:value="4.56298492914342">
                <text:p>4.56298492914342</text:p>
                <draw:g>
                  <svg:desc>parcerias.B10:parcerias.J10</svg:desc>
                </draw:g>
              </table:table-cell>
              <table:table-cell office:value-type="float" office:value="14.6334492681919">
                <text:p>14.6334492681919</text:p>
              </table:table-cell>
              <table:table-cell office:value-type="float" office:value="70.5959578459399">
                <text:p>70.5959578459399</text:p>
              </table:table-cell>
              <table:table-cell office:value-type="float" office:value="11.4761552670504">
                <text:p>11.4761552670504</text:p>
              </table:table-cell>
              <table:table-cell office:value-type="float" office:value="11.5257366030837">
                <text:p>11.5257366030837</text:p>
              </table:table-cell>
              <table:table-cell office:value-type="float" office:value="66.7905001731411">
                <text:p>66.7905001731411</text:p>
              </table:table-cell>
              <table:table-cell office:value-type="float" office:value="4.20691469941771">
                <text:p>4.20691469941771</text:p>
              </table:table-cell>
              <table:table-cell office:value-type="float" office:value="17.6096459573391">
                <text:p>17.6096459573391</text:p>
              </table:table-cell>
              <table:table-cell office:value-type="float" office:value="67.9758313865185">
                <text:p>67.9758313865185</text:p>
              </table:table-cell>
            </table:table-row>
            <table:table-row>
              <table:table-cell office:value-type="string">
                <text:p>2014</text:p>
                <draw:g>
                  <svg:desc>parcerias.A11:parcerias.A11</svg:desc>
                </draw:g>
              </table:table-cell>
              <table:table-cell office:value-type="float" office:value="139.657228111026">
                <text:p>139.657228111026</text:p>
                <draw:g>
                  <svg:desc>parcerias.B11:parcerias.J11</svg:desc>
                </draw:g>
              </table:table-cell>
              <table:table-cell office:value-type="float" office:value="214.599703167249">
                <text:p>214.599703167249</text:p>
              </table:table-cell>
              <table:table-cell office:value-type="float" office:value="649.394158366152">
                <text:p>649.394158366152</text:p>
              </table:table-cell>
              <table:table-cell office:value-type="float" office:value="136.515580393097">
                <text:p>136.515580393097</text:p>
              </table:table-cell>
              <table:table-cell office:value-type="float" office:value="201.753345423518">
                <text:p>201.753345423518</text:p>
              </table:table-cell>
              <table:table-cell office:value-type="float" office:value="665.382163827812">
                <text:p>665.382163827812</text:p>
              </table:table-cell>
              <table:table-cell office:value-type="float" office:value="94.3472199645957">
                <text:p>94.3472199645957</text:p>
              </table:table-cell>
              <table:table-cell office:value-type="float" office:value="153.622706192865">
                <text:p>153.622706192865</text:p>
              </table:table-cell>
              <table:table-cell office:value-type="float" office:value="755.681163486966">
                <text:p>755.6811634869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 style:rotation-angle="271"/>
      <style:graphic-properties svg:stroke-color="#b3b3b3"/>
      <style:text-properties fo:font-size="8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9cm" svg:height="10.884cm" xlink:href=".." xlink:type="simple" chart:class="chart:bar" chart:style-name="ch1">
        <chart:title svg:x="3.394cm" svg:y="0.352cm" chart:style-name="ch2">
          <text:p>Empresas que implementaram inovações e que receberam 
apoio do Governo por tipo de Programa</text:p>
        </chart:title>
        <chart:subtitle svg:x="8.87cm" svg:y="1.799cm" chart:style-name="ch3">
          <text:p>2005</text:p>
        </chart:subtitle>
        <chart:legend chart:legend-position="end" svg:x="15.99cm" svg:y="4.947cm" style:legend-expansion="high" chart:style-name="ch4"/>
        <chart:plot-area chart:style-name="ch5" table:cell-range-address="financiamento_publico.B9:financiamento_publico.G12" chart:data-source-has-labels="both" svg:x="1.333cm" svg:y="2.671cm" svg:width="14.283cm" svg:height="7.996cm">
          <chartooo:coordinate-region svg:x="2.14cm" svg:y="2.671cm" svg:width="13.476cm" svg:height="2.665cm"/>
          <chart:axis chart:dimension="x" chart:name="primary-x" chart:style-name="ch6" chartooo:axis-type="auto">
            <chartooo:date-scale/>
            <chart:categories table:cell-range-address="financiamento_publico.C9:financiamento_publico.G10"/>
          </chart:axis>
          <chart:axis chart:dimension="y" chart:name="primary-y" chart:style-name="ch7">
            <chart:title svg:x="0.451cm" svg:y="7.454cm" chart:style-name="ch8">
              <text:p>Empresas</text:p>
            </chart:title>
            <chart:grid chart:style-name="ch9" chart:class="major"/>
          </chart:axis>
          <chart:series chart:style-name="ch10" chart:values-cell-range-address="financiamento_publico.C11:financiamento_publico.G11" chart:label-cell-address="financiamento_publico.B11:financiamento_publico.B11" chart:class="chart:bar">
            <chart:data-point chart:repeated="5"/>
          </chart:series>
          <chart:series chart:style-name="ch11" chart:values-cell-range-address="financiamento_publico.C12:financiamento_publico.G12" chart:label-cell-address="financiamento_publico.B12:financiamento_publico.B1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entivo fiscal A Pesquisa e Desenvolvimento 
e inovação Tecnológica</text:p>
                <text:list>
                  <text:list-item>
                    <text:p>Incentivo fiscal</text:p>
                  </text:list-item>
                  <text:list-item>
                    <text:p>A Pesquisa e Desenvolvimento 
e inovação Tecnológica</text:p>
                  </text:list-item>
                </text:list>
                <draw:g>
                  <svg:desc>financiamento_publico.C9:financiamento_publico.G10</svg:desc>
                </draw:g>
              </table:table-cell>
              <table:table-cell office:value-type="string">
                <text:p>Incentivo fiscal Lei da informática</text:p>
                <text:list>
                  <text:list-item>
                    <text:p/>
                  </text:list-item>
                  <text:list-item>
                    <text:p>Lei da informática</text:p>
                  </text:list-item>
                </text:list>
              </table:table-cell>
              <table:table-cell office:value-type="string">
                <text:p>Financiamento  A projetos de
pesquisa em parceria
com universidades
e institutos de
pesquisa</text:p>
                <text:list>
                  <text:list-item>
                    <text:p>Financiamento </text:p>
                  </text:list-item>
                  <text:list-item>
                    <text:p>A projetos de
pesquisa em parceria
com universidades
e institutos de
pesquisa</text:p>
                  </text:list-item>
                </text:list>
              </table:table-cell>
              <table:table-cell office:value-type="string">
                <text:p>Financiamento  À P&amp;D e compra de máquinas e
equipamentos</text:p>
                <text:list>
                  <text:list-item>
                    <text:p/>
                  </text:list-item>
                  <text:list-item>
                    <text:p>À P&amp;D e compra de máquinas e
equipamentos</text:p>
                  </text:list-item>
                </text:list>
              </table:table-cell>
              <table:table-cell office:value-type="string">
                <text:p>Outros
programas
de apoio</text:p>
                <text:list>
                  <text:list-item>
                    <text:p>Outros
programas
de apoio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financiamento_publico.B11:financiamento_publico.B11</svg:desc>
                </draw:g>
              </table:table-cell>
              <table:table-cell office:value-type="float" office:value="14">
                <text:p>14</text:p>
                <draw:g>
                  <svg:desc>financiamento_publico.C11:financiamento_publico.G11</svg:desc>
                </draw:g>
              </table:table-cell>
              <table:table-cell office:value-type="float" office:value="221">
                <text:p>221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tor</text:p>
                <draw:g>
                  <svg:desc>financiamento_publico.B12:financiamento_publico.B12</svg:desc>
                </draw:g>
              </table:table-cell>
              <table:table-cell office:value-type="float" office:value="78.1998303061205">
                <text:p>78.1998303061205</text:p>
                <draw:g>
                  <svg:desc>financiamento_publico.C12:financiamento_publico.G12</svg:desc>
                </draw:g>
              </table:table-cell>
              <table:table-cell office:value-type="float" office:value="299.358332637109">
                <text:p>299.358332637109</text:p>
              </table:table-cell>
              <table:table-cell office:value-type="float" office:value="118.773175390008">
                <text:p>118.773175390008</text:p>
              </table:table-cell>
              <table:table-cell office:value-type="float" office:value="270.771434903517">
                <text:p>270.771434903517</text:p>
              </table:table-cell>
              <table:table-cell office:value-type="float" office:value="247.557020078146">
                <text:p>247.55702007814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 style:rotation-angle="270"/>
      <style:graphic-properties svg:stroke-color="#b3b3b3"/>
      <style:text-properties fo:font-size="8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09cm" svg:height="11.199cm" xlink:href=".." xlink:type="simple" chart:class="chart:bar" chart:style-name="ch1">
        <chart:title svg:x="3.984cm" svg:y="0.358cm" chart:style-name="ch2">
          <text:p>Empresas que implementaram inovações e que receberam 
apoio do Governo por tipo de Programa</text:p>
        </chart:title>
        <chart:subtitle svg:x="9.46cm" svg:y="1.811cm" chart:style-name="ch3">
          <text:p>2014</text:p>
        </chart:subtitle>
        <chart:legend chart:legend-position="end" svg:x="17.143cm" svg:y="5.104cm" style:legend-expansion="high" chart:style-name="ch4"/>
        <chart:plot-area chart:style-name="ch5" table:cell-range-address="financiamento_publico.B18:financiamento_publico.G21" chart:data-source-has-labels="both" svg:x="1.357cm" svg:y="2.689cm" svg:width="15.388cm" svg:height="8.287cm">
          <chartooo:coordinate-region svg:x="2.164cm" svg:y="2.689cm" svg:width="14.581cm" svg:height="2.762cm"/>
          <chart:axis chart:dimension="x" chart:name="primary-x" chart:style-name="ch6" chartooo:axis-type="auto">
            <chartooo:date-scale/>
            <chart:categories table:cell-range-address="financiamento_publico.C18:financiamento_publico.G19"/>
          </chart:axis>
          <chart:axis chart:dimension="y" chart:name="primary-y" chart:style-name="ch7">
            <chart:title svg:x="0.451cm" svg:y="7.617cm" chart:style-name="ch8">
              <text:p>Empresas</text:p>
            </chart:title>
            <chart:grid chart:style-name="ch9" chart:class="major"/>
          </chart:axis>
          <chart:series chart:style-name="ch10" chart:values-cell-range-address="financiamento_publico.C20:financiamento_publico.G20" chart:label-cell-address="financiamento_publico.B20:financiamento_publico.B20" chart:class="chart:bar">
            <chart:data-point chart:repeated="5"/>
          </chart:series>
          <chart:series chart:style-name="ch11" chart:values-cell-range-address="financiamento_publico.C21:financiamento_publico.G21" chart:label-cell-address="financiamento_publico.B21:financiamento_publico.B2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entivo fiscal A Pesquisa e Desenvolvimento 
e inovação Tecnológica</text:p>
                <text:list>
                  <text:list-item>
                    <text:p>Incentivo fiscal</text:p>
                  </text:list-item>
                  <text:list-item>
                    <text:p>A Pesquisa e Desenvolvimento 
e inovação Tecnológica</text:p>
                  </text:list-item>
                </text:list>
                <draw:g>
                  <svg:desc>financiamento_publico.C18:financiamento_publico.G19</svg:desc>
                </draw:g>
              </table:table-cell>
              <table:table-cell office:value-type="string">
                <text:p>Incentivo fiscal Lei
da
informática
</text:p>
                <text:list>
                  <text:list-item>
                    <text:p/>
                  </text:list-item>
                  <text:list-item>
                    <text:p>Lei
da
informática
</text:p>
                  </text:list-item>
                </text:list>
              </table:table-cell>
              <table:table-cell office:value-type="string">
                <text:p>Financiamento  A projetos de
pesquisa em parceria
com universidades
e institutos de
pesquisa</text:p>
                <text:list>
                  <text:list-item>
                    <text:p>Financiamento </text:p>
                  </text:list-item>
                  <text:list-item>
                    <text:p>A projetos de
pesquisa em parceria
com universidades
e institutos de
pesquisa</text:p>
                  </text:list-item>
                </text:list>
              </table:table-cell>
              <table:table-cell office:value-type="string">
                <text:p>Financiamento  À P&amp;D e compra de máquinas e
equipamentos</text:p>
                <text:list>
                  <text:list-item>
                    <text:p/>
                  </text:list-item>
                  <text:list-item>
                    <text:p>À P&amp;D e compra de máquinas e
equipamentos</text:p>
                  </text:list-item>
                </text:list>
              </table:table-cell>
              <table:table-cell office:value-type="string">
                <text:p>Outros
programas
de apoio</text:p>
                <text:list>
                  <text:list-item>
                    <text:p>Outros
programas
de apoio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financiamento_publico.B20:financiamento_publico.B20</svg:desc>
                </draw:g>
              </table:table-cell>
              <table:table-cell office:value-type="float" office:value="123">
                <text:p>123</text:p>
                <draw:g>
                  <svg:desc>financiamento_publico.C20:financiamento_publico.G20</svg:desc>
                </draw:g>
              </table:table-cell>
              <table:table-cell office:value-type="float" office:value="260">
                <text:p>260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tor de Tics</text:p>
                <draw:g>
                  <svg:desc>financiamento_publico.B21:financiamento_publico.B21</svg:desc>
                </draw:g>
              </table:table-cell>
              <table:table-cell office:value-type="float" office:value="337.576562101744">
                <text:p>337.576562101744</text:p>
                <draw:g>
                  <svg:desc>financiamento_publico.C21:financiamento_publico.G21</svg:desc>
                </draw:g>
              </table:table-cell>
              <table:table-cell office:value-type="float" office:value="260.355562274717">
                <text:p>260.355562274717</text:p>
              </table:table-cell>
              <table:table-cell office:value-type="float" office:value="106">
                <text:p>106</text:p>
              </table:table-cell>
              <table:table-cell office:value-type="float" office:value="452">
                <text:p>452</text:p>
              </table:table-cell>
              <table:table-cell office:value-type="float" office:value="296">
                <text:p>29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5cm" chart:style-name="ch2">
          <text:p>Percentual de Empresas que implementaram 
inovações de Produto e/ou Processo</text:p>
        </chart:title>
        <chart:subtitle svg:x="7.506cm" svg:y="1.725cm" chart:style-name="ch3">
          <text:p>2005</text:p>
        </chart:subtitle>
        <chart:legend chart:legend-position="end" svg:x="13.128cm" svg:y="4.005cm" style:legend-expansion="high" chart:style-name="ch4"/>
        <chart:plot-area chart:style-name="ch5" table:cell-range-address="inovações.L23:inovações.S26" chart:data-source-has-labels="both" svg:x="0.32cm" svg:y="2.56cm" svg:width="12.488cm" svg:height="6.26cm">
          <chartooo:coordinate-region svg:x="1.444cm" svg:y="2.733cm" svg:width="11.364cm" svg:height="3.508cm"/>
          <chart:axis chart:dimension="x" chart:name="primary-x" chart:style-name="ch6" chartooo:axis-type="auto">
            <chartooo:date-scale/>
            <chart:categories table:cell-range-address="inovações.M23:inovações.S2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ovações.M25:inovações.S25" chart:label-cell-address="inovações.L25:inovações.L25" chart:class="chart:bar">
            <chart:data-point chart:repeated="7"/>
          </chart:series>
          <chart:series chart:style-name="ch10" chart:values-cell-range-address="inovações.M26:inovações.S26" chart:label-cell-address="inovações.L26:inovações.L2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to Total</text:p>
                <text:list>
                  <text:list-item>
                    <text:p>Produto</text:p>
                  </text:list-item>
                  <text:list-item>
                    <text:p>Total</text:p>
                  </text:list-item>
                </text:list>
                <draw:g>
                  <svg:desc>inovações.M23:inovações.S24</svg:desc>
                </draw:g>
              </table:table-cell>
              <table:table-cell office:value-type="string">
                <text:p>Produto Novo
para
a
empresa</text:p>
                <text:list>
                  <text:list-item>
                    <text:p/>
                  </text:list-item>
                  <text:list-item>
                    <text:p>Novo
para
a
empresa</text:p>
                  </text:list-item>
                </text:list>
              </table:table-cell>
              <table:table-cell office:value-type="string">
                <text:p>Produto Novo
para
o
mercado
nacional</text:p>
                <text:list>
                  <text:list-item>
                    <text:p/>
                  </text:list-item>
                  <text:list-item>
                    <text:p>Novo
para
o
mercado
nacional</text:p>
                  </text:list-item>
                </text:list>
              </table:table-cell>
              <table:table-cell office:value-type="string">
                <text:p>Processo Total</text:p>
                <text:list>
                  <text:list-item>
                    <text:p>Processo</text:p>
                  </text:list-item>
                  <text:list-item>
                    <text:p>Total</text:p>
                  </text:list-item>
                </text:list>
              </table:table-cell>
              <table:table-cell office:value-type="string">
                <text:p>Processo Novo
para
a
empresa</text:p>
                <text:list>
                  <text:list-item>
                    <text:p/>
                  </text:list-item>
                  <text:list-item>
                    <text:p>Novo
para
a
empresa</text:p>
                  </text:list-item>
                </text:list>
              </table:table-cell>
              <table:table-cell office:value-type="string">
                <text:p>Processo Novo
para
o
mercado
nacional</text:p>
                <text:list>
                  <text:list-item>
                    <text:p/>
                  </text:list-item>
                  <text:list-item>
                    <text:p>Novo
para
o
mercado
nacional</text:p>
                  </text:list-item>
                </text:list>
              </table:table-cell>
              <table:table-cell office:value-type="string">
                <text:p>Produto
e
processo</text:p>
                <text:list>
                  <text:list-item>
                    <text:p>Produto
e
processo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inovações.L25:inovações.L25</svg:desc>
                </draw:g>
              </table:table-cell>
              <table:table-cell office:value-type="float" office:value="0.904761904761905">
                <text:p>0.904761904761905</text:p>
                <draw:g>
                  <svg:desc>inovações.M25:inovações.S25</svg:desc>
                </draw:g>
              </table:table-cell>
              <table:table-cell office:value-type="float" office:value="0.527210884353742">
                <text:p>0.527210884353742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568027210884354">
                <text:p>0.568027210884354</text:p>
              </table:table-cell>
              <table:table-cell office:value-type="float" office:value="0.414965986394558">
                <text:p>0.414965986394558</text:p>
              </table:table-cell>
              <table:table-cell office:value-type="float" office:value="0.207482993197279">
                <text:p>0.207482993197279</text:p>
              </table:table-cell>
              <table:table-cell office:value-type="float" office:value="0.472789115646259">
                <text:p>0.472789115646259</text:p>
              </table:table-cell>
            </table:table-row>
            <table:table-row>
              <table:table-cell office:value-type="string">
                <text:p>Setor de TICs</text:p>
                <draw:g>
                  <svg:desc>inovações.L26:inovações.L26</svg:desc>
                </draw:g>
              </table:table-cell>
              <table:table-cell office:value-type="float" office:value="0.784517833911174">
                <text:p>0.784517833911174</text:p>
                <draw:g>
                  <svg:desc>inovações.M26:inovações.S26</svg:desc>
                </draw:g>
              </table:table-cell>
              <table:table-cell office:value-type="float" office:value="0.623900297824719">
                <text:p>0.623900297824719</text:p>
              </table:table-cell>
              <table:table-cell office:value-type="float" office:value="0.189423986856106">
                <text:p>0.189423986856106</text:p>
              </table:table-cell>
              <table:table-cell office:value-type="float" office:value="0.717687859009104">
                <text:p>0.717687859009104</text:p>
              </table:table-cell>
              <table:table-cell office:value-type="float" office:value="0.656285773586928">
                <text:p>0.656285773586928</text:p>
              </table:table-cell>
              <table:table-cell office:value-type="float" office:value="0.0825748369001367">
                <text:p>0.0825748369001367</text:p>
              </table:table-cell>
              <table:table-cell office:value-type="float" office:value="0.502116247828017">
                <text:p>0.50211624782801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5cm" chart:style-name="ch2">
          <text:p>Percentual de Empresas que implementaram 
inovações de Produto e/ou Processo</text:p>
        </chart:title>
        <chart:subtitle svg:x="7.506cm" svg:y="1.725cm" chart:style-name="ch3">
          <text:p>2014</text:p>
        </chart:subtitle>
        <chart:legend chart:legend-position="end" svg:x="13.128cm" svg:y="4.005cm" style:legend-expansion="high" chart:style-name="ch4"/>
        <chart:plot-area chart:style-name="ch5" table:cell-range-address="inovações.A43:inovações.H46" chart:data-source-has-labels="both" svg:x="0.32cm" svg:y="2.56cm" svg:width="12.488cm" svg:height="6.26cm">
          <chartooo:coordinate-region svg:x="1.444cm" svg:y="2.733cm" svg:width="11.364cm" svg:height="3.508cm"/>
          <chart:axis chart:dimension="x" chart:name="primary-x" chart:style-name="ch6" chartooo:axis-type="auto">
            <chartooo:date-scale/>
            <chart:categories table:cell-range-address="inovações.B43:inovações.H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ovações.B45:inovações.H45" chart:label-cell-address="inovações.A45:inovações.A45" chart:class="chart:bar">
            <chart:data-point chart:repeated="7"/>
          </chart:series>
          <chart:series chart:style-name="ch10" chart:values-cell-range-address="inovações.B46:inovações.H46" chart:label-cell-address="inovações.A46:inovações.A4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to Total</text:p>
                <text:list>
                  <text:list-item>
                    <text:p>Produto</text:p>
                  </text:list-item>
                  <text:list-item>
                    <text:p>Total</text:p>
                  </text:list-item>
                </text:list>
                <draw:g>
                  <svg:desc>inovações.B43:inovações.H44</svg:desc>
                </draw:g>
              </table:table-cell>
              <table:table-cell office:value-type="string">
                <text:p>Produto Novo
para
a
empresa</text:p>
                <text:list>
                  <text:list-item>
                    <text:p/>
                  </text:list-item>
                  <text:list-item>
                    <text:p>Novo
para
a
empresa</text:p>
                  </text:list-item>
                </text:list>
              </table:table-cell>
              <table:table-cell office:value-type="string">
                <text:p>Produto Novo
para
o
mercado
nacional</text:p>
                <text:list>
                  <text:list-item>
                    <text:p/>
                  </text:list-item>
                  <text:list-item>
                    <text:p>Novo
para
o
mercado
nacional</text:p>
                  </text:list-item>
                </text:list>
              </table:table-cell>
              <table:table-cell office:value-type="string">
                <text:p>Processo Total</text:p>
                <text:list>
                  <text:list-item>
                    <text:p>Processo</text:p>
                  </text:list-item>
                  <text:list-item>
                    <text:p>Total</text:p>
                  </text:list-item>
                </text:list>
              </table:table-cell>
              <table:table-cell office:value-type="string">
                <text:p>Processo Novo
para
a
empresa</text:p>
                <text:list>
                  <text:list-item>
                    <text:p/>
                  </text:list-item>
                  <text:list-item>
                    <text:p>Novo
para
a
empresa</text:p>
                  </text:list-item>
                </text:list>
              </table:table-cell>
              <table:table-cell office:value-type="string">
                <text:p>Processo Novo
para
o
mercado
nacional</text:p>
                <text:list>
                  <text:list-item>
                    <text:p/>
                  </text:list-item>
                  <text:list-item>
                    <text:p>Novo
para
o
mercado
nacional</text:p>
                  </text:list-item>
                </text:list>
              </table:table-cell>
              <table:table-cell office:value-type="string">
                <text:p>Produto
e
processo</text:p>
                <text:list>
                  <text:list-item>
                    <text:p>Produto
e
processo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inovações.A45:inovações.A45</svg:desc>
                </draw:g>
              </table:table-cell>
              <table:table-cell office:value-type="float" office:value="0.865853658536585">
                <text:p>0.865853658536585</text:p>
                <draw:g>
                  <svg:desc>inovações.B45:inovações.H45</svg:desc>
                </draw:g>
              </table:table-cell>
              <table:table-cell office:value-type="float" office:value="0.58130081300813">
                <text:p>0.58130081300813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849593495934959">
                <text:p>0.849593495934959</text:p>
              </table:table-cell>
              <table:table-cell office:value-type="float" office:value="0.739837398373984">
                <text:p>0.739837398373984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715447154471545">
                <text:p>0.715447154471545</text:p>
              </table:table-cell>
            </table:table-row>
            <table:table-row>
              <table:table-cell office:value-type="string">
                <text:p>Setor de TICs</text:p>
                <draw:g>
                  <svg:desc>inovações.A46:inovações.A46</svg:desc>
                </draw:g>
              </table:table-cell>
              <table:table-cell office:value-type="float" office:value="0.799091176309844">
                <text:p>0.799091176309844</text:p>
                <draw:g>
                  <svg:desc>inovações.B46:inovações.H46</svg:desc>
                </draw:g>
              </table:table-cell>
              <table:table-cell office:value-type="float" office:value="0.572206374851057">
                <text:p>0.572206374851057</text:p>
              </table:table-cell>
              <table:table-cell office:value-type="float" office:value="0.279138575240717">
                <text:p>0.279138575240717</text:p>
              </table:table-cell>
              <table:table-cell office:value-type="float" office:value="0.824132178289781">
                <text:p>0.824132178289781</text:p>
              </table:table-cell>
              <table:table-cell office:value-type="float" office:value="0.750789927763334">
                <text:p>0.750789927763334</text:p>
              </table:table-cell>
              <table:table-cell office:value-type="float" office:value="0.11458355351552">
                <text:p>0.11458355351552</text:p>
              </table:table-cell>
              <table:table-cell office:value-type="float" office:value="0.623113769385957">
                <text:p>0.62311376938595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18cm" svg:y="0.315cm" chart:style-name="ch2">
          <text:p>Empresas que implementaram inovações de produto
 de acordo com o seu alcance</text:p>
        </chart:title>
        <chart:subtitle svg:x="6.911cm" svg:y="1.725cm" chart:style-name="ch3">
          <text:p>2005 - 2014</text:p>
        </chart:subtitle>
        <chart:legend chart:legend-position="end" svg:x="14.504cm" svg:y="4.005cm" style:legend-expansion="high" chart:style-name="ch4"/>
        <chart:plot-area chart:style-name="ch5" table:cell-range-address="graudenovidade.A31:graudenovidade.D37" chart:data-source-has-labels="both" svg:x="1.279cm" svg:y="2.56cm" svg:width="12.905cm" svg:height="6.26cm">
          <chartooo:coordinate-region svg:x="2.377cm" svg:y="2.56cm" svg:width="11.807cm" svg:height="4.116cm"/>
          <chart:axis chart:dimension="x" chart:name="primary-x" chart:style-name="ch6" chartooo:axis-type="auto">
            <chartooo:date-scale/>
            <chart:categories table:cell-range-address="graudenovidade.A32:graudenovidade.B37"/>
          </chart:axis>
          <chart:axis chart:dimension="y" chart:name="primary-y" chart:style-name="ch7">
            <chart:title svg:x="0.451cm" svg:y="6.475cm" chart:style-name="ch8">
              <text:p>Empresas</text:p>
            </chart:title>
            <chart:grid chart:style-name="ch9" chart:class="major"/>
          </chart:axis>
          <chart:series chart:style-name="ch10" chart:values-cell-range-address="graudenovidade.C32:graudenovidade.C37" chart:label-cell-address="graudenovidade.C31:graudenovidade.C31" chart:class="chart:bar">
            <chart:data-point chart:repeated="6"/>
          </chart:series>
          <chart:series chart:style-name="ch11" chart:values-cell-range-address="graudenovidade.D32:graudenovidade.D37" chart:label-cell-address="graudenovidade.D31:graudenovidade.D3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5</text:p>
                <draw:g>
                  <svg:desc>graudenovidade.C31:graudenovidade.C31</svg:desc>
                </draw:g>
              </table:table-cell>
              <table:table-cell office:value-type="string">
                <text:p>2014</text:p>
                <draw:g>
                  <svg:desc>graudenovidade.D31:graudenovidade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eficiárias Novo para a empresa</text:p>
                <text:list>
                  <text:list-item>
                    <text:p>Beneficiárias</text:p>
                  </text:list-item>
                  <text:list-item>
                    <text:p>Novo para a empresa</text:p>
                  </text:list-item>
                </text:list>
                <draw:g>
                  <svg:desc>graudenovidade.A32:graudenovidade.B37</svg:desc>
                </draw:g>
              </table:table-cell>
              <table:table-cell office:value-type="float" office:value="134">
                <text:p>134</text:p>
                <draw:g>
                  <svg:desc>graudenovidade.C32:graudenovidade.C37</svg:desc>
                </draw:g>
              </table:table-cell>
              <table:table-cell office:value-type="float" office:value="103">
                <text:p>103</text:p>
                <draw:g>
                  <svg:desc>graudenovidade.D32:graudenovidade.D37</svg:desc>
                </draw:g>
              </table:table-cell>
            </table:table-row>
            <table:table-row>
              <table:table-cell office:value-type="string">
                <text:p>Beneficiárias Novo para o mercado nacional</text:p>
                <text:list>
                  <text:list-item>
                    <text:p/>
                  </text:list-item>
                  <text:list-item>
                    <text:p>Novo para o mercado nacional</text:p>
                  </text:list-item>
                </text:list>
              </table:table-cell>
              <table:table-cell office:value-type="float" office:value="122">
                <text:p>1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Beneficiárias Novo para o mercado mundial</text:p>
                <text:list>
                  <text:list-item>
                    <text:p/>
                  </text:list-item>
                  <text:list-item>
                    <text:p>Novo para o mercado mundi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etor de TICs Novo para a empresa</text:p>
                <text:list>
                  <text:list-item>
                    <text:p>Setor de TICs</text:p>
                  </text:list-item>
                  <text:list-item>
                    <text:p>Novo para a empresa</text:p>
                  </text:list-item>
                </text:list>
              </table:table-cell>
              <table:table-cell office:value-type="float" office:value="1739">
                <text:p>173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Setor de TICs Novo para o mercado nacional</text:p>
                <text:list>
                  <text:list-item>
                    <text:p/>
                  </text:list-item>
                  <text:list-item>
                    <text:p>Novo para o mercado nacional</text:p>
                  </text:list-item>
                </text:list>
              </table:table-cell>
              <table:table-cell office:value-type="float" office:value="507">
                <text:p>50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Setor de TICs Novo para o mercado mundial</text:p>
                <text:list>
                  <text:list-item>
                    <text:p/>
                  </text:list-item>
                  <text:list-item>
                    <text:p>Novo para o mercado mundi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5cm" chart:style-name="ch2">
          <text:p>Número de Pessoas Ocupadas</text:p>
        </chart:title>
        <chart:subtitle svg:x="4.794cm" svg:y="1.249cm" chart:style-name="ch3">
          <text:p>2000 - 2014 (Em 31.12 de cada ano)</text:p>
        </chart:subtitle>
        <chart:legend chart:legend-position="end" svg:x="13.128cm" svg:y="4.005cm" style:legend-expansion="high" chart:style-name="ch4"/>
        <chart:plot-area chart:style-name="ch5" table:cell-range-address="pessoasocupadas.A9:pessoasocupadas.F11" chart:data-source-has-labels="both" svg:x="0.32cm" svg:y="2.084cm" svg:width="12.488cm" svg:height="6.736cm">
          <chartooo:coordinate-region svg:x="2.079cm" svg:y="2.257cm" svg:width="10.729cm" svg:height="5.969cm"/>
          <chart:axis chart:dimension="x" chart:name="primary-x" chart:style-name="ch6" chartooo:axis-type="auto">
            <chartooo:date-scale/>
            <chart:categories table:cell-range-address="pessoasocupadas.B9:pessoasocupadas.F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essoasocupadas.B10:pessoasocupadas.F10" chart:label-cell-address="pessoasocupadas.A10:pessoasocupadas.A10" chart:class="chart:bar">
            <chart:data-point chart:repeated="5"/>
          </chart:series>
          <chart:series chart:style-name="ch10" chart:values-cell-range-address="pessoasocupadas.B11:pessoasocupadas.F11" chart:label-cell-address="pessoasocupadas.A11:pessoasocupadas.A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pessoasocupadas.B9:pessoasocupadas.F9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pessoasocupadas.A10:pessoasocupadas.A10</svg:desc>
                </draw:g>
              </table:table-cell>
              <table:table-cell office:value-type="float" office:value="96723">
                <text:p>96723</text:p>
                <draw:g>
                  <svg:desc>pessoasocupadas.B10:pessoasocupadas.F10</svg:desc>
                </draw:g>
              </table:table-cell>
              <table:table-cell office:value-type="float" office:value="152918">
                <text:p>152918</text:p>
              </table:table-cell>
              <table:table-cell office:value-type="float" office:value="260478">
                <text:p>260478</text:p>
              </table:table-cell>
              <table:table-cell office:value-type="float" office:value="237212">
                <text:p>237212</text:p>
              </table:table-cell>
              <table:table-cell office:value-type="float" office:value="269679">
                <text:p>269679</text:p>
              </table:table-cell>
            </table:table-row>
            <table:table-row>
              <table:table-cell office:value-type="string">
                <text:p>Setor de TICs</text:p>
                <draw:g>
                  <svg:desc>pessoasocupadas.A11:pessoasocupadas.A11</svg:desc>
                </draw:g>
              </table:table-cell>
              <table:table-cell office:value-type="float" office:value="184614">
                <text:p>184614</text:p>
                <draw:g>
                  <svg:desc>pessoasocupadas.B11:pessoasocupadas.F11</svg:desc>
                </draw:g>
              </table:table-cell>
              <table:table-cell office:value-type="float" office:value="413279">
                <text:p>413279</text:p>
              </table:table-cell>
              <table:table-cell office:value-type="float" office:value="930515">
                <text:p>930515</text:p>
              </table:table-cell>
              <table:table-cell office:value-type="float" office:value="647813">
                <text:p>647813</text:p>
              </table:table-cell>
              <table:table-cell office:value-type="float" office:value="752431">
                <text:p>7524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-0.299cm" svg:y="0.315cm" chart:style-name="ch2">
          <text:p>Empresas que implementaram inovações de processo segundo o grau de novidade</text:p>
        </chart:title>
        <chart:subtitle svg:x="6.911cm" svg:y="1.249cm" chart:style-name="ch3">
          <text:p>2005 - 2014</text:p>
        </chart:subtitle>
        <chart:legend chart:legend-position="end" svg:x="14.504cm" svg:y="4.005cm" style:legend-expansion="high" chart:style-name="ch4"/>
        <chart:plot-area chart:style-name="ch5" table:cell-range-address="graudenovidade.A57:graudenovidade.D63" chart:data-source-has-labels="both" svg:x="1.279cm" svg:y="2.084cm" svg:width="12.905cm" svg:height="6.736cm">
          <chartooo:coordinate-region svg:x="2.377cm" svg:y="2.084cm" svg:width="11.807cm" svg:height="4.248cm"/>
          <chart:axis chart:dimension="x" chart:name="primary-x" chart:style-name="ch6" chartooo:axis-type="auto">
            <chartooo:date-scale/>
            <chart:categories table:cell-range-address="graudenovidade.A58:graudenovidade.B63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graudenovidade.C58:graudenovidade.C63" chart:label-cell-address="graudenovidade.C57:graudenovidade.C57" chart:class="chart:bar">
            <chart:data-point chart:repeated="6"/>
          </chart:series>
          <chart:series chart:style-name="ch11" chart:values-cell-range-address="graudenovidade.D58:graudenovidade.D63" chart:label-cell-address="graudenovidade.D57:graudenovidade.D5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5</text:p>
                <draw:g>
                  <svg:desc>graudenovidade.C57:graudenovidade.C57</svg:desc>
                </draw:g>
              </table:table-cell>
              <table:table-cell office:value-type="string">
                <text:p>2014</text:p>
                <draw:g>
                  <svg:desc>graudenovidade.D57:graudenovidade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eficiárias Novo para a Empresa</text:p>
                <text:list>
                  <text:list-item>
                    <text:p>Beneficiárias</text:p>
                  </text:list-item>
                  <text:list-item>
                    <text:p>Novo para a Empresa</text:p>
                  </text:list-item>
                </text:list>
                <draw:g>
                  <svg:desc>graudenovidade.A58:graudenovidade.B63</svg:desc>
                </draw:g>
              </table:table-cell>
              <table:table-cell office:value-type="float" office:value="114">
                <text:p>114</text:p>
                <draw:g>
                  <svg:desc>graudenovidade.C58:graudenovidade.C63</svg:desc>
                </draw:g>
              </table:table-cell>
              <table:table-cell office:value-type="float" office:value="159">
                <text:p>159</text:p>
                <draw:g>
                  <svg:desc>graudenovidade.D58:graudenovidade.D63</svg:desc>
                </draw:g>
              </table:table-cell>
            </table:table-row>
            <table:table-row>
              <table:table-cell office:value-type="string">
                <text:p>Beneficiárias Novo para o setor</text:p>
                <text:list>
                  <text:list-item>
                    <text:p/>
                  </text:list-item>
                  <text:list-item>
                    <text:p>Novo para o setor</text:p>
                  </text:list-item>
                </text:list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Beneficiárias Novo para o setor em termos mundiais</text:p>
                <text:list>
                  <text:list-item>
                    <text:p/>
                  </text:list-item>
                  <text:list-item>
                    <text:p>Novo para o setor em termos mundiais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etor de TICs Novo para a Empresa</text:p>
                <text:list>
                  <text:list-item>
                    <text:p>Setor de TICs</text:p>
                  </text:list-item>
                  <text:list-item>
                    <text:p>Novo para a Empresa</text:p>
                  </text:list-item>
                </text:list>
              </table:table-cell>
              <table:table-cell office:value-type="float" office:value="1871">
                <text:p>187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Setor de TICs Novo para o setor</text:p>
                <text:list>
                  <text:list-item>
                    <text:p/>
                  </text:list-item>
                  <text:list-item>
                    <text:p>Novo para o setor</text:p>
                  </text:list-item>
                </text:list>
              </table:table-cell>
              <table:table-cell office:value-type="float" office:value="197">
                <text:p>19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Setor de TICs Novo para o setor em termos mundiais</text:p>
                <text:list>
                  <text:list-item>
                    <text:p/>
                  </text:list-item>
                  <text:list-item>
                    <text:p>Novo para o setor em termos mundiais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5cm" chart:style-name="ch2">
          <text:p>Empresas que não implementaram inovações</text:p>
        </chart:title>
        <chart:subtitle svg:x="6.911cm" svg:y="1.249cm" chart:style-name="ch3">
          <text:p>2005 - 2014</text:p>
        </chart:subtitle>
        <chart:legend chart:legend-position="end" svg:x="13.128cm" svg:y="4.005cm" style:legend-expansion="high" chart:style-name="ch4"/>
        <chart:plot-area chart:style-name="ch5" table:cell-range-address="nãoimplementaran.A1:nãoimplementaran.C3" chart:data-source-has-labels="both" svg:x="1.279cm" svg:y="2.084cm" svg:width="11.529cm" svg:height="6.736cm">
          <chartooo:coordinate-region svg:x="2.377cm" svg:y="2.257cm" svg:width="10.431cm" svg:height="5.969cm"/>
          <chart:axis chart:dimension="x" chart:name="primary-x" chart:style-name="ch6" chartooo:axis-type="auto">
            <chartooo:date-scale/>
            <chart:categories table:cell-range-address="nãoimplementaran.B1:nãoimplementaran.C1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nãoimplementaran.B2:nãoimplementaran.C2" chart:label-cell-address="nãoimplementaran.A2:nãoimplementaran.A2" chart:class="chart:bar">
            <chart:data-point chart:repeated="2"/>
          </chart:series>
          <chart:series chart:style-name="ch11" chart:values-cell-range-address="nãoimplementaran.B3:nãoimplementaran.C3" chart:label-cell-address="nãoimplementaran.A3:nãoimplementaran.A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5">
                <text:p>2005</text:p>
                <draw:g>
                  <svg:desc>nãoimplementaran.B1:nãoimplementaran.C1</svg:desc>
                </draw:g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nãoimplementaran.A2:nãoimplementaran.A2</svg:desc>
                </draw:g>
              </table:table-cell>
              <table:table-cell office:value-type="float" office:value="30">
                <text:p>30</text:p>
                <draw:g>
                  <svg:desc>nãoimplementaran.B2:nãoimplementaran.C2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etor de TICs</text:p>
                <draw:g>
                  <svg:desc>nãoimplementaran.A3:nãoimplementaran.A3</svg:desc>
                </draw:g>
              </table:table-cell>
              <table:table-cell office:value-type="float" office:value="3484">
                <text:p>3484</text:p>
                <draw:g>
                  <svg:desc>nãoimplementaran.B3:nãoimplementaran.C3</svg:desc>
                </draw:g>
              </table:table-cell>
              <table:table-cell office:value-type="float" office:value="5131">
                <text:p>513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39cm" svg:y="0.315cm" chart:style-name="ch2">
          <text:p>Participação percentual dos novos produtos no total de vendas internas</text:p>
        </chart:title>
        <chart:subtitle svg:x="7.506cm" svg:y="1.249cm" chart:style-name="ch3">
          <text:p>2000</text:p>
        </chart:subtitle>
        <chart:legend chart:legend-position="end" svg:x="13.128cm" svg:y="4.005cm" style:legend-expansion="high" chart:style-name="ch4"/>
        <chart:plot-area chart:style-name="ch5" table:cell-range-address="percentualparticipaçaoproduto.A1:percentualparticipaçaoproduto.D4" chart:data-source-has-labels="both" svg:x="1.279cm" svg:y="2.084cm" svg:width="11.529cm" svg:height="6.736cm">
          <chartooo:coordinate-region svg:x="2.086cm" svg:y="2.257cm" svg:width="10.722cm" svg:height="5.625cm"/>
          <chart:axis chart:dimension="x" chart:name="primary-x" chart:style-name="ch6" chartooo:axis-type="auto">
            <chartooo:date-scale/>
            <chart:categories table:cell-range-address="percentualparticipaçaoproduto.B1:percentualparticipaçaoproduto.D2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percentualparticipaçaoproduto.B3:percentualparticipaçaoproduto.D3" chart:label-cell-address="percentualparticipaçaoproduto.A3:percentualparticipaçaoproduto.A3" chart:class="chart:bar">
            <chart:data-point chart:repeated="3"/>
          </chart:series>
          <chart:series chart:style-name="ch11" chart:values-cell-range-address="percentualparticipaçaoproduto.B4:percentualparticipaçaoproduto.D4" chart:label-cell-address="percentualparticipaçaoproduto.A4:percentualparticipaçaoproduto.A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é 10%</text:p>
                <text:list>
                  <text:list-item>
                    <text:p/>
                  </text:list-item>
                  <text:list-item>
                    <text:p>Até 10%</text:p>
                  </text:list-item>
                </text:list>
                <draw:g>
                  <svg:desc>percentualparticipaçaoproduto.B1:percentualparticipaçaoproduto.D2</svg:desc>
                </draw:g>
              </table:table-cell>
              <table:table-cell office:value-type="string">
                <text:p>De
10 a 40%</text:p>
                <text:list>
                  <text:list-item>
                    <text:p/>
                  </text:list-item>
                  <text:list-item>
                    <text:p>De
10 a 40%</text:p>
                  </text:list-item>
                </text:list>
              </table:table-cell>
              <table:table-cell office:value-type="string">
                <text:p>Mais de 40%</text:p>
                <text:list>
                  <text:list-item>
                    <text:p/>
                  </text:list-item>
                  <text:list-item>
                    <text:p>Mais de 40%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percentualparticipaçaoproduto.A3:percentualparticipaçaoproduto.A3</svg:desc>
                </draw:g>
              </table:table-cell>
              <table:table-cell office:value-type="float" office:value="27">
                <text:p>27</text:p>
                <draw:g>
                  <svg:desc>percentualparticipaçaoproduto.B3:percentualparticipaçaoproduto.D3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Setor de TICs</text:p>
                <draw:g>
                  <svg:desc>percentualparticipaçaoproduto.A4:percentualparticipaçaoproduto.A4</svg:desc>
                </draw:g>
              </table:table-cell>
              <table:table-cell office:value-type="float" office:value="99.2878994706784">
                <text:p>99.2878994706784</text:p>
                <draw:g>
                  <svg:desc>percentualparticipaçaoproduto.B4:percentualparticipaçaoproduto.D4</svg:desc>
                </draw:g>
              </table:table-cell>
              <table:table-cell office:value-type="float" office:value="149.031824385745">
                <text:p>149.031824385745</text:p>
              </table:table-cell>
              <table:table-cell office:value-type="float" office:value="128.552120017971">
                <text:p>128.55212001797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39cm" svg:y="0.315cm" chart:style-name="ch2">
          <text:p>Participação percentual dos novos produtos no total de vendas internas</text:p>
        </chart:title>
        <chart:subtitle svg:x="7.506cm" svg:y="1.249cm" chart:style-name="ch3">
          <text:p>2014</text:p>
        </chart:subtitle>
        <chart:legend chart:legend-position="end" svg:x="13.128cm" svg:y="4.005cm" style:legend-expansion="high" chart:style-name="ch4"/>
        <chart:plot-area chart:style-name="ch5" table:cell-range-address="percentualparticipaçaoproduto.A7:percentualparticipaçaoproduto.D9" chart:data-source-has-labels="both" svg:x="1.279cm" svg:y="2.084cm" svg:width="11.529cm" svg:height="6.736cm">
          <chartooo:coordinate-region svg:x="2.271cm" svg:y="2.258cm" svg:width="10.537cm" svg:height="5.624cm"/>
          <chart:axis chart:dimension="x" chart:name="primary-x" chart:style-name="ch6" chartooo:axis-type="auto">
            <chartooo:date-scale/>
            <chart:categories table:cell-range-address="percentualparticipaçaoproduto.B7:percentualparticipaçaoproduto.D7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percentualparticipaçaoproduto.B8:percentualparticipaçaoproduto.D8" chart:label-cell-address="percentualparticipaçaoproduto.A8:percentualparticipaçaoproduto.A8" chart:class="chart:bar">
            <chart:data-point chart:repeated="3"/>
          </chart:series>
          <chart:series chart:style-name="ch11" chart:values-cell-range-address="percentualparticipaçaoproduto.B9:percentualparticipaçaoproduto.D9" chart:label-cell-address="percentualparticipaçaoproduto.A9:percentualparticipaçaoproduto.A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é 10%</text:p>
                <draw:g>
                  <svg:desc>percentualparticipaçaoproduto.B7:percentualparticipaçaoproduto.D7</svg:desc>
                </draw:g>
              </table:table-cell>
              <table:table-cell office:value-type="string">
                <text:p>De
10 a 40%</text:p>
              </table:table-cell>
              <table:table-cell office:value-type="string">
                <text:p>Mais de 40%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percentualparticipaçaoproduto.A8:percentualparticipaçaoproduto.A8</svg:desc>
                </draw:g>
              </table:table-cell>
              <table:table-cell office:value-type="float" office:value="45">
                <text:p>45</text:p>
                <draw:g>
                  <svg:desc>percentualparticipaçaoproduto.B8:percentualparticipaçaoproduto.D8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Setor de TICs</text:p>
                <draw:g>
                  <svg:desc>percentualparticipaçaoproduto.A9:percentualparticipaçaoproduto.A9</svg:desc>
                </draw:g>
              </table:table-cell>
              <table:table-cell office:value-type="float" office:value="371.228047749209">
                <text:p>371.228047749209</text:p>
                <draw:g>
                  <svg:desc>percentualparticipaçaoproduto.B9:percentualparticipaçaoproduto.D9</svg:desc>
                </draw:g>
              </table:table-cell>
              <table:table-cell office:value-type="float" office:value="1182.47868817634">
                <text:p>1182.47868817634</text:p>
              </table:table-cell>
              <table:table-cell office:value-type="float" office:value="1221.53691939854">
                <text:p>1221.5369193985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52cm" svg:height="8.186cm" xlink:href=".." xlink:type="simple" chart:class="chart:bar" chart:style-name="ch1">
        <chart:title svg:x="1.438cm" svg:y="0.298cm" chart:style-name="ch2">
          <text:p>Impacto causado das atividades inovativas nas Empresas</text:p>
        </chart:title>
        <chart:subtitle svg:x="6.094cm" svg:y="1.215cm" chart:style-name="ch3">
          <text:p>Beneficiárias</text:p>
        </chart:subtitle>
        <chart:legend chart:legend-position="end" svg:x="13.056cm" svg:y="3.598cm" style:legend-expansion="high" chart:style-name="ch4"/>
        <chart:plot-area chart:style-name="ch5" table:cell-range-address="impactocausado.B1:impactocausado.E4" chart:data-source-has-labels="both" svg:x="1.25cm" svg:y="2.033cm" svg:width="11.515cm" svg:height="5.99cm">
          <chartooo:coordinate-region svg:x="1.994cm" svg:y="2.206cm" svg:width="10.708cm" svg:height="3.846cm"/>
          <chart:axis chart:dimension="x" chart:name="primary-x" chart:style-name="ch6" chartooo:axis-type="auto">
            <chartooo:date-scale/>
            <chart:categories table:cell-range-address="impactocausado.C1:impactocausado.E2"/>
          </chart:axis>
          <chart:axis chart:dimension="y" chart:name="primary-y" chart:style-name="ch7">
            <chart:title svg:x="0.451cm" svg:y="5.813cm" chart:style-name="ch8">
              <text:p>Empresas</text:p>
            </chart:title>
            <chart:grid chart:style-name="ch9" chart:class="major"/>
          </chart:axis>
          <chart:series chart:style-name="ch10" chart:values-cell-range-address="impactocausado.C3:impactocausado.E3" chart:label-cell-address="impactocausado.B3:impactocausado.B3" chart:class="chart:bar">
            <chart:data-point chart:repeated="3"/>
          </chart:series>
          <chart:series chart:style-name="ch11" chart:values-cell-range-address="impactocausado.C4:impactocausado.E4" chart:label-cell-address="impactocausado.B4:impactocausado.B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ia da qualidade
dos produtos Alta</text:p>
                <text:list>
                  <text:list-item>
                    <text:p>Melhoria da qualidade
dos produtos</text:p>
                  </text:list-item>
                  <text:list-item>
                    <text:p>Alta</text:p>
                  </text:list-item>
                </text:list>
                <draw:g>
                  <svg:desc>impactocausado.C1:impactocausado.E2</svg:desc>
                </draw:g>
              </table:table-cell>
              <table:table-cell office:value-type="string">
                <text:p>Melhoria da qualidade
dos produtos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Melhoria da qualidade
dos produtos Baixa
e não
relevante</text:p>
                <text:list>
                  <text:list-item>
                    <text:p/>
                  </text:list-item>
                  <text:list-item>
                    <text:p>Baixa
e não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5</text:p>
                <draw:g>
                  <svg:desc>impactocausado.B3:impactocausado.B3</svg:desc>
                </draw:g>
              </table:table-cell>
              <table:table-cell office:value-type="float" office:value="179">
                <text:p>179</text:p>
                <draw:g>
                  <svg:desc>impactocausado.C3:impactocausado.E3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4</text:p>
                <draw:g>
                  <svg:desc>impactocausado.B4:impactocausado.B4</svg:desc>
                </draw:g>
              </table:table-cell>
              <table:table-cell office:value-type="float" office:value="165">
                <text:p>165</text:p>
                <draw:g>
                  <svg:desc>impactocausado.C4:impactocausado.E4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14cm" svg:height="8.164cm" xlink:href=".." xlink:type="simple" chart:class="chart:bar" chart:style-name="ch1">
        <chart:title svg:x="1.3cm" svg:y="0.298cm" chart:style-name="ch2">
          <text:p>Impacto causados das atividades inovativas nas Empresas</text:p>
        </chart:title>
        <chart:subtitle svg:x="6.075cm" svg:y="1.215cm" chart:style-name="ch3">
          <text:p>Beneficiárias</text:p>
        </chart:subtitle>
        <chart:legend chart:legend-position="end" svg:x="13.018cm" svg:y="3.587cm" style:legend-expansion="high" chart:style-name="ch4"/>
        <chart:plot-area chart:style-name="ch5" table:cell-range-address="impactocausado.B1:impactocausado.B4 impactocausado.F1:impactocausado.H4" chart:data-source-has-labels="both" svg:x="1.249cm" svg:y="2.033cm" svg:width="11.479cm" svg:height="5.968cm">
          <chartooo:coordinate-region svg:x="1.991cm" svg:y="2.206cm" svg:width="10.672cm" svg:height="3.824cm"/>
          <chart:axis chart:dimension="x" chart:name="primary-x" chart:style-name="ch6" chartooo:axis-type="auto">
            <chartooo:date-scale/>
            <chart:categories table:cell-range-address="impactocausado.F1:impactocausado.H2"/>
          </chart:axis>
          <chart:axis chart:dimension="y" chart:name="primary-y" chart:style-name="ch7">
            <chart:title svg:x="0.451cm" svg:y="5.802cm" chart:style-name="ch8">
              <text:p>Empresas</text:p>
            </chart:title>
            <chart:grid chart:style-name="ch9" chart:class="major"/>
          </chart:axis>
          <chart:series chart:style-name="ch10" chart:values-cell-range-address="impactocausado.F3:impactocausado.H3" chart:label-cell-address="impactocausado.B3:impactocausado.B3" chart:class="chart:bar">
            <chart:data-point chart:repeated="3"/>
          </chart:series>
          <chart:series chart:style-name="ch11" chart:values-cell-range-address="impactocausado.F4:impactocausado.H4" chart:label-cell-address="impactocausado.B4:impactocausado.B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pliação da gama de
produtos ofertados Alta</text:p>
                <text:list>
                  <text:list-item>
                    <text:p>Ampliação da gama de
produtos ofertados</text:p>
                  </text:list-item>
                  <text:list-item>
                    <text:p>Alta</text:p>
                  </text:list-item>
                </text:list>
                <draw:g>
                  <svg:desc>impactocausado.F1:impactocausado.H2</svg:desc>
                </draw:g>
              </table:table-cell>
              <table:table-cell office:value-type="string">
                <text:p>Ampliação da gama de
produtos ofertados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mpliação da gama de
produtos ofertados Baixa
e não
relevante</text:p>
                <text:list>
                  <text:list-item>
                    <text:p/>
                  </text:list-item>
                  <text:list-item>
                    <text:p>Baixa
e não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5</text:p>
                <draw:g>
                  <svg:desc>impactocausado.B3:impactocausado.B3</svg:desc>
                </draw:g>
              </table:table-cell>
              <table:table-cell office:value-type="float" office:value="141">
                <text:p>141</text:p>
                <draw:g>
                  <svg:desc>impactocausado.F3:impactocausado.H3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</text:p>
                <draw:g>
                  <svg:desc>impactocausado.B4:impactocausado.B4</svg:desc>
                </draw:g>
              </table:table-cell>
              <table:table-cell office:value-type="float" office:value="116">
                <text:p>116</text:p>
                <draw:g>
                  <svg:desc>impactocausado.F4:impactocausado.H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5cm" chart:style-name="ch2">
          <text:p>Impacto causado das atividades inovativas nas Empresas</text:p>
        </chart:title>
        <chart:subtitle svg:x="6.818cm" svg:y="1.249cm" chart:style-name="ch3">
          <text:p>Beneficiárias</text:p>
        </chart:subtitle>
        <chart:legend chart:legend-position="end" svg:x="14.504cm" svg:y="4.005cm" style:legend-expansion="high" chart:style-name="ch4"/>
        <chart:plot-area chart:style-name="ch5" table:cell-range-address="impactocausado.B1:impactocausado.B4 impactocausado.I1:impactocausado.K4" chart:data-source-has-labels="both" svg:x="1.279cm" svg:y="2.084cm" svg:width="12.905cm" svg:height="6.736cm">
          <chartooo:coordinate-region svg:x="2.079cm" svg:y="2.257cm" svg:width="12.098cm" svg:height="4.592cm"/>
          <chart:axis chart:dimension="x" chart:name="primary-x" chart:style-name="ch6" chartooo:axis-type="auto">
            <chartooo:date-scale/>
            <chart:categories table:cell-range-address="impactocausado.I1:impactocausado.K2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impactocausado.I3:impactocausado.K3" chart:label-cell-address="impactocausado.B3:impactocausado.B3" chart:class="chart:bar">
            <chart:data-point chart:repeated="3"/>
          </chart:series>
          <chart:series chart:style-name="ch11" chart:values-cell-range-address="impactocausado.I4:impactocausado.K4" chart:label-cell-address="impactocausado.B4:impactocausado.B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tenção da participação
da empresa no mercado Alta</text:p>
                <text:list>
                  <text:list-item>
                    <text:p>Manutenção da participação
da empresa no mercado</text:p>
                  </text:list-item>
                  <text:list-item>
                    <text:p>Alta</text:p>
                  </text:list-item>
                </text:list>
                <draw:g>
                  <svg:desc>impactocausado.I1:impactocausado.K2</svg:desc>
                </draw:g>
              </table:table-cell>
              <table:table-cell office:value-type="string">
                <text:p>Manutenção da participação
da empresa no mercado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Manutenção da participação
da empresa no mercado Baixa
e não
relevante</text:p>
                <text:list>
                  <text:list-item>
                    <text:p/>
                  </text:list-item>
                  <text:list-item>
                    <text:p>Baixa
e não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5</text:p>
                <draw:g>
                  <svg:desc>impactocausado.B3:impactocausado.B3</svg:desc>
                </draw:g>
              </table:table-cell>
              <table:table-cell office:value-type="float" office:value="187">
                <text:p>187</text:p>
                <draw:g>
                  <svg:desc>impactocausado.I3:impactocausado.K3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4</text:p>
                <draw:g>
                  <svg:desc>impactocausado.B4:impactocausado.B4</svg:desc>
                </draw:g>
              </table:table-cell>
              <table:table-cell office:value-type="float" office:value="159">
                <text:p>159</text:p>
                <draw:g>
                  <svg:desc>impactocausado.I4:impactocausado.K4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5cm" chart:style-name="ch2">
          <text:p>Impacto causado das atividades inovativas nas Empresas</text:p>
        </chart:title>
        <chart:subtitle svg:x="6.818cm" svg:y="1.249cm" chart:style-name="ch3">
          <text:p>Beneficiárias</text:p>
        </chart:subtitle>
        <chart:legend chart:legend-position="end" svg:x="14.504cm" svg:y="4.005cm" style:legend-expansion="high" chart:style-name="ch4"/>
        <chart:plot-area chart:style-name="ch5" table:cell-range-address="impactocausado.B1:impactocausado.B4 impactocausado.L1:impactocausado.N4" chart:data-source-has-labels="both" svg:x="1.279cm" svg:y="2.084cm" svg:width="12.905cm" svg:height="6.736cm">
          <chartooo:coordinate-region svg:x="2.086cm" svg:y="2.257cm" svg:width="12.098cm" svg:height="4.592cm"/>
          <chart:axis chart:dimension="x" chart:name="primary-x" chart:style-name="ch6" chartooo:axis-type="auto">
            <chartooo:date-scale/>
            <chart:categories table:cell-range-address="impactocausado.L1:impactocausado.N2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impactocausado.L3:impactocausado.N3" chart:label-cell-address="impactocausado.B3:impactocausado.B3" chart:class="chart:bar">
            <chart:data-point chart:repeated="3"/>
          </chart:series>
          <chart:series chart:style-name="ch11" chart:values-cell-range-address="impactocausado.L4:impactocausado.N4" chart:label-cell-address="impactocausado.B4:impactocausado.B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pliação da participação
da empresa no mercado Alta</text:p>
                <text:list>
                  <text:list-item>
                    <text:p>Ampliação da participação
da empresa no mercado</text:p>
                  </text:list-item>
                  <text:list-item>
                    <text:p>Alta</text:p>
                  </text:list-item>
                </text:list>
                <draw:g>
                  <svg:desc>impactocausado.L1:impactocausado.N2</svg:desc>
                </draw:g>
              </table:table-cell>
              <table:table-cell office:value-type="string">
                <text:p>Ampliação da participação
da empresa no mercado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mpliação da participação
da empresa no mercado Baixa
e não
relevante</text:p>
                <text:list>
                  <text:list-item>
                    <text:p/>
                  </text:list-item>
                  <text:list-item>
                    <text:p>Baixa
e não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5</text:p>
                <draw:g>
                  <svg:desc>impactocausado.B3:impactocausado.B3</svg:desc>
                </draw:g>
              </table:table-cell>
              <table:table-cell office:value-type="float" office:value="147">
                <text:p>147</text:p>
                <draw:g>
                  <svg:desc>impactocausado.L3:impactocausado.N3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</text:p>
                <draw:g>
                  <svg:desc>impactocausado.B4:impactocausado.B4</svg:desc>
                </draw:g>
              </table:table-cell>
              <table:table-cell office:value-type="float" office:value="123">
                <text:p>123</text:p>
                <draw:g>
                  <svg:desc>impactocausado.L4:impactocausado.N4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5cm" chart:style-name="ch2">
          <text:p>Impacto causado das atividades inovativas nas Empresas</text:p>
        </chart:title>
        <chart:subtitle svg:x="6.818cm" svg:y="1.249cm" chart:style-name="ch3">
          <text:p>Beneficiárias</text:p>
        </chart:subtitle>
        <chart:legend chart:legend-position="end" svg:x="14.504cm" svg:y="4.005cm" style:legend-expansion="high" chart:style-name="ch4"/>
        <chart:plot-area chart:style-name="ch5" table:cell-range-address="impactocausado.B1:impactocausado.B4 impactocausado.O1:impactocausado.Q4" chart:data-source-has-labels="both" svg:x="1.279cm" svg:y="2.084cm" svg:width="12.905cm" svg:height="6.736cm">
          <chartooo:coordinate-region svg:x="2.026cm" svg:y="2.257cm" svg:width="12.098cm" svg:height="4.936cm"/>
          <chart:axis chart:dimension="x" chart:name="primary-x" chart:style-name="ch6" chartooo:axis-type="auto">
            <chartooo:date-scale/>
            <chart:categories table:cell-range-address="impactocausado.O1:impactocausado.Q2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impactocausado.O3:impactocausado.Q3" chart:label-cell-address="impactocausado.B3:impactocausado.B3" chart:class="chart:bar">
            <chart:data-point chart:repeated="3"/>
          </chart:series>
          <chart:series chart:style-name="ch11" chart:values-cell-range-address="impactocausado.O4:impactocausado.Q4" chart:label-cell-address="impactocausado.B4:impactocausado.B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ertura de novos mercados Alta</text:p>
                <text:list>
                  <text:list-item>
                    <text:p>Abertura de novos mercados</text:p>
                  </text:list-item>
                  <text:list-item>
                    <text:p>Alta</text:p>
                  </text:list-item>
                </text:list>
                <draw:g>
                  <svg:desc>impactocausado.O1:impactocausado.Q2</svg:desc>
                </draw:g>
              </table:table-cell>
              <table:table-cell office:value-type="string">
                <text:p>Abertura de novos mercados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bertura de novos mercados Baixa
e não
relevante</text:p>
                <text:list>
                  <text:list-item>
                    <text:p/>
                  </text:list-item>
                  <text:list-item>
                    <text:p>Baixa
e não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5</text:p>
                <draw:g>
                  <svg:desc>impactocausado.B3:impactocausado.B3</svg:desc>
                </draw:g>
              </table:table-cell>
              <table:table-cell office:value-type="float" office:value="114">
                <text:p>114</text:p>
                <draw:g>
                  <svg:desc>impactocausado.O3:impactocausado.Q3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</text:p>
                <draw:g>
                  <svg:desc>impactocausado.B4:impactocausado.B4</svg:desc>
                </draw:g>
              </table:table-cell>
              <table:table-cell office:value-type="float" office:value="110">
                <text:p>110</text:p>
                <draw:g>
                  <svg:desc>impactocausado.O4:impactocausado.Q4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5cm" chart:style-name="ch2">
          <text:p>Impacto causado das atividades inovativas nas Empresas</text:p>
        </chart:title>
        <chart:subtitle svg:x="6.818cm" svg:y="1.249cm" chart:style-name="ch3">
          <text:p>Beneficiárias</text:p>
        </chart:subtitle>
        <chart:legend chart:legend-position="end" svg:x="14.504cm" svg:y="4.005cm" style:legend-expansion="high" chart:style-name="ch4"/>
        <chart:plot-area chart:style-name="ch5" table:cell-range-address="impactocausado.B1:impactocausado.B4 impactocausado.R1:impactocausado.T4" chart:data-source-has-labels="both" svg:x="1.279cm" svg:y="2.084cm" svg:width="12.905cm" svg:height="6.736cm">
          <chartooo:coordinate-region svg:x="2.086cm" svg:y="2.257cm" svg:width="12.098cm" svg:height="4.592cm"/>
          <chart:axis chart:dimension="x" chart:name="primary-x" chart:style-name="ch6" chartooo:axis-type="auto">
            <chartooo:date-scale/>
            <chart:categories table:cell-range-address="impactocausado.R1:impactocausado.T2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impactocausado.R3:impactocausado.T3" chart:label-cell-address="impactocausado.B3:impactocausado.B3" chart:class="chart:bar">
            <chart:data-point chart:repeated="3"/>
          </chart:series>
          <chart:series chart:style-name="ch11" chart:values-cell-range-address="impactocausado.R4:impactocausado.T4" chart:label-cell-address="impactocausado.B4:impactocausado.B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a capacidade
produtiva Alta</text:p>
                <text:list>
                  <text:list-item>
                    <text:p>Aumento da capacidade
produtiva</text:p>
                  </text:list-item>
                  <text:list-item>
                    <text:p>Alta</text:p>
                  </text:list-item>
                </text:list>
                <draw:g>
                  <svg:desc>impactocausado.R1:impactocausado.T2</svg:desc>
                </draw:g>
              </table:table-cell>
              <table:table-cell office:value-type="string">
                <text:p>Aumento da capacidade
produtiva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umento da capacidade
produtiva Baixa
e não
relevante</text:p>
                <text:list>
                  <text:list-item>
                    <text:p/>
                  </text:list-item>
                  <text:list-item>
                    <text:p>Baixa
e não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5</text:p>
                <draw:g>
                  <svg:desc>impactocausado.B3:impactocausado.B3</svg:desc>
                </draw:g>
              </table:table-cell>
              <table:table-cell office:value-type="float" office:value="101">
                <text:p>101</text:p>
                <draw:g>
                  <svg:desc>impactocausado.R3:impactocausado.T3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</text:p>
                <draw:g>
                  <svg:desc>impactocausado.B4:impactocausado.B4</svg:desc>
                </draw:g>
              </table:table-cell>
              <table:table-cell office:value-type="float" office:value="107">
                <text:p>107</text:p>
                <draw:g>
                  <svg:desc>impactocausado.R4:impactocausado.T4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loext:label-stroke-color="#3465a4" chart:link-data-style-to-source="true" chart:data-label-number="value" chart:data-label-text="false" chart:data-label-symbol="false"/>
      <style:graphic-properties svg:stroke-color="#000000" draw:fill-color="#000000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5cm" chart:style-name="ch2">
          <text:p>Percentual de Pessoal Ocupado das Beneficiárias</text:p>
        </chart:title>
        <chart:subtitle svg:x="4.443cm" svg:y="1.249cm" chart:style-name="ch3">
          <text:p>Beneficiárias x Setor de TICs x Brasil</text:p>
        </chart:subtitle>
        <chart:legend chart:legend-position="end" svg:x="12.539cm" svg:y="4.005cm" style:legend-expansion="high" chart:style-name="ch4"/>
        <chart:plot-area chart:style-name="ch5" table:cell-range-address="pessoasocupadas.A14:pessoasocupadas.F16" chart:data-source-has-labels="both" svg:x="0.32cm" svg:y="2.084cm" svg:width="11.899cm" svg:height="6.736cm">
          <chartooo:coordinate-region svg:x="1.444cm" svg:y="2.257cm" svg:width="10.775cm" svg:height="5.969cm"/>
          <chart:axis chart:dimension="x" chart:name="primary-x" chart:style-name="ch6" chartooo:axis-type="auto">
            <chartooo:date-scale/>
            <chart:categories table:cell-range-address="pessoasocupadas.B14:pessoasocupadas.F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essoasocupadas.B15:pessoasocupadas.F15" chart:label-cell-address="pessoasocupadas.A15:pessoasocupadas.A15" chart:class="chart:bar">
            <chart:data-point chart:repeated="5"/>
          </chart:series>
          <chart:series chart:style-name="ch10" chart:values-cell-range-address="pessoasocupadas.B16:pessoasocupadas.F16" chart:label-cell-address="pessoasocupadas.A16:pessoasocupadas.A1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pessoasocupadas.B14:pessoasocupadas.F14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Setor de TICs</text:p>
                <draw:g>
                  <svg:desc>pessoasocupadas.A15:pessoasocupadas.A15</svg:desc>
                </draw:g>
              </table:table-cell>
              <table:table-cell office:value-type="float" office:value="0.523920179401345">
                <text:p>0.523920179401345</text:p>
                <draw:g>
                  <svg:desc>pessoasocupadas.B15:pessoasocupadas.F15</svg:desc>
                </draw:g>
              </table:table-cell>
              <table:table-cell office:value-type="float" office:value="0.370011541839774">
                <text:p>0.370011541839774</text:p>
              </table:table-cell>
              <table:table-cell office:value-type="float" office:value="0.279928856600914">
                <text:p>0.279928856600914</text:p>
              </table:table-cell>
              <table:table-cell office:value-type="float" office:value="0.366173571694301">
                <text:p>0.366173571694301</text:p>
              </table:table-cell>
              <table:table-cell office:value-type="float" office:value="0.358410272835649">
                <text:p>0.358410272835649</text:p>
              </table:table-cell>
            </table:table-row>
            <table:table-row>
              <table:table-cell office:value-type="string">
                <text:p>Brasil</text:p>
                <draw:g>
                  <svg:desc>pessoasocupadas.A16:pessoasocupadas.A16</svg:desc>
                </draw:g>
              </table:table-cell>
              <table:table-cell office:value-type="float" office:value="0.0195020871546083">
                <text:p>0.0195020871546083</text:p>
                <draw:g>
                  <svg:desc>pessoasocupadas.B16:pessoasocupadas.F16</svg:desc>
                </draw:g>
              </table:table-cell>
              <table:table-cell office:value-type="float" office:value="0.0238566274693344">
                <text:p>0.0238566274693344</text:p>
              </table:table-cell>
              <table:table-cell office:value-type="float" office:value="0.0345891104018306">
                <text:p>0.0345891104018306</text:p>
              </table:table-cell>
              <table:table-cell office:value-type="float" office:value="0.0270677975230338">
                <text:p>0.0270677975230338</text:p>
              </table:table-cell>
              <table:table-cell office:value-type="float" office:value="0.0296544313460202">
                <text:p>0.02965443134602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5cm" chart:style-name="ch2">
          <text:p>Impacto causado das atividades inovativas nas Empresas</text:p>
        </chart:title>
        <chart:subtitle svg:x="6.818cm" svg:y="1.249cm" chart:style-name="ch3">
          <text:p>Beneficiárias</text:p>
        </chart:subtitle>
        <chart:legend chart:legend-position="end" svg:x="14.504cm" svg:y="4.005cm" style:legend-expansion="high" chart:style-name="ch4"/>
        <chart:plot-area chart:style-name="ch5" table:cell-range-address="impactocausado.B1:impactocausado.B4 impactocausado.U1:impactocausado.W4" chart:data-source-has-labels="both" svg:x="1.279cm" svg:y="2.084cm" svg:width="12.905cm" svg:height="6.736cm">
          <chartooo:coordinate-region svg:x="2.086cm" svg:y="2.257cm" svg:width="12.098cm" svg:height="4.592cm"/>
          <chart:axis chart:dimension="x" chart:name="primary-x" chart:style-name="ch6" chartooo:axis-type="auto">
            <chartooo:date-scale/>
            <chart:categories table:cell-range-address="impactocausado.U1:impactocausado.W2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impactocausado.U3:impactocausado.W3" chart:label-cell-address="impactocausado.B3:impactocausado.B3" chart:class="chart:bar">
            <chart:data-point chart:repeated="3"/>
          </chart:series>
          <chart:series chart:style-name="ch11" chart:values-cell-range-address="impactocausado.U4:impactocausado.W4" chart:label-cell-address="impactocausado.B4:impactocausado.B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a flexibilidade
da produção Alta</text:p>
                <text:list>
                  <text:list-item>
                    <text:p>Aumento da flexibilidade
da produção</text:p>
                  </text:list-item>
                  <text:list-item>
                    <text:p>Alta</text:p>
                  </text:list-item>
                </text:list>
                <draw:g>
                  <svg:desc>impactocausado.U1:impactocausado.W2</svg:desc>
                </draw:g>
              </table:table-cell>
              <table:table-cell office:value-type="string">
                <text:p>Aumento da flexibilidade
da produção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umento da flexibilidade
da produção Baixa
e não
relevante</text:p>
                <text:list>
                  <text:list-item>
                    <text:p/>
                  </text:list-item>
                  <text:list-item>
                    <text:p>Baixa
e não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5</text:p>
                <draw:g>
                  <svg:desc>impactocausado.B3:impactocausado.B3</svg:desc>
                </draw:g>
              </table:table-cell>
              <table:table-cell office:value-type="float" office:value="92">
                <text:p>92</text:p>
                <draw:g>
                  <svg:desc>impactocausado.U3:impactocausado.W3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</text:p>
                <draw:g>
                  <svg:desc>impactocausado.B4:impactocausado.B4</svg:desc>
                </draw:g>
              </table:table-cell>
              <table:table-cell office:value-type="float" office:value="85">
                <text:p>85</text:p>
                <draw:g>
                  <svg:desc>impactocausado.U4:impactocausado.W4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5cm" chart:style-name="ch2">
          <text:p>Impacto causado das atividades inovativas nas Empresas</text:p>
        </chart:title>
        <chart:subtitle svg:x="6.818cm" svg:y="1.249cm" chart:style-name="ch3">
          <text:p>Beneficiárias</text:p>
        </chart:subtitle>
        <chart:legend chart:legend-position="end" svg:x="14.504cm" svg:y="4.005cm" style:legend-expansion="high" chart:style-name="ch4"/>
        <chart:plot-area chart:style-name="ch5" table:cell-range-address="impactocausado.B1:impactocausado.B4 impactocausado.X1:impactocausado.Z4" chart:data-source-has-labels="both" svg:x="1.279cm" svg:y="2.084cm" svg:width="12.905cm" svg:height="6.736cm">
          <chartooo:coordinate-region svg:x="2.086cm" svg:y="2.257cm" svg:width="12.098cm" svg:height="4.592cm"/>
          <chart:axis chart:dimension="x" chart:name="primary-x" chart:style-name="ch6" chartooo:axis-type="auto">
            <chartooo:date-scale/>
            <chart:categories table:cell-range-address="impactocausado.X1:impactocausado.Z2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impactocausado.X3:impactocausado.Z3" chart:label-cell-address="impactocausado.B3:impactocausado.B3" chart:class="chart:bar">
            <chart:data-point chart:repeated="3"/>
          </chart:series>
          <chart:series chart:style-name="ch11" chart:values-cell-range-address="impactocausado.X4:impactocausado.Z4" chart:label-cell-address="impactocausado.B4:impactocausado.B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ção dos custos
de produção Alta</text:p>
                <text:list>
                  <text:list-item>
                    <text:p>Redução dos custos
de produção</text:p>
                  </text:list-item>
                  <text:list-item>
                    <text:p>Alta</text:p>
                  </text:list-item>
                </text:list>
                <draw:g>
                  <svg:desc>impactocausado.X1:impactocausado.Z2</svg:desc>
                </draw:g>
              </table:table-cell>
              <table:table-cell office:value-type="string">
                <text:p>Redução dos custos
de produção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Redução dos custos
de produção Baixa
e não
relevante</text:p>
                <text:list>
                  <text:list-item>
                    <text:p/>
                  </text:list-item>
                  <text:list-item>
                    <text:p>Baixa
e não
releva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5</text:p>
                <draw:g>
                  <svg:desc>impactocausado.B3:impactocausado.B3</svg:desc>
                </draw:g>
              </table:table-cell>
              <table:table-cell office:value-type="float" office:value="74">
                <text:p>74</text:p>
                <draw:g>
                  <svg:desc>impactocausado.X3:impactocausado.Z3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4</text:p>
                <draw:g>
                  <svg:desc>impactocausado.B4:impactocausado.B4</svg:desc>
                </draw:g>
              </table:table-cell>
              <table:table-cell office:value-type="float" office:value="74">
                <text:p>74</text:p>
                <draw:g>
                  <svg:desc>impactocausado.X4:impactocausado.Z4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-0.762cm" svg:y="0.315cm" chart:style-name="ch2">
          <text:p>Empresas que implementaram métodos de proteção estratégicos não formais utilizados</text:p>
        </chart:title>
        <chart:subtitle svg:x="7.506cm" svg:y="1.249cm" chart:style-name="ch3">
          <text:p>2014</text:p>
        </chart:subtitle>
        <chart:legend chart:legend-position="end" svg:x="13.128cm" svg:y="4.005cm" style:legend-expansion="high" chart:style-name="ch4"/>
        <chart:plot-area chart:style-name="ch5" table:cell-range-address="metododeprotecao.A2:metododeprotecao.E5" chart:data-source-has-labels="both" svg:x="1.279cm" svg:y="2.084cm" svg:width="11.529cm" svg:height="6.736cm">
          <chartooo:coordinate-region svg:x="2.086cm" svg:y="2.084cm" svg:width="10.722cm" svg:height="2.245cm"/>
          <chart:axis chart:dimension="x" chart:name="primary-x" chart:style-name="ch6" chartooo:axis-type="auto">
            <chartooo:date-scale/>
            <chart:categories table:cell-range-address="metododeprotecao.B2:metododeprotecao.E3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metododeprotecao.B4:metododeprotecao.E4" chart:label-cell-address="metododeprotecao.A4:metododeprotecao.A4" chart:class="chart:bar">
            <chart:data-point chart:repeated="4"/>
          </chart:series>
          <chart:series chart:style-name="ch11" chart:values-cell-range-address="metododeprotecao.B5:metododeprotecao.E5" chart:label-cell-address="metododeprotecao.A5:metododeprotecao.A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s de proteção estratégicos (não formais) utilizados Complexidade 
no
desenho</text:p>
                <text:list>
                  <text:list-item>
                    <text:p>Métodos de proteção estratégicos (não formais) utilizados</text:p>
                  </text:list-item>
                  <text:list-item>
                    <text:p>Complexidade 
no
desenho</text:p>
                  </text:list-item>
                </text:list>
                <draw:g>
                  <svg:desc>metododeprotecao.B2:metododeprotecao.E3</svg:desc>
                </draw:g>
              </table:table-cell>
              <table:table-cell office:value-type="string">
                <text:p>Métodos de proteção estratégicos (não formais) utilizados Segredo
industrial</text:p>
                <text:list>
                  <text:list-item>
                    <text:p/>
                  </text:list-item>
                  <text:list-item>
                    <text:p>Segredo
industrial</text:p>
                  </text:list-item>
                </text:list>
              </table:table-cell>
              <table:table-cell office:value-type="string">
                <text:p>Métodos de proteção estratégicos (não formais) utilizados Tempo de
liderança
sobre os
competidores</text:p>
                <text:list>
                  <text:list-item>
                    <text:p/>
                  </text:list-item>
                  <text:list-item>
                    <text:p>Tempo de
liderança
sobre os
competidores</text:p>
                  </text:list-item>
                </text:list>
              </table:table-cell>
              <table:table-cell office:value-type="string">
                <text:p>Métodos de proteção estratégicos (não formais) utilizados Outros</text:p>
                <text:list>
                  <text:list-item>
                    <text:p/>
                  </text:list-item>
                  <text:list-item>
                    <text:p>Outro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metododeprotecao.A4:metododeprotecao.A4</svg:desc>
                </draw:g>
              </table:table-cell>
              <table:table-cell office:value-type="float" office:value="83">
                <text:p>83</text:p>
                <draw:g>
                  <svg:desc>metododeprotecao.B4:metododeprotecao.E4</svg:desc>
                </draw:g>
              </table:table-cell>
              <table:table-cell office:value-type="float" office:value="118">
                <text:p>118</text:p>
              </table:table-cell>
              <table:table-cell office:value-type="float" office:value="83">
                <text:p>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etor de TICs</text:p>
                <draw:g>
                  <svg:desc>metododeprotecao.A5:metododeprotecao.A5</svg:desc>
                </draw:g>
              </table:table-cell>
              <table:table-cell office:value-type="float" office:value="351.062315768786">
                <text:p>351.062315768786</text:p>
                <draw:g>
                  <svg:desc>metododeprotecao.B5:metododeprotecao.E5</svg:desc>
                </draw:g>
              </table:table-cell>
              <table:table-cell office:value-type="float" office:value="377.29309682278">
                <text:p>377.29309682278</text:p>
              </table:table-cell>
              <table:table-cell office:value-type="float" office:value="340.829851027097">
                <text:p>340.829851027097</text:p>
              </table:table-cell>
              <table:table-cell office:value-type="float" office:value="435.523697679651">
                <text:p>435.523697679651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06cm" svg:height="11.622cm" xlink:href=".." xlink:type="simple" chart:class="chart:bar" chart:style-name="ch1">
        <chart:title svg:x="7.372cm" svg:y="0.367cm" chart:style-name="ch2">
          <text:p>Atividades inovativas realizadas e grau de importância</text:p>
        </chart:title>
        <chart:subtitle svg:x="11.671cm" svg:y="1.353cm" chart:style-name="ch3">
          <text:p>Beneficiárias</text:p>
        </chart:subtitle>
        <chart:legend chart:legend-position="end" svg:x="24.21cm" svg:y="5.316cm" style:legend-expansion="high" chart:style-name="ch4"/>
        <chart:plot-area chart:style-name="ch5" table:cell-range-address="atividadesinovativas.B1:atividadesinovativas.N4" chart:data-source-has-labels="both" svg:x="1.473cm" svg:y="2.24cm" svg:width="22.223cm" svg:height="9.15cm">
          <chartooo:coordinate-region svg:x="2.28cm" svg:y="2.24cm" svg:width="21.416cm" svg:height="6.662cm"/>
          <chart:axis chart:dimension="x" chart:name="primary-x" chart:style-name="ch6" chartooo:axis-type="auto">
            <chartooo:date-scale/>
            <chart:categories table:cell-range-address="atividadesinovativas.C1:atividadesinovativas.N2"/>
          </chart:axis>
          <chart:axis chart:dimension="y" chart:name="primary-y" chart:style-name="ch7">
            <chart:title svg:x="0.451cm" svg:y="7.6cm" chart:style-name="ch8">
              <text:p>Empresas</text:p>
            </chart:title>
            <chart:grid chart:style-name="ch9" chart:class="major"/>
          </chart:axis>
          <chart:series chart:style-name="ch10" chart:values-cell-range-address="atividadesinovativas.C3:atividadesinovativas.N3" chart:label-cell-address="atividadesinovativas.B3:atividadesinovativas.B3" chart:class="chart:bar">
            <chart:data-point chart:repeated="12"/>
          </chart:series>
          <chart:series chart:style-name="ch11" chart:values-cell-range-address="atividadesinovativas.C4:atividadesinovativas.N4" chart:label-cell-address="atividadesinovativas.B4:atividadesinovativas.B4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ividades internas de Pesquisa
e Desenvolvimento Alta</text:p>
                <text:list>
                  <text:list-item>
                    <text:p>Atividades internas de Pesquisa
e Desenvolvimento</text:p>
                  </text:list-item>
                  <text:list-item>
                    <text:p>Alta</text:p>
                  </text:list-item>
                </text:list>
                <draw:g>
                  <svg:desc>atividadesinovativas.C1:atividadesinovativas.N2</svg:desc>
                </draw:g>
              </table:table-cell>
              <table:table-cell office:value-type="string">
                <text:p>Atividades internas de Pesquisa
e Desenvolvimento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tividades internas de Pesquisa
e Desenvolvimento Baixa
e não
realizou</text:p>
                <text:list>
                  <text:list-item>
                    <text:p/>
                  </text:list-item>
                  <text:list-item>
                    <text:p>Baixa
e não
realizou</text:p>
                  </text:list-item>
                </text:list>
              </table:table-cell>
              <table:table-cell office:value-type="string">
                <text:p>Aquisição externa de Pesquisa
e Desenvolvimento Alta</text:p>
                <text:list>
                  <text:list-item>
                    <text:p>Aquisição externa de Pesquisa
e Desenvolvimento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Aquisição externa de Pesquisa
e Desenvolvimento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quisição externa de Pesquisa
e Desenvolvimento Baixa
e não
realizou</text:p>
                <text:list>
                  <text:list-item>
                    <text:p/>
                  </text:list-item>
                  <text:list-item>
                    <text:p>Baixa
e não
realizou</text:p>
                  </text:list-item>
                </text:list>
              </table:table-cell>
              <table:table-cell office:value-type="string">
                <text:p>Aquisição de outros
conhecimentos externos Alta</text:p>
                <text:list>
                  <text:list-item>
                    <text:p>Aquisição de outros
conhecimentos externos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Aquisição de outros
conhecimentos externos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quisição de outros
conhecimentos externos Baixa
e não
realizou</text:p>
                <text:list>
                  <text:list-item>
                    <text:p/>
                  </text:list-item>
                  <text:list-item>
                    <text:p>Baixa
e não
realizou</text:p>
                  </text:list-item>
                </text:list>
              </table:table-cell>
              <table:table-cell office:value-type="string">
                <text:p>Aquisição de máquinas
e equipamentos Alta</text:p>
                <text:list>
                  <text:list-item>
                    <text:p>Aquisição de máquinas
e equipamentos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Aquisição de máquinas
e equipamentos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Aquisição de máquinas
e equipamentos Baixa
e não
realizou</text:p>
                <text:list>
                  <text:list-item>
                    <text:p/>
                  </text:list-item>
                  <text:list-item>
                    <text:p>Baixa
e não
realizou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0</text:p>
                <draw:g>
                  <svg:desc>atividadesinovativas.B3:atividadesinovativas.B3</svg:desc>
                </draw:g>
              </table:table-cell>
              <table:table-cell office:value-type="float" office:value="125">
                <text:p>125</text:p>
                <draw:g>
                  <svg:desc>atividadesinovativas.C3:atividadesinovativas.N3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  <draw:g>
                  <svg:desc>atividadesinovativas.B4:atividadesinovativas.B4</svg:desc>
                </draw:g>
              </table:table-cell>
              <table:table-cell office:value-type="float" office:value="177">
                <text:p>177</text:p>
                <draw:g>
                  <svg:desc>atividadesinovativas.C4:atividadesinovativas.N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142">
                <text:p>14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34cm" svg:y="0.315cm" chart:style-name="ch2">
          <text:p>Atividades inovativas realizadas e o grau de importância</text:p>
        </chart:title>
        <chart:subtitle svg:x="6.818cm" svg:y="1.249cm" chart:style-name="ch3">
          <text:p>Beneficiárias</text:p>
        </chart:subtitle>
        <chart:legend chart:legend-position="end" svg:x="14.504cm" svg:y="4.005cm" style:legend-expansion="high" chart:style-name="ch4"/>
        <chart:plot-area chart:style-name="ch5" table:cell-range-address="atividadesinovativas.B1:atividadesinovativas.B4 atividadesinovativas.O1:atividadesinovativas.W4" chart:data-source-has-labels="both" svg:x="1.279cm" svg:y="2.084cm" svg:width="12.905cm" svg:height="6.736cm">
          <chartooo:coordinate-region svg:x="2.086cm" svg:y="2.084cm" svg:width="12.098cm" svg:height="4.275cm"/>
          <chart:axis chart:dimension="x" chart:name="primary-x" chart:style-name="ch6" chartooo:axis-type="auto">
            <chartooo:date-scale/>
            <chart:categories table:cell-range-address="atividadesinovativas.O1:atividadesinovativas.W2"/>
          </chart:axis>
          <chart:axis chart:dimension="y" chart:name="primary-y" chart:style-name="ch7">
            <chart:title svg:x="0.451cm" svg:y="6.237cm" chart:style-name="ch8">
              <text:p>Empresas</text:p>
            </chart:title>
            <chart:grid chart:style-name="ch9" chart:class="major"/>
          </chart:axis>
          <chart:series chart:style-name="ch10" chart:values-cell-range-address="atividadesinovativas.O3:atividadesinovativas.W3" chart:label-cell-address="atividadesinovativas.B3:atividadesinovativas.B3" chart:class="chart:bar">
            <chart:data-point chart:repeated="8"/>
          </chart:series>
          <chart:series chart:style-name="ch11" chart:values-cell-range-address="atividadesinovativas.O4:atividadesinovativas.W4" chart:label-cell-address="atividadesinovativas.B4:atividadesinovativas.B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inamento Alta</text:p>
                <text:list>
                  <text:list-item>
                    <text:p>Treinamento</text:p>
                  </text:list-item>
                  <text:list-item>
                    <text:p>Alta</text:p>
                  </text:list-item>
                </text:list>
                <draw:g>
                  <svg:desc>atividadesinovativas.O1:atividadesinovativas.W2</svg:desc>
                </draw:g>
              </table:table-cell>
              <table:table-cell office:value-type="string">
                <text:p>Treinamento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Treinamento Baixa
e não
realizou</text:p>
                <text:list>
                  <text:list-item>
                    <text:p/>
                  </text:list-item>
                  <text:list-item>
                    <text:p>Baixa
e não
realizou</text:p>
                  </text:list-item>
                </text:list>
              </table:table-cell>
              <table:table-cell office:value-type="string">
                <text:p>Introdução das inovações tecnológicas no mercado Alta</text:p>
                <text:list>
                  <text:list-item>
                    <text:p>Introdução das inovações tecnológicas no mercado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Introdução das inovações tecnológicas no mercado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Projeto industrial e outras preparações técnicas Alta</text:p>
                <text:list>
                  <text:list-item>
                    <text:p>Projeto industrial e outras preparações técnicas</text:p>
                  </text:list-item>
                  <text:list-item>
                    <text:p>Alta</text:p>
                  </text:list-item>
                </text:list>
              </table:table-cell>
              <table:table-cell office:value-type="string">
                <text:p>Projeto industrial e outras preparações técnicas Média</text:p>
                <text:list>
                  <text:list-item>
                    <text:p/>
                  </text:list-item>
                  <text:list-item>
                    <text:p>Média</text:p>
                  </text:list-item>
                </text:list>
              </table:table-cell>
              <table:table-cell office:value-type="string">
                <text:p>Projeto industrial e outras preparações técnicas Baixa
e não
realizou</text:p>
                <text:list>
                  <text:list-item>
                    <text:p/>
                  </text:list-item>
                  <text:list-item>
                    <text:p>Baixa
e não
realizou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2000</text:p>
                <draw:g>
                  <svg:desc>atividadesinovativas.B3:atividadesinovativas.B3</svg:desc>
                </draw:g>
              </table:table-cell>
              <table:table-cell office:value-type="float" office:value="100">
                <text:p>100</text:p>
                <draw:g>
                  <svg:desc>atividadesinovativas.O3:atividadesinovativas.W3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83">
                <text:p>83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4</text:p>
                <draw:g>
                  <svg:desc>atividadesinovativas.B4:atividadesinovativas.B4</svg:desc>
                </draw:g>
              </table:table-cell>
              <table:table-cell office:value-type="float" office:value="90">
                <text:p>90</text:p>
                <draw:g>
                  <svg:desc>atividadesinovativas.O4:atividadesinovativas.W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33cm" svg:y="0.315cm" chart:style-name="ch2">
          <text:p>Quantidade de Empresas que Realizaram Atividades Inovativas</text:p>
        </chart:title>
        <chart:subtitle svg:x="6.911cm" svg:y="1.249cm" chart:style-name="ch3">
          <text:p>2000 - 2014</text:p>
        </chart:subtitle>
        <chart:legend chart:legend-position="end" svg:x="13.128cm" svg:y="4.005cm" style:legend-expansion="high" chart:style-name="ch4"/>
        <chart:plot-area chart:style-name="ch5" table:cell-range-address="'dispendios_atividades_inovativas_p&amp;dinterno'.H2:'dispendios_atividades_inovativas_p&amp;dinterno'.M4" chart:data-source-has-labels="both" svg:x="0.32cm" svg:y="2.084cm" svg:width="12.488cm" svg:height="6.736cm">
          <chartooo:coordinate-region svg:x="1.312cm" svg:y="2.257cm" svg:width="11.496cm" svg:height="5.969cm"/>
          <chart:axis chart:dimension="x" chart:name="primary-x" chart:style-name="ch6" chartooo:axis-type="auto">
            <chartooo:date-scale/>
            <chart:categories table:cell-range-address="'dispendios_atividades_inovativas_p&amp;dinterno'.I2:'dispendios_atividades_inovativas_p&amp;dinterno'.M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ispendios_atividades_inovativas_p&amp;dinterno'.I3:'dispendios_atividades_inovativas_p&amp;dinterno'.M3" chart:label-cell-address="'dispendios_atividades_inovativas_p&amp;dinterno'.H3:'dispendios_atividades_inovativas_p&amp;dinterno'.H3" chart:class="chart:bar">
            <chart:data-point chart:repeated="5"/>
          </chart:series>
          <chart:series chart:style-name="ch10" chart:values-cell-range-address="'dispendios_atividades_inovativas_p&amp;dinterno'.I4:'dispendios_atividades_inovativas_p&amp;dinterno'.M4" chart:label-cell-address="'dispendios_atividades_inovativas_p&amp;dinterno'.H4:'dispendios_atividades_inovativas_p&amp;dinterno'.H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dispendios_atividades_inovativas_p&amp;dinterno'.I2:'dispendios_atividades_inovativas_p&amp;dinterno'.M2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'dispendios_atividades_inovativas_p&amp;dinterno'.H3:'dispendios_atividades_inovativas_p&amp;dinterno'.H3</svg:desc>
                </draw:g>
              </table:table-cell>
              <table:table-cell office:value-type="float" office:value="161">
                <text:p>161</text:p>
                <draw:g>
                  <svg:desc>'dispendios_atividades_inovativas_p&amp;dinterno'.I3:'dispendios_atividades_inovativas_p&amp;dinterno'.M3</svg:desc>
                </draw:g>
              </table:table-cell>
              <table:table-cell office:value-type="float" office:value="243">
                <text:p>243</text:p>
              </table:table-cell>
              <table:table-cell office:value-type="float" office:value="307">
                <text:p>307</text:p>
              </table:table-cell>
              <table:table-cell office:value-type="float" office:value="252">
                <text:p>2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Setor de TICs</text:p>
                <draw:g>
                  <svg:desc>'dispendios_atividades_inovativas_p&amp;dinterno'.H4:'dispendios_atividades_inovativas_p&amp;dinterno'.H4</svg:desc>
                </draw:g>
              </table:table-cell>
              <table:table-cell office:value-type="float" office:value="410">
                <text:p>410</text:p>
                <draw:g>
                  <svg:desc>'dispendios_atividades_inovativas_p&amp;dinterno'.I4:'dispendios_atividades_inovativas_p&amp;dinterno'.M4</svg:desc>
                </draw:g>
              </table:table-cell>
              <table:table-cell office:value-type="float" office:value="3005">
                <text:p>3005</text:p>
              </table:table-cell>
              <table:table-cell office:value-type="float" office:value="2395">
                <text:p>2395</text:p>
              </table:table-cell>
              <table:table-cell office:value-type="float" office:value="2592">
                <text:p>2592</text:p>
              </table:table-cell>
              <table:table-cell office:value-type="float" office:value="3262">
                <text:p>32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0" style:family="chart" style:data-style-name="N11">
      <style:chart-properties chart:symbol-type="none" loext:label-stroke-color="#3465a4" chart:link-data-style-to-source="true" chart:data-label-number="value" chart:data-label-text="false" chart:data-label-symbol="false"/>
      <style:graphic-properties svg:stroke-color="#000000" draw:fill-color="#000000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67cm" svg:y="0.315cm" chart:style-name="ch2">
          <text:p>Percentual de Empresas Beneficiárias 
que realizaram atividades Inovativas</text:p>
        </chart:title>
        <chart:subtitle svg:x="4.443cm" svg:y="1.725cm" chart:style-name="ch3">
          <text:p>Beneficiárias x Setor de TICs x Brasil</text:p>
        </chart:subtitle>
        <chart:legend chart:legend-position="end" svg:x="12.539cm" svg:y="4.005cm" style:legend-expansion="high" chart:style-name="ch4"/>
        <chart:plot-area chart:style-name="ch5" table:cell-range-address="'dispendios_atividades_inovativas_p&amp;dinterno'.H8:'dispendios_atividades_inovativas_p&amp;dinterno'.M10" chart:data-source-has-labels="both" svg:x="0.32cm" svg:y="2.56cm" svg:width="11.899cm" svg:height="6.26cm">
          <chartooo:coordinate-region svg:x="1.444cm" svg:y="2.733cm" svg:width="10.775cm" svg:height="5.493cm"/>
          <chart:axis chart:dimension="x" chart:name="primary-x" chart:style-name="ch6" chartooo:axis-type="auto">
            <chartooo:date-scale/>
            <chart:categories table:cell-range-address="'dispendios_atividades_inovativas_p&amp;dinterno'.I8:'dispendios_atividades_inovativas_p&amp;dinterno'.M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ispendios_atividades_inovativas_p&amp;dinterno'.I9:'dispendios_atividades_inovativas_p&amp;dinterno'.M9" chart:label-cell-address="'dispendios_atividades_inovativas_p&amp;dinterno'.H9:'dispendios_atividades_inovativas_p&amp;dinterno'.H9" chart:class="chart:bar">
            <chart:data-point chart:repeated="5"/>
          </chart:series>
          <chart:series chart:style-name="ch10" chart:values-cell-range-address="'dispendios_atividades_inovativas_p&amp;dinterno'.I10:'dispendios_atividades_inovativas_p&amp;dinterno'.M10" chart:label-cell-address="'dispendios_atividades_inovativas_p&amp;dinterno'.H10:'dispendios_atividades_inovativas_p&amp;dinterno'.H1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dispendios_atividades_inovativas_p&amp;dinterno'.I8:'dispendios_atividades_inovativas_p&amp;dinterno'.M8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Setor de TICs</text:p>
                <draw:g>
                  <svg:desc>'dispendios_atividades_inovativas_p&amp;dinterno'.H9:'dispendios_atividades_inovativas_p&amp;dinterno'.H9</svg:desc>
                </draw:g>
              </table:table-cell>
              <table:table-cell office:value-type="float" office:value="0.392682926829268">
                <text:p>0.392682926829268</text:p>
                <draw:g>
                  <svg:desc>'dispendios_atividades_inovativas_p&amp;dinterno'.I9:'dispendios_atividades_inovativas_p&amp;dinterno'.M9</svg:desc>
                </draw:g>
              </table:table-cell>
              <table:table-cell office:value-type="float" office:value="0.080865224625624">
                <text:p>0.080865224625624</text:p>
              </table:table-cell>
              <table:table-cell office:value-type="float" office:value="0.128183716075157">
                <text:p>0.128183716075157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0705088902513795">
                <text:p>0.0705088902513795</text:p>
              </table:table-cell>
            </table:table-row>
            <table:table-row>
              <table:table-cell office:value-type="string">
                <text:p>Brasil</text:p>
                <draw:g>
                  <svg:desc>'dispendios_atividades_inovativas_p&amp;dinterno'.H10:'dispendios_atividades_inovativas_p&amp;dinterno'.H10</svg:desc>
                </draw:g>
              </table:table-cell>
              <table:table-cell office:value-type="float" office:value="0.0084007304983042">
                <text:p>0.0084007304983042</text:p>
                <draw:g>
                  <svg:desc>'dispendios_atividades_inovativas_p&amp;dinterno'.I10:'dispendios_atividades_inovativas_p&amp;dinterno'.M10</svg:desc>
                </draw:g>
              </table:table-cell>
              <table:table-cell office:value-type="float" office:value="0.0110625512155149">
                <text:p>0.0110625512155149</text:p>
              </table:table-cell>
              <table:table-cell office:value-type="float" office:value="0.00929345522794696">
                <text:p>0.00929345522794696</text:p>
              </table:table-cell>
              <table:table-cell office:value-type="float" office:value="0.00690297485344875">
                <text:p>0.00690297485344875</text:p>
              </table:table-cell>
              <table:table-cell office:value-type="float" office:value="0.00592249259688425">
                <text:p>0.005922492596884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29cm" svg:y="0.315cm" chart:style-name="ch2">
          <text:p>Dispêndios realizados pelas empresas inovadoras nas atividades inovativas</text:p>
        </chart:title>
        <chart:subtitle svg:x="6.131cm" svg:y="1.249cm" chart:style-name="ch3">
          <text:p>2000 - 2014 (Em R$)</text:p>
        </chart:subtitle>
        <chart:legend chart:legend-position="end" svg:x="13.128cm" svg:y="4.005cm" style:legend-expansion="high" chart:style-name="ch4"/>
        <chart:plot-area chart:style-name="ch5" table:cell-range-address="'dispendios_atividades_inovativas_p&amp;dinterno'.H12:'dispendios_atividades_inovativas_p&amp;dinterno'.M14" chart:data-source-has-labels="both" svg:x="1.279cm" svg:y="2.084cm" svg:width="11.529cm" svg:height="6.736cm">
          <chartooo:coordinate-region svg:x="1.848cm" svg:y="2.23cm" svg:width="10.96cm" svg:height="5.996cm"/>
          <chart:axis chart:dimension="x" chart:name="primary-x" chart:style-name="ch6" chartooo:axis-type="auto">
            <chartooo:date-scale/>
            <chart:categories table:cell-range-address="'dispendios_atividades_inovativas_p&amp;dinterno'.I12:'dispendios_atividades_inovativas_p&amp;dinterno'.M12"/>
          </chart:axis>
          <chart:axis chart:dimension="y" chart:name="primary-y" chart:style-name="ch7">
            <chart:title svg:x="0.451cm" svg:y="6.74cm" chart:style-name="ch8">
              <text:p>Bilhões de Reais</text:p>
            </chart:title>
            <chart:grid chart:style-name="ch9" chart:class="major"/>
          </chart:axis>
          <chart:series chart:style-name="ch10" chart:values-cell-range-address="'dispendios_atividades_inovativas_p&amp;dinterno'.I13:'dispendios_atividades_inovativas_p&amp;dinterno'.M13" chart:label-cell-address="'dispendios_atividades_inovativas_p&amp;dinterno'.H13:'dispendios_atividades_inovativas_p&amp;dinterno'.H13" chart:class="chart:bar">
            <chart:data-point chart:repeated="5"/>
          </chart:series>
          <chart:series chart:style-name="ch11" chart:values-cell-range-address="'dispendios_atividades_inovativas_p&amp;dinterno'.I14:'dispendios_atividades_inovativas_p&amp;dinterno'.M14" chart:label-cell-address="'dispendios_atividades_inovativas_p&amp;dinterno'.H14:'dispendios_atividades_inovativas_p&amp;dinterno'.H1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dispendios_atividades_inovativas_p&amp;dinterno'.I12:'dispendios_atividades_inovativas_p&amp;dinterno'.M12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'dispendios_atividades_inovativas_p&amp;dinterno'.H13:'dispendios_atividades_inovativas_p&amp;dinterno'.H13</svg:desc>
                </draw:g>
              </table:table-cell>
              <table:table-cell office:value-type="float" office:value="1.670153">
                <text:p>1.670153</text:p>
                <draw:g>
                  <svg:desc>'dispendios_atividades_inovativas_p&amp;dinterno'.I13:'dispendios_atividades_inovativas_p&amp;dinterno'.M13</svg:desc>
                </draw:g>
              </table:table-cell>
              <table:table-cell office:value-type="float" office:value="2.703629">
                <text:p>2.703629</text:p>
              </table:table-cell>
              <table:table-cell office:value-type="float" office:value="3.299276">
                <text:p>3.299276</text:p>
              </table:table-cell>
              <table:table-cell office:value-type="float" office:value="2.621788">
                <text:p>2.621788</text:p>
              </table:table-cell>
              <table:table-cell office:value-type="float" office:value="3.897304">
                <text:p>3.897304</text:p>
              </table:table-cell>
            </table:table-row>
            <table:table-row>
              <table:table-cell office:value-type="string">
                <text:p>Setor de TICs</text:p>
                <draw:g>
                  <svg:desc>'dispendios_atividades_inovativas_p&amp;dinterno'.H14:'dispendios_atividades_inovativas_p&amp;dinterno'.H14</svg:desc>
                </draw:g>
              </table:table-cell>
              <table:table-cell office:value-type="float" office:value="1.43007109744611">
                <text:p>1.43007109744611</text:p>
                <draw:g>
                  <svg:desc>'dispendios_atividades_inovativas_p&amp;dinterno'.I14:'dispendios_atividades_inovativas_p&amp;dinterno'.M14</svg:desc>
                </draw:g>
              </table:table-cell>
              <table:table-cell office:value-type="float" office:value="7.87645">
                <text:p>7.87645</text:p>
              </table:table-cell>
              <table:table-cell office:value-type="float" office:value="8.795616">
                <text:p>8.795616</text:p>
              </table:table-cell>
              <table:table-cell office:value-type="float" office:value="9.390242">
                <text:p>9.390242</text:p>
              </table:table-cell>
              <table:table-cell office:value-type="float" office:value="20.4359776940333">
                <text:p>20.4359776940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0" style:family="chart" style:data-style-name="N11">
      <style:chart-properties chart:symbol-type="none" loext:label-stroke-color="#3465a4" chart:link-data-style-to-source="true" chart:data-label-number="value" chart:data-label-text="false" chart:data-label-symbol="false"/>
      <style:graphic-properties svg:stroke-color="#333333" draw:fill-color="#333333" dr3d:edge-rounding="5%"/>
      <style:text-properties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011cm" svg:y="0.315cm" chart:style-name="ch2">
          <text:p>Percentual de Dispêndios realizados pelas empresas Beneficirias nas
atividades inovativas </text:p>
        </chart:title>
        <chart:subtitle svg:x="4.443cm" svg:y="1.725cm" chart:style-name="ch3">
          <text:p>Beneficiárias x Setor x Brasil</text:p>
        </chart:subtitle>
        <chart:legend chart:legend-position="end" svg:x="12.539cm" svg:y="4.005cm" style:legend-expansion="high" chart:style-name="ch4"/>
        <chart:plot-area chart:style-name="ch5" table:cell-range-address="'dispendios_atividades_inovativas_p&amp;dinterno'.H17:'dispendios_atividades_inovativas_p&amp;dinterno'.L19" chart:data-source-has-labels="both" svg:x="0.32cm" svg:y="2.56cm" svg:width="11.899cm" svg:height="6.26cm">
          <chartooo:coordinate-region svg:x="1.444cm" svg:y="2.733cm" svg:width="10.775cm" svg:height="5.493cm"/>
          <chart:axis chart:dimension="x" chart:name="primary-x" chart:style-name="ch6" chartooo:axis-type="auto">
            <chartooo:date-scale/>
            <chart:categories table:cell-range-address="'dispendios_atividades_inovativas_p&amp;dinterno'.I17:'dispendios_atividades_inovativas_p&amp;dinterno'.L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ispendios_atividades_inovativas_p&amp;dinterno'.I18:'dispendios_atividades_inovativas_p&amp;dinterno'.L18" chart:label-cell-address="'dispendios_atividades_inovativas_p&amp;dinterno'.H18:'dispendios_atividades_inovativas_p&amp;dinterno'.H18" chart:class="chart:bar">
            <chart:data-point chart:repeated="4"/>
          </chart:series>
          <chart:series chart:style-name="ch10" chart:values-cell-range-address="'dispendios_atividades_inovativas_p&amp;dinterno'.I19:'dispendios_atividades_inovativas_p&amp;dinterno'.L19" chart:label-cell-address="'dispendios_atividades_inovativas_p&amp;dinterno'.H19:'dispendios_atividades_inovativas_p&amp;dinterno'.H19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5">
                <text:p>2005</text:p>
                <draw:g>
                  <svg:desc>'dispendios_atividades_inovativas_p&amp;dinterno'.I17:'dispendios_atividades_inovativas_p&amp;dinterno'.L17</svg:desc>
                </draw:g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Setor de TICs</text:p>
                <draw:g>
                  <svg:desc>'dispendios_atividades_inovativas_p&amp;dinterno'.H18:'dispendios_atividades_inovativas_p&amp;dinterno'.H18</svg:desc>
                </draw:g>
              </table:table-cell>
              <table:table-cell office:value-type="float" office:value="0.343254765789156">
                <text:p>0.343254765789156</text:p>
                <draw:g>
                  <svg:desc>'dispendios_atividades_inovativas_p&amp;dinterno'.I18:'dispendios_atividades_inovativas_p&amp;dinterno'.L18</svg:desc>
                </draw:g>
              </table:table-cell>
              <table:table-cell office:value-type="float" office:value="0.37510459756315">
                <text:p>0.37510459756315</text:p>
              </table:table-cell>
              <table:table-cell office:value-type="float" office:value="0.279203453968492">
                <text:p>0.279203453968492</text:p>
              </table:table-cell>
              <table:table-cell office:value-type="float" office:value="0.190707978759338">
                <text:p>0.190707978759338</text:p>
              </table:table-cell>
            </table:table-row>
            <table:table-row>
              <table:table-cell office:value-type="string">
                <text:p>Brasil</text:p>
                <draw:g>
                  <svg:desc>'dispendios_atividades_inovativas_p&amp;dinterno'.H19:'dispendios_atividades_inovativas_p&amp;dinterno'.H19</svg:desc>
                </draw:g>
              </table:table-cell>
              <table:table-cell office:value-type="float" office:value="0.0654802760585501">
                <text:p>0.0654802760585501</text:p>
                <draw:g>
                  <svg:desc>'dispendios_atividades_inovativas_p&amp;dinterno'.I19:'dispendios_atividades_inovativas_p&amp;dinterno'.L19</svg:desc>
                </draw:g>
              </table:table-cell>
              <table:table-cell office:value-type="float" office:value="0.0609806885380313">
                <text:p>0.0609806885380313</text:p>
              </table:table-cell>
              <table:table-cell office:value-type="float" office:value="0.0404199413397867">
                <text:p>0.0404199413397867</text:p>
              </table:table-cell>
              <table:table-cell office:value-type="float" office:value="0.0478245837349338">
                <text:p>0.04782458373493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1" style:family="chart" style:data-style-name="N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22cm" svg:y="0.315cm" chart:style-name="ch2">
          <text:p>Empresas Inovativas que realizaram P&amp;D Interno</text:p>
        </chart:title>
        <chart:subtitle svg:x="6.858cm" svg:y="1.249cm" chart:style-name="ch3">
          <text:p>2000 - 2014 </text:p>
        </chart:subtitle>
        <chart:legend chart:legend-position="end" svg:x="13.128cm" svg:y="4.005cm" style:legend-expansion="high" chart:style-name="ch4"/>
        <chart:plot-area chart:style-name="ch5" table:cell-range-address="'dispendios_ped interno'.I2:'dispendios_ped interno'.N4" chart:data-source-has-labels="both" svg:x="0.32cm" svg:y="2.084cm" svg:width="12.488cm" svg:height="5.807cm">
          <chartooo:coordinate-region svg:x="1.418cm" svg:y="2.257cm" svg:width="11.39cm" svg:height="5.04cm"/>
          <chart:axis chart:dimension="x" chart:name="primary-x" chart:style-name="ch6" chartooo:axis-type="auto">
            <chartooo:date-scale/>
            <chart:title svg:x="4.946cm" svg:y="8.071cm" chart:style-name="ch7">
              <text:p>Número de empresas</text:p>
            </chart:title>
            <chart:categories table:cell-range-address="'dispendios_ped interno'.J2:'dispendios_ped interno'.N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dispendios_ped interno'.J3:'dispendios_ped interno'.N3" chart:label-cell-address="'dispendios_ped interno'.I3:'dispendios_ped interno'.I3" chart:class="chart:bar">
            <chart:data-point chart:repeated="5"/>
          </chart:series>
          <chart:series chart:style-name="ch11" chart:values-cell-range-address="'dispendios_ped interno'.J4:'dispendios_ped interno'.N4" chart:label-cell-address="'dispendios_ped interno'.I4:'dispendios_ped interno'.I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dispendios_ped interno'.J2:'dispendios_ped interno'.N2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Beneficiárias</text:p>
                <draw:g>
                  <svg:desc>'dispendios_ped interno'.I3:'dispendios_ped interno'.I3</svg:desc>
                </draw:g>
              </table:table-cell>
              <table:table-cell office:value-type="float" office:value="140">
                <text:p>140</text:p>
                <draw:g>
                  <svg:desc>'dispendios_ped interno'.J3:'dispendios_ped interno'.N3</svg:desc>
                </draw:g>
              </table:table-cell>
              <table:table-cell office:value-type="float" office:value="213">
                <text:p>213</text:p>
              </table:table-cell>
              <table:table-cell office:value-type="float" office:value="202">
                <text:p>202</text:p>
              </table:table-cell>
              <table:table-cell office:value-type="float" office:value="215">
                <text:p>21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Setor de TICs</text:p>
                <draw:g>
                  <svg:desc>'dispendios_ped interno'.I4:'dispendios_ped interno'.I4</svg:desc>
                </draw:g>
              </table:table-cell>
              <table:table-cell office:value-type="float" office:value="517">
                <text:p>517</text:p>
                <draw:g>
                  <svg:desc>'dispendios_ped interno'.J4:'dispendios_ped interno'.N4</svg:desc>
                </draw:g>
              </table:table-cell>
              <table:table-cell office:value-type="float" office:value="1683">
                <text:p>1683</text:p>
              </table:table-cell>
              <table:table-cell office:value-type="float" office:value="630">
                <text:p>630</text:p>
              </table:table-cell>
              <table:table-cell office:value-type="float" office:value="1313">
                <text:p>1313</text:p>
              </table:table-cell>
              <table:table-cell office:value-type="float" office:value="1651">
                <text:p>16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